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500000076AECAB4E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2" svg:font-family="'Times New Roman'" style:font-pitch="variable" style:font-charset="x-symbol"/>
    <style:font-face style:name="Wingdings" svg:font-family="Wingdings" style:font-pitch="variable" style:font-charset="x-symbol"/>
    <style:font-face style:name="Times New Roman1" svg:font-family="'Times New Roman'" style:font-family-generic="roman" style:font-pitch="variable" style:font-charset="x-symbol"/>
    <style:font-face style:name="OpenSymbol" svg:font-family="OpenSymbol"/>
    <style:font-face style:name="Lucida Console" svg:font-family="'Lucida Console'" style:font-adornments="Normál" style:font-family-generic="modern" style:font-pitch="fixed"/>
    <style:font-face style:name="Georgia1" svg:font-family="Georgia" style:font-adornments="Félkövér" style:font-family-generic="roman" style:font-pitch="variable"/>
    <style:font-face style:name="Georgia" svg:font-family="Georgia" style:font-adornments="Normá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áblázat1" style:family="table" style:master-page-name="">
      <style:table-properties style:width="17cm" style:page-number="0" table:align="margins"/>
    </style:style>
    <style:style style:name="Táblázat1.A" style:family="table-column">
      <style:table-column-properties style:column-width="4.972cm" style:rel-column-width="19168*"/>
    </style:style>
    <style:style style:name="Táblázat1.B" style:family="table-column">
      <style:table-column-properties style:column-width="11.335cm" style:rel-column-width="43694*"/>
    </style:style>
    <style:style style:name="Táblázat1.C" style:family="table-column">
      <style:table-column-properties style:column-width="0.693cm" style:rel-column-width="2673*"/>
    </style:style>
    <style:style style:name="Táblázat1.1" style:family="table-row">
      <style:table-row-properties style:keep-together="false" fo:keep-together="always"/>
    </style:style>
    <style:style style:name="Táblázat1.A1" style:family="table-cell">
      <style:table-cell-properties fo:padding="0cm" fo:border="none"/>
    </style:style>
    <style:style style:name="Táblázat1.C1" style:family="table-cell" style:data-style-name="N0">
      <style:table-cell-properties fo:background-color="#e6e6e6" fo:padding="0cm" fo:border="none">
        <style:background-image/>
      </style:table-cell-properties>
    </style:style>
    <style:style style:name="Táblázat1.C4" style:family="table-cell" style:data-style-name="N0">
      <style:table-cell-properties fo:background-color="#ffff00" fo:padding="0cm" fo:border="none">
        <style:background-image/>
      </style:table-cell-properties>
    </style:style>
    <style:style style:name="Táblázat1.C9" style:family="table-cell" style:data-style-name="N0">
      <style:table-cell-properties fo:background-color="#ff6633" fo:padding="0cm" fo:border="none">
        <style:background-image/>
      </style:table-cell-properties>
    </style:style>
    <style:style style:name="Táblázat1.C12" style:family="table-cell" style:data-style-name="N0">
      <style:table-cell-properties fo:background-color="#99ccff" fo:padding="0cm" fo:border="none">
        <style:background-image/>
      </style:table-cell-properties>
    </style:style>
    <style:style style:name="Táblázat1.C21" style:family="table-cell" style:data-style-name="N0">
      <style:table-cell-properties fo:background-color="#33cc66" fo:padding="0cm" fo:border="none">
        <style:background-image/>
      </style:table-cell-properties>
    </style:style>
    <style:style style:name="Táblázat1.C29" style:family="table-cell" style:data-style-name="N0">
      <style:table-cell-properties fo:background-color="#9966cc" fo:padding="0cm" fo:border="none">
        <style:background-image/>
      </style:table-cell-properties>
    </style:style>
    <style:style style:name="Táblázat1.C31" style:family="table-cell" style:data-style-name="N0">
      <style:table-cell-properties fo:background-color="#ff3333" fo:padding="0cm" fo:border="none">
        <style:background-image/>
      </style:table-cell-properties>
    </style:style>
    <style:style style:name="Táblázat1.C32" style:family="table-cell" style:data-style-name="N0">
      <style:table-cell-properties fo:background-color="transparent" fo:padding="0cm" fo:border="none">
        <style:background-image/>
      </style:table-cell-properties>
    </style:style>
    <style:style style:name="P1" style:family="paragraph" style:parent-style-name="Footer">
      <style:paragraph-properties fo:text-align="start" style:justify-single-word="false"/>
    </style:style>
    <style:style style:name="P2" style:family="paragraph" style:parent-style-name="Standard">
      <style:text-properties fo:language="hu" fo:country="HU"/>
    </style:style>
    <style:style style:name="P3" style:family="paragraph" style:parent-style-name="Standard">
      <style:text-properties style:use-window-font-color="true"/>
    </style:style>
    <style:style style:name="P4" style:family="paragraph" style:parent-style-name="Text_20_body">
      <style:text-properties fo:language="hu" fo:country="HU"/>
    </style:style>
    <style:style style:name="P5" style:family="paragraph" style:parent-style-name="Text_20_body">
      <style:paragraph-properties fo:text-align="start" style:justify-single-word="false"/>
      <style:text-properties fo:language="hu" fo:country="HU"/>
    </style:style>
    <style:style style:name="P6" style:family="paragraph" style:parent-style-name="Text_20_body">
      <style:text-properties style:use-window-font-color="true"/>
    </style:style>
    <style:style style:name="P7" style:family="paragraph" style:parent-style-name="Text_20_body">
      <style:text-properties style:use-window-font-color="true" fo:language="hu" fo:country="HU"/>
    </style:style>
    <style:style style:name="P8" style:family="paragraph" style:parent-style-name="Text_20_body">
      <style:paragraph-properties fo:text-align="start" style:justify-single-word="false"/>
      <style:text-properties style:use-window-font-color="true"/>
    </style:style>
    <style:style style:name="P9" style:family="paragraph" style:parent-style-name="Text_20_body">
      <style:text-properties style:use-window-font-color="true" fo:font-style="normal" style:font-style-asian="normal" style:font-style-complex="normal"/>
    </style:style>
    <style:style style:name="P10" style:family="paragraph" style:parent-style-name="Text_20_body">
      <style:text-properties fo:font-size="9pt" style:font-size-asian="9pt" style:font-size-complex="9pt"/>
    </style:style>
    <style:style style:name="P11" style:family="paragraph" style:parent-style-name="Text_20_body">
      <style:text-properties fo:color="#0066cc"/>
    </style:style>
    <style:style style:name="P12" style:family="paragraph" style:parent-style-name="Text_20_body">
      <style:text-properties fo:color="#0066cc" fo:language="hu" fo:country="HU"/>
    </style:style>
    <style:style style:name="P13" style:family="paragraph" style:parent-style-name="Text_20_body">
      <style:paragraph-properties fo:text-align="start" style:justify-single-word="false"/>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fo:color="#0084d1" fo:language="hu" fo:country="HU"/>
    </style:style>
    <style:style style:name="P16" style:family="paragraph" style:parent-style-name="Text_20_body">
      <style:paragraph-properties fo:margin-left="2cm" fo:margin-right="0cm" fo:text-indent="-2cm" style:auto-text-indent="false" fo:background-color="#ffffcc">
        <style:tab-stops>
          <style:tab-stop style:position="-1.482cm"/>
          <style:tab-stop style:position="-1.012cm"/>
        </style:tab-stops>
        <style:background-image/>
      </style:paragraph-properties>
      <style:text-properties fo:language="hu" fo:country="HU"/>
    </style:style>
    <style:style style:name="P17" style:family="paragraph" style:parent-style-name="Text_20_body">
      <style:paragraph-properties fo:margin-left="2cm" fo:margin-right="0cm" fo:margin-top="0cm" fo:margin-bottom="0.101cm" fo:keep-together="always" fo:text-indent="-2cm" style:auto-text-indent="false" fo:background-color="#ffffcc" style:shadow="none" fo:keep-with-next="always">
        <style:tab-stops>
          <style:tab-stop style:position="-1.482cm"/>
          <style:tab-stop style:position="-1.012cm"/>
        </style:tab-stops>
        <style:background-image/>
      </style:paragraph-properties>
      <style:text-properties fo:language="hu" fo:country="HU"/>
    </style:style>
    <style:style style:name="P18" style:family="paragraph" style:parent-style-name="Text_20_body">
      <style:paragraph-properties fo:margin-left="2cm" fo:margin-right="0cm" fo:margin-top="0cm" fo:margin-bottom="0.101cm" fo:keep-together="always" fo:text-indent="-2cm" style:auto-text-indent="false" fo:background-color="#ffffcc" style:shadow="none" fo:keep-with-next="always">
        <style:tab-stops>
          <style:tab-stop style:position="-1.482cm"/>
          <style:tab-stop style:position="-1.012cm"/>
        </style:tab-stops>
        <style:background-image/>
      </style:paragraph-properties>
    </style:style>
    <style:style style:name="P19" style:family="paragraph" style:parent-style-name="Text_20_body">
      <style:paragraph-properties fo:margin-left="1cm" fo:margin-right="0cm" fo:text-indent="-1cm" style:auto-text-indent="false">
        <style:tab-stops/>
      </style:paragraph-properties>
    </style:style>
    <style:style style:name="P20" style:family="paragraph" style:parent-style-name="Text_20_body" style:master-page-name="">
      <style:paragraph-properties fo:margin-left="1cm" fo:margin-right="0cm" fo:text-indent="-1cm" style:auto-text-indent="false" style:page-number="auto">
        <style:tab-stops/>
      </style:paragraph-properties>
    </style:style>
    <style:style style:name="P21" style:family="paragraph" style:parent-style-name="Text_20_body">
      <style:paragraph-properties fo:margin-left="0.995cm" fo:margin-right="0cm" fo:margin-top="0cm" fo:margin-bottom="0.101cm" fo:text-indent="0cm" style:auto-text-indent="false">
        <style:tab-stops>
          <style:tab-stop style:position="4.016cm"/>
          <style:tab-stop style:position="5.987cm"/>
        </style:tab-stops>
      </style:paragraph-properties>
    </style:style>
    <style:style style:name="P22" style:family="paragraph" style:parent-style-name="Text_20_body">
      <style:paragraph-properties fo:margin-left="0.995cm" fo:margin-right="0cm" fo:text-indent="0cm" style:auto-text-indent="false">
        <style:tab-stops>
          <style:tab-stop style:position="4.016cm"/>
          <style:tab-stop style:position="5.987cm"/>
        </style:tab-stops>
      </style:paragraph-properties>
    </style:style>
    <style:style style:name="P23" style:family="paragraph" style:parent-style-name="Text_20_body">
      <style:paragraph-properties fo:margin-left="0.975cm" fo:margin-right="0cm" fo:text-indent="0cm" style:auto-text-indent="false"/>
    </style:style>
    <style:style style:name="P24" style:family="paragraph" style:parent-style-name="Tulajdonság">
      <style:text-properties fo:language="hu" fo:country="HU"/>
    </style:style>
    <style:style style:name="P25" style:family="paragraph" style:parent-style-name="Tulajdonság">
      <style:text-properties style:use-window-font-color="true"/>
    </style:style>
    <style:style style:name="P26" style:family="paragraph" style:parent-style-name="Tulajdonság">
      <style:text-properties style:use-window-font-color="true" fo:language="hu" fo:country="HU"/>
    </style:style>
    <style:style style:name="P27" style:family="paragraph" style:parent-style-name="Tulajdonság">
      <style:paragraph-properties fo:text-align="justify" style:justify-single-word="false"/>
      <style:text-properties style:use-window-font-color="true"/>
    </style:style>
    <style:style style:name="P28" style:family="paragraph" style:parent-style-name="Tulajdonság">
      <style:paragraph-properties>
        <style:tab-stops>
          <style:tab-stop style:position="-2.477cm"/>
        </style:tab-stops>
      </style:paragraph-properties>
    </style:style>
    <style:style style:name="P29" style:family="paragraph" style:parent-style-name="Tulajdonság">
      <style:text-properties fo:color="#0066cc"/>
    </style:style>
    <style:style style:name="P30" style:family="paragraph" style:parent-style-name="Tulajdonság">
      <style:paragraph-properties fo:background-color="#e6e6ff">
        <style:background-image/>
      </style:paragraph-properties>
    </style:style>
    <style:style style:name="P31" style:family="paragraph" style:parent-style-name="Tulajdonság">
      <style:paragraph-properties fo:background-color="#e6e6ff">
        <style:background-image/>
      </style:paragraph-properties>
      <style:text-properties style:use-window-font-color="true"/>
    </style:style>
    <style:style style:name="P32" style:family="paragraph" style:parent-style-name="Tulajdonság">
      <style:paragraph-properties fo:background-color="#e6e6ff">
        <style:background-image/>
      </style:paragraph-properties>
      <style:text-properties style:use-window-font-color="true" fo:language="hu" fo:country="HU"/>
    </style:style>
    <style:style style:name="P33" style:family="paragraph" style:parent-style-name="Tulajdonság">
      <style:paragraph-properties fo:background-color="#e6e6ff">
        <style:background-image/>
      </style:paragraph-properties>
      <style:text-properties fo:font-style="normal" style:font-style-asian="normal" style:font-style-complex="normal"/>
    </style:style>
    <style:style style:name="P34" style:family="paragraph" style:parent-style-name="Tulajdonság">
      <style:paragraph-properties fo:background-color="#e6e6ff">
        <style:background-image/>
      </style:paragraph-properties>
      <style:text-properties fo:color="#0066cc"/>
    </style:style>
    <style:style style:name="P35" style:family="paragraph" style:parent-style-name="Tulajdonság">
      <style:paragraph-properties fo:background-color="#e6e6ff" style:shadow="none" fo:keep-with-next="always">
        <style:background-image/>
      </style:paragraph-properties>
      <style:text-properties style:use-window-font-color="true"/>
    </style:style>
    <style:style style:name="P36" style:family="paragraph" style:parent-style-name="Text_20_body">
      <style:paragraph-properties fo:margin-left="2cm" fo:margin-right="0cm" fo:text-indent="0cm" style:auto-text-indent="false"/>
    </style:style>
    <style:style style:name="P37" style:family="paragraph" style:parent-style-name="Text_20_body">
      <style:paragraph-properties fo:margin-left="2cm" fo:margin-right="0cm" fo:text-indent="0cm" style:auto-text-indent="false"/>
      <style:text-properties fo:language="hu" fo:country="HU"/>
    </style:style>
    <style:style style:name="P38" style:family="paragraph" style:parent-style-name="Text_20_body">
      <style:paragraph-properties fo:margin-left="2cm" fo:margin-right="0cm" fo:text-indent="0cm" style:auto-text-indent="false"/>
      <style:text-properties style:use-window-font-color="true"/>
    </style:style>
    <style:style style:name="P39" style:family="paragraph" style:parent-style-name="Text_20_body">
      <style:paragraph-properties fo:margin-left="2cm" fo:margin-right="0cm" fo:text-indent="0cm" style:auto-text-indent="false"/>
      <style:text-properties style:use-window-font-color="true" fo:language="hu" fo:country="HU"/>
    </style:style>
    <style:style style:name="P40" style:family="paragraph" style:parent-style-name="Kód">
      <style:paragraph-properties fo:margin-left="2cm" fo:margin-right="0cm" fo:text-indent="0cm" style:auto-text-indent="false"/>
      <style:text-properties fo:language="hu" fo:country="HU"/>
    </style:style>
    <style:style style:name="P41" style:family="paragraph" style:parent-style-name="Standard">
      <style:paragraph-properties fo:margin-left="2cm" fo:margin-right="0cm" fo:text-indent="0cm" style:auto-text-indent="false"/>
    </style:style>
    <style:style style:name="P42" style:family="paragraph" style:parent-style-name="Standard">
      <style:paragraph-properties fo:margin-left="2cm" fo:margin-right="0cm" fo:text-indent="0cm" style:auto-text-indent="false"/>
      <style:text-properties fo:font-weight="bold" style:font-weight-asian="bold" style:font-weight-complex="bold"/>
    </style:style>
    <style:style style:name="P43" style:family="paragraph" style:parent-style-name="Standard">
      <style:paragraph-properties fo:margin-left="2cm" fo:margin-right="0cm" fo:text-indent="0cm" style:auto-text-indent="false"/>
      <style:text-properties fo:language="hu" fo:country="HU"/>
    </style:style>
    <style:style style:name="P44" style:family="paragraph" style:parent-style-name="Standard">
      <style:paragraph-properties fo:margin-left="2cm" fo:margin-right="0cm" fo:text-indent="0cm" style:auto-text-indent="false"/>
      <style:text-properties style:use-window-font-color="true"/>
    </style:style>
    <style:style style:name="P45" style:family="paragraph" style:parent-style-name="Standard">
      <style:paragraph-properties fo:margin-left="2cm" fo:margin-right="0cm" fo:text-indent="0cm" style:auto-text-indent="false"/>
      <style:text-properties style:use-window-font-color="true" fo:language="hu" fo:country="HU"/>
    </style:style>
    <style:style style:name="P46" style:family="paragraph" style:parent-style-name="Kód">
      <style:paragraph-properties fo:margin-left="2cm" fo:margin-right="0cm" fo:text-indent="0cm" style:auto-text-indent="false" fo:keep-with-next="always"/>
      <style:text-properties fo:language="hu" fo:country="HU"/>
    </style:style>
    <style:style style:name="P47" style:family="paragraph" style:parent-style-name="Text_20_body">
      <style:paragraph-properties fo:margin-left="2cm" fo:margin-right="0cm" fo:margin-top="0cm" fo:margin-bottom="0.101cm" fo:text-indent="0cm" style:auto-text-indent="false"/>
    </style:style>
    <style:style style:name="P48" style:family="paragraph" style:parent-style-name="Text_20_body">
      <style:paragraph-properties fo:margin-left="2cm" fo:margin-right="0cm" fo:margin-top="0cm" fo:margin-bottom="0.101cm" fo:text-align="start" style:justify-single-word="false" fo:text-indent="0cm" style:auto-text-indent="false">
        <style:tab-stops>
          <style:tab-stop style:position="3.997cm"/>
        </style:tab-stops>
      </style:paragraph-properties>
      <style:text-properties style:use-window-font-color="true" fo:font-size="9pt" fo:language="hu" fo:country="HU" fo:font-style="italic" style:font-size-asian="9pt" style:font-style-asian="italic" style:font-size-complex="9pt" style:font-style-complex="italic"/>
    </style:style>
    <style:style style:name="P49" style:family="paragraph" style:parent-style-name="Tulajdonság">
      <style:paragraph-properties fo:background-color="transparent">
        <style:background-image/>
      </style:paragraph-properties>
    </style:style>
    <style:style style:name="P50" style:family="paragraph" style:parent-style-name="Tulajdonság">
      <style:paragraph-properties fo:background-color="transparent">
        <style:background-image/>
      </style:paragraph-properties>
      <style:text-properties style:use-window-font-color="true"/>
    </style:style>
    <style:style style:name="P51" style:family="paragraph" style:parent-style-name="Text_20_body">
      <style:paragraph-properties fo:margin-left="4.001cm" fo:margin-right="0cm" fo:text-indent="0cm" style:auto-text-indent="false"/>
    </style:style>
    <style:style style:name="P52" style:family="paragraph" style:parent-style-name="Text_20_body">
      <style:paragraph-properties fo:margin-left="4.001cm" fo:margin-right="0cm" fo:text-indent="0cm" style:auto-text-indent="false"/>
      <style:text-properties fo:language="hu" fo:country="HU"/>
    </style:style>
    <style:style style:name="P53" style:family="paragraph" style:parent-style-name="Text_20_body" style:master-page-name="">
      <style:paragraph-properties fo:margin-left="4.001cm" fo:margin-right="0cm" fo:text-indent="0cm" style:auto-text-indent="false" style:page-number="auto" fo:keep-with-next="always"/>
      <style:text-properties fo:language="hu" fo:country="HU"/>
    </style:style>
    <style:style style:name="P54" style:family="paragraph" style:parent-style-name="Text_20_body" style:master-page-name="">
      <style:paragraph-properties fo:keep-together="always" style:page-number="auto" fo:background-color="#ffffcc" fo:keep-with-next="always">
        <style:background-image/>
      </style:paragraph-properties>
      <style:text-properties fo:language="hu" fo:country="HU"/>
    </style:style>
    <style:style style:name="P55" style:family="paragraph" style:parent-style-name="Tulajdonság" style:master-page-name="">
      <style:paragraph-properties style:page-number="auto" fo:background-color="#e6e6ff" fo:keep-with-next="always">
        <style:background-image/>
      </style:paragraph-properties>
      <style:text-properties fo:font-style="italic" style:font-style-asian="italic" style:font-style-complex="italic"/>
    </style:style>
    <style:style style:name="P56" style:family="paragraph" style:parent-style-name="Tulajdonság" style:master-page-name="">
      <style:paragraph-properties style:page-number="auto" fo:background-color="#e6e6ff" style:shadow="none" fo:keep-with-next="always">
        <style:background-image/>
      </style:paragraph-properties>
      <style:text-properties style:use-window-font-color="true"/>
    </style:style>
    <style:style style:name="P57" style:family="paragraph" style:parent-style-name="Text_20_body" style:master-page-name="">
      <style:paragraph-properties style:page-number="auto" fo:keep-with-next="always"/>
      <style:text-properties fo:language="hu" fo:country="HU"/>
    </style:style>
    <style:style style:name="P58" style:family="paragraph" style:parent-style-name="Standard">
      <style:paragraph-properties fo:margin-top="0cm" fo:margin-bottom="0.101cm" fo:text-align="start" style:justify-single-word="false" fo:hyphenation-ladder-count="no-limit" style:shadow="none"/>
      <style:text-properties fo:language="hu" fo:country="HU" fo:font-weight="bold" style:font-weight-asian="bold" style:font-weight-complex="bold" fo:hyphenate="false" fo:hyphenation-remain-char-count="2" fo:hyphenation-push-char-count="2"/>
    </style:style>
    <style:style style:name="P59" style:family="paragraph" style:parent-style-name="Standard">
      <style:paragraph-properties fo:margin-top="0cm" fo:margin-bottom="0.101cm" fo:text-align="start" style:justify-single-word="false" style:shadow="none"/>
    </style:style>
    <style:style style:name="P60" style:family="paragraph" style:parent-style-name="Standard">
      <style:paragraph-properties fo:margin-top="0cm" fo:margin-bottom="0.101cm" fo:text-align="center" style:justify-single-word="false" style:shadow="none"/>
      <style:text-properties fo:font-size="14pt" fo:font-style="italic" fo:font-weight="bold" style:font-size-asian="14pt" style:font-style-asian="italic" style:font-weight-asian="bold" style:font-size-complex="14pt" style:font-style-complex="italic" style:font-weight-complex="bold"/>
    </style:style>
    <style:style style:name="P61" style:family="paragraph" style:parent-style-name="Standard">
      <style:paragraph-properties fo:margin-top="0cm" fo:margin-bottom="0.101cm" fo:text-align="start" style:justify-single-word="false" style:shadow="none"/>
      <style:text-properties fo:font-size="10pt" fo:language="hu" fo:country="HU" style:font-size-asian="10pt" style:font-size-complex="10pt"/>
    </style:style>
    <style:style style:name="P62" style:family="paragraph" style:parent-style-name="Standard">
      <style:paragraph-properties fo:margin-top="0cm" fo:margin-bottom="0.101cm" fo:text-align="start" style:justify-single-word="false" fo:hyphenation-ladder-count="no-limit" style:shadow="none"/>
      <style:text-properties fo:font-size="10pt" fo:language="hu" fo:country="HU" fo:font-weight="bold" style:font-size-asian="10pt" style:font-weight-asian="bold" style:font-size-complex="10pt" style:font-weight-complex="bold" fo:hyphenate="false" fo:hyphenation-remain-char-count="2" fo:hyphenation-push-char-count="2"/>
    </style:style>
    <style:style style:name="P63" style:family="paragraph" style:parent-style-name="Standard">
      <style:paragraph-properties fo:margin-top="0cm" fo:margin-bottom="0.101cm" fo:text-align="start" style:justify-single-word="false" style:shadow="none"/>
      <style:text-properties fo:font-size="10pt" style:font-size-asian="10pt" style:font-size-complex="10pt"/>
    </style:style>
    <style:style style:name="P64" style:family="paragraph" style:parent-style-name="Standard">
      <style:paragraph-properties fo:margin-top="0cm" fo:margin-bottom="0.101cm" fo:text-align="start" style:justify-single-word="false" fo:hyphenation-ladder-count="no-limit" style:shadow="none"/>
      <style:text-properties fo:font-size="10pt" style:font-size-asian="10pt" style:font-size-complex="10pt" fo:hyphenate="false" fo:hyphenation-remain-char-count="2" fo:hyphenation-push-char-count="2"/>
    </style:style>
    <style:style style:name="P65" style:family="paragraph" style:parent-style-name="Standard">
      <style:paragraph-properties fo:margin-top="0cm" fo:margin-bottom="0.101cm" fo:text-align="start" style:justify-single-word="false" fo:hyphenation-ladder-count="no-limit" style:shadow="none"/>
      <style:text-properties fo:font-size="10pt" fo:font-weight="bold" style:font-size-asian="10pt" style:font-weight-asian="bold" style:font-size-complex="10pt" style:font-weight-complex="bold" fo:hyphenate="false" fo:hyphenation-remain-char-count="2" fo:hyphenation-push-char-count="2"/>
    </style:style>
    <style:style style:name="P66" style:family="paragraph" style:parent-style-name="Standard">
      <style:paragraph-properties fo:margin-top="0cm" fo:margin-bottom="0.101cm" fo:text-align="start" style:justify-single-word="false" fo:hyphenation-ladder-count="no-limit" style:shadow="none"/>
      <style:text-properties fo:font-size="10pt" fo:font-style="italic" fo:font-weight="normal" style:font-size-asian="10pt" style:font-style-asian="italic" style:font-weight-asian="normal" style:font-size-complex="10pt" style:font-style-complex="italic" style:font-weight-complex="normal" fo:hyphenate="false" fo:hyphenation-remain-char-count="2" fo:hyphenation-push-char-count="2"/>
    </style:style>
    <style:style style:name="P67" style:family="paragraph" style:parent-style-name="Standard">
      <style:paragraph-properties fo:margin-top="0cm" fo:margin-bottom="0.101cm" fo:text-align="center" style:justify-single-word="false" fo:background-color="transparent"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68" style:family="paragraph" style:parent-style-name="Standard">
      <style:paragraph-properties fo:margin-top="0cm" fo:margin-bottom="0.101cm" fo:text-align="center" style:justify-single-word="false" fo:background-color="#33cc66"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69" style:family="paragraph" style:parent-style-name="Kód">
      <style:text-properties style:use-window-font-color="true" fo:language="hu" fo:country="HU"/>
    </style:style>
    <style:style style:name="P70" style:family="paragraph" style:parent-style-name="Kód">
      <style:paragraph-properties fo:text-align="end" style:justify-single-word="false">
        <style:tab-stops/>
      </style:paragraph-properties>
      <style:text-properties fo:language="hu" fo:country="HU"/>
    </style:style>
    <style:style style:name="P71" style:family="paragraph" style:parent-style-name="Text_20_body">
      <style:paragraph-properties fo:margin-left="6.001cm" fo:margin-right="0cm" fo:margin-top="0cm" fo:margin-bottom="0.101cm" fo:text-indent="-6.001cm" style:auto-text-indent="false" fo:background-color="#ffffcc">
        <style:tab-stops>
          <style:tab-stop style:position="-5.498cm"/>
          <style:tab-stop style:position="-5.009cm"/>
          <style:tab-stop style:position="-3.508cm"/>
        </style:tab-stops>
        <style:background-image/>
      </style:paragraph-properties>
      <style:text-properties fo:font-size="10.5pt" style:font-size-asian="10.5pt" style:font-size-complex="10.5pt"/>
    </style:style>
    <style:style style:name="P72" style:family="paragraph" style:parent-style-name="Text_20_body" style:master-page-name="">
      <style:paragraph-properties fo:margin-left="7.001cm" fo:margin-right="0cm" fo:text-indent="-7.001cm" style:auto-text-indent="false" style:page-number="auto" fo:background-color="transparent" fo:keep-with-next="always">
        <style:tab-stops>
          <style:tab-stop style:position="-6.249cm"/>
        </style:tab-stops>
        <style:background-image/>
      </style:paragraph-properties>
    </style:style>
    <style:style style:name="P73" style:family="paragraph" style:parent-style-name="Text_20_body">
      <style:paragraph-properties fo:margin-left="7.001cm" fo:margin-right="0cm" fo:text-indent="-7.001cm" style:auto-text-indent="false" fo:background-color="transparent">
        <style:tab-stops>
          <style:tab-stop style:position="-6.249cm"/>
        </style:tab-stops>
        <style:background-image/>
      </style:paragraph-properties>
    </style:style>
    <style:style style:name="P74" style:family="paragraph" style:parent-style-name="Text_20_body">
      <style:paragraph-properties fo:margin-left="0cm" fo:margin-right="0cm" fo:text-indent="0cm" style:auto-text-indent="false"/>
      <style:text-properties style:use-window-font-color="true"/>
    </style:style>
    <style:style style:name="P75" style:family="paragraph" style:parent-style-name="Text_20_body">
      <style:paragraph-properties fo:margin-left="0cm" fo:margin-right="0cm" fo:text-indent="0cm" style:auto-text-indent="false"/>
      <style:text-properties fo:language="hu" fo:country="HU"/>
    </style:style>
    <style:style style:name="P76" style:family="paragraph" style:parent-style-name="Text_20_body" style:master-page-name="">
      <style:paragraph-properties fo:margin-left="4.001cm" fo:margin-right="0cm" fo:margin-top="0cm" fo:margin-bottom="0.101cm" fo:text-indent="-4.001cm" style:auto-text-indent="false" style:page-number="auto" fo:padding="0cm" fo:border-left="none" fo:border-right="none" fo:border-top="none" fo:border-bottom="0.002cm solid #808080" style:shadow="none" style:join-border="false">
        <style:tab-stops>
          <style:tab-stop style:position="-3.501cm"/>
          <style:tab-stop style:position="-3cm"/>
          <style:tab-stop style:position="-2.501cm"/>
          <style:tab-stop style:position="-2cm"/>
        </style:tab-stops>
      </style:paragraph-properties>
    </style:style>
    <style:style style:name="P77" style:family="paragraph" style:parent-style-name="Text_20_body">
      <style:paragraph-properties fo:margin-left="4.001cm" fo:margin-right="0cm" fo:margin-top="0cm" fo:margin-bottom="0.101cm" fo:text-indent="-4.001cm" style:auto-text-indent="false" fo:padding="0cm" fo:border-left="none" fo:border-right="none" fo:border-top="none" fo:border-bottom="0.002cm solid #808080" style:shadow="none" style:join-border="false">
        <style:tab-stops>
          <style:tab-stop style:position="-3.501cm"/>
          <style:tab-stop style:position="-3cm"/>
          <style:tab-stop style:position="-2.501cm"/>
          <style:tab-stop style:position="-2cm"/>
        </style:tab-stops>
      </style:paragraph-properties>
    </style:style>
    <style:style style:name="P78" style:family="paragraph" style:parent-style-name="Text_20_body">
      <style:paragraph-properties fo:keep-with-next="always"/>
    </style:style>
    <style:style style:name="P79" style:family="paragraph" style:parent-style-name="Text_20_body">
      <style:paragraph-properties fo:keep-with-next="always"/>
      <style:text-properties style:use-window-font-color="true" fo:language="hu" fo:country="HU"/>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3">
      <style:paragraph-properties>
        <style:tab-stops>
          <style:tab-stop style:position="16.002cm" style:type="right" style:leader-style="dotted" style:leader-text="."/>
        </style:tab-stops>
      </style:paragraph-properties>
    </style:style>
    <style:style style:name="P83" style:family="paragraph" style:parent-style-name="Standard" style:list-style-name="L3"/>
    <style:style style:name="P84" style:family="paragraph" style:parent-style-name="Standard" style:list-style-name="L4"/>
    <style:style style:name="P85" style:family="paragraph" style:parent-style-name="Heading_20_1">
      <style:text-properties style:use-window-font-color="true" fo:language="hu" fo:country="HU"/>
    </style:style>
    <style:style style:name="P86" style:family="paragraph" style:parent-style-name="Heading_20_1">
      <style:text-properties fo:language="hu" fo:country="HU"/>
    </style:style>
    <style:style style:name="P87" style:family="paragraph" style:parent-style-name="Heading_20_1">
      <style:paragraph-properties fo:margin-top="0cm" fo:margin-bottom="0cm"/>
      <style:text-properties fo:language="hu" fo:country="HU"/>
    </style:style>
    <style:style style:name="P88" style:family="paragraph" style:parent-style-name="Heading_20_1" style:master-page-name="">
      <style:paragraph-properties style:page-number="auto" fo:break-before="page"/>
      <style:text-properties fo:language="hu" fo:country="HU"/>
    </style:style>
    <style:style style:name="P89" style:family="paragraph" style:parent-style-name="Heading_20_2">
      <style:text-properties fo:language="hu" fo:country="HU"/>
    </style:style>
    <style:style style:name="P90" style:family="paragraph" style:parent-style-name="Heading_20_2">
      <style:text-properties style:use-window-font-color="true"/>
    </style:style>
    <style:style style:name="P91" style:family="paragraph" style:parent-style-name="Heading_20_2">
      <style:text-properties style:use-window-font-color="true" fo:language="hu" fo:country="HU"/>
    </style:style>
    <style:style style:name="P92" style:family="paragraph" style:parent-style-name="Heading_20_2" style:master-page-name="">
      <style:paragraph-properties style:page-number="auto" fo:break-before="auto" fo:break-after="auto"/>
      <style:text-properties style:use-window-font-color="true"/>
    </style:style>
    <style:style style:name="P93" style:family="paragraph" style:parent-style-name="Heading_20_2" style:master-page-name="">
      <style:paragraph-properties style:page-number="auto" fo:break-before="page"/>
    </style:style>
    <style:style style:name="P94" style:family="paragraph" style:parent-style-name="Heading_20_2" style:master-page-name="">
      <style:paragraph-properties style:page-number="auto" fo:break-before="page"/>
      <style:text-properties style:use-window-font-color="true" fo:language="hu" fo:country="HU"/>
    </style:style>
    <style:style style:name="P95" style:family="paragraph" style:parent-style-name="Heading_20_2" style:master-page-name="">
      <style:paragraph-properties style:page-number="auto" fo:break-before="page"/>
      <style:text-properties fo:language="hu" fo:country="HU"/>
    </style:style>
    <style:style style:name="P96" style:family="paragraph" style:parent-style-name="Heading_20_3">
      <style:paragraph-properties>
        <style:tab-stops>
          <style:tab-stop style:position="14.843cm"/>
        </style:tab-stops>
      </style:paragraph-properties>
    </style:style>
    <style:style style:name="P97" style:family="paragraph" style:parent-style-name="Heading_20_3">
      <style:text-properties style:use-window-font-color="true"/>
    </style:style>
    <style:style style:name="P98" style:family="paragraph" style:parent-style-name="Heading_20_3">
      <style:text-properties style:use-window-font-color="true" fo:language="hu" fo:country="HU"/>
    </style:style>
    <style:style style:name="P99" style:family="paragraph" style:parent-style-name="Heading_20_3">
      <style:text-properties fo:language="hu" fo:country="HU"/>
    </style:style>
    <style:style style:name="P100" style:family="paragraph" style:parent-style-name="Heading_20_3">
      <style:text-properties fo:color="#0066cc"/>
    </style:style>
    <style:style style:name="P101" style:family="paragraph" style:parent-style-name="Heading_20_3">
      <style:text-properties fo:color="#0066cc" fo:language="hu" fo:country="HU"/>
    </style:style>
    <style:style style:name="P102" style:family="paragraph" style:parent-style-name="Heading_20_3" style:master-page-name="">
      <style:paragraph-properties style:page-number="auto" fo:break-before="page"/>
    </style:style>
    <style:style style:name="P103" style:family="paragraph" style:parent-style-name="Heading_20_3" style:master-page-name="">
      <style:paragraph-properties style:page-number="auto" fo:break-before="page"/>
      <style:text-properties style:use-window-font-color="true" fo:language="hu" fo:country="HU"/>
    </style:style>
    <style:style style:name="P104" style:family="paragraph" style:parent-style-name="Heading_20_3" style:master-page-name="">
      <style:paragraph-properties style:page-number="auto" fo:keep-with-next="always"/>
      <style:text-properties style:use-window-font-color="true"/>
    </style:style>
    <style:style style:name="P105" style:family="paragraph" style:parent-style-name="Heading_20_4">
      <style:text-properties style:use-window-font-color="true"/>
    </style:style>
    <style:style style:name="P106" style:family="paragraph" style:parent-style-name="Heading_20_4">
      <style:paragraph-properties fo:margin-left="2cm" fo:margin-right="0cm" fo:text-indent="0cm" style:auto-text-indent="false"/>
    </style:style>
    <style:style style:name="P107" style:family="paragraph" style:parent-style-name="Text_20_body" style:list-style-name="L1"/>
    <style:style style:name="P108" style:family="paragraph" style:parent-style-name="Text_20_body" style:list-style-name="L1">
      <style:text-properties fo:language="hu" fo:country="HU"/>
    </style:style>
    <style:style style:name="P109" style:family="paragraph" style:parent-style-name="Text_20_body" style:list-style-name="L6">
      <style:text-properties fo:language="hu" fo:country="HU"/>
    </style:style>
    <style:style style:name="P110" style:family="paragraph" style:parent-style-name="Text_20_body" style:list-style-name="L2"/>
    <style:style style:name="P111" style:family="paragraph" style:parent-style-name="Text_20_body" style:list-style-name="L5">
      <style:paragraph-properties>
        <style:tab-stops/>
      </style:paragraph-properties>
    </style:style>
    <style:style style:name="P112" style:family="paragraph" style:parent-style-name="Text_20_body" style:list-style-name="L7"/>
    <style:style style:name="P113" style:family="paragraph" style:parent-style-name="Text_20_body" style:list-style-name="L8"/>
    <style:style style:name="P114" style:family="paragraph" style:parent-style-name="Text_20_body" style:list-style-name="L8">
      <style:text-properties style:use-window-font-color="true" fo:language="hu" fo:country="HU"/>
    </style:style>
    <style:style style:name="P115" style:family="paragraph" style:parent-style-name="Text_20_body" style:list-style-name="L9">
      <style:text-properties style:use-window-font-color="true"/>
    </style:style>
    <style:style style:name="P116" style:family="paragraph" style:parent-style-name="Text_20_body" style:list-style-name="L5" style:master-page-name="">
      <style:paragraph-properties style:page-number="auto" fo:keep-with-next="auto">
        <style:tab-stops/>
      </style:paragraph-properties>
      <style:text-properties fo:language="hu" fo:country="HU"/>
    </style:style>
    <style:style style:name="P117" style:family="paragraph" style:parent-style-name="Text_20_body" style:list-style-name="L5">
      <style:paragraph-properties fo:keep-with-next="auto">
        <style:tab-stops/>
      </style:paragraph-properties>
      <style:text-properties fo:language="hu" fo:country="HU"/>
    </style:style>
    <style:style style:name="P118" style:family="paragraph" style:parent-style-name="Text_20_body" style:list-style-name="L5">
      <style:paragraph-properties fo:keep-with-next="auto">
        <style:tab-stops/>
      </style:paragraph-properties>
    </style:style>
    <style:style style:name="P119" style:family="paragraph" style:parent-style-name="Text_20_body" style:list-style-name="L9">
      <style:paragraph-properties fo:margin-left="2cm" fo:margin-right="0cm" fo:text-indent="-0.635cm" style:auto-text-indent="false"/>
      <style:text-properties style:use-window-font-color="true"/>
    </style:style>
    <style:style style:name="P120" style:family="paragraph">
      <style:paragraph-properties fo:text-align="center"/>
    </style:style>
    <style:style style:name="P121" style:family="paragraph">
      <style:paragraph-properties fo:text-align="center"/>
      <style:text-properties fo:font-size="12pt" fo:font-style="normal" style:font-size-asian="12pt" style:font-style-asian="normal" style:font-size-complex="12pt" style:font-style-complex="normal"/>
    </style:style>
    <style:style style:name="P122" style:family="paragraph">
      <style:paragraph-properties fo:text-align="center"/>
      <style:text-properties fo:font-size="10pt" style:font-size-asian="10pt" style:font-size-complex="10pt"/>
    </style:style>
    <style:style style:name="P1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4" style:family="paragraph">
      <style:paragraph-properties fo:line-height="150%" fo:text-align="start"/>
    </style:style>
    <style:style style:name="P125" style:family="paragraph">
      <style:paragraph-properties fo:line-height="150%" fo:text-align="start"/>
      <style:text-properties fo:font-size="10pt" style:text-underline-style="solid" style:text-underline-width="auto" style:text-underline-color="font-color" style:font-size-asian="10pt" style:font-size-complex="10pt"/>
    </style:style>
    <style:style style:name="P126" style:family="paragraph">
      <style:paragraph-properties fo:text-align="center"/>
      <style:text-properties fo:font-size="10pt" style:text-underline-style="solid" style:text-underline-width="auto" style:text-underline-color="font-color" style:font-size-asian="10pt" style:font-size-complex="10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language="hu" fo:country="HU"/>
    </style:style>
    <style:style style:name="T5" style:family="text">
      <style:text-properties fo:language="hu" fo:country="HU" fo:font-weight="bold" style:font-weight-asian="bold" style:font-weight-complex="bold"/>
    </style:style>
    <style:style style:name="T6" style:family="text">
      <style:text-properties fo:language="hu" fo:country="HU" fo:font-style="italic" style:font-style-asian="italic" style:font-style-complex="italic"/>
    </style:style>
    <style:style style:name="T7" style:family="text">
      <style:text-properties fo:language="hu" fo:country="HU" fo:font-style="italic" fo:font-weight="normal" style:font-style-asian="italic" style:font-weight-asian="normal" style:font-style-complex="italic" style:font-weight-complex="normal"/>
    </style:style>
    <style:style style:name="T8" style:family="text">
      <style:text-properties fo:language="hu" fo:country="HU" fo:font-style="italic" fo:font-weight="bold" style:font-style-asian="italic" style:font-weight-asian="bold" style:font-style-complex="italic" style:font-weight-complex="bold"/>
    </style:style>
    <style:style style:name="T9" style:family="text">
      <style:text-properties fo:language="hu" fo:country="HU" fo:font-weight="normal" style:font-weight-asian="normal" style:font-weight-complex="normal"/>
    </style:style>
    <style:style style:name="T10" style:family="text">
      <style:text-properties fo:language="hu" fo:country="HU" fo:font-style="normal" style:font-style-asian="normal" style:font-style-complex="normal"/>
    </style:style>
    <style:style style:name="T11" style:family="text">
      <style:text-properties fo:language="hu" fo:country="HU" fo:font-style="normal" fo:font-weight="bold" style:font-style-asian="normal" style:font-weight-asian="bold" style:font-style-complex="normal" style:font-weight-complex="bold"/>
    </style:style>
    <style:style style:name="T12" style:family="text">
      <style:text-properties style:use-window-font-color="true"/>
    </style:style>
    <style:style style:name="T13" style:family="text">
      <style:text-properties style:use-window-font-color="true" fo:language="hu" fo:country="HU"/>
    </style:style>
    <style:style style:name="T14" style:family="text">
      <style:text-properties style:use-window-font-color="true" fo:language="hu" fo:country="HU" fo:font-style="italic" style:font-style-asian="italic" style:font-style-complex="italic"/>
    </style:style>
    <style:style style:name="T15" style:family="text">
      <style:text-properties style:use-window-font-color="true" fo:language="hu" fo:country="HU" fo:font-weight="bold" style:font-weight-asian="bold" style:font-weight-complex="bold"/>
    </style:style>
    <style:style style:name="T16" style:family="text">
      <style:text-properties style:use-window-font-color="true" fo:language="hu" fo:country="HU" fo:font-style="normal" fo:font-weight="bold" style:font-style-asian="normal" style:font-weight-asian="bold" style:font-style-complex="normal" style:font-weight-complex="bold"/>
    </style:style>
    <style:style style:name="T17" style:family="text">
      <style:text-properties style:use-window-font-color="true" fo:font-weight="bold" style:font-weight-asian="bold" style:font-weight-complex="bold"/>
    </style:style>
    <style:style style:name="T18" style:family="text">
      <style:text-properties style:use-window-font-color="true"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style:text-underline-style="none"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font-size="10pt" style:font-size-asian="10pt" style:font-size-complex="10pt"/>
    </style:style>
    <style:style style:name="T25" style:family="text">
      <style:text-properties fo:font-size="10pt" fo:language="hu" fo:country="HU" style:font-size-asian="10pt" style:font-size-complex="10pt"/>
    </style:style>
    <style:style style:name="T26" style:family="text">
      <style:text-properties fo:font-size="10pt" fo:language="hu" fo:country="HU" fo:font-style="italic" style:font-size-asian="10pt" style:font-style-asian="italic" style:font-size-complex="10pt" style:font-style-complex="italic"/>
    </style:style>
    <style:style style:name="T27" style:family="text">
      <style:text-properties fo:font-size="12pt" fo:font-style="normal" style:font-size-asian="12pt" style:font-style-asian="normal" style:font-size-complex="12pt" style:font-style-complex="normal"/>
    </style:style>
    <style:style style:name="T28" style:family="text">
      <style:text-properties fo:font-size="10pt" style:text-underline-style="solid" style:text-underline-width="auto" style:text-underline-color="font-color" style:font-size-asian="10pt" style:font-size-complex="10pt"/>
    </style:style>
    <style:style style:name="T29" style:family="text">
      <style:text-properties fo:color="#000000" style:text-outline="false" style:text-line-through-style="none" style:text-position="0% 100%" style:font-name="Times New Roman" fo:font-size="10pt" fo:letter-spacing="normal" fo:language="hu" fo:country="HU" fo:font-style="normal" fo:text-shadow="none" style:text-underline-style="none" fo:font-weight="normal" style:text-underline-mode="continuous" style:text-overline-mode="continuous" style:text-line-through-mode="continuous" style:letter-kerning="false" style:font-name-asian="Lucida Sans Unicode" style:font-size-asian="10pt" style:language-asian="en" style:country-asian="US" style:font-style-asian="normal" style:font-weight-asian="normal" style:font-name-complex="Tahoma"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30" style:family="text">
      <style:text-properties fo:color="#000000" style:text-outline="false" style:text-line-through-style="none" style:text-position="0% 100%" style:font-name="Times New Roman" fo:font-size="10pt" fo:letter-spacing="normal" fo:language="hu" fo:country="HU" fo:font-style="normal" fo:text-shadow="none" style:text-underline-style="solid" style:text-underline-width="auto" style:text-underline-color="font-color" fo:font-weight="normal" style:text-underline-mode="continuous" style:text-overline-mode="continuous" style:text-line-through-mode="continuous" style:letter-kerning="false" style:font-name-asian="Lucida Sans Unicode" style:font-size-asian="10pt" style:language-asian="en" style:country-asian="US" style:font-style-asian="normal" style:font-weight-asian="normal" style:font-name-complex="Tahoma"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31" style:family="text">
      <style:text-properties fo:font-size="10pt" style:text-underline-style="none" style:font-size-asian="10pt" style:font-size-complex="10pt"/>
    </style:style>
    <style:style style:name="T32" style:family="text">
      <style:text-properties style:font-name="Wingdings" fo:font-size="10pt" style:text-underline-style="none" style:font-size-asian="10pt" style:font-size-complex="10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25cm">
          <style:column style:rel-width="32767*" fo:start-indent="0cm" fo:end-indent="0.125cm"/>
          <style:column style:rel-width="32768*" fo:start-indent="0.12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cc99" draw:textarea-horizontal-align="left" draw:textarea-vertical-align="bottom" fo:padding-top="0.101cm" fo:padding-bottom="0.101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99" draw:textarea-horizontal-align="left" draw:textarea-vertical-align="top" fo:padding-top="0.101cm" fo:padding-bottom="0.101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right" draw:textarea-vertical-align="top" fo:padding-top="0.101cm" fo:padding-bottom="0.101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svg:stroke-width="0.049cm" draw:fill="solid" draw:fill-color="#ffffff" draw:textarea-horizontal-align="center" draw:textarea-vertical-align="middle" fo:padding-top="0.025cm" fo:padding-bottom="0.025cm" fo:padding-left="0.025cm" fo:padding-right="0.025cm" style:run-through="foreground"/>
    </style:style>
    <style:style style:name="gr6" style:family="graphic">
      <style:graphic-properties svg:stroke-width="0.101cm" draw:textarea-horizontal-align="center" draw:textarea-vertical-align="middle" fo:padding-top="0.049cm" fo:padding-bottom="0.049cm" fo:padding-left="0.049cm" fo:padding-right="0.049cm" style:run-through="foreground"/>
    </style:style>
    <style:style style:name="gr7" style:family="graphic">
      <style:graphic-properties fo:margin-left="0.101cm" fo:margin-right="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8" style:family="graphic">
      <style:graphic-properties draw:textarea-horizontal-align="left" draw:textarea-vertical-align="top" fo:padding-top="0.101cm" fo:padding-bottom="0.101cm" fo:padding-left="0.101cm" fo:padding-right="0.101cm" style:run-through="foreground"/>
    </style:style>
    <style:style style:name="gr9" style:family="graphic">
      <style:graphic-properties draw:fill="solid" draw:fill-color="#ffffff" draw:textarea-horizontal-align="center" draw:textarea-vertical-align="middle" style:run-through="foreground"/>
    </style:style>
    <style:style style:name="gr10" style:family="graphic">
      <style:graphic-properties draw:textarea-horizontal-align="left" draw:textarea-vertical-align="top" fo:padding-top="0.101cm" fo:padding-bottom="0.101cm" fo:padding-left="0.101cm" fo:padding-right="0.101cm" style:run-through="foreground"/>
    </style:style>
    <style:style style:name="gr11" style:family="graphic">
      <style:graphic-properties draw:textarea-horizontal-align="center" draw:textarea-vertical-align="middle" fo:padding-top="0.101cm" fo:padding-bottom="0.101cm" fo:padding-left="0.101cm" fo:padding-right="0.101cm" style:run-through="foreground"/>
    </style:style>
    <style:style style:name="gr12" style:family="graphic">
      <style:graphic-properties draw:fill="solid" draw:fill-color="#808080" draw:textarea-vertical-align="middle" draw:auto-grow-height="false" fo:min-height="1.321cm" fo:min-width="0.88cm" style:run-through="foreground"/>
    </style:style>
    <style:style style:name="gr13" style:family="graphic">
      <style:graphic-properties draw:textarea-horizontal-align="left" draw:textarea-vertical-align="middle" fo:padding-top="0.101cm" fo:padding-bottom="0.101cm" fo:padding-left="0.101cm" fo:padding-right="0.101cm" style:run-through="foreground"/>
    </style:style>
    <style:style style:name="gr14" style:family="graphic">
      <style:graphic-properties svg:stroke-color="#80808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solid" draw:fill-color="#ffffff" draw:textarea-horizontal-align="left" draw:textarea-vertical-align="bottom" fo:padding-top="0.101cm" fo:padding-bottom="0.101cm" fo:padding-left="0.101cm" fo:padding-right="0.101cm" style:run-through="foreground"/>
    </style:style>
    <style:style style:name="gr16" style:family="graphic">
      <style:graphic-properties draw:fill="solid" draw:fill-color="#c0c0c0" draw:textarea-horizontal-align="justify" draw:textarea-vertical-align="middle" draw:auto-grow-height="false" style:run-through="foreground"/>
    </style:style>
    <style:style style:name="gr17" style:family="graphic">
      <style:graphic-properties draw:textarea-horizontal-align="left" draw:textarea-vertical-align="top" fo:padding-top="0.101cm" fo:padding-bottom="0.101cm" fo:padding-left="0.101cm" fo:padding-right="0.101cm" fo:margin-left="0.101cm" fo:margin-right="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rtalomjegyzék1">
        <text:table-of-content-source text:outline-level="3">
          <text:index-title-template text:style-name="Contents_20_Heading">Tartalomjegyzék</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2" text:name="Tartalomjegyzék1_Head">
            <text:p text:style-name="Contents_20_Heading">Tartalomjegyzék</text:p>
          </text:index-title>
          <text:p text:style-name="P80"><text:a xlink:type="simple" xlink:href="#__RefHeading__8538_348082181" text:style-name="Internet_20_link" text:visited-style-name="Internet_20_link">Működési vázlat<text:tab/>4</text:a></text:p>
          <text:p text:style-name="P80"><text:a xlink:type="simple" xlink:href="#__RefHeading__8540_348082181" text:style-name="Internet_20_link" text:visited-style-name="Internet_20_link">Az alapcsomag<text:tab/>5</text:a></text:p>
          <text:p text:style-name="P81"><text:a xlink:type="simple" xlink:href="#__RefHeading__9526_153989878" text:style-name="Internet_20_link" text:visited-style-name="Internet_20_link">A mappák struktúrája<text:tab/>5</text:a></text:p>
          <text:p text:style-name="P81"><text:a xlink:type="simple" xlink:href="#__RefHeading__8542_348082181" text:style-name="Internet_20_link" text:visited-style-name="Internet_20_link">Az alapcsomag adatbázis táblái<text:tab/>6</text:a></text:p>
          <text:p text:style-name="P82"><text:a xlink:type="simple" xlink:href="#__RefHeading__8544_348082181" text:style-name="Internet_20_link" text:visited-style-name="Internet_20_link">Általános tábla tervezési elvek<text:tab/>6</text:a></text:p>
          <text:p text:style-name="P82"><text:a xlink:type="simple" xlink:href="#__RefHeading__8546_348082181" text:style-name="Internet_20_link" text:visited-style-name="Internet_20_link">A nyelvi konstansok táblája (lang)<text:tab/>7</text:a></text:p>
          <text:p text:style-name="P82"><text:a xlink:type="simple" xlink:href="#__RefHeading__8548_348082181" text:style-name="Internet_20_link" text:visited-style-name="Internet_20_link">A rendszerbeállítások táblája (param)<text:tab/>7</text:a></text:p>
          <text:p text:style-name="P82"><text:a xlink:type="simple" xlink:href="#__RefHeading__8550_348082181" text:style-name="Internet_20_link" text:visited-style-name="Internet_20_link">A sablonok táblája (theme)<text:tab/>7</text:a></text:p>
          <text:p text:style-name="P82"><text:a xlink:type="simple" xlink:href="#__RefHeading__8552_348082181" text:style-name="Internet_20_link" text:visited-style-name="Internet_20_link">A felhasználók táblája (user)<text:tab/>7</text:a></text:p>
          <text:p text:style-name="P82"><text:a xlink:type="simple" xlink:href="#__RefHeading__8554_348082181" text:style-name="Internet_20_link" text:visited-style-name="Internet_20_link">A felhasználói csoportok táblája (user_group)<text:tab/>8</text:a></text:p>
          <text:p text:style-name="P82"><text:a xlink:type="simple" xlink:href="#__RefHeading__8556_348082181" text:style-name="Internet_20_link" text:visited-style-name="Internet_20_link">A felhasználói jogok táblája (user_right)<text:tab/>8</text:a></text:p>
          <text:p text:style-name="P82"><text:a xlink:type="simple" xlink:href="#__RefHeading__8558_348082181" text:style-name="Internet_20_link" text:visited-style-name="Internet_20_link">Az oldalak táblája (page)<text:tab/>8</text:a></text:p>
          <text:p text:style-name="P82"><text:a xlink:type="simple" xlink:href="#__RefHeading__8560_348082181" text:style-name="Internet_20_link" text:visited-style-name="Internet_20_link">A bővítmények táblája (plugin)<text:tab/>9</text:a></text:p>
          <text:p text:style-name="P81"><text:a xlink:type="simple" xlink:href="#__RefHeading__8562_348082181" text:style-name="Internet_20_link" text:visited-style-name="Internet_20_link">A Core osztály<text:tab/>10</text:a></text:p>
          <text:p text:style-name="P82"><text:a xlink:type="simple" xlink:href="#__RefHeading__8564_348082181" text:style-name="Internet_20_link" text:visited-style-name="Internet_20_link">Statikus tulajdonságok<text:tab/>10</text:a></text:p>
          <text:p text:style-name="P82"><text:a xlink:type="simple" xlink:href="#__RefHeading__8566_348082181" text:style-name="Internet_20_link" text:visited-style-name="Internet_20_link">Tulajdonságok<text:tab/>11</text:a></text:p>
          <text:p text:style-name="P82"><text:a xlink:type="simple" xlink:href="#__RefHeading__8568_348082181" text:style-name="Internet_20_link" text:visited-style-name="Internet_20_link">Számolt tulajdonságok<text:tab/>11</text:a></text:p>
          <text:p text:style-name="P82"><text:a xlink:type="simple" xlink:href="#__RefHeading__8570_348082181" text:style-name="Internet_20_link" text:visited-style-name="Internet_20_link">konstruktor($variables)<text:tab/>11</text:a></text:p>
          <text:p text:style-name="P82"><text:a xlink:type="simple" xlink:href="#__RefHeading__8572_348082181" text:style-name="Internet_20_link" text:visited-style-name="Internet_20_link">init()<text:tab/>12</text:a></text:p>
          <text:p text:style-name="P82"><text:a xlink:type="simple" xlink:href="#__RefHeading__8602_348082181" text:style-name="Internet_20_link" text:visited-style-name="Internet_20_link">create_message($description, $class, $id)<text:tab/>12</text:a></text:p>
          <text:p text:style-name="P82"><text:a xlink:type="simple" xlink:href="#__RefHeading__8584_348082181" text:style-name="Internet_20_link" text:visited-style-name="Internet_20_link">email_to($message, $from, $from_name, $to, $to_name, $subject, $to_user)<text:tab/>12</text:a></text:p>
          <text:p text:style-name="P82"><text:a xlink:type="simple" xlink:href="#__RefHeading__8610_348082181" text:style-name="Internet_20_link" text:visited-style-name="Internet_20_link">format_price($price, $currency)<text:tab/>12</text:a></text:p>
          <text:p text:style-name="P82"><text:a xlink:type="simple" xlink:href="#__RefHeading__8612_348082181" text:style-name="Internet_20_link" text:visited-style-name="Internet_20_link">debug($data, $text)<text:tab/>12</text:a></text:p>
          <text:p text:style-name="P82"><text:a xlink:type="simple" xlink:href="#__RefHeading__8592_348082181" text:style-name="Internet_20_link" text:visited-style-name="Internet_20_link">generate()<text:tab/>13</text:a></text:p>
          <text:p text:style-name="P82"><text:a xlink:type="simple" xlink:href="#__RefHeading__8588_348082181" text:style-name="Internet_20_link" text:visited-style-name="Internet_20_link">get_variant($variable_name)<text:tab/>13</text:a></text:p>
          <text:p text:style-name="P82"><text:a xlink:type="simple" xlink:href="#__RefHeading__8598_348082181" text:style-name="Internet_20_link" text:visited-style-name="Internet_20_link">have_property($name)<text:tab/>13</text:a></text:p>
          <text:p text:style-name="P82"><text:a xlink:type="simple" xlink:href="#__RefHeading__8590_348082181" text:style-name="Internet_20_link" text:visited-style-name="Internet_20_link">include_moduls()<text:tab/>13</text:a></text:p>
          <text:p text:style-name="P82"><text:a xlink:type="simple" xlink:href="#__RefHeading__8574_348082181" text:style-name="Internet_20_link" text:visited-style-name="Internet_20_link">load_template($filename)<text:tab/>13</text:a></text:p>
          <text:p text:style-name="P82"><text:a xlink:type="simple" xlink:href="#__RefHeading__8586_348082181" text:style-name="Internet_20_link" text:visited-style-name="Internet_20_link">log($method, $time_before)<text:tab/>15</text:a></text:p>
          <text:p text:style-name="P82"><text:a xlink:type="simple" xlink:href="#__RefHeading__8594_348082181" text:style-name="Internet_20_link" text:visited-style-name="Internet_20_link">set_content()<text:tab/>15</text:a></text:p>
          <text:p text:style-name="P82"><text:a xlink:type="simple" xlink:href="#__RefHeading__8580_348082181" text:style-name="Internet_20_link" text:visited-style-name="Internet_20_link">set_disabled($condition)<text:tab/>15</text:a></text:p>
          <text:p text:style-name="P82"><text:a xlink:type="simple" xlink:href="#__RefHeading__8582_348082181" text:style-name="Internet_20_link" text:visited-style-name="Internet_20_link">set_selected($condition)<text:tab/>16</text:a></text:p>
          <text:p text:style-name="P82"><text:a xlink:type="simple" xlink:href="#__RefHeading__8596_348082181" text:style-name="Internet_20_link" text:visited-style-name="Internet_20_link">show()<text:tab/>16</text:a></text:p>
          <text:p text:style-name="P82"><text:a xlink:type="simple" xlink:href="#__RefHeading__8608_348082181" text:style-name="Internet_20_link" text:visited-style-name="Internet_20_link">Core::date_to_unix($date)<text:tab/>16</text:a></text:p>
          <text:p text:style-name="P82"><text:a xlink:type="simple" xlink:href="#__RefHeading__8576_348082181" text:style-name="Internet_20_link" text:visited-style-name="Internet_20_link">Core::decode_html($text)<text:tab/>16</text:a></text:p>
          <text:p text:style-name="P82"><text:a xlink:type="simple" xlink:href="#__RefHeading__8600_348082181" text:style-name="Internet_20_link" text:visited-style-name="Internet_20_link">Core::error_handler($severity, $msg, $filename, $linenum)<text:tab/>16</text:a></text:p>
          <text:p text:style-name="P82"><text:a xlink:type="simple" xlink:href="#__RefHeading__8578_348082181" text:style-name="Internet_20_link" text:visited-style-name="Internet_20_link">Core::unaccuate($text)<text:tab/>17</text:a></text:p>
          <text:p text:style-name="P82"><text:a xlink:type="simple" xlink:href="#__RefHeading__8604_348082181" text:style-name="Internet_20_link" text:visited-style-name="Internet_20_link">Core::unix_to_date($date)<text:tab/>17</text:a></text:p>
          <text:p text:style-name="P82"><text:a xlink:type="simple" xlink:href="#__RefHeading__8606_348082181" text:style-name="Internet_20_link" text:visited-style-name="Internet_20_link">Core::unix_to_datetime()<text:tab/>17</text:a></text:p>
          <text:p text:style-name="P81"><text:a xlink:type="simple" xlink:href="#__RefHeading__8614_348082181" text:style-name="Internet_20_link" text:visited-style-name="Internet_20_link">A Site osztály<text:tab/>17</text:a></text:p>
          <text:p text:style-name="P82"><text:a xlink:type="simple" xlink:href="#__RefHeading__8616_348082181" text:style-name="Internet_20_link" text:visited-style-name="Internet_20_link">konstruktor()<text:tab/>17</text:a></text:p>
          <text:p text:style-name="P82"><text:a xlink:type="simple" xlink:href="#__RefHeading__8618_348082181" text:style-name="Internet_20_link" text:visited-style-name="Internet_20_link">init()<text:tab/>18</text:a></text:p>
          <text:p text:style-name="P82"><text:a xlink:type="simple" xlink:href="#__RefHeading__8634_348082181" text:style-name="Internet_20_link" text:visited-style-name="Internet_20_link">include_moduls()<text:tab/>18</text:a></text:p>
          <text:p text:style-name="P82"><text:a xlink:type="simple" xlink:href="#__RefHeading__8626_348082181" text:style-name="Internet_20_link" text:visited-style-name="Internet_20_link">load_languages()<text:tab/>18</text:a></text:p>
          <text:p text:style-name="P82"><text:a xlink:type="simple" xlink:href="#__RefHeading__8630_348082181" text:style-name="Internet_20_link" text:visited-style-name="Internet_20_link">load_mains()<text:tab/>19</text:a></text:p>
          <text:p text:style-name="P82"><text:a xlink:type="simple" xlink:href="#__RefHeading__8624_348082181" text:style-name="Internet_20_link" text:visited-style-name="Internet_20_link">load_params()<text:tab/>19</text:a></text:p>
          <text:p text:style-name="P82"><text:a xlink:type="simple" xlink:href="#__RefHeading__8620_348082181" text:style-name="Internet_20_link" text:visited-style-name="Internet_20_link">load_plugins()<text:tab/>19</text:a></text:p>
          <text:p text:style-name="P82"><text:a xlink:type="simple" xlink:href="#__RefHeading__8628_348082181" text:style-name="Internet_20_link" text:visited-style-name="Internet_20_link">load_theme()<text:tab/>19</text:a></text:p>
          <text:p text:style-name="P82"><text:a xlink:type="simple" xlink:href="#__RefHeading__8622_348082181" text:style-name="Internet_20_link" text:visited-style-name="Internet_20_link">load_variants()<text:tab/>20</text:a></text:p>
          <text:p text:style-name="P82"><text:a xlink:type="simple" xlink:href="#__RefHeading__8632_348082181" text:style-name="Internet_20_link" text:visited-style-name="Internet_20_link">load_user()<text:tab/>20</text:a></text:p>
          <text:p text:style-name="P81"><text:a xlink:type="simple" xlink:href="#__RefHeading__8636_348082181" text:style-name="Internet_20_link" text:visited-style-name="Internet_20_link">A Theme osztály<text:tab/>20</text:a></text:p>
          <text:p text:style-name="P82"><text:a xlink:type="simple" xlink:href="#__RefHeading__8638_348082181" text:style-name="Internet_20_link" text:visited-style-name="Internet_20_link">konstruktor($theme_id)<text:tab/>20</text:a></text:p>
          <text:p text:style-name="P81"><text:a xlink:type="simple" xlink:href="#__RefHeading__8640_348082181" text:style-name="Internet_20_link" text:visited-style-name="Internet_20_link">A User osztály<text:tab/>20</text:a></text:p>
          <text:p text:style-name="P82"><text:a xlink:type="simple" xlink:href="#__RefHeading__8642_348082181" text:style-name="Internet_20_link" text:visited-style-name="Internet_20_link">konstruktor($username, $password)<text:tab/>20</text:a></text:p>
          <text:p text:style-name="P82"><text:a xlink:type="simple" xlink:href="#__RefHeading__8644_348082181" text:style-name="Internet_20_link" text:visited-style-name="Internet_20_link">read($user_id)<text:tab/>21</text:a></text:p>
          <text:p text:style-name="P82"><text:a xlink:type="simple" xlink:href="#__RefHeading__8646_348082181" text:style-name="Internet_20_link" text:visited-style-name="Internet_20_link">init()<text:tab/>21</text:a></text:p>
          <text:p text:style-name="P82"><text:a xlink:type="simple" xlink:href="#__RefHeading__9578_837608558" text:style-name="Internet_20_link" text:visited-style-name="Internet_20_link">delete_cookie()<text:tab/>21</text:a></text:p>
          <text:p text:style-name="P82"><text:a xlink:type="simple" xlink:href="#__RefHeading__9580_837608558" text:style-name="Internet_20_link" text:visited-style-name="Internet_20_link">generate_random_password()<text:tab/>21</text:a></text:p>
          <text:p text:style-name="P82"><text:a xlink:type="simple" xlink:href="#__RefHeading__9582_837608558" text:style-name="Internet_20_link" text:visited-style-name="Internet_20_link">lost_password()<text:tab/>21</text:a></text:p>
          <text:p text:style-name="P82"><text:a xlink:type="simple" xlink:href="#__RefHeading__9584_837608558" text:style-name="Internet_20_link" text:visited-style-name="Internet_20_link">regist()<text:tab/>21</text:a></text:p>
          <text:p text:style-name="P82"><text:a xlink:type="simple" xlink:href="#__RefHeading__9586_837608558" text:style-name="Internet_20_link" text:visited-style-name="Internet_20_link">save_cookie($username,$passcode)<text:tab/>23</text:a></text:p>
          <text:p text:style-name="P82"><text:a xlink:type="simple" xlink:href="#__RefHeading__9588_837608558" text:style-name="Internet_20_link" text:visited-style-name="Internet_20_link">set_password($new_password)<text:tab/>23</text:a></text:p>
          <text:p text:style-name="P82"><text:a xlink:type="simple" xlink:href="#__RefHeading__9590_837608558" text:style-name="Internet_20_link" text:visited-style-name="Internet_20_link">update()<text:tab/>23</text:a></text:p>
          <text:p text:style-name="P82"><text:a xlink:type="simple" xlink:href="#__RefHeading__8662_348082181" text:style-name="Internet_20_link" text:visited-style-name="Internet_20_link">User::modul_userbox()<text:tab/>23</text:a></text:p>
          <text:p text:style-name="P82"><text:a xlink:type="simple" xlink:href="#__RefHeading__8668_348082181" text:style-name="Internet_20_link" text:visited-style-name="Internet_20_link">User::modul_user_lost_password()<text:tab/>23</text:a></text:p>
          <text:p text:style-name="P82"><text:a xlink:type="simple" xlink:href="#__RefHeading__8666_348082181" text:style-name="Internet_20_link" text:visited-style-name="Internet_20_link">User::modul_user_profile()<text:tab/>23</text:a></text:p>
          <text:p text:style-name="P82"><text:a xlink:type="simple" xlink:href="#__RefHeading__8664_348082181" text:style-name="Internet_20_link" text:visited-style-name="Internet_20_link">User::modul_user_regist()<text:tab/>23</text:a></text:p>
          <text:p text:style-name="P81"><text:a xlink:type="simple" xlink:href="#__RefHeading__8670_348082181" text:style-name="Internet_20_link" text:visited-style-name="Internet_20_link">UserGruop osztály<text:tab/>23</text:a></text:p>
          <text:p text:style-name="P82"><text:a xlink:type="simple" xlink:href="#__RefHeading__8672_348082181" text:style-name="Internet_20_link" text:visited-style-name="Internet_20_link">konstruktor($data)<text:tab/>23</text:a></text:p>
          <text:p text:style-name="P81"><text:a xlink:type="simple" xlink:href="#__RefHeading__8674_348082181" text:style-name="Internet_20_link" text:visited-style-name="Internet_20_link">UserRightList osztály<text:tab/>24</text:a></text:p>
          <text:p text:style-name="P82"><text:a xlink:type="simple" xlink:href="#__RefHeading__8676_348082181" text:style-name="Internet_20_link" text:visited-style-name="Internet_20_link">konstruktor($user_group_id)<text:tab/>24</text:a></text:p>
          <text:p text:style-name="P82"><text:a xlink:type="simple" xlink:href="#__RefHeading__8678_348082181" text:style-name="Internet_20_link" text:visited-style-name="Internet_20_link">check($menu, $right)<text:tab/>24</text:a></text:p>
          <text:p text:style-name="P81"><text:a xlink:type="simple" xlink:href="#__RefHeading__8680_348082181" text:style-name="Internet_20_link" text:visited-style-name="Internet_20_link">Page osztály<text:tab/>24</text:a></text:p>
          <text:p text:style-name="P82"><text:a xlink:type="simple" xlink:href="#__RefHeading__8682_348082181" text:style-name="Internet_20_link" text:visited-style-name="Internet_20_link">Tulajdonságok (init által generált)<text:tab/>24</text:a></text:p>
          <text:p text:style-name="P82"><text:a xlink:type="simple" xlink:href="#__RefHeading__8684_348082181" text:style-name="Internet_20_link" text:visited-style-name="Internet_20_link">konstruktor($data, $template, $level, $check_collapse)<text:tab/>25</text:a></text:p>
          <text:p text:style-name="P82"><text:a xlink:type="simple" xlink:href="#__RefHeading__8686_348082181" text:style-name="Internet_20_link" text:visited-style-name="Internet_20_link">init($template, $level, $check_collapse)<text:tab/>25</text:a></text:p>
          <text:p text:style-name="P82"><text:a xlink:type="simple" xlink:href="#__RefHeading__8688_348082181" text:style-name="Internet_20_link" text:visited-style-name="Internet_20_link">Page::modul_page()<text:tab/>25</text:a></text:p>
          <text:p text:style-name="P81"><text:a xlink:type="simple" xlink:href="#__RefHeading__8690_348082181" text:style-name="Internet_20_link" text:visited-style-name="Internet_20_link">PageList osztály<text:tab/>25</text:a></text:p>
          <text:p text:style-name="P82"><text:a xlink:type="simple" xlink:href="#__RefHeading__8692_348082181" text:style-name="Internet_20_link" text:visited-style-name="Internet_20_link">konstuktor($data, $modul_template, $item_template, $expand, $level, $check_collapse)<text:tab/>25</text:a></text:p>
          <text:p text:style-name="P82"><text:a xlink:type="simple" xlink:href="#__RefHeading__8694_348082181" text:style-name="Internet_20_link" text:visited-style-name="Internet_20_link">init($modul_template, $item_template, $expand, $level, $check_collapse)<text:tab/>25</text:a></text:p>
          <text:p text:style-name="P82"><text:a xlink:type="simple" xlink:href="#__RefHeading__8696_348082181" text:style-name="Internet_20_link" text:visited-style-name="Internet_20_link">init_item($item, $template, $level, $check_collapse)<text:tab/>26</text:a></text:p>
          <text:p text:style-name="P82"><text:a xlink:type="simple" xlink:href="#__RefHeading__8702_348082181" text:style-name="Internet_20_link" text:visited-style-name="Internet_20_link">PageList::modul_basemenu()<text:tab/>26</text:a></text:p>
          <text:p text:style-name="P82"><text:a xlink:type="simple" xlink:href="#__RefHeading__8698_348082181" text:style-name="Internet_20_link" text:visited-style-name="Internet_20_link">PageList::modul_mainmenu()<text:tab/>26</text:a></text:p>
          <text:p text:style-name="P82"><text:a xlink:type="simple" xlink:href="#__RefHeading__8704_348082181" text:style-name="Internet_20_link" text:visited-style-name="Internet_20_link">PageList::modul_page_breadcrumb()<text:tab/>26</text:a></text:p>
          <text:p text:style-name="P82"><text:a xlink:type="simple" xlink:href="#__RefHeading__8706_348082181" text:style-name="Internet_20_link" text:visited-style-name="Internet_20_link">PageList::modul_page_refered()<text:tab/>26</text:a></text:p>
          <text:p text:style-name="P82"><text:a xlink:type="simple" xlink:href="#__RefHeading__8700_348082181" text:style-name="Internet_20_link" text:visited-style-name="Internet_20_link">PageList::modul_submenu()<text:tab/>26</text:a></text:p>
          <text:p text:style-name="P81"><text:a xlink:type="simple" xlink:href="#__RefHeading__8708_348082181" text:style-name="Internet_20_link" text:visited-style-name="Internet_20_link">Sql osztály<text:tab/>26</text:a></text:p>
          <text:p text:style-name="P82"><text:a xlink:type="simple" xlink:href="#__RefHeading__8710_348082181" text:style-name="Internet_20_link" text:visited-style-name="Internet_20_link">Statikus tulajdonságok<text:tab/>26</text:a></text:p>
          <text:p text:style-name="P82"><text:a xlink:type="simple" xlink:href="#__RefHeading__8712_348082181" text:style-name="Internet_20_link" text:visited-style-name="Internet_20_link">konstruktor()<text:tab/>26</text:a></text:p>
          <text:p text:style-name="P82"><text:a xlink:type="simple" xlink:href="#__RefHeading__8714_348082181" text:style-name="Internet_20_link" text:visited-style-name="Internet_20_link">Sql::connect()<text:tab/>26</text:a></text:p>
          <text:p text:style-name="P82"><text:a xlink:type="simple" xlink:href="#__RefHeading__8722_348082181" text:style-name="Internet_20_link" text:visited-style-name="Internet_20_link">Sql::affected_rows()<text:tab/>27</text:a></text:p>
          <text:p text:style-name="P82"><text:a xlink:type="simple" xlink:href="#__RefHeading__8726_348082181" text:style-name="Internet_20_link" text:visited-style-name="Internet_20_link">Sql::calc_fund_rows()<text:tab/>27</text:a></text:p>
          <text:p text:style-name="P82"><text:a xlink:type="simple" xlink:href="#__RefHeading__8718_348082181" text:style-name="Internet_20_link" text:visited-style-name="Internet_20_link">Sql::connected()<text:tab/>27</text:a></text:p>
          <text:p text:style-name="P82"><text:a xlink:type="simple" xlink:href="#__RefHeading__8738_348082181" text:style-name="Internet_20_link" text:visited-style-name="Internet_20_link">Sql::disconnect()<text:tab/>27</text:a></text:p>
          <text:p text:style-name="P82"><text:a xlink:type="simple" xlink:href="#__RefHeading__8740_348082181" text:style-name="Internet_20_link" text:visited-style-name="Internet_20_link">Sql::echo_sql_error($query)<text:tab/>27</text:a></text:p>
          <text:p text:style-name="P82"><text:a xlink:type="simple" xlink:href="#__RefHeading__8716_348082181" text:style-name="Internet_20_link" text:visited-style-name="Internet_20_link">Sql::error($message)<text:tab/>27</text:a></text:p>
          <text:p text:style-name="P82"><text:a xlink:type="simple" xlink:href="#__RefHeading__8730_348082181" text:style-name="Internet_20_link" text:visited-style-name="Internet_20_link">Sql::fetch_array($result)<text:tab/>27</text:a></text:p>
          <text:p text:style-name="P82"><text:a xlink:type="simple" xlink:href="#__RefHeading__8728_348082181" text:style-name="Internet_20_link" text:visited-style-name="Internet_20_link">Sql::fetch_object($result)<text:tab/>27</text:a></text:p>
          <text:p text:style-name="P82"><text:a xlink:type="simple" xlink:href="#__RefHeading__8732_348082181" text:style-name="Internet_20_link" text:visited-style-name="Internet_20_link">Sql::free_result($result)<text:tab/>27</text:a></text:p>
          <text:p text:style-name="P82"><text:a xlink:type="simple" xlink:href="#__RefHeading__8742_348082181" text:style-name="Internet_20_link" text:visited-style-name="Internet_20_link">Sql::get_database_size()<text:tab/>27</text:a></text:p>
          <text:p text:style-name="P82"><text:a xlink:type="simple" xlink:href="#__RefHeading__8736_348082181" text:style-name="Internet_20_link" text:visited-style-name="Internet_20_link">Sql::insert_id()<text:tab/>27</text:a></text:p>
          <text:p text:style-name="P82"><text:soft-page-break/><text:a xlink:type="simple" xlink:href="#__RefHeading__8724_348082181" text:style-name="Internet_20_link" text:visited-style-name="Internet_20_link">Sql::num_rows()<text:tab/>28</text:a></text:p>
          <text:p text:style-name="P82"><text:a xlink:type="simple" xlink:href="#__RefHeading__8720_348082181" text:style-name="Internet_20_link" text:visited-style-name="Internet_20_link">Sql::query($query)<text:tab/>28</text:a></text:p>
          <text:p text:style-name="P82"><text:a xlink:type="simple" xlink:href="#__RefHeading__8734_348082181" text:style-name="Internet_20_link" text:visited-style-name="Internet_20_link">Sql::sql_error()<text:tab/>28</text:a></text:p>
          <text:p text:style-name="P81"><text:a xlink:type="simple" xlink:href="#__RefHeading__8744_348082181" text:style-name="Internet_20_link" text:visited-style-name="Internet_20_link">Az alapcsomag moduljai<text:tab/>28</text:a></text:p>
          <text:p text:style-name="P82"><text:a xlink:type="simple" xlink:href="#__RefHeading__8746_348082181" text:style-name="Internet_20_link" text:visited-style-name="Internet_20_link">modul:site<text:tab/>28</text:a></text:p>
          <text:p text:style-name="P82"><text:a xlink:type="simple" xlink:href="#__RefHeading__8748_348082181" text:style-name="Internet_20_link" text:visited-style-name="Internet_20_link">modul:page - oldal<text:tab/>29</text:a></text:p>
          <text:p text:style-name="P82"><text:a xlink:type="simple" xlink:href="#__RefHeading__8750_348082181" text:style-name="Internet_20_link" text:visited-style-name="Internet_20_link">modul:mainmenu - a főmenü<text:tab/>29</text:a></text:p>
          <text:p text:style-name="P82"><text:a xlink:type="simple" xlink:href="#__RefHeading__8752_348082181" text:style-name="Internet_20_link" text:visited-style-name="Internet_20_link">modul:submenu - az oldalmenü<text:tab/>29</text:a></text:p>
          <text:p text:style-name="P82"><text:a xlink:type="simple" xlink:href="#__RefHeading__8754_348082181" text:style-name="Internet_20_link" text:visited-style-name="Internet_20_link">modul:basemenu - az alapmenü<text:tab/>30</text:a></text:p>
          <text:p text:style-name="P82"><text:a xlink:type="simple" xlink:href="#__RefHeading__8756_348082181" text:style-name="Internet_20_link" text:visited-style-name="Internet_20_link">modul:page_breadcrumb - az oldal-morzsák<text:tab/>30</text:a></text:p>
          <text:p text:style-name="P82"><text:a xlink:type="simple" xlink:href="#__RefHeading__8758_348082181" text:style-name="Internet_20_link" text:visited-style-name="Internet_20_link">modul:page_refered - a hivatkozott oldalak listája<text:tab/>30</text:a></text:p>
          <text:p text:style-name="P82"><text:a xlink:type="simple" xlink:href="#__RefHeading__8760_348082181" text:style-name="Internet_20_link" text:visited-style-name="Internet_20_link">modul:userbox – belépő panel/belépett panel<text:tab/>30</text:a></text:p>
          <text:p text:style-name="P82"><text:a xlink:type="simple" xlink:href="#__RefHeading__8762_348082181" text:style-name="Internet_20_link" text:visited-style-name="Internet_20_link">modul:user_profile – a felhasználó beállításai<text:tab/>31</text:a></text:p>
          <text:p text:style-name="P82"><text:a xlink:type="simple" xlink:href="#__RefHeading__8764_348082181" text:style-name="Internet_20_link" text:visited-style-name="Internet_20_link">modul:user_regist – a regisztrációs űrlap<text:tab/>31</text:a></text:p>
          <text:p text:style-name="P82"><text:a xlink:type="simple" xlink:href="#__RefHeading__8766_348082181" text:style-name="Internet_20_link" text:visited-style-name="Internet_20_link">modul:user_lost_password – Elfelejtett jelszó kérő űrlap<text:tab/>31</text:a></text:p>
          <text:p text:style-name="P80"><text:a xlink:type="simple" xlink:href="#__RefHeading__8768_348082181" text:style-name="Internet_20_link" text:visited-style-name="Internet_20_link">AJAX<text:tab/>32</text:a></text:p>
          <text:p text:style-name="P81"><text:a xlink:type="simple" xlink:href="#__RefHeading__8770_348082181" text:style-name="Internet_20_link" text:visited-style-name="Internet_20_link">Az AjaxSite osztály<text:tab/>32</text:a></text:p>
          <text:p text:style-name="P82"><text:a xlink:type="simple" xlink:href="#__RefHeading__8772_348082181" text:style-name="Internet_20_link" text:visited-style-name="Internet_20_link">init()<text:tab/>32</text:a></text:p>
          <text:p text:style-name="P82"><text:a xlink:type="simple" xlink:href="#__RefHeading__8774_348082181" text:style-name="Internet_20_link" text:visited-style-name="Internet_20_link">load_mains()<text:tab/>32</text:a></text:p>
          <text:p text:style-name="P82"><text:a xlink:type="simple" xlink:href="#__RefHeading__8776_348082181" text:style-name="Internet_20_link" text:visited-style-name="Internet_20_link">show()<text:tab/>32</text:a></text:p>
          <text:p text:style-name="P80"><text:a xlink:type="simple" xlink:href="#__RefHeading__8782_348082181" text:style-name="Internet_20_link" text:visited-style-name="Internet_20_link">jQuery – A keretrendszer használata<text:tab/>33</text:a></text:p>
          <text:p text:style-name="P81"><text:a xlink:type="simple" xlink:href="#__RefHeading__8784_348082181" text:style-name="Internet_20_link" text:visited-style-name="Internet_20_link">A jQuery keretrendszer<text:tab/>33</text:a></text:p>
          <text:p text:style-name="P81"><text:a xlink:type="simple" xlink:href="#__RefHeading__8786_348082181" text:style-name="Internet_20_link" text:visited-style-name="Internet_20_link">jQuery kiegészítők (plug-ins)<text:tab/>33</text:a></text:p>
          <text:p text:style-name="P82"><text:a xlink:type="simple" xlink:href="#__RefHeading__8790_348082181" text:style-name="Internet_20_link" text:visited-style-name="Internet_20_link">Sütik kezelése – jquery.cookies http://code.google.com/p/cookies/ <text:tab/>33</text:a></text:p>
          <text:p text:style-name="P82"><text:a xlink:type="simple" xlink:href="#__RefHeading__8792_348082181" text:style-name="Internet_20_link" text:visited-style-name="Internet_20_link">Alapérték – jquery.default<text:tab/>33</text:a></text:p>
          <text:p text:style-name="P82"><text:a xlink:type="simple" xlink:href="#__RefHeading__8794_348082181" text:style-name="Internet_20_link" text:visited-style-name="Internet_20_link">Karakterszámláló – jquery.limit http://code.google.com/p/jquery-limit/ <text:tab/>33</text:a></text:p>
          <text:p text:style-name="P82"><text:a xlink:type="simple" xlink:href="#__RefHeading__8796_348082181" text:style-name="Internet_20_link" text:visited-style-name="Internet_20_link">Sor csonkoló – jquery.widthtruncate<text:line-break/> http://www.adamcoulombe.info/lab/jquery/width-truncate/ <text:tab/>34</text:a></text:p>
          <text:p text:style-name="P82"><text:a xlink:type="simple" xlink:href="#__RefHeading__8798_348082181" text:style-name="Internet_20_link" text:visited-style-name="Internet_20_link">jQuery Tools – jquery.tools http://flowplayer.org/tools/index.html <text:tab/>34</text:a></text:p>
          <text:p text:style-name="P82"><text:a xlink:type="simple" xlink:href="#__RefHeading__8800_348082181" text:style-name="Internet_20_link" text:visited-style-name="Internet_20_link">Emlékeztető – jquery.notifybar http://www.dmitri.me/blog/notify-bar/<text:tab/>34</text:a></text:p>
          <text:p text:style-name="P82"><text:a xlink:type="simple" xlink:href="#__RefHeading__8802_348082181" text:style-name="Internet_20_link" text:visited-style-name="Internet_20_link">Görgető – jquery.scrollto http://flesler.blogspot.com/2007/10/jqueryscrollto.html <text:tab/>34</text:a></text:p>
          <text:p text:style-name="P81"><text:a xlink:type="simple" xlink:href="#__RefHeading__8804_348082181" text:style-name="Internet_20_link" text:visited-style-name="Internet_20_link">A jQuery alapkiegészítése – a jquery.core.js<text:tab/>34</text:a></text:p>
          <text:p text:style-name="P82"><text:a xlink:type="simple" xlink:href="#__RefHeading__8806_348082181" text:style-name="Internet_20_link" text:visited-style-name="Internet_20_link">jQuery(dom_selector).ptiSendForm(form_selector)<text:tab/>34</text:a></text:p>
          <text:p text:style-name="P81"><text:a xlink:type="simple" xlink:href="#__RefHeading__8810_348082181" text:style-name="Internet_20_link" text:visited-style-name="Internet_20_link">A kiegészítők bővítése és használata<text:tab/>35</text:a></text:p>
          <text:p text:style-name="P80"><text:a xlink:type="simple" xlink:href="#__RefHeading__8812_348082181" text:style-name="Internet_20_link" text:visited-style-name="Internet_20_link">Bővítmények<text:tab/>36</text:a></text:p>
          <text:p text:style-name="P81"><text:a xlink:type="simple" xlink:href="#__RefHeading__8814_348082181" text:style-name="Internet_20_link" text:visited-style-name="Internet_20_link">A bővítmények inicializálása<text:tab/>36</text:a></text:p>
          <text:p text:style-name="P82"><text:a xlink:type="simple" xlink:href="#__RefHeading__8816_348082181" text:style-name="Internet_20_link" text:visited-style-name="Internet_20_link">A bővítmények tömbje<text:tab/>36</text:a></text:p>
          <text:p text:style-name="P81"><text:a xlink:type="simple" xlink:href="#__RefHeading__8818_348082181" text:style-name="Internet_20_link" text:visited-style-name="Internet_20_link">A Core osztály bővítménykezelő funkciói<text:tab/>37</text:a></text:p>
          <text:p text:style-name="P82"><text:a xlink:type="simple" xlink:href="#__RefHeading__8820_348082181" text:style-name="Internet_20_link" text:visited-style-name="Internet_20_link">Core::check_plugin($plugin_neve)<text:tab/>37</text:a></text:p>
          <text:p text:style-name="P82"><text:a xlink:type="simple" xlink:href="#__RefHeading__9923_153989878" text:style-name="Internet_20_link" text:visited-style-name="Internet_20_link">Core::insert_css($css)<text:tab/>37</text:a></text:p>
          <text:p text:style-name="P82"><text:a xlink:type="simple" xlink:href="#__RefHeading__9925_153989878" text:style-name="Internet_20_link" text:visited-style-name="Internet_20_link">Core::insert_script($script)<text:tab/>37</text:a></text:p>
          <text:p text:style-name="P82"><text:a xlink:type="simple" xlink:href="#__RefHeading__8822_348082181" text:style-name="Internet_20_link" text:visited-style-name="Internet_20_link">Core::insert_modul($modul_neve, $osztály_neve, $funkció_neve)<text:tab/>37</text:a></text:p>
          <text:p text:style-name="P82"><text:a xlink:type="simple" xlink:href="#__RefHeading__8824_348082181" text:style-name="Internet_20_link" text:visited-style-name="Internet_20_link">Core::insert_prefunction($eljaras_neve, $osztály_neve, $funkció_neve)<text:tab/>37</text:a></text:p>
          <text:p text:style-name="P82"><text:a xlink:type="simple" xlink:href="#__RefHeading__8826_348082181" text:style-name="Internet_20_link" text:visited-style-name="Internet_20_link">Core::insert_postfunction($eljaras_neve, $osztály_neve, $funkció_neve)<text:tab/>38</text:a></text:p>
          <text:p text:style-name="P82"><text:a xlink:type="simple" xlink:href="#__RefHeading__8828_348082181" text:style-name="Internet_20_link" text:visited-style-name="Internet_20_link">Core::call_prefunctions($eljárás_neve)<text:tab/>38</text:a></text:p>
          <text:p text:style-name="P82"><text:a xlink:type="simple" xlink:href="#__RefHeading__8830_348082181" text:style-name="Internet_20_link" text:visited-style-name="Internet_20_link">Core::call_postfunctions($eljárás_neve)<text:tab/>38</text:a></text:p>
          <text:p text:style-name="P82"><text:a xlink:type="simple" xlink:href="#__RefHeading__8832_348082181" text:style-name="Internet_20_link" text:visited-style-name="Internet_20_link">Core::get_prefunctions($eljárás_neve)<text:tab/>38</text:a></text:p>
          <text:p text:style-name="P82"><text:a xlink:type="simple" xlink:href="#__RefHeading__8834_348082181" text:style-name="Internet_20_link" text:visited-style-name="Internet_20_link">Core::get_postfunctions($eljárás_neve)<text:tab/>38</text:a></text:p>
          <text:p text:style-name="P80"><text:a xlink:type="simple" xlink:href="#__RefHeading__8836_348082181" text:style-name="Internet_20_link" text:visited-style-name="Internet_20_link">CMS – Az adminisztrációs felület<text:tab/>39</text:a></text:p>
          <text:p text:style-name="P81"><text:a xlink:type="simple" xlink:href="#__RefHeading__8838_348082181" text:style-name="Internet_20_link" text:visited-style-name="Internet_20_link">A CMS konfigurálása<text:tab/>39</text:a></text:p>
          <text:p text:style-name="P82"><text:a xlink:type="simple" xlink:href="#__RefHeading__8840_348082181" text:style-name="Internet_20_link" text:visited-style-name="Internet_20_link">A konfigurációs állomány (config.inc.php)<text:tab/>39</text:a></text:p>
          <text:p text:style-name="P82"><text:a xlink:type="simple" xlink:href="#__RefHeading__8842_348082181" text:style-name="Internet_20_link" text:visited-style-name="Internet_20_link">A Core::$CMS['MENUS'] tömb<text:tab/>39</text:a></text:p>
          <text:p text:style-name="P82"><text:a xlink:type="simple" xlink:href="#__RefHeading__8844_348082181" text:style-name="Internet_20_link" text:visited-style-name="Internet_20_link">A Core::$CMS['RIGHTS'] tömb<text:tab/>40</text:a></text:p>
          <text:p text:style-name="P82"><text:a xlink:type="simple" xlink:href="#__RefHeading__8846_348082181" text:style-name="Internet_20_link" text:visited-style-name="Internet_20_link">A Core::$CMS['ENUMERATIONS'] tömb<text:tab/>40</text:a></text:p>
          <text:p text:style-name="P82"><text:a xlink:type="simple" xlink:href="#__RefHeading__8848_348082181" text:style-name="Internet_20_link" text:visited-style-name="Internet_20_link">A Core::$CMS['LISTS'] tömb<text:tab/>40</text:a></text:p>
          <text:p text:style-name="P82"><text:a xlink:type="simple" xlink:href="#__RefHeading__8850_348082181" text:style-name="Internet_20_link" text:visited-style-name="Internet_20_link">A Core::$CMS['EDITORS'] tömb<text:tab/>41</text:a></text:p>
          <text:p text:style-name="P81"><text:a xlink:type="simple" xlink:href="#__RefHeading__8852_348082181" text:style-name="Internet_20_link" text:visited-style-name="Internet_20_link">A CMS osztály<text:tab/>41</text:a></text:p>
          <text:p text:style-name="P82"><text:a xlink:type="simple" xlink:href="#__RefHeading__8854_348082181" text:style-name="Internet_20_link" text:visited-style-name="Internet_20_link">init()<text:tab/>41</text:a></text:p>
          <text:p text:style-name="P82"><text:a xlink:type="simple" xlink:href="#__RefHeading__8860_348082181" text:style-name="Internet_20_link" text:visited-style-name="Internet_20_link">load_mains()<text:tab/>42</text:a></text:p>
          <text:p text:style-name="P82"><text:a xlink:type="simple" xlink:href="#__RefHeading__8856_348082181" text:style-name="Internet_20_link" text:visited-style-name="Internet_20_link">load_plugins()<text:tab/>42</text:a></text:p>
          <text:p text:style-name="P82"><text:a xlink:type="simple" xlink:href="#__RefHeading__8858_348082181" text:style-name="Internet_20_link" text:visited-style-name="Internet_20_link">load_theme()<text:tab/>42</text:a></text:p>
          <text:p text:style-name="P82"><text:a xlink:type="simple" xlink:href="#__RefHeading__8862_348082181" text:style-name="Internet_20_link" text:visited-style-name="Internet_20_link">CMS::after_core_set_content($content)<text:tab/>42</text:a></text:p>
          <text:p text:style-name="P82"><text:a xlink:type="simple" xlink:href="#__RefHeading__8868_348082181" text:style-name="Internet_20_link" text:visited-style-name="Internet_20_link">CMS::modul_cmseditor()<text:tab/>42</text:a></text:p>
          <text:p text:style-name="P82"><text:a xlink:type="simple" xlink:href="#__RefHeading__8866_348082181" text:style-name="Internet_20_link" text:visited-style-name="Internet_20_link">CMS::modul_cmslist()<text:tab/>42</text:a></text:p>
          <text:p text:style-name="P82"><text:a xlink:type="simple" xlink:href="#__RefHeading__8864_348082181" text:style-name="Internet_20_link" text:visited-style-name="Internet_20_link">CMS::modul_cmsmenu()<text:tab/>42</text:a></text:p>
          <text:p text:style-name="P81"><text:a xlink:type="simple" xlink:href="#__RefHeading__8870_348082181" text:style-name="Internet_20_link" text:visited-style-name="Internet_20_link">A CMS osztály konfiguráció kezelési funkciói<text:tab/>42</text:a></text:p>
          <text:p text:style-name="P82"><text:a xlink:type="simple" xlink:href="#__RefHeading__8880_348082181" text:style-name="Internet_20_link" text:visited-style-name="Internet_20_link">CMS::insert_cms_editor($menu,$class,$table,$clone_enabled,$rows)<text:tab/>42</text:a></text:p>
          <text:p text:style-name="P82"><text:a xlink:type="simple" xlink:href="#__RefHeading__8876_348082181" text:style-name="Internet_20_link" text:visited-style-name="Internet_20_link">CMS::insert_cms_enumeration($menu,$enumeration,$items)<text:tab/>42</text:a></text:p>
          <text:p text:style-name="P82"><text:a xlink:type="simple" xlink:href="#__RefHeading__8878_348082181" text:style-name="Internet_20_link" text:visited-style-name="Internet_20_link">CMS::insert_cms_list($menu,$title,$class,$table,$fields,$types,$headers,$default_orderfield,$default_orderdir,$where_clause)<text:tab/>43</text:a></text:p>
          <text:p text:style-name="P82"><text:a xlink:type="simple" xlink:href="#__RefHeading__8872_348082181" text:style-name="Internet_20_link" text:visited-style-name="Internet_20_link">CMS::insert_cms_menu($main,$menu,$title)<text:tab/>43</text:a></text:p>
          <text:p text:style-name="P82"><text:a xlink:type="simple" xlink:href="#__RefHeading__8874_348082181" text:style-name="Internet_20_link" text:visited-style-name="Internet_20_link">CMS::insert_cms_rights($menu,$rights)<text:tab/>43</text:a></text:p>
          <text:p text:style-name="P81"><text:a xlink:type="simple" xlink:href="#__RefHeading__8882_348082181" text:style-name="Internet_20_link" text:visited-style-name="Internet_20_link">A CmsMenu osztály<text:tab/>43</text:a></text:p>
          <text:p text:style-name="P82"><text:a xlink:type="simple" xlink:href="#__RefHeading__8884_348082181" text:style-name="Internet_20_link" text:visited-style-name="Internet_20_link">konstruktor()<text:tab/>43</text:a></text:p>
          <text:p text:style-name="P81"><text:a xlink:type="simple" xlink:href="#__RefHeading__8886_348082181" text:style-name="Internet_20_link" text:visited-style-name="Internet_20_link">A CmsList osztály<text:tab/>43</text:a></text:p>
          <text:p text:style-name="P82"><text:a xlink:type="simple" xlink:href="#__RefHeading__8888_348082181" text:style-name="Internet_20_link" text:visited-style-name="Internet_20_link">konstruktor()<text:tab/>43</text:a></text:p>
          <text:p text:style-name="P82"><text:a xlink:type="simple" xlink:href="#__RefHeading__8890_348082181" text:style-name="Internet_20_link" text:visited-style-name="Internet_20_link">init()<text:tab/>43</text:a></text:p>
          <text:p text:style-name="P82"><text:a xlink:type="simple" xlink:href="#__RefHeading__8900_348082181" text:style-name="Internet_20_link" text:visited-style-name="Internet_20_link">delete()<text:tab/>44</text:a></text:p>
          <text:p text:style-name="P82"><text:a xlink:type="simple" xlink:href="#__RefHeading__8896_348082181" text:style-name="Internet_20_link" text:visited-style-name="Internet_20_link">set_extra_commands()<text:tab/>44</text:a></text:p>
          <text:p text:style-name="P82"><text:a xlink:type="simple" xlink:href="#__RefHeading__8892_348082181" text:style-name="Internet_20_link" text:visited-style-name="Internet_20_link">set_header()<text:tab/>44</text:a></text:p>
          <text:p text:style-name="P82"><text:a xlink:type="simple" xlink:href="#__RefHeading__8898_348082181" text:style-name="Internet_20_link" text:visited-style-name="Internet_20_link">set_items()<text:tab/>44</text:a></text:p>
          <text:p text:style-name="P82"><text:a xlink:type="simple" xlink:href="#__RefHeading__8894_348082181" text:style-name="Internet_20_link" text:visited-style-name="Internet_20_link">set_searchbar()<text:tab/>44</text:a></text:p>
          <text:p text:style-name="P81"><text:a xlink:type="simple" xlink:href="#__RefHeading__8902_348082181" text:style-name="Internet_20_link" text:visited-style-name="Internet_20_link">A CmsListItem osztály<text:tab/>45</text:a></text:p>
          <text:p text:style-name="P82"><text:a xlink:type="simple" xlink:href="#__RefHeading__8904_348082181" text:style-name="Internet_20_link" text:visited-style-name="Internet_20_link">konstruktor($data)<text:tab/>45</text:a></text:p>
          <text:p text:style-name="P82"><text:a xlink:type="simple" xlink:href="#__RefHeading__8906_348082181" text:style-name="Internet_20_link" text:visited-style-name="Internet_20_link">init()<text:tab/>45</text:a></text:p>
          <text:p text:style-name="P81"><text:a xlink:type="simple" xlink:href="#__RefHeading__8908_348082181" text:style-name="Internet_20_link" text:visited-style-name="Internet_20_link">A CmsEditor osztály<text:tab/>46</text:a></text:p>
          <text:p text:style-name="P82"><text:a xlink:type="simple" xlink:href="#__RefHeading__8910_348082181" text:style-name="Internet_20_link" text:visited-style-name="Internet_20_link">konstruktor()<text:tab/>46</text:a></text:p>
          <text:p text:style-name="P82"><text:a xlink:type="simple" xlink:href="#__RefHeading__8918_348082181" text:style-name="Internet_20_link" text:visited-style-name="Internet_20_link">init()<text:tab/>46</text:a></text:p>
          <text:p text:style-name="P82"><text:a xlink:type="simple" xlink:href="#__RefHeading__8950_348082181" text:style-name="Internet_20_link" text:visited-style-name="Internet_20_link">generate_editor_ckeditor($config)<text:tab/>46</text:a></text:p>
          <text:p text:style-name="P82"><text:a xlink:type="simple" xlink:href="#__RefHeading__8938_348082181" text:style-name="Internet_20_link" text:visited-style-name="Internet_20_link">generate_editor_date($config)<text:tab/>46</text:a></text:p>
          <text:p text:style-name="P82"><text:a xlink:type="simple" xlink:href="#__RefHeading__8940_348082181" text:style-name="Internet_20_link" text:visited-style-name="Internet_20_link">generate_editor_datetime($config)<text:tab/>46</text:a></text:p>
          <text:p text:style-name="P82"><text:a xlink:type="simple" xlink:href="#__RefHeading__8946_348082181" text:style-name="Internet_20_link" text:visited-style-name="Internet_20_link">generate_editor_image($config)<text:tab/>47</text:a></text:p>
          <text:p text:style-name="P82"><text:a xlink:type="simple" xlink:href="#__RefHeading__8944_348082181" text:style-name="Internet_20_link" text:visited-style-name="Internet_20_link">generate_editor_int($config)<text:tab/>47</text:a></text:p>
          <text:p text:style-name="P82"><text:a xlink:type="simple" xlink:href="#__RefHeading__8948_348082181" text:style-name="Internet_20_link" text:visited-style-name="Internet_20_link">generate_editor_memo($config)<text:tab/>47</text:a></text:p>
          <text:p text:style-name="P82"><text:a xlink:type="simple" xlink:href="#__RefHeading__8936_348082181" text:style-name="Internet_20_link" text:visited-style-name="Internet_20_link">generate_editor_password($config)<text:tab/>47</text:a></text:p>
          <text:p text:style-name="P82"><text:a xlink:type="simple" xlink:href="#__RefHeading__8952_348082181" text:style-name="Internet_20_link" text:visited-style-name="Internet_20_link">generate_editor_permalink($config)<text:tab/>47</text:a></text:p>
          <text:p text:style-name="P82"><text:a xlink:type="simple" xlink:href="#__RefHeading__8942_348082181" text:style-name="Internet_20_link" text:visited-style-name="Internet_20_link">generate_editor_price($config)<text:tab/>47</text:a></text:p>
          <text:p text:style-name="P82"><text:a xlink:type="simple" xlink:href="#__RefHeading__8934_348082181" text:style-name="Internet_20_link" text:visited-style-name="Internet_20_link">generate_editor_text($config)<text:tab/>48</text:a></text:p>
          <text:p text:style-name="P82"><text:a xlink:type="simple" xlink:href="#__RefHeading__8962_348082181" text:style-name="Internet_20_link" text:visited-style-name="Internet_20_link">generate_dnd($config)<text:tab/>48</text:a></text:p>
          <text:p text:style-name="P82"><text:a xlink:type="simple" xlink:href="#__RefHeading__8954_348082181" text:style-name="Internet_20_link" text:visited-style-name="Internet_20_link">generate_keywords($config)<text:tab/>48</text:a></text:p>
          <text:p text:style-name="P82"><text:a xlink:type="simple" xlink:href="#__RefHeading__8920_348082181" text:style-name="Internet_20_link" text:visited-style-name="Internet_20_link">generate_label($config)<text:tab/>48</text:a></text:p>
          <text:p text:style-name="P82"><text:soft-page-break/><text:a xlink:type="simple" xlink:href="#__RefHeading__8932_348082181" text:style-name="Internet_20_link" text:visited-style-name="Internet_20_link">generate_label_cms($config)<text:tab/>48</text:a></text:p>
          <text:p text:style-name="P82"><text:a xlink:type="simple" xlink:href="#__RefHeading__8924_348082181" text:style-name="Internet_20_link" text:visited-style-name="Internet_20_link">generate_label_date($config)<text:tab/>48</text:a></text:p>
          <text:p text:style-name="P82"><text:a xlink:type="simple" xlink:href="#__RefHeading__8926_348082181" text:style-name="Internet_20_link" text:visited-style-name="Internet_20_link">generate_label_datetime($config)<text:tab/>48</text:a></text:p>
          <text:p text:style-name="P82"><text:a xlink:type="simple" xlink:href="#__RefHeading__8922_348082181" text:style-name="Internet_20_link" text:visited-style-name="Internet_20_link">generate_label_hashed($config)<text:tab/>49</text:a></text:p>
          <text:p text:style-name="P82"><text:a xlink:type="simple" xlink:href="#__RefHeading__8930_348082181" text:style-name="Internet_20_link" text:visited-style-name="Internet_20_link">generate_label_link($config)<text:tab/>49</text:a></text:p>
          <text:p text:style-name="P82"><text:a xlink:type="simple" xlink:href="#__RefHeading__8928_348082181" text:style-name="Internet_20_link" text:visited-style-name="Internet_20_link">generate_label_user($config)<text:tab/>49</text:a></text:p>
          <text:p text:style-name="P82"><text:a xlink:type="simple" xlink:href="#__RefHeading__8956_348082181" text:style-name="Internet_20_link" text:visited-style-name="Internet_20_link">generate_radio($config)<text:tab/>49</text:a></text:p>
          <text:p text:style-name="P82"><text:a xlink:type="simple" xlink:href="#__RefHeading__8960_348082181" text:style-name="Internet_20_link" text:visited-style-name="Internet_20_link">generate_select_by_id($config)<text:tab/>49</text:a></text:p>
          <text:p text:style-name="P82"><text:a xlink:type="simple" xlink:href="#__RefHeading__8958_348082181" text:style-name="Internet_20_link" text:visited-style-name="Internet_20_link">generate_select_parent($config)<text:tab/>49</text:a></text:p>
          <text:p text:style-name="P82"><text:a xlink:type="simple" xlink:href="#__RefHeading__8912_348082181" text:style-name="Internet_20_link" text:visited-style-name="Internet_20_link">prepeare_sql()<text:tab/>49</text:a></text:p>
          <text:p text:style-name="P82"><text:a xlink:type="simple" xlink:href="#__RefHeading__8916_348082181" text:style-name="Internet_20_link" text:visited-style-name="Internet_20_link">select()<text:tab/>50</text:a></text:p>
          <text:p text:style-name="P82"><text:a xlink:type="simple" xlink:href="#__RefHeading__8914_348082181" text:style-name="Internet_20_link" text:visited-style-name="Internet_20_link">todo()<text:tab/>50</text:a></text:p>
          <text:p text:style-name="P81"><text:a xlink:type="simple" xlink:href="#__RefHeading__8964_348082181" text:style-name="Internet_20_link" text:visited-style-name="Internet_20_link">A CmsParams osztály<text:tab/>50</text:a></text:p>
          <text:p text:style-name="P82"><text:a xlink:type="simple" xlink:href="#__RefHeading__8966_348082181" text:style-name="Internet_20_link" text:visited-style-name="Internet_20_link">konstruktor()<text:tab/>50</text:a></text:p>
          <text:p text:style-name="P82"><text:a xlink:type="simple" xlink:href="#__RefHeading__8968_348082181" text:style-name="Internet_20_link" text:visited-style-name="Internet_20_link">init()<text:tab/>50</text:a></text:p>
          <text:p text:style-name="P82"><text:a xlink:type="simple" xlink:href="#__RefHeading__8970_348082181" text:style-name="Internet_20_link" text:visited-style-name="Internet_20_link">update_params()<text:tab/>51</text:a></text:p>
          <text:p text:style-name="P81"><text:a xlink:type="simple" xlink:href="#__RefHeading__8972_348082181" text:style-name="Internet_20_link" text:visited-style-name="Internet_20_link">A CmsPlugins osztály<text:tab/>51</text:a></text:p>
          <text:p text:style-name="P82"><text:a xlink:type="simple" xlink:href="#__RefHeading__8974_348082181" text:style-name="Internet_20_link" text:visited-style-name="Internet_20_link">konstruktor()<text:tab/>51</text:a></text:p>
          <text:p text:style-name="P82"><text:a xlink:type="simple" xlink:href="#__RefHeading__8976_348082181" text:style-name="Internet_20_link" text:visited-style-name="Internet_20_link">init()<text:tab/>51</text:a></text:p>
          <text:p text:style-name="P82"><text:a xlink:type="simple" xlink:href="#__RefHeading__8982_348082181" text:style-name="Internet_20_link" text:visited-style-name="Internet_20_link">activate_plugin($id)<text:tab/>51</text:a></text:p>
          <text:p text:style-name="P82"><text:a xlink:type="simple" xlink:href="#__RefHeading__8984_348082181" text:style-name="Internet_20_link" text:visited-style-name="Internet_20_link">deactivate_plugin($id)<text:tab/>51</text:a></text:p>
          <text:p text:style-name="P82"><text:a xlink:type="simple" xlink:href="#__RefHeading__8980_348082181" text:style-name="Internet_20_link" text:visited-style-name="Internet_20_link">delete_plugin($id)<text:tab/>51</text:a></text:p>
          <text:p text:style-name="P82"><text:a xlink:type="simple" xlink:href="#__RefHeading__8978_348082181" text:style-name="Internet_20_link" text:visited-style-name="Internet_20_link">load_plugins()<text:tab/>51</text:a></text:p>
          <text:p text:style-name="P81"><text:a xlink:type="simple" xlink:href="#__RefHeading__10092_837608558" text:style-name="Internet_20_link" text:visited-style-name="Internet_20_link">A CmsUserGroupEditor osztály<text:tab/>52</text:a></text:p>
          <text:p text:style-name="P82"><text:a xlink:type="simple" xlink:href="#__RefHeading__10094_837608558" text:style-name="Internet_20_link" text:visited-style-name="Internet_20_link">init()<text:tab/>52</text:a></text:p>
          <text:p text:style-name="P82"><text:a xlink:type="simple" xlink:href="#__RefHeading__10096_837608558" text:style-name="Internet_20_link" text:visited-style-name="Internet_20_link">prepare_sql()<text:tab/>52</text:a></text:p>
          <text:p text:style-name="P82"><text:a xlink:type="simple" xlink:href="#__RefHeading__10098_837608558" text:style-name="Internet_20_link" text:visited-style-name="Internet_20_link">generate_rightlist($config)<text:tab/>52</text:a></text:p>
          <text:p text:style-name="P81"><text:a xlink:type="simple" xlink:href="#__RefHeading__8986_348082181" text:style-name="Internet_20_link" text:visited-style-name="Internet_20_link">A CmsAjax osztály<text:tab/>52</text:a></text:p>
          <text:p text:style-name="P82"><text:a xlink:type="simple" xlink:href="#__RefHeading__8988_348082181" text:style-name="Internet_20_link" text:visited-style-name="Internet_20_link">CmsAjax::after_core_set_content($content)<text:tab/>52</text:a></text:p>
          <text:p text:style-name="P82"><text:a xlink:type="simple" xlink:href="#__RefHeading__8990_348082181" text:style-name="Internet_20_link" text:visited-style-name="Internet_20_link">CmsAjax::modul_autocomplete()<text:tab/>52</text:a></text:p>
          <text:p text:style-name="P81"><text:a xlink:type="simple" xlink:href="#__RefHeading__8992_348082181" text:style-name="Internet_20_link" text:visited-style-name="Internet_20_link">A CMS moduljai<text:tab/>53</text:a></text:p>
          <text:p text:style-name="P82"><text:a xlink:type="simple" xlink:href="#__RefHeading__8994_348082181" text:style-name="Internet_20_link" text:visited-style-name="Internet_20_link">modul:cmsmenu – a menü<text:tab/>53</text:a></text:p>
          <text:p text:style-name="P82"><text:a xlink:type="simple" xlink:href="#__RefHeading__8996_348082181" text:style-name="Internet_20_link" text:visited-style-name="Internet_20_link">modul:cmslist<text:tab/>53</text:a></text:p>
          <text:p text:style-name="P82"><text:a xlink:type="simple" xlink:href="#__RefHeading__8998_348082181" text:style-name="Internet_20_link" text:visited-style-name="Internet_20_link">modul:cmseditor<text:tab/>54</text:a></text:p>
          <text:p text:style-name="P82"><text:a xlink:type="simple" xlink:href="#__RefHeading__9000_348082181" text:style-name="Internet_20_link" text:visited-style-name="Internet_20_link">modul:autocomplete – lekérdezett listák előkeresése<text:tab/>54</text:a></text:p>
          <text:p text:style-name="P81"><text:a xlink:type="simple" xlink:href="#__RefHeading__9592_837608558" text:style-name="Internet_20_link" text:visited-style-name="Internet_20_link">jQuery kiegészítés – jquery.cms.js<text:tab/>55</text:a></text:p>
          <text:p text:style-name="P82"><text:a xlink:type="simple" xlink:href="#__RefHeading__9594_837608558" text:style-name="Internet_20_link" text:visited-style-name="Internet_20_link">jQuery(selector).ptiBrowseServer()<text:tab/>55</text:a></text:p>
          <text:p text:style-name="P82"><text:a xlink:type="simple" xlink:href="#__RefHeading__10149_837608558" text:style-name="Internet_20_link" text:visited-style-name="Internet_20_link">jQuery(selector).ptiShowDialog(url, dlg_title)<text:tab/>55</text:a></text:p>
          <text:p text:style-name="P82"><text:a xlink:type="simple" xlink:href="#__RefHeading__9600_837608558" text:style-name="Internet_20_link" text:visited-style-name="Internet_20_link">jQuery(selector).ptiExpander()<text:tab/>55</text:a></text:p>
          <text:p text:style-name="P80"><text:a xlink:type="simple" xlink:href="#__RefHeading__9002_348082181" text:style-name="Internet_20_link" text:visited-style-name="Internet_20_link">A bővítmények programozási irányelvei<text:tab/>56</text:a></text:p>
          <text:p text:style-name="P81"><text:a xlink:type="simple" xlink:href="#__RefHeading__9004_348082181" text:style-name="Internet_20_link" text:visited-style-name="Internet_20_link">Az init.inc.php tartalma<text:tab/>56</text:a></text:p>
          <text:p text:style-name="P81"><text:a xlink:type="simple" xlink:href="#__RefHeading__9006_348082181" text:style-name="Internet_20_link" text:visited-style-name="Internet_20_link">Az osztályok működése<text:tab/>56</text:a></text:p>
          <text:p text:style-name="P81"><text:a xlink:type="simple" xlink:href="#__RefHeading__9008_348082181" text:style-name="Internet_20_link" text:visited-style-name="Internet_20_link">A modulok beágyazása<text:tab/>57</text:a></text:p>
          <text:p text:style-name="P81"><text:a xlink:type="simple" xlink:href="#__RefHeading__9010_348082181" text:style-name="Internet_20_link" text:visited-style-name="Internet_20_link">Dokumentáció<text:tab/>57</text:a></text:p>
          <text:p text:style-name="P81"><text:a xlink:type="simple" xlink:href="#__RefHeading__9012_348082181" text:style-name="Internet_20_link" text:visited-style-name="Internet_20_link">A tervezett bővítmények és feladatuk<text:tab/>58</text:a></text:p>
          <text:p text:style-name="P80"><text:a xlink:type="simple" xlink:href="#__RefHeading__10047_153989878" text:style-name="Internet_20_link" text:visited-style-name="Internet_20_link">Az osztályok hierarchiája<text:tab/>61</text:a></text:p>
        </text:index-body>
      </text:table-of-content>
      <text:h text:style-name="P87" text:outline-level="1"><text:bookmark text:name="__RefHeading__8538_348082181"/>Működési vázlat<text:bookmark-end text:name="__RefHeading__8538_348082181"/></text:h>
      <text:p text:style-name="P71"><text:span text:style-name="T9">1.<text:tab/><text:tab/><text:tab/></text:span><text:span text:style-name="T7">index.php</text:span><text:span text:style-name="T9"><text:tab/>Kiküldi az oldal fejlécét.</text:span></text:p>
      <text:p text:style-name="P71"><text:span text:style-name="T9">2.<text:tab/><text:tab/><text:tab/></text:span><text:span text:style-name="T7">index.php</text:span><text:span text:style-name="T9"><text:tab/>Betölti a </text:span><text:span text:style-name="T5">classes.inc.php</text:span><text:span text:style-name="T9"> állományt.</text:span></text:p>
      <text:p text:style-name="P71"><text:span text:style-name="T9"><text:tab/>2.1.<text:tab/></text:span><text:span text:style-name="T7">classes.inc.php</text:span><text:span text:style-name="T9"><text:tab/>Betölti a </text:span><text:span text:style-name="T5">core.class.php</text:span><text:span text:style-name="T9"> osztályt.</text:span></text:p>
      <text:p text:style-name="P71"><text:span text:style-name="T9"><text:tab/>2.2.<text:tab/></text:span><text:span text:style-name="T7">classes.inc.php</text:span><text:span text:style-name="T9"><text:tab/>Betölti az </text:span><text:span text:style-name="T5">user.class.php</text:span><text:span text:style-name="T9"> osztályt.</text:span></text:p>
      <text:p text:style-name="P71"><text:span text:style-name="T9"><text:tab/>2.3.<text:tab/></text:span><text:span text:style-name="T7">classes.inc.php</text:span><text:span text:style-name="T9"><text:tab/>Definiálja az </text:span><text:span text:style-name="T7">__autoload</text:span><text:span text:style-name="T9"> függvényt.</text:span></text:p>
      <text:p text:style-name="P71">3.<text:tab/><text:tab/><text:tab/><text:span text:style-name="T2">index.php</text:span><text:tab/>Betölti a <text:span text:style-name="T1">config.inc.php</text:span> állományt.</text:p>
      <text:p text:style-name="P71"><text:tab/>3.1.<text:tab/><text:span text:style-name="T2">config.inc.php</text:span><text:tab/>Beállítja a <text:span text:style-name="T2">Core::$DOCROOT</text:span> értékét.</text:p>
      <text:p text:style-name="P71"><text:tab/>3.2.<text:tab/><text:span text:style-name="T2">config.inc.php</text:span><text:tab/>Betölti az <text:span text:style-name="T1">access.inc.php</text:span> állományt.</text:p>
      <text:p text:style-name="P71"><text:tab/><text:tab/>3.2.1.<text:tab/><text:span text:style-name="T2">access.inc.php</text:span><text:tab/>Beállítja az <text:a xlink:type="simple" xlink:href="#2.11.Sql osztály|outline">SQL</text:a> hozzáférést.</text:p>
      <text:p text:style-name="P71"><text:tab/><text:tab/>3.2.2.<text:tab/><text:span text:style-name="T2">access.inc.php</text:span><text:tab/>Beállítja a <text:a xlink:type="simple" xlink:href="#2.3.1.Statikus tulajdonságok|outline"><text:span text:style-name="T2">Core::$MODE</text:span></text:a> értékét.</text:p>
      <text:p text:style-name="P71"><text:tab/><text:tab/>3.2.3.<text:tab/><text:span text:style-name="T2">access.inc.php</text:span><text:tab/>Beállítja a <text:a xlink:type="simple" xlink:href="#2.3.1.Statikus tulajdonságok|outline"><text:span text:style-name="T2">Core::$DEBUG_MODE</text:span></text:a> értékét.</text:p>
      <text:p text:style-name="P71"><text:tab/>3.3.<text:tab/><text:span text:style-name="T2">config.inc.php</text:span><text:tab/>Beállítja a <text:a xlink:type="simple" xlink:href="#2.3.1.Statikus tulajdonságok|outline"><text:span text:style-name="T2">Core::$HTTP_HOST</text:span></text:a> értékét.</text:p>
      <text:p text:style-name="P71"><text:tab/>3.4.<text:tab/><text:span text:style-name="T2">config.inc.php</text:span><text:tab/>Beállítja a <text:a xlink:type="simple" xlink:href="#2.3.1.Statikus tulajdonságok|outline"><text:span text:style-name="T2">Core::$HTTPS_HOST</text:span></text:a> értékét.</text:p>
      <text:p text:style-name="P71"><text:tab/>3.5.<text:tab/><text:span text:style-name="T2">config.inc.php</text:span><text:tab/>Beállítja a <text:a xlink:type="simple" xlink:href="#2.3.1.Statikus tulajdonságok|outline"><text:span text:style-name="T2">Core::$TABLE_PREFIX</text:span></text:a> értékét.</text:p>
      <text:p text:style-name="P71">4.<text:tab/><text:tab/><text:tab/><text:span text:style-name="T2">index.php</text:span><text:tab/>Példányosítja a <text:a xlink:type="simple" xlink:href="#2.4.A Site osztály|outline"><text:span text:style-name="T2">Site</text:span></text:a> osztályt (<text:span text:style-name="T2">Site-&gt;_ctor</text:span>).</text:p>
      <text:p text:style-name="P71"><text:tab/>4.1.<text:tab/><text:span text:style-name="T2">site.class.php</text:span><text:tab/>Felveszi, illetve elindítja a munkamenetet.</text:p>
      <text:p text:style-name="P71"><text:tab/>4.2.<text:tab/><text:span text:style-name="T2">site.class.php</text:span><text:tab/><text:a xlink:type="simple" xlink:href="#2.4.7.load_plugins()|outline"><text:span text:style-name="T2">Site-&gt;load_plugins()</text:span></text:a></text:p>
      <text:p text:style-name="P71"><text:tab/>4.3.<text:tab/><text:span text:style-name="T2">site.class.php</text:span><text:tab/><text:a xlink:type="simple" xlink:href="#2.4.10.load_user()|outline"><text:span text:style-name="T2">Site-&gt;load_user()</text:span></text:a>*</text:p>
      <text:p text:style-name="P71"><text:span text:style-name="T19"><text:tab/>4.4.</text:span><text:span text:style-name="T2"><text:tab/>site.class.php<text:tab/></text:span><text:a xlink:type="simple" xlink:href="#2.4.9.load_variants()|outline"><text:span text:style-name="T2">Site-&gt;load_variants()</text:span></text:a><text:span text:style-name="T2">*</text:span></text:p>
      <text:p text:style-name="P71"><text:tab/>4.5.<text:tab/><text:span text:style-name="T2">site.class.php</text:span><text:tab/><text:a xlink:type="simple" xlink:href="#2.4.6.load_params()|outline"><text:span text:style-name="T2">Site-&gt;load_params()</text:span></text:a>*</text:p>
      <text:p text:style-name="P71"><text:tab/>4.6.<text:tab/><text:span text:style-name="T2">site.class.php</text:span><text:tab/><text:a xlink:type="simple" xlink:href="#2.4.4.load_languages()|outline"><text:span text:style-name="T2">Site-&gt;load_languages()</text:span></text:a>*</text:p>
      <text:p text:style-name="P71"><text:tab/>4.7.<text:tab/><text:span text:style-name="T2">site.class.php</text:span><text:tab/><text:a xlink:type="simple" xlink:href="#2.4.8.load_theme()|outline"><text:span text:style-name="T2">Site-&gt;load_theme()</text:span></text:a>*</text:p>
      <text:p text:style-name="P71"><text:tab/>4.8.<text:tab/><text:span text:style-name="T2">site.class.php</text:span><text:tab/><text:a xlink:type="simple" xlink:href="#2.4.5.load_mains()|outline"><text:span text:style-name="T2">Site-&gt;load_mains()</text:span></text:a>*</text:p>
      <text:p text:style-name="P71"><text:tab/>4.9.<text:tab/><text:span text:style-name="T2">site.class.php</text:span><text:tab/><text:a xlink:type="simple" xlink:href="#2.4.2.init()|outline"><text:span text:style-name="T2">Site-&gt;init()</text:span></text:a>*</text:p>
      <text:p text:style-name="P71">5.<text:tab/><text:tab/><text:tab/><text:span text:style-name="T2">index.php</text:span><text:tab/><text:span text:style-name="T2">Site-&gt;show()* </text:span><text:span text:style-name="T19">meghívása, amely valójában a</text:span><text:span text:style-name="T2"> </text:span><text:a xlink:type="simple" xlink:href="#2.3.19.show()|outline"><text:span text:style-name="T2">Core-&gt;show()</text:span></text:a><text:span text:style-name="T2"> </text:span><text:span text:style-name="T19">futtatása.</text:span></text:p>
      <text:p text:style-name="P71"><text:tab/>5.1.<text:tab/><text:span text:style-name="T2">core.class.php</text:span><text:tab/><text:a xlink:type="simple" xlink:href="#2.3.16.set_content()|outline"><text:span text:style-name="T2">Core-&gt;set_content()</text:span></text:a><text:span text:style-name="T2"><text:note text:id="ftn1" text:note-class="footnote"><text:note-citation text:label="*">*</text:note-citation><text:note-body><text:p text:style-name="Footnote">Ezen eljárások elején és végén lefutnak a beillesztett bővítmények által definiált extra funkciók.</text:p></text:note-body></text:note></text:span></text:p>
      <text:p text:style-name="P71"><text:tab/>5.2.<text:tab/><text:span text:style-name="T2">core.class.php</text:span><text:tab/><text:a xlink:type="simple" xlink:href="#2.3.10.generate()|outline"><text:span text:style-name="T2">Core-&gt;generate()</text:span></text:a></text:p>
      <text:p text:style-name="P71"><text:tab/><text:tab/>5.2.1.<text:tab/><text:span text:style-name="T2">core.class.php</text:span><text:tab/>Az osztály <text:span text:style-name="T2">items</text:span> elemeinek <text:span text:style-name="T2">generate()</text:span> meghívása.</text:p>
      <text:p text:style-name="P71"><text:tab/><text:tab/>5.2.2.<text:tab/><text:span text:style-name="T2">core.class.php</text:span><text:tab/>A <text:span text:style-name="T2">description</text:span> értékének beillesztése a sablonba.</text:p>
      <text:p text:style-name="P71"><text:tab/><text:tab/>5.2.3.<text:tab/><text:span text:style-name="T2">core.class.php</text:span><text:tab/><text:a xlink:type="simple" xlink:href="#2.3.13.include_moduls()|outline"><text:span text:style-name="T2">Core-&gt;include_moduls()</text:span></text:a><text:span text:style-name="T2"><text:note text:id="ftn2" text:note-class="footnote"><text:note-citation>1</text:note-citation><text:note-body><text:p text:style-name="Footnote">Az <text:a xlink:type="simple" xlink:href="#2.3.13.include_moduls()|outline"><text:span text:style-name="T2">include_moduls()</text:span></text:a> a sablonfájlban található modulok objektumait hozza létre, melyeket ez után a meghívó <text:a xlink:type="simple" xlink:href="#2.3.10.generate()|outline"><text:span text:style-name="T2">generate()</text:span></text:a> funkció alakít át HTML kóddá (a modulok objektumainak <text:a xlink:type="simple" xlink:href="#2.3.10.generate()|outline"><text:span text:style-name="T2">generate()</text:span></text:a> funkcióját meghívva).</text:p></text:note-body></text:note></text:span><text:span text:style-name="T19">, illetve a speciális </text:span><text:a xlink:type="simple" xlink:href="#2.4.3.include_moduls()|outline"><text:span text:style-name="T2">Site-&gt;include_moduls()</text:span></text:a><text:span text:style-name="T2"> </text:span><text:span text:style-name="T19">a </text:span><text:span text:style-name="T2">Site</text:span><text:span text:style-name="T19"> osztálynál.</text:span></text:p>
      <text:p text:style-name="P71"><text:tab/><text:tab/>5.2.4.<text:tab/><text:span text:style-name="T2">core.class.php</text:span><text:tab/>A sablonban levő modulok <text:span text:style-name="T2">generate()</text:span> hívása, a legenerált kódok tárolása a tulajdonságok között.</text:p>
      <text:p text:style-name="P71"><text:tab/><text:tab/>5.2.5.<text:tab/><text:span text:style-name="T2">core.class.php</text:span><text:tab/>A sablonban levő változók és modulok cserélése a tulajdonságokra.</text:p>
      <text:p text:style-name="P71"><text:tab/><text:tab/>5.2.6<text:tab/><text:span text:style-name="T2">core.class.php</text:span><text:tab/>A be nem helyettesített kódok törlése.</text:p>
      <text:p text:style-name="P71"><text:tab/>5.3.<text:tab/><text:span text:style-name="T2">core.class.php</text:span><text:tab/>A nyomkövetési információk beillesztése.</text:p>
      <text:p text:style-name="P71"><text:tab/>5.4.<text:tab/><text:span text:style-name="T2">core.class.php</text:span><text:tab/>A végső HTML kód tömörítése.</text:p>
      <text:p text:style-name="P71">6.<text:tab/><text:tab/><text:tab/><text:span text:style-name="T2">index.php</text:span><text:tab/>Lezárja az SQL adatbázis kapcsolatot.</text:p>
      <text:h text:style-name="Heading_20_1" text:outline-level="1"><text:bookmark text:name="__RefHeading__8540_348082181"/>Az alapcsomag<text:bookmark-end text:name="__RefHeading__8540_348082181"/></text:h>
      <text:p text:style-name="Text_20_body"><text:span text:style-name="T4">Az alapcsomag tartalmazza a működéshez szükséges alapokat, és alaposztályokat. Az alapcsomag osztályai a /</text:span><text:span text:style-name="T5">include</text:span><text:span text:style-name="T4"> mappában vannak, és ezek gondoskodnak az általános tartalom megjelenítéséről, eléréséről.</text:span></text:p>
      <text:h text:style-name="P89" text:outline-level="2"><text:bookmark text:name="__RefHeading__9526_153989878"/>A mappák struktúrája<text:bookmark-end text:name="__RefHeading__9526_153989878"/></text:h>
      <text:p text:style-name="P4">Már az alapcsomag is tartalmazza az általános célra beállított legtöbb mappát, illetve azok mintáit.</text:p>
      <text:p text:style-name="P76"><text:span text:style-name="T4">/</text:span><text:span text:style-name="T5">admin</text:span><text:span text:style-name="T4"><text:tab/><text:tab/><text:tab/>Az adminisztrációs felület (</text:span><text:a xlink:type="simple" xlink:href="#6.CMS – Az adminisztrációs felület|outline"><text:span text:style-name="T4">CMS</text:span></text:a><text:span text:style-name="T4">) belépési pontja.</text:span></text:p>
      <text:p text:style-name="P77"><text:span text:style-name="T4">/</text:span><text:span text:style-name="T5">api</text:span><text:span text:style-name="T4"><text:tab/><text:tab/><text:tab/><text:tab/>A tervezett API belépési pontja.</text:span></text:p>
      <text:p text:style-name="P77"><text:span text:style-name="T4">/</text:span><text:span text:style-name="T5">include</text:span><text:span text:style-name="T4"><text:tab/><text:tab/>Az alapcsomag és az általános célú kiegészítők helye.</text:span></text:p>
      <text:p text:style-name="P77"><text:span text:style-name="T4"><text:tab/></text:span><text:span text:style-name="T5">ckeditor</text:span><text:span text:style-name="T4"><text:tab/>A </text:span><text:span text:style-name="T5">CKEditor 3</text:span><text:span text:style-name="T4"> mappája. A </text:span><text:span text:style-name="T5">CKEditor-t</text:span><text:span text:style-name="T4"> elsődlegesen a </text:span><text:a xlink:type="simple" xlink:href="#6.CMS – Az adminisztrációs felület|outline"><text:span text:style-name="T4">CMS</text:span></text:a><text:span text:style-name="T4"> használja a HTML tartalmak szerkesztésére.</text:span></text:p>
      <text:p text:style-name="P77"><text:span text:style-name="T4"><text:tab/></text:span><text:span text:style-name="T5">ckfinder</text:span><text:span text:style-name="T4"><text:tab/>A </text:span><text:span text:style-name="T5">CKFinder</text:span><text:span text:style-name="T4"> mappája. A </text:span><text:span text:style-name="T5">CKFinder</text:span><text:span text:style-name="T4">-t elsődlegesen a </text:span><text:a xlink:type="simple" xlink:href="#6.CMS – Az adminisztrációs felület|outline"><text:span text:style-name="T4">CMS</text:span></text:a><text:span text:style-name="T4"> használja az items mappa tartalmának böngészésére, menedzselésére.</text:span></text:p>
      <text:p text:style-name="P77"><text:span text:style-name="T4"><text:tab/></text:span><text:span text:style-name="T5">phpmailer</text:span><text:span text:style-name="T4"><text:tab/>A </text:span><text:span text:style-name="T5">PHPMailer</text:span><text:span text:style-name="T4"> mappája. Ezt a kiegészítőt használja a csomag a HTML e-mailek kezeléséhez.</text:span></text:p>
      <text:p text:style-name="P77"><text:span text:style-name="T4">/</text:span><text:span text:style-name="T5">items</text:span><text:span text:style-name="T4"><text:tab/><text:tab/><text:tab/>A felhasználás során feltöltött állományok (képek, médiák, dokumentumok) helye.</text:span></text:p>
      <text:p text:style-name="P77"><text:span text:style-name="T4"><text:tab/></text:span><text:span text:style-name="T5">_thumbs</text:span><text:span text:style-name="T4"><text:tab/>A </text:span><text:span text:style-name="T5">CKFinder</text:span><text:span text:style-name="T4"> gyorsítótárnak használt mappája.</text:span></text:p>
      <text:p text:style-name="P77"><text:span text:style-name="T4"><text:tab/></text:span><text:span text:style-name="T5">images</text:span><text:span text:style-name="T4"><text:tab/><text:tab/>A tartalmakhoz feltöltött képek mappája.</text:span></text:p>
      <text:p text:style-name="P77"><text:span text:style-name="T4"><text:tab/></text:span><text:span text:style-name="T5">files</text:span><text:span text:style-name="T4"><text:tab/><text:tab/><text:tab/>A tartalmakhoz feltöltött állományok mappája.</text:span></text:p>
      <text:p text:style-name="P77"><text:span text:style-name="T4"><text:tab/></text:span><text:span text:style-name="T5">flash</text:span><text:span text:style-name="T4"><text:tab/><text:tab/><text:tab/>A Flash tartalmak mappája.</text:span></text:p>
      <text:p text:style-name="P77"><text:span text:style-name="T4"><text:tab/></text:span><text:span text:style-name="T5">temp</text:span><text:span text:style-name="T4"><text:tab/><text:tab/>Az ideiglenes feladatok elvégzésére fenntartott mappa.</text:span></text:p>
      <text:p text:style-name="P77"><text:span text:style-name="T4">/</text:span><text:span text:style-name="T5">js</text:span><text:span text:style-name="T4"><text:tab/><text:tab/><text:tab/><text:tab/>Az alapcsomag részeként megadott JavaScript-ek helye.</text:span></text:p>
      <text:p text:style-name="P77"><text:span text:style-name="T4"><text:tab/></text:span><text:span text:style-name="T5">jquery</text:span><text:span text:style-name="T4"><text:tab/><text:tab/>A </text:span><text:span text:style-name="T5">jQuery</text:span><text:span text:style-name="T4"> keretrendszer mappája.</text:span></text:p>
      <text:p text:style-name="P77"><text:span text:style-name="T4"><text:tab/></text:span><text:span text:style-name="T5">jquery.ui</text:span><text:span text:style-name="T4"><text:tab/>A </text:span><text:span text:style-name="T5">jQuery UI</text:span><text:span text:style-name="T4"> bővítmény mappája.</text:span></text:p>
      <text:p text:style-name="P77"><text:span text:style-name="T4"><text:tab/></text:span><text:span text:style-name="T5">jquery.plugins</text:span><text:span text:style-name="T4"><text:tab/>Az alapcsomag részeként javasolt </text:span><text:span text:style-name="T5">jQuery</text:span><text:span text:style-name="T4"> bővítmények mappája.</text:span></text:p>
      <text:p text:style-name="P77"><text:span text:style-name="T4"><text:tab/></text:span><text:span text:style-name="T5">swfupload</text:span><text:span text:style-name="T4"><text:tab/>A </text:span><text:span text:style-name="T5">SWFUpload</text:span><text:span text:style-name="T4"> JavaScript csomag mappája.</text:span></text:p>
      <text:p text:style-name="P77"><text:span text:style-name="T4">/</text:span><text:span text:style-name="T5">plugins</text:span><text:span text:style-name="T4"><text:tab/><text:tab/>A bővítmények mappája.</text:span></text:p>
      <text:p text:style-name="P77"><text:span text:style-name="T4"><text:tab/></text:span><text:span text:style-name="T5">cms</text:span><text:span text:style-name="T4"><text:tab/><text:tab/><text:tab/>Az adminisztrációs felület (</text:span><text:a xlink:type="simple" xlink:href="#6.CMS – Az adminisztrációs felület|outline"><text:span text:style-name="T4">CMS</text:span></text:a><text:span text:style-name="T4">) kiegészítésének mappája.</text:span></text:p>
      <text:p text:style-name="P77"><text:span text:style-name="T4"><text:tab/><text:tab/></text:span><text:span text:style-name="T5">js</text:span><text:span text:style-name="T4"><text:tab/><text:tab/><text:tab/>A </text:span><text:a xlink:type="simple" xlink:href="#6.CMS – Az adminisztrációs felület|outline"><text:span text:style-name="T4">CMS</text:span></text:a><text:span text:style-name="T4"> saját JavaScript-jeinek a mappája.</text:span></text:p>
      <text:p text:style-name="P77"><text:span text:style-name="T4"><text:tab/><text:tab/></text:span><text:span text:style-name="T5">templates</text:span><text:span text:style-name="T4"><text:note text:id="ftn3" text:note-class="footnote"><text:note-citation>2</text:note-citation><text:note-body><text:p text:style-name="Footnote">A bővítmények saját mappájában levő <text:span text:style-name="T1">templates</text:span> mappa mindig csak a <text:a xlink:type="simple" xlink:href="#6.CMS – Az adminisztrációs felület|outline"><text:span text:style-name="T4">CMS</text:span></text:a> számára szükséges sablonfájlokat tartalmazza. Az oldal megjelenéséhez szükséges sablonok a <text:span text:style-name="T1">/templates/default</text:span> mappában kapnak helyet.</text:p></text:note-body></text:note></text:span><text:span text:style-name="T4"><text:tab/>A </text:span><text:a xlink:type="simple" xlink:href="#6.CMS – Az adminisztrációs felület|outline"><text:span text:style-name="T4">CMS</text:span></text:a><text:span text:style-name="T4"> sablonjainak a mappája.</text:span></text:p>
      <text:p text:style-name="P77"><text:span text:style-name="T4"><text:tab/><text:tab/><text:tab/></text:span><text:span text:style-name="T5">images</text:span><text:span text:style-name="T4"><text:tab/>A </text:span><text:a xlink:type="simple" xlink:href="#6.CMS – Az adminisztrációs felület|outline"><text:span text:style-name="T4">CMS</text:span></text:a><text:span text:style-name="T4"> megjelenítéséhez szükséges képek mappája.</text:span></text:p>
      <text:p text:style-name="P77"><text:span text:style-name="T4">/</text:span><text:span text:style-name="T5">templates</text:span><text:span text:style-name="T4"><text:tab/>Az oldal megjelenését befolyásoló sablonok mappája.</text:span></text:p>
      <text:p text:style-name="P77"><text:span text:style-name="T4"><text:tab/></text:span><text:span text:style-name="T5">default</text:span><text:span text:style-name="T4"><text:tab/><text:tab/>Az alapértelmezett megjelenés sablonjainak mappája.</text:span></text:p>
      <text:p text:style-name="P77"><text:span text:style-name="T4"><text:tab/><text:tab/></text:span><text:span text:style-name="T5">images</text:span><text:span text:style-name="T4"><text:tab/>Az alapértelmezett megjelenéshez szükséges képek mappája.</text:span></text:p>
      <text:p text:style-name="P77"><text:span text:style-name="T4"><text:tab/><text:tab/></text:span><text:span text:style-name="T5">js</text:span><text:span text:style-name="T4"><text:note text:id="ftn4" text:note-class="footnote"><text:note-citation>3</text:note-citation><text:note-body><text:p text:style-name="Footnote">Az egyes sablonok mappájában keresi a rendszer az adott megjelenéshez testre szabott <text:span text:style-name="T1">jQuery UI </text:span>bővítményt <text:span text:style-name="T1">js/jquery-ui.min.js</text:span> néven.</text:p></text:note-body></text:note></text:span><text:span text:style-name="T4"><text:tab/><text:tab/>Az alapértelmezett megjelenéshez szükséges JavaScript-ek mappája.</text:span></text:p>
      <text:h text:style-name="P89" text:outline-level="2"><text:bookmark text:name="__RefHeading__8542_348082181"/><text:soft-page-break/>Az alapcsomag adatbázis táblái<text:bookmark-end text:name="__RefHeading__8542_348082181"/></text:h>
      <text:p text:style-name="P4">Az adatbázis táblák sorai automatikusan bekerülnek a megfelelő osztályok tulajdonságai közé.</text:p>
      <text:h text:style-name="P96" text:outline-level="3"><text:bookmark text:name="__RefHeading__8544_348082181"/>Általános tábla tervezési elvek<text:bookmark-end text:name="__RefHeading__8544_348082181"/></text:h>
      <text:p text:style-name="P4">Van néhány fontos szempont, amelyeket érdemes figyelembe venni az egyes táblák tervezésekor:</text:p>
      <text:list xml:id="list34124591" text:style-name="L1">
        <text:list-item>
          <text:p text:style-name="P107"><text:span text:style-name="T5">Táblanevek előtagja</text:span><text:span text:style-name="T4">: Az egyes táblák előtagjának használjuk az adott bővítmény rövid, de egyértelmű azonosítóját, záró aláhúzással. Célunk az, hogy könnyedén megtaláljuk a táblák között az adott modulhoz vagy bővítményhez tartozó táblát.</text:span></text:p>
        </text:list-item>
        <text:list-item>
          <text:p text:style-name="P108"><text:span text:style-name="T1">Táblanevek utótagja</text:span>: Az egyes táblák neve ne legyen többes számban. A kereszthivatkozások könnyebb kezelése érdekében egyik tábla nevét se tegyük többes számba, ha az nem muszáj (pl. ha ugyanazon a néven más célú tábla létezik).</text:p>
        </text:list-item>
        <text:list-item>
          <text:p text:style-name="P108"><text:span text:style-name="T1">Kereszthivatkozások</text:span>: Azoknál a mezőknél, amelyek egy másik tábla rekordjára hivatkoznak, a mező neve legyen a hivatkozott tábla neve. Ezt kövesse opcionálisan egy funkcionális jelző, ha ugyanazon táblára másik mező is hivatkozik, majd a „<text:span text:style-name="T2">_id</text:span>” tag.</text:p>
        </text:list-item>
        <text:list-item>
          <text:p text:style-name="P108"><text:span text:style-name="T1">Többszörös kereszthivatkozások</text:span>: Azoknál a mezőknél, amelyek egy adott tábla több rekordjára hivatkoznak (típusuk rendszerint CSV szöveg) a kereszthivatkozásoknál leírtaknak megfelelően adjuk meg a mező nevét. A végén azonban az „<text:span text:style-name="T2">_ids</text:span>” tag szerepeljen, jelölve a mező funkcióját.</text:p>
        </text:list-item>
        <text:list-item>
          <text:p text:style-name="P108"><text:span text:style-name="T1">Logikai értékek kezelése</text:span>: A <text:span text:style-name="T19">(logikai) </text:span>értékek minden esetben 1 byte-os mezők (TINYINT), amelyekben a 0 a HAMIS és az 1 az IGAZ érték. Ezen kódolás célja a gyorsabb indexelhetőség és visszakereshetőség.</text:p>
        </text:list-item>
        <text:list-item>
          <text:p text:style-name="P107"><text:span text:style-name="T5">Logikai mezők neve</text:span><text:span text:style-name="T4">: A (logikai) értékeket tartalmazó mezőket lehetőleg értelemszerűen nevezzük el, funkciójuktól függően. A mezőneveket pedig minden esetben kezdjük az </text:span><text:span text:style-name="T6">„option_”</text:span><text:span text:style-name="T4"> <text:s/>vagy az </text:span><text:span text:style-name="T6">„is_”</text:span><text:span text:style-name="T4"> előtaggal</text:span></text:p>
        </text:list-item>
        <text:list-item>
          <text:p text:style-name="P108"><text:span text:style-name="T1">Dátumok tárolása</text:span>: A <text:span text:style-name="T21">(dátum)</text:span> értékek nem dátumokat (DATE/DATETIME) tartalmaznak, hanem a PHP által kezelt időbélyegeket (<text:span text:style-name="T2">timestamp</text:span>). Ezek egyszerű egész számok, értékük megegyezik az <text:a xlink:type="simple" xlink:href="http://hu.wikipedia.org/wiki/Unix-idő">UNIX-idő szabvánnyal</text:a> – azaz az 1970. január 1-je óta eltelt másodpercek száma. Az érték természetesen lehet negatív is. Ennek célja szintén a gyorsabb indexelhetőség és visszakereshetőség.</text:p>
        </text:list-item>
        <text:list-item>
          <text:p text:style-name="P108"><text:span text:style-name="T1">Dátum mezők neve</text:span>: A (dátum) értéket tartalmazó mezők nevét lehetőleg értelemszerűen válasszuk meg, és a mezőket mindig a „<text:span text:style-name="T2">date_</text:span>” előtaggal kezdjük.</text:p>
        </text:list-item>
        <text:list-item>
          <text:p text:style-name="P107"><text:span text:style-name="T5">CMS napló oszlopok</text:span><text:span text:style-name="T4">: Minden tábla tartalmazza a </text:span><text:span text:style-name="T6">date_create</text:span><text:span text:style-name="T4">, </text:span><text:span text:style-name="T6">date_modify</text:span><text:span text:style-name="T4">, </text:span><text:span text:style-name="T6">user_create_id</text:span><text:span text:style-name="T4">, </text:span><text:span text:style-name="T6">user_modify_id</text:span><text:span text:style-name="T4"> oszlopokat, hogy a </text:span><text:a xlink:type="simple" xlink:href="#6.CMS – Az adminisztrációs felület|outline"><text:span text:style-name="T4">CMS</text:span></text:a><text:span text:style-name="T4">-ben könnyedén nyomon követhető legyen az egyes rekordokkal kapcsolatos legfontosabb módosítások naplója (azaz ki és mikor). Ezek a mezők lehetőleg maradjanak meg a rekordok utolsó mezőinek.</text:span></text:p>
        </text:list-item>
      </text:list>
      <text:h text:style-name="P103" text:outline-level="3"><text:bookmark text:name="__RefHeading__8546_348082181"/>A nyelvi konstansok táblája (lang)<text:bookmark-end text:name="__RefHeading__8546_348082181"/></text:h>
      <text:p text:style-name="P56"><text:span text:style-name="T6">id</text:span><text:span text:style-name="T4"><text:tab/>(szám)<text:tab/>A konstans azonosító kulcsa.</text:span></text:p>
      <text:p text:style-name="P35"><text:span text:style-name="T6">name</text:span><text:span text:style-name="T4"><text:tab/>(szöveg)<text:tab/>A szöveg azonosító neve. Erre hivatkoznak a sablonok a beillesztés helyén. Javasolt a sablonokban való könnyebb megkülönböztetés érdekében nagybetűkkel írni.</text:span></text:p>
      <text:p text:style-name="P35"><text:span text:style-name="T6">value</text:span><text:span text:style-name="T4"><text:tab/>(szöveg)<text:tab/>A szöveg. Ez jelenik meg a sablonokban a hivatkozás helyén. Tartalmazhat HTML kódot.</text:span></text:p>
      <text:p text:style-name="P35"><text:span text:style-name="T2">date_create</text:span><text:tab/>(dátum)<text:tab/>A konstans létrehozásának időpontja.</text:p>
      <text:p text:style-name="P35"><text:span text:style-name="T2">date_modify</text:span><text:tab/>(dátum)<text:tab/>A konstans utolsó módosításának időpontja.</text:p>
      <text:p text:style-name="P35"><text:span text:style-name="T2">user_create_id</text:span><text:tab/>(szám)<text:tab/>A konstanst létrehozó felhasználó azonosító kulcsa.</text:p>
      <text:p text:style-name="P31"><text:span text:style-name="T6">modify_create_id</text:span><text:span text:style-name="T4"><text:tab/>(szám)<text:tab/>A konstanst utoljára létrehozó felhasználó azonosító kulcsa.</text:span></text:p>
      <text:h text:style-name="P98" text:outline-level="3"><text:bookmark text:name="__RefHeading__8548_348082181"/>A rendszerbeállítások táblája (param)<text:bookmark-end text:name="__RefHeading__8548_348082181"/></text:h>
      <text:p text:style-name="P31"><text:span text:style-name="T6">id</text:span><text:span text:style-name="T4"><text:tab/>(szám)<text:tab/>A beállítás azonosító kulcsa.</text:span></text:p>
      <text:p text:style-name="P31"><text:span text:style-name="T6">name</text:span><text:span text:style-name="T4"><text:tab/>(szöveg)<text:tab/>A beállítás megnevezése. A sablonokban erre hivatkoznak a beillesztés helyén. <text:s/>Javasolt a sablonokban való könnyebb megkülönböztetés érdekében nagybetűkkel írni.</text:span></text:p>
      <text:p text:style-name="P31"><text:span text:style-name="T6">value</text:span><text:span text:style-name="T4"><text:tab/>(szöveg)<text:tab/>A beállítás értéke. Szöveges formában tartalmazhat más értékeket is, amelyeket a programnak kell átalakítania.</text:span></text:p>
      <text:p text:style-name="P31"><text:span text:style-name="T2">date_create</text:span><text:tab/>(dátum)<text:tab/>A beállítás létrehozásának időpontja.</text:p>
      <text:p text:style-name="P31"><text:span text:style-name="T2">date_modify</text:span><text:tab/>(dátum)<text:tab/>A beállítás utolsó módosításának időpontja.</text:p>
      <text:p text:style-name="P31"><text:span text:style-name="T2">user_create_id</text:span><text:tab/>(szám)<text:tab/>A beállítást létrehozó felhasználó azonosító kulcsa.</text:p>
      <text:p text:style-name="P31"><text:span text:style-name="T6">modify_create_id</text:span><text:span text:style-name="T4"><text:tab/>(szám)<text:tab/>A beállítást utoljára létrehozó felhasználó azonosító kulcsa.</text:span></text:p>
      <text:h text:style-name="Heading_20_3" text:outline-level="3"><text:bookmark text:name="__RefHeading__8550_348082181"/>A sablonok táblája (theme)<text:bookmark-end text:name="__RefHeading__8550_348082181"/></text:h>
      <text:p text:style-name="P30"><text:span text:style-name="T2">id</text:span><text:tab/>(szám)<text:tab/>Az oldal azonosító kulcsa.</text:p>
      <text:p text:style-name="P30">title<text:span text:style-name="T13"><text:tab/>(szöveg)<text:tab/>A sablon megnevezése.</text:span></text:p>
      <text:p text:style-name="P32"><text:span text:style-name="T2">template_path</text:span><text:tab/>(szöveg)<text:tab/>A sablon relatív elérési útvonala a program gyökérmappájához képest, bevezető perjellel.</text:p>
      <text:p text:style-name="P32"><text:span text:style-name="T2">is_system</text:span><text:tab/>(logikai)<text:tab/>A <text:a xlink:type="simple" xlink:href="#6.CMS – Az adminisztrációs felület|outline">CMS-</text:a>en keresztül a rendszer jelzéssel ellátott oldalak nem törölhetőek.</text:p>
      <text:p text:style-name="P30"><text:span text:style-name="T2">date_create</text:span><text:tab/>(dátum)<text:tab/>A sablon létrehozásának időpontja.</text:p>
      <text:p text:style-name="P30"><text:span text:style-name="T2">date_modify</text:span><text:tab/>(dátum)<text:tab/>A sablon utolsó módosításának időpontja.</text:p>
      <text:p text:style-name="P30"><text:span text:style-name="T2">user_create_id</text:span><text:tab/>(szám)<text:tab/>A sablont létrehozó felhasználó azonosító kulcsa.</text:p>
      <text:p text:style-name="P30"><text:span text:style-name="T6">modify_create_id</text:span><text:span text:style-name="T4"><text:tab/>(szám)<text:tab/>A sablont utoljára létrehozó felhasználó azonosító kulcsa.</text:span></text:p>
      <text:h text:style-name="Heading_20_3" text:outline-level="3"><text:bookmark text:name="__RefHeading__8552_348082181"/>A felhasználók táblája (user)<text:bookmark-end text:name="__RefHeading__8552_348082181"/></text:h>
      <text:p text:style-name="P30"><text:span text:style-name="T2">id</text:span><text:tab/>(szám)<text:tab/>A felhasználó azonosító kulcsa.</text:p>
      <text:p text:style-name="P30"><text:span text:style-name="T2">username</text:span><text:tab/>(szöveg)<text:tab/>A felhasználó azonosítója. Az azonosító egyedi.</text:p>
      <text:p text:style-name="P30"><text:span text:style-name="T2">password</text:span><text:span text:style-name="T2"><text:note text:id="ftn5" text:note-class="footnote"><text:note-citation>4</text:note-citation><text:note-body><text:p text:style-name="Footnote">Az adatbázis <text:span text:style-name="T2">password</text:span> mezője sosem kerül be az <text:a xlink:type="simple" xlink:href="#2.6.A User osztály|outline"><text:span text:style-name="T2">User</text:span></text:a> objektum tulajdonságai közé.</text:p></text:note-body></text:note></text:span><text:tab/>(szöveg)<text:tab/>A hitelesítéshez szükséges jelszó MD5 ellenőrző száma.</text:p>
      <text:p text:style-name="P30"><text:span text:style-name="T2">surname</text:span><text:tab/>(szöveg)<text:tab/>A felhasználó vezetékneve.</text:p>
      <text:p text:style-name="P30"><text:span text:style-name="T2">forename</text:span><text:tab/>(szöveg)<text:tab/>A felhasználó keresztneve.</text:p>
      <text:p text:style-name="P30"><text:span text:style-name="T2">email</text:span><text:tab/>(szöveg)<text:tab/>A felhasználó e-mail címe.</text:p>
      <text:p text:style-name="P30"><text:span text:style-name="T2">user_group_id</text:span><text:tab/>(szám)<text:tab/>A felhasználói csoport azonosító kulcsa (lásd <text:a xlink:type="simple" xlink:href="#2.7.UserGruop osztály|outline"><text:span text:style-name="T2">UserGroup</text:span></text:a> osztály)</text:p>
      <text:p text:style-name="P30"><text:span text:style-name="T2">company</text:span><text:tab/>(szöveg)<text:tab/>A felhasználó cégneve/cégének neve.</text:p>
      <text:p text:style-name="P30"><text:span text:style-name="T2">taxnumber</text:span><text:tab/>(szöveg)<text:tab/>A felhasználó adószáma.</text:p>
      <text:p text:style-name="P30"><text:span text:style-name="T2">phone</text:span><text:tab/>(szöveg)<text:tab/>A felhasználó telefonszáma.</text:p>
      <text:p text:style-name="P30"><text:span text:style-name="T2">fax</text:span><text:tab/>(szöveg)<text:tab/>A felhasználó faxszáma.</text:p>
      <text:p text:style-name="P30"><text:span text:style-name="T2">address</text:span><text:tab/>(szöveg)<text:tab/>A felhasználó postacíme.</text:p>
      <text:p text:style-name="P30"><text:span text:style-name="T2">lang</text:span><text:tab/>(szöveg)<text:tab/>A felhasználó beállított nyelvének ISO kódja.</text:p>
      <text:p text:style-name="P30"><text:soft-page-break/><text:span text:style-name="T2">timezone</text:span><text:tab/>(szöveg)<text:tab/>A felhasználó által beállított időzóna.</text:p>
      <text:p text:style-name="P30"><text:span text:style-name="T2">date_birth</text:span><text:tab/>(dátum)<text:tab/>A felhasználó születési dátuma.</text:p>
      <text:p text:style-name="P30"><text:span text:style-name="T2">date_registered</text:span><text:tab/>(dátum)<text:tab/>A felhasználó regisztrálási időpontja.</text:p>
      <text:p text:style-name="P30"><text:span text:style-name="T2">date_last_login</text:span><text:tab/>(dátum)<text:tab/>A felhasználó utolsó belépésének időpontja.</text:p>
      <text:p text:style-name="P30"><text:span text:style-name="T2">option_banned</text:span><text:tab/>(logikai)<text:tab/>Értéke IGAZ ha a felhasználó valamilyen okból ki van zárva az oldalról. Ilyen esetben a felhasználó nem tud bejelentkezni, és az adott azonosító sem használható újra.</text:p>
      <text:p text:style-name="P30"><text:span text:style-name="T2">option_newsletter</text:span><text:tab/>(logikai)<text:tab/>Jelzi, hogy a felhasználó kér hírlevelet.</text:p>
      <text:p text:style-name="P55">option_email_from_registration</text:p>
      <text:p text:style-name="P30"><text:span text:style-name="T2"><text:tab/></text:span>(logikai)<text:tab/>Jelzi, hogy a felhasználó megkapja a regisztrációkról az adminisztrációs e-mail üzenetet.</text:p>
      <text:p text:style-name="P30"><text:span text:style-name="T2">date_create</text:span><text:tab/>(dátum)<text:tab/>A rekord létrehozásának időpontja.</text:p>
      <text:p text:style-name="P30"><text:span text:style-name="T2">date_modify</text:span><text:tab/>(dátum)<text:tab/>A rekord utolsó módosításának időpontja.</text:p>
      <text:p text:style-name="P30"><text:span text:style-name="T2">user_create_id</text:span><text:tab/>(szám)<text:tab/>A rekordot létrehozó felhasználó azonosító kulcsa.</text:p>
      <text:p text:style-name="P30"><text:span text:style-name="T6">modify_create_id</text:span><text:span text:style-name="T4"><text:tab/>(szám)<text:tab/>A rekordot utoljára módosító felhasználó azonosító kulcsa.</text:span></text:p>
      <text:h text:style-name="P97" text:outline-level="3"><text:bookmark text:name="__RefHeading__8554_348082181"/>A felhasználói csoportok táblája (user_group)<text:bookmark-end text:name="__RefHeading__8554_348082181"/></text:h>
      <text:p text:style-name="P30"><text:span text:style-name="T2">id<text:tab/></text:span><text:span text:style-name="T19">(szám)<text:tab/>A csoport azonosító kulcsa.</text:span></text:p>
      <text:p text:style-name="P30"><text:span text:style-name="T2">title</text:span><text:span text:style-name="T19"><text:tab/>(szöveg)<text:tab/>A csoport megnevezése.</text:span></text:p>
      <text:p text:style-name="P30"><text:span text:style-name="T2">is_admin</text:span><text:span text:style-name="T19"><text:tab/>(logikai)<text:tab/>Jelzi, hogy a csoportnak van-e </text:span><text:a xlink:type="simple" xlink:href="#6.CMS – Az adminisztrációs felület|outline"><text:span text:style-name="T10">CMS</text:span></text:a><text:span text:style-name="T19"> hozzáférése. Ha ez az érték hamis, akkor a CMS nem engedélyezi a hozzáférést.</text:span></text:p>
      <text:p text:style-name="P30"><text:span text:style-name="T6">is_system</text:span><text:span text:style-name="T10"><text:tab/>(logikai)<text:tab/>A </text:span><text:a xlink:type="simple" xlink:href="#6.CMS – Az adminisztrációs felület|outline"><text:span text:style-name="T10">CMS</text:span></text:a><text:span text:style-name="T10">-en keresztül a rendszer jelzéssel ellátott oldalak nem törölhetőek.</text:span><text:span text:style-name="T19"><text:tab/></text:span></text:p>
      <text:p text:style-name="P30"><text:span text:style-name="T2">date_create</text:span><text:tab/>(dátum)<text:tab/>A rekord létrehozásának időpontja.</text:p>
      <text:p text:style-name="P30"><text:span text:style-name="T2">date_modify</text:span><text:tab/>(dátum)<text:tab/>A rekord utolsó módosításának időpontja.</text:p>
      <text:p text:style-name="P30"><text:span text:style-name="T2">user_create_id</text:span><text:tab/>(szám)<text:tab/>A rekordot létrehozó felhasználó azonosító kulcsa.</text:p>
      <text:p text:style-name="P31"><text:span text:style-name="T6">modify_create_id</text:span><text:span text:style-name="T4"><text:tab/>(szám)<text:tab/>A rekordot utoljára módosító felhasználó azonosító kulcsa.</text:span></text:p>
      <text:h text:style-name="P97" text:outline-level="3"><text:bookmark text:name="__RefHeading__8556_348082181"/>A felhasználói jogok táblája (user_right)<text:bookmark-end text:name="__RefHeading__8556_348082181"/></text:h>
      <text:p text:style-name="P33"><text:span text:style-name="T2">id</text:span><text:tab/>(szám)<text:tab/>A bejegyzés azonosító kulcsa.</text:p>
      <text:p text:style-name="P33"><text:span text:style-name="T2">user_group_id</text:span><text:tab/>(szám)<text:tab/>Annak a felhasználó csoportnak az azonosító kulcsa, amelyikhez a bejegyzés tartozik.</text:p>
      <text:p text:style-name="P33"><text:span text:style-name="T2">menu</text:span><text:tab/>(szöveg)<text:tab/>Annak a menüpontnak az azonosítója, amelyikhez a bejegyzés tartozik.</text:p>
      <text:p text:style-name="P33"><text:span text:style-name="T2">rights</text:span><text:tab/>(szöveg)<text:tab/>Szöveges formában (vesszővel elválasztva) tartalmazza a megadott jogokat. Ezek ellenőrzése az egyes programrészek feladata. Jellemzően itt a kívánt jogok angol megfelelői szerepelnek: <text:span text:style-name="T2">access, new, edit, delete</text:span>, stb.</text:p>
      <text:p text:style-name="P30"><text:span text:style-name="T2">date_create</text:span><text:tab/>(dátum)<text:tab/>A rekord létrehozásának időpontja.</text:p>
      <text:p text:style-name="P30"><text:span text:style-name="T2">date_modify</text:span><text:tab/>(dátum)<text:tab/>A rekord utolsó módosításának időpontja.</text:p>
      <text:p text:style-name="P30"><text:span text:style-name="T2">user_create_id</text:span><text:tab/>(szám)<text:tab/>A rekordot létrehozó felhasználó azonosító kulcsa.</text:p>
      <text:p text:style-name="P31"><text:span text:style-name="T6">modify_create_id</text:span><text:span text:style-name="T4"><text:tab/>(szám)<text:tab/>A rekordot utoljára módosító felhasználó azonosító kulcsa.</text:span></text:p>
      <text:h text:style-name="Heading_20_3" text:outline-level="3"><text:bookmark text:name="__RefHeading__8558_348082181"/>Az oldalak táblája (page)<text:bookmark-end text:name="__RefHeading__8558_348082181"/></text:h>
      <text:p text:style-name="P30"><text:span text:style-name="T2">id</text:span><text:tab/>(szám)<text:tab/>Az oldal azonosító kulcsa.</text:p>
      <text:p text:style-name="P30"><text:span text:style-name="T2">is_system</text:span><text:tab/>(logikai)<text:tab/>A <text:a xlink:type="simple" xlink:href="#6.CMS – Az adminisztrációs felület|outline"><text:span text:style-name="T4">CMS</text:span></text:a>-en keresztül a rendszer jelzéssel ellátott oldalak nem törölhetőek.</text:p>
      <text:p text:style-name="P30"><text:span text:style-name="T2">parent_id</text:span><text:tab/>(szám)<text:tab/>Az oldal szülőoldalának azonosító kulcsa. Ha értéke 0, akkor az oldal egy ősoldal, amelynek nincs szülője.</text:p>
      <text:p text:style-name="P30"><text:span text:style-name="T2">title</text:span><text:tab/>(szöveg)<text:tab/>Az oldal címe.</text:p>
      <text:p text:style-name="P30"><text:span text:style-name="T2">image</text:span><text:tab/>(szöveg)<text:tab/>Az oldalhoz rendelt előnézeti kép relatív URL-je. Rendszerint indexekben, tartalomjegyzékekben és felsorolásokban kap szerepet.</text:p>
      <text:p text:style-name="P30"><text:span text:style-name="T2">quote</text:span><text:tab/>(szöveg)<text:tab/>Az oldal rövid leírása. Szintén indexek, tartalomjegyzékek, feed-ek készítéséhez.</text:p>
      <text:p text:style-name="P30"><text:span text:style-name="T2">description</text:span><text:tab/>(szöveg)<text:tab/>Az oldal tartalma, leírása HTML formátumban.</text:p>
      <text:p text:style-name="P30"><text:span text:style-name="T2">meta_keywords</text:span><text:tab/>(szöveg)<text:tab/>Az oldalhoz beállított META kulcsszavak.</text:p>
      <text:p text:style-name="P30"><text:soft-page-break/><text:span text:style-name="T2">meta_description</text:span><text:tab/>(szöveg)<text:tab/>Az oldalhoz beállított META leírás.</text:p>
      <text:p text:style-name="P30"><text:span text:style-name="T2">date_publish</text:span><text:tab/>(dátum)<text:tab/>Az oldal megjelenítésének kezdete. Ha az aktuális időpont ez előtti, akkor az oldal nem jelenik meg.</text:p>
      <text:p text:style-name="P30"><text:span text:style-name="T2">date_hide</text:span><text:tab/>(dátum)<text:tab/>Az oldal elrejtésének időpontja. Ha az aktuális időpont ez utáni, akkor az oldal nem jelenik meg.</text:p>
      <text:p text:style-name="P30"><text:span text:style-name="T2">link</text:span><text:tab/>(szöveg)<text:tab/>Az oldal automatikus URL-je helyett használandó érték. Ha ez üres, akkor az <text:span text:style-name="T2">url</text:span> tulajdonság (lásd lejjebb) automatikusan generálódik, ellenben ennek az értékét veszi fel.</text:p>
      <text:p text:style-name="P34"><text:span text:style-name="T2">permalink</text:span><text:tab/>(szöveg)<text:tab/>Ha az oldalak átírása engedélyezve van, akkor az itt található egyedi szöveget használja fel az URL elkészítéséhez a program. Ez rendszerint az oldal címe ékezetek, szóközök és speciális karakterek nélkül.</text:p>
      <text:p text:style-name="P30"><text:span text:style-name="T2">bearing</text:span><text:tab/>(szám)<text:tab/>Az oldal súlya. Több oldal lekérdezésénél az oldalak automatikusan a súlyozás szerint csökkenő sorrendben, majd ábécé rendben jelennek meg.</text:p>
      <text:p text:style-name="P30"><text:span text:style-name="T2">referal_page_ids</text:span><text:tab/>(szöveg)<text:tab/>Az oldalhoz megadott hivatkozott oldalak azonosító kulcsainak felsorolása.</text:p>
      <text:p text:style-name="P30"><text:span text:style-name="T2">theme_id</text:span><text:tab/>(szám)<text:tab/>Az oldal sémájának azonosító kulcsa.</text:p>
      <text:p text:style-name="P30"><text:span text:style-name="T2">option_mainmenu</text:span><text:tab/>(logikai)<text:tab/>Jelzi, hogy az oldal bekerül a főmenü elemei közé.</text:p>
      <text:p text:style-name="P30"><text:span text:style-name="T2">option_submenu</text:span><text:tab/>(logikai)<text:tab/>Jelzi, hogy az oldal bekerül az oldalmenü elemei közé.</text:p>
      <text:p text:style-name="P30"><text:span text:style-name="T2">option_basemenu</text:span><text:tab/>(logikai)<text:tab/>Jelzi, hogy az oldal bekerül az alapmenü elemei közé.</text:p>
      <text:p text:style-name="P30"><text:span text:style-name="T2">date_create</text:span><text:tab/>(dátum)<text:tab/>Az oldal létrehozásának időpontja.</text:p>
      <text:p text:style-name="P30"><text:span text:style-name="T2">date_modify</text:span><text:tab/>(dátum)<text:tab/>Az oldal utolsó módosításának időpontja.</text:p>
      <text:p text:style-name="P30"><text:span text:style-name="T14">user_id</text:span><text:tab/>(szám)<text:tab/>Az oldalt létrehozó felhasználó azonosító kulcsa.</text:p>
      <text:p text:style-name="P30"><text:span text:style-name="T14">user_id</text:span><text:span text:style-name="T4"><text:tab/>(szám)<text:tab/>Az oldalt utoljára létrehozó felhasználó azonosító kulcsa.</text:span></text:p>
      <text:h text:style-name="P99" text:outline-level="3"><text:bookmark text:name="__RefHeading__8560_348082181"/>A bővítmények táblája (plugin)<text:bookmark-end text:name="__RefHeading__8560_348082181"/></text:h>
      <text:p text:style-name="P4">A bővítményeket a <text:a xlink:type="simple" xlink:href="#6.CMS – Az adminisztrációs felület|outline">CMS</text:a> segítségével egy táblába fésüljük. A <text:a xlink:type="simple" xlink:href="#6.CMS – Az adminisztrációs felület|outline">CMS</text:a>-en keresztül bekapcsolt bővítményeket az oldal automatikusan inicializálja az alábbiakban leírtak szerint. A fennmaradó vagy törölt bővítményeket a program figyelmen kívül hagyja. A tábla mezői:</text:p>
      <text:p text:style-name="P30"><text:span text:style-name="T6">id</text:span><text:span text:style-name="T4"><text:tab/>(szám)<text:tab/>Az adatbázis rekord azonosító kulcsa.</text:span></text:p>
      <text:p text:style-name="P30"><text:span text:style-name="T6">path</text:span><text:span text:style-name="T4"><text:tab/>(szöveg)<text:tab/>A bővítmény relatív elérési útja.</text:span></text:p>
      <text:p text:style-name="P30"><text:span text:style-name="T6">title</text:span><text:span text:style-name="T4"><text:tab/>(szöveg)<text:tab/>A bővítmény megnevezése.*</text:span></text:p>
      <text:p text:style-name="P30"><text:span text:style-name="T6">version</text:span><text:span text:style-name="T4"><text:tab/>(szöveg)<text:tab/>A bővítmény verziója.*</text:span></text:p>
      <text:p text:style-name="P30"><text:span text:style-name="T6">description<text:tab/></text:span><text:span text:style-name="T10">(szöveg)<text:tab/>A bővítmény leírása, amely a </text:span><text:span text:style-name="T11">readme.txt </text:span><text:span text:style-name="T10">állomány Copyright és Description sorait tartalmazza.</text:span></text:p>
      <text:p text:style-name="P30"><text:span text:style-name="T6">option_active</text:span><text:span text:style-name="T4"><text:tab/>(logikai)<text:tab/>Jelzi, hogy a bővítmény be van-e kapcsolva (aktív-e).</text:span></text:p>
      <text:p text:style-name="P30"><text:span text:style-name="T2">date_create</text:span><text:tab/>(dátum)<text:tab/>A bővítmény rekordjának létrehozásának időpontja.</text:p>
      <text:p text:style-name="P30"><text:span text:style-name="T2">date_modify</text:span><text:tab/>(dátum)<text:tab/>A bővítmény rekordjának utolsó módosításának időpontja.</text:p>
      <text:p text:style-name="P30"><text:span text:style-name="T2">user_create_id</text:span><text:tab/>(szám)<text:tab/>A bővítmény rekordját létrehozó felhasználó azonosító kulcsa.</text:p>
      <text:p text:style-name="P30"><text:span text:style-name="T6">modify_create_id</text:span><text:span text:style-name="T4"><text:tab/>(szám)<text:tab/>A bővítmény rekordját utoljára létrehozó felhasználó azonosító kulcsa.</text:span></text:p>
      <text:p text:style-name="P2">* A bővítmények mappájában kell lennie egy <text:span text:style-name="T20">readme.txt</text:span> állománynak, amely tartalmazza a legfontosabb információkat: a bővítmény nevét, verzióját, szerzői jogi kitételeket, tömör leírását. A <text:span text:style-name="T20">readme.txt</text:span> felépítése az alábbi formát követi:</text:p>
      <text:p text:style-name="P40">Plug-in: bővítmény neve</text:p>
      <text:p text:style-name="P40">Version: verziószám vagy verziónév</text:p>
      <text:p text:style-name="P40">Copyright: szerzői jogok leírása, licenc</text:p>
      <text:p text:style-name="P40">Description: a bővítmény leírása 2-3 mondatban.</text:p>
      <text:p text:style-name="P2">Minden egyéb információ és leírás ez alatt jöhet. Az egyes sorok sorrendje, bevezetése nem változtatható meg, és nem lehet bennük sortörés.</text:p>
      <text:h text:style-name="P89" text:outline-level="2"><text:bookmark text:name="__RefHeading__8562_348082181"/><text:soft-page-break/>A Core osztály<text:bookmark-end text:name="__RefHeading__8562_348082181"/></text:h>
      <text:p text:style-name="Text_20_body"><text:span text:style-name="T5">Állomány:</text:span><text:span text:style-name="T4"> /include/core.class.php</text:span></text:p>
      <text:p text:style-name="Text_20_body"><text:span text:style-name="T4">A </text:span><text:span text:style-name="T6">Core</text:span><text:span text:style-name="T4"> osztály – nevének megfelelően az egész rendszer magja. Az összes adatok megjelenítését, de gyakran kiegészítő funkciókat végző osztály a </text:span><text:span text:style-name="T6">Core</text:span><text:span text:style-name="T4"> leszármazottja. A legtöbb általános célú eljárás ennek az osztálynak egy-egy funkciója.</text:span></text:p>
      <text:h text:style-name="P99" text:outline-level="3"><text:bookmark text:name="__RefHeading__8564_348082181"/>Statikus tulajdonságok<text:bookmark-end text:name="__RefHeading__8564_348082181"/></text:h>
      <text:p text:style-name="Text_20_body"><text:span text:style-name="T4">A </text:span><text:a xlink:type="simple" xlink:href="#2.3.A Core osztály|outline"><text:span text:style-name="T6">Core</text:span></text:a><text:a xlink:type="simple" xlink:href="#2.3.A Core osztály|outline"><text:span text:style-name="T4"> osztály</text:span></text:a><text:span text:style-name="T4"> számos statikus tulajdonsággal és néhány statikus funkcióval rendelkezik. Ezek mindegyikének legfontosabb ismertetője, hogy globális elérésűek és olyan feladatokat végeznek el, amelyek az oldal globális beállításaira vonatkoznak. A globális tulajdonságok mindegyike – a könnyebb megkülönböztetés kedvéért – csupa nagybetűvel írandóak.</text:span></text:p>
      <text:p text:style-name="Tulajdonság"><text:span text:style-name="T6">Core::$CACHE</text:span><text:span text:style-name="T4"><text:tab/>(tömb)<text:tab/>Számos esetben lehet szükség az egyes objektumok ideiglenes tárolására. Erre a célra van létrehozva a </text:span><text:span text:style-name="T6">Core::$CACHE</text:span><text:span text:style-name="T4"> asszociatív tömbje. Ebbe egyszerűen lehet beilleszteni egy inicializált tömböt. A megadandó kulcs formája az osztály neve csupa nagybetűvel, egy kettőspont és egy egyedi azonosító szám (jellemzően az objektum azonosító kulcsa). Pl.: </text:span><text:span text:style-name="T6">Core::$CACHE['PAGE:1']</text:span><text:span text:style-name="T4">. A gyorsítótár használata is roppant egyszerű, mivel csak annyi a teendőnk, hogy az objektumok létrehozása előtt ellenőrizzük a tömböt. Ha az adott objektum benne van, klónozzuk azt (a </text:span><text:span text:style-name="T6">clone</text:span><text:span text:style-name="T4"> funkcióval), és meghívjuk az objektum </text:span><text:span text:style-name="T6">init()</text:span><text:span text:style-name="T4"> funkcióját.</text:span></text:p>
      <text:p text:style-name="P26"><text:span text:style-name="T2">Core::$CSS<text:tab/></text:span><text:span text:style-name="T19">(tömb)<text:tab/>Az oldalhoz a bővítmények számára betöltendő CSS-ek tömbje.</text:span></text:p>
      <text:p text:style-name="P24"><text:span text:style-name="T2">Core::$CMS</text:span><text:tab/>(tömb)<text:tab/>Az adminisztrációs modulok (<text:a xlink:type="simple" xlink:href="#6.CMS – Az adminisztrációs felület|outline">CMS</text:a>) asszociatív konfigurációs tömbje. Részletesen lásd a <text:a xlink:type="simple" xlink:href="#6.CMS – Az adminisztrációs felület|outline">CMS</text:a> bővítmény leírásánál.</text:p>
      <text:p text:style-name="Tulajdonság"><text:span text:style-name="T6">Core::$DEBUG</text:span><text:span text:style-name="T4"><text:tab/>(szöveg)<text:tab/>A nyomkövetés során felhalmozott, beillesztett információk. A szövegbe beillesztett információk a futás végén megjelennek az oldal alján (ha a nyomkövetés módja </text:span><text:span text:style-name="T6">DEBUG</text:span><text:span text:style-name="T4">). Ebbe könnyedén illeszthetünk be információkat, egyszerűen fűzzük hozzá a szöveghez. Pl.: </text:span><text:span text:style-name="T6">Core::$DEBUG .= „Tesztinfo\n”</text:span><text:span text:style-name="T4">. Megjegyzés: a záró sorvég szükséges lehet az információk tagolásához, mivel a kiírás </text:span><text:span text:style-name="T13">formátuma formázatlan (PRE) HTML.</text:span></text:p>
      <text:p text:style-name="P26"><text:span text:style-name="T2">Core::$DEBUG_LEVEL</text:span><text:tab/>(szám)<text:tab/>A nyomkövetés szintje 1-4-ig. A nyomkövetés szintje azt határozza meg, hogy milyen kiegészítő információk jelennek meg az oldal alján: 4 - minden hiba kijelzésre kerül, 3 – legfeljebb a megjegyzés szintű hibák (<text:span text:style-name="T2">notice</text:span>), 2 - csak a figyelmeztetések (<text:span text:style-name="T2">warnings</text:span>) és az annál súlyosabb hibák kerülnek kijelzésre, 1 - csak a hibák (<text:span text:style-name="T2">errors</text:span>) lesznek kiíratva.</text:p>
      <text:p text:style-name="Tulajdonság"><text:span text:style-name="T6">Core::$DOCROOT</text:span><text:span text:style-name="T4"><text:tab/>(szöveg)<text:tab/>Az oldal fizikai elérési útvonala, záró perjel nélkül. Egyszerűvé teszi a fizikai állományok elérését. Beállítása a </text:span><text:span text:style-name="T5">config.inc.php</text:span><text:span text:style-name="T4"> állományban történik a </text:span><text:span text:style-name="T6">$_SERVER['DOCUMENT_ROOT']</text:span><text:span text:style-name="T4"> alapján.</text:span></text:p>
      <text:p text:style-name="Tulajdonság"><text:span text:style-name="T6">Core::$ERRORS</text:span><text:span text:style-name="T4"><text:tab/>(szöveg)<text:tab/>A futás közben összegyűjtött hibák. A </text:span><text:a xlink:type="simple" xlink:href="#2.3.A Core osztály|outline"><text:span text:style-name="T6">Core</text:span></text:a><text:a xlink:type="simple" xlink:href="#2.3.A Core osztály|outline"><text:span text:style-name="T4"> osztály</text:span></text:a><text:span text:style-name="T4"> felülírja a PHP alapértelmezett hibakezelését, és az elkapott hibaüzeneteket ebbe a szöveges változóba gyűjti össze.</text:span></text:p>
      <text:p text:style-name="Tulajdonság"><text:span text:style-name="T6">Core::$HTTP_HOST</text:span><text:span text:style-name="T4"><text:tab/>(szöveg)<text:tab/>Az oldal URL-jének standard bevezetése, záró perjellel. A HTML fájlokban levő beillesztett tartalmak (jellemzően képek és hivatkozások) összeállításánál </text:span><text:span text:style-name="T4">szolgál kezdőtagként. Beállítása a </text:span><text:span text:style-name="T5">config.inc.php</text:span><text:span text:style-name="T4"> állományban történik, a </text:span><text:span text:style-name="T6">$_SERVER['HTTP_HOST'] </text:span><text:span text:style-name="T4">alapján.</text:span></text:p>
      <text:p text:style-name="Tulajdonság"><text:span text:style-name="T6">Core::$HTTPS_HOST</text:span><text:span text:style-name="T4"><text:tab/>(szöveg)<text:tab/>Az oldal URL-jének biztonsági bevezetése, záró perjellel. A HTML fájlokban levő beillesztett tartalmak (jellemzően biztonsági hivatkozások) összeállításánál szolgál kezdőtagként. Beállítása a </text:span><text:span text:style-name="T5">config.inc.php</text:span><text:span text:style-name="T4"> állományban történik, a </text:span><text:span text:style-name="T6">$_SERVER['HTTP_HOST'] </text:span><text:span text:style-name="T4">alapján.</text:span></text:p>
      <text:p text:style-name="Tulajdonság"><text:span text:style-name="T6">Core::$LANG</text:span><text:span text:style-name="T4"><text:tab/>(tömb)<text:tab/>A HTML állományokba beilleszthető nyelvi elemek tömbje, amelyeket a sablonokba a </text:span><text:span text:style-name="T7">{lang:AZONOSÍTÓ} </text:span><text:span text:style-name="T4">helyre illeszt be. A </text:span><text:span text:style-name="T6">Core::$LANG</text:span><text:span text:style-name="T4"> egy asszociatív </text:span><text:span text:style-name="T4">tömb, amelyben az egyes kulcsok a beillesztendő azonosítók. Az azonosítók minden esetben csupa nagybetűvel írandóak.</text:span></text:p>
      <text:p text:style-name="Tulajdonság"><text:soft-page-break/><text:span text:style-name="T6">Core::$MAIN</text:span><text:span text:style-name="T4"><text:tab/>(tömb)<text:tab/>A globális felhasználású osztályok amelyeket rendszerint a </text:span><text:a xlink:type="simple" xlink:href="#2.4.A Site osztály|outline"><text:span text:style-name="T6">Site</text:span></text:a><text:span text:style-name="T4"> objektum állít be az inicializálása során. Ez is egy asszociatív tömb, amelyben a kulcsok a keresett osztályok nevének nagybetűs változatai. Két objektumot inicializál az </text:span><text:span text:style-name="T4">alap </text:span><text:span text:style-name="T6">Site</text:span><text:span text:style-name="T4"> osztály: </text:span><text:span text:style-name="T6">Core::$MAIN['THEME']</text:span><text:span text:style-name="T4"> és </text:span><text:span text:style-name="T6">Core::$MAIN['PAGE']</text:span><text:span text:style-name="T4">. Van </text:span><text:span text:style-name="T4">ezen felül még számos speciális változó is, amit itt tárol a program, amelyeket rendszerint a </text:span><text:span text:style-name="T6">Site generate</text:span><text:span text:style-name="T4"> metódusában dolgozunk fel. Alapesetben négy ilyen érték van: </text:span><text:span text:style-name="T6">Core::$MAIN['TITLE'], Core::$MAIN['META_KEYWORDS'], Core::$MAIN['META_DESCRIPTION'], Core::$MAIN['SVN'].</text:span><text:span text:style-name="T4"> Ezek mindegyike a </text:span><text:span text:style-name="T6">Site</text:span><text:span text:style-name="T4"> objektum egy azonos tulajdonságába kerül bemásolásra.</text:span></text:p>
      <text:p text:style-name="Tulajdonság"><text:span text:style-name="T6">Core::$MODE</text:span><text:span text:style-name="T4"><text:tab/>(szöveg)<text:tab/>A futó program üzemmódja: </text:span><text:span text:style-name="T6">DEBUG</text:span><text:span text:style-name="T4"> – nyomkövető mód, </text:span><text:span text:style-name="T6">RELEASE</text:span><text:span text:style-name="T4"> – éles változat. Az érték beállítása az </text:span><text:span text:style-name="T5">access.inc.php</text:span><text:span text:style-name="T4"> állományban történik.</text:span></text:p>
      <text:p text:style-name="P25"><text:span text:style-name="T6">Core::$PARAM<text:tab/></text:span><text:span text:style-name="T4">(tömb)<text:tab/>Az oldal működését befolyásoló beállítások.</text:span></text:p>
      <text:p text:style-name="Tulajdonság"><text:span text:style-name="T6">Core::$PLUGINS</text:span><text:span text:style-name="T4"><text:tab/>(tömb)<text:tab/>A bővítmények asszociatív tömbje. Használatukat lásd a bővítmények leírásánál.</text:span></text:p>
      <text:p text:style-name="Tulajdonság"><text:span text:style-name="T6">Core::$SCRIPTS<text:tab/></text:span><text:span text:style-name="T4">(tömb)<text:tab/>Az oldalhoz betöltendő JavaScript-ek relatív elérési útjainak tömbje.</text:span></text:p>
      <text:p text:style-name="Tulajdonság"><text:span text:style-name="T6">Core::$TABLE_PREFIX</text:span><text:span text:style-name="T4"><text:tab/>(szöveg)<text:tab/>Az adatbázis táblák előtagja. A program az összes tábla nevéhez hozzáfűzi a megadott előtagot, ami alapértelmezésben üres.</text:span></text:p>
      <text:p text:style-name="Tulajdonság"><text:span text:style-name="T6">Core::$TIMES</text:span><text:span text:style-name="T4"><text:tab/>(szöveg)<text:tab/>A futási idők, amelyeket a </text:span><text:a xlink:type="simple" xlink:href="#2.3.15.log($method, $time_before)|outline"><text:span text:style-name="T6">Core</text:span></text:a><text:a xlink:type="simple" xlink:href="#2.3.15.log($method, $time_before)|outline"><text:span text:style-name="T4"> </text:span></text:a><text:a xlink:type="simple" xlink:href="#2.3.15.log($method, $time_before)|outline"><text:span text:style-name="T6">log()</text:span></text:a><text:a xlink:type="simple" xlink:href="#2.3.15.log($method, $time_before)|outline"><text:span text:style-name="T4"> funkciója</text:span></text:a><text:span text:style-name="T4"> rögzít.</text:span></text:p>
      <text:h text:style-name="P99" text:outline-level="3"><text:bookmark text:name="__RefHeading__8566_348082181"/>Tulajdonságok<text:bookmark-end text:name="__RefHeading__8566_348082181"/></text:h>
      <text:p text:style-name="Text_20_body"><text:span text:style-name="T4">A </text:span><text:a xlink:type="simple" xlink:href="#2.3.A Core osztály|outline"><text:span text:style-name="T6">Core</text:span></text:a><text:a xlink:type="simple" xlink:href="#2.3.A Core osztály|outline"><text:span text:style-name="T4"> osztály</text:span></text:a><text:span text:style-name="T4"> felülírja az osztály és leszármazott osztályainak tulajdonság elérését az alábbi szabályok szerint:</text:span></text:p>
      <text:p text:style-name="Text_20_body"><text:span text:style-name="T4">1. Ha a megadott tulajdonságnak értéket adunk, az bekerül a védett (protected) </text:span><text:span text:style-name="T6">props</text:span><text:span text:style-name="T4"> asszociatív tömbbe.</text:span></text:p>
      <text:p text:style-name="Text_20_body"><text:span text:style-name="T4">2. Ha a megadott tulajdonságot el szeretnénk érni, akkor elsőnek ellenőrzi, hogy van-e az adott tulajdonsághoz rendelhető funkciója az osztálynak. Ha talál </text:span><text:span text:style-name="T6">get_tulajdonságnév</text:span><text:span text:style-name="T4"> nevű függvényt, akkor annak visszatérési értékét adja meg. Ellenben ha a név alapján megtalálható a </text:span><text:span text:style-name="T6">props</text:span><text:span text:style-name="T4"> tömbben, visszaadja annak értékét. Ha nincs benne, NULL értéket ad vissza.</text:span></text:p>
      <text:p text:style-name="Text_20_body"><text:span text:style-name="T4">A </text:span><text:a xlink:type="simple" xlink:href="#2.3.A Core osztály|outline"><text:span text:style-name="T7">Core</text:span></text:a><text:a xlink:type="simple" xlink:href="#2.3.A Core osztály|outline"><text:span text:style-name="T4"> osztálynak</text:span></text:a><text:span text:style-name="T4">, és a leszármazott osztályainak is a fenti megoldás miatt nincsenek előre definiált tulajdonságai. Ez alól csak az alábbi kivételek vannak:</text:span></text:p>
      <text:p text:style-name="Tulajdonság"><text:span text:style-name="T6">inner_modules</text:span><text:span text:style-name="T4"><text:tab/>(tömb)<text:tab/>A sablon feldolgozása során az objektumba beillesztendő modulok objektumának tömbje.</text:span></text:p>
      <text:p text:style-name="Tulajdonság"><text:span text:style-name="T6">items</text:span><text:span text:style-name="T4"><text:tab/>(tömb)<text:tab/>Az inicializálás során az objektum elemeiként létrehozott objektumok tömbje.</text:span></text:p>
      <text:p text:style-name="Tulajdonság"><text:span text:style-name="T6">template</text:span><text:span text:style-name="T4"><text:tab/>(szöveg)<text:tab/>A betöltött vagy beállított HTML sablon.</text:span></text:p>
      <text:h text:style-name="P99" text:outline-level="3"><text:bookmark text:name="__RefHeading__8568_348082181"/>Számolt tulajdonságok<text:bookmark-end text:name="__RefHeading__8568_348082181"/></text:h>
      <text:p text:style-name="P25"><text:span text:style-name="T6">currency</text:span><text:span text:style-name="T4"><text:tab/>(szöveg)<text:tab/>Az oldalon megjelenítendő árak valuta kódja: huf, eur, usd, stb.</text:span></text:p>
      <text:p text:style-name="P25"><text:span text:style-name="T6">lang</text:span><text:span text:style-name="T4"><text:tab/>(szöveg)<text:tab/>Az oldal szövegeinek nyelvkódja: hu, en, de, stb.</text:span></text:p>
      <text:p text:style-name="P25"><text:span text:style-name="T6">user</text:span><text:span text:style-name="T4"><text:tab/>(</text:span><text:a xlink:type="simple" xlink:href="#2.6.A User osztály|outline"><text:span text:style-name="T6">User</text:span></text:a><text:span text:style-name="T4">)<text:tab/>Az oldalra bejelentkezett felhasználó objektuma, vagy NULL érték.</text:span></text:p>
      <text:h text:style-name="P99" text:outline-level="3"><text:bookmark text:name="__RefHeading__8570_348082181"/>konstruktor($variables)<text:bookmark-end text:name="__RefHeading__8570_348082181"/></text:h>
      <text:p text:style-name="Text_20_body"><text:span text:style-name="T4">A </text:span><text:a xlink:type="simple" xlink:href="#2.3.A Core osztály|outline"><text:span text:style-name="T6">Core</text:span></text:a><text:a xlink:type="simple" xlink:href="#2.3.A Core osztály|outline"><text:span text:style-name="T4"> osztály</text:span></text:a><text:span text:style-name="T4"> konstruktorának egy elhagyható paramétere lehet. Ez egy asszociatív tömb lehet (amilyet rendszerint az SQL könyvtárak </text:span><text:span text:style-name="T6">fetch_array</text:span><text:span text:style-name="T4"> függvénye ad vissza), amelynek a tartalmát (kulcsok és értékeik) átmásolja az osztály </text:span><text:span text:style-name="T6">props</text:span><text:span text:style-name="T4"> tömbjébe.</text:span></text:p>
      <text:p text:style-name="P4">Ezzel a tömbként lekérdezett adatbázis mezők gyakorlatilag azonnal átalakulnak az objektum tulajdonságaivá, egyszerűvé és egyértelművé téve ez által a programot.</text:p>
      <text:h text:style-name="Heading_20_3" text:outline-level="3"><text:bookmark text:name="__RefHeading__8572_348082181"/><text:soft-page-break/>init()<text:bookmark-end text:name="__RefHeading__8572_348082181"/></text:h>
      <text:p text:style-name="P4">A <text:a xlink:type="simple" xlink:href="#2.3.A Core osztály|outline"><text:span text:style-name="T2">Core</text:span></text:a><text:a xlink:type="simple" xlink:href="#2.3.A Core osztály|outline"> osztály</text:a> <text:span text:style-name="T2">init()</text:span> funkciója nem végez el semmilyen feladatot. Csak a hibás programfutások megelőzése érdekében került be, mivel ez az eljárás más osztályoknál az alaptulajdonságok (amelyek adatbázisból töltődnek be) alapján beállítandó tulajdonságok inicializálását végzik el. Gyakran ez végzi el a sablon betöltését is, az egyes tulajdonságok (vagy paraméterek) alapján.</text:p>
      <text:h text:style-name="P97" text:outline-level="3"><text:bookmark text:name="__RefHeading__8602_348082181"/>create_message($description, $class, $id)<text:bookmark-end text:name="__RefHeading__8602_348082181"/></text:h>
      <text:p text:style-name="P6">Az oldal működése során többször is megjelenítendő üzeneteket írhat ki a felhasználónak. Ezek lehetnek automatikusan eltűnő üzenetek, vagy bármilyen más formájú üzenetek. </text:p>
      <text:p text:style-name="P6">Ez a funkció létrehoz egy <text:a xlink:type="simple" xlink:href="#2.3.A Core osztály|outline"><text:span text:style-name="T2">Core</text:span></text:a><text:a xlink:type="simple" xlink:href="#2.3.A Core osztály|outline"> objektumot</text:a>, és a kapott értékeket beállítja a tulajdonságaiba. Az üzenet HTML kódját a <text:span text:style-name="T1">message.html</text:span> sablon alapján állatja be a funkció.</text:p>
      <text:p text:style-name="P6">Az üzenet kódja rendszerint a <text:span text:style-name="T2">{content}</text:span> változó helyén, pontosabban az oda beillesztésre kerülő modul elé másolódik be. Lásd a <text:a xlink:type="simple" xlink:href="#2.3.16.set_content()|outline"><text:span text:style-name="T2">set_content()</text:span></text:a><text:a xlink:type="simple" xlink:href="#2.3.16.set_content()|outline"> funkció</text:a> kódjában a működését.</text:p>
      <text:h text:style-name="Heading_20_3" text:outline-level="3"><text:bookmark text:name="__RefHeading__8584_348082181"/>email_to($message, $from, $from_name, $to, $to_name, $subject, $to_user)<text:bookmark-end text:name="__RefHeading__8584_348082181"/></text:h>
      <text:p text:style-name="Text_20_body">Kiküldi a kapott üzenetet e-mailben a megadott címzetteknek. Ehhez az alábbi szabályok szerint jár el:</text:p>
      <text:list xml:id="list34138972" text:style-name="L2">
        <text:list-item>
          <text:p text:style-name="P110">A <text:span text:style-name="T2">message</text:span> tartalmazza az üzenetet, HTML formátumban. Ezt a funkció automatikusan átkódolja HTML tagok nélküli változatba is, a korábbi e-mail kliensek számára.</text:p>
        </text:list-item>
        <text:list-item>
          <text:p text:style-name="P110">A <text:span text:style-name="T2">subject</text:span> lesz az e-mail üzenet tárgya.</text:p>
        </text:list-item>
        <text:list-item>
          <text:p text:style-name="P110">A <text:span text:style-name="T2">from</text:span> a feladó e-mail címe. A <text:span text:style-name="T2">from_name</text:span> a feladó megnevezése, neve.</text:p>
        </text:list-item>
        <text:list-item>
          <text:p text:style-name="P110">A <text:span text:style-name="T2">to</text:span> a címzett e-mail címe. A <text:span text:style-name="T2">to_name</text:span> a címzett megnevezése, neve.</text:p>
        </text:list-item>
        <text:list-item>
          <text:p text:style-name="P110">A <text:span text:style-name="T2">to_user</text:span> értéke alapértelmezésben NULL (azaz elhagyható). Ha az értéke NULL, akkor a <text:span text:style-name="T2">to</text:span> által megadott címzettnek lesz továbbítva az e-mail. Ellenkező esetben azoknak a regisztrált felhasználóknak küldi ki az e-mailt, akiknek a <text:span text:style-name="T2">to_user</text:span> változóban megadott tulajdonsága igaz (azaz a megadott opciójuk be van kapcsolva).</text:p>
        </text:list-item>
      </text:list>
      <text:h text:style-name="P97" text:outline-level="3"><text:bookmark text:name="__RefHeading__8610_348082181"/>format_price($price, $currency)<text:bookmark-end text:name="__RefHeading__8610_348082181"/></text:h>
      <text:p text:style-name="P6">A megadott valuta – vagy annak hiányában a munkamenetben beállított valuta – formai követelményei alapján megformázza a kapott értéket. A formázás beállításait a <text:span text:style-name="T2">Core::$LANG </text:span>tömb egyes értékei tartalmazzák, a valutának megfelelő kóddal kiegészülve:</text:p>
      <text:p text:style-name="P6"><text:span text:style-name="T2">PRICE_FORMAT_kód:</text:span> Az ár formázásának beállításai, a <text:a xlink:type="simple" xlink:href="http://hu.php.net/manual/en/function.sprintf.php">PHP </text:a><text:a xlink:type="simple" xlink:href="http://hu.php.net/manual/en/function.sprintf.php"><text:span text:style-name="T2">sprintf</text:span></text:a> függvény szerinti formai beállításokkal.</text:p>
      <text:p text:style-name="P6"><text:span text:style-name="T2">PRICE_DECIMAL_PLACES_kód</text:span>: A tizedesjegyek száma.</text:p>
      <text:p text:style-name="P6"><text:span text:style-name="T2">PRICE_DECIMAL_SEPARATOR_kód</text:span>: A tizedes tagolójel.</text:p>
      <text:p text:style-name="P6"><text:span text:style-name="T2">PRICE_THOUSAND_SEPARATOR_kód</text:span>: Az ezredes tagolójel.</text:p>
      <text:h text:style-name="P97" text:outline-level="3"><text:bookmark text:name="__RefHeading__8612_348082181"/>debug($data, $text)<text:bookmark-end text:name="__RefHeading__8612_348082181"/></text:h>
      <text:p text:style-name="P6">A kapott adatot és annak típusát kiírja a <text:span text:style-name="T2">Core::$DEBUG</text:span> változóba, opcionálisan előfűzve a $<text:span text:style-name="T2">text</text:span> értékét. Ezzel könnyedén lehetőségünk van a fejlesztés során a nyomon követni kívánt értékeket ellenőrizni.</text:p>
      <text:h text:style-name="P99" text:outline-level="3"><text:bookmark text:name="__RefHeading__8592_348082181"/><text:soft-page-break/>generate()<text:bookmark-end text:name="__RefHeading__8592_348082181"/></text:h>
      <text:p text:style-name="Standard">Ez az eljárás gondoskodik az adatokból HTML állományt generálni. Vagyis a funkció az alábbi sorrendben elkészíti az objektum teljes HTML kódját:</text:p>
      <text:list xml:id="list34125959" text:style-name="L3">
        <text:list-item>
          <text:p text:style-name="P83">Előkészíti az összes objektumot az <text:span text:style-name="T2">items</text:span> tömbben, meghívva azok <text:span text:style-name="T2">generate</text:span> funkcióját.</text:p>
        </text:list-item>
        <text:list-item>
          <text:p text:style-name="P83">Ha az objektumnak van <text:span text:style-name="T2">description</text:span> tulajdonsága, akkor azt beilleszti a sablonba. Ezzel lehetőséget ad rá, hogy az egyes objektumok (pl. oldalak) leírásába is beágyazhassunk dinamikusan működő modulokat.</text:p>
        </text:list-item>
        <text:list-item>
          <text:p text:style-name="P83">Előkészíti a beágyazott modulokat, meghívva az <text:span text:style-name="T2">include_moduls</text:span> funkciót.</text:p>
        </text:list-item>
        <text:list-item>
          <text:p text:style-name="P83">A modulok nevével megegyező tulajdonságokat beállítja a generált objektumok által generált HTML kódra, azok <text:span text:style-name="T2">generate</text:span> funkciójának meghívásával.</text:p>
        </text:list-item>
        <text:list-item>
          <text:p text:style-name="P83">Végigmegy a sablonon, és lecseréli a benne található speciális kódokat az azokhoz kapcsolódó tulajdonságokra, konstansokra, szövegekre és modulok HTML kódjaira.</text:p>
        </text:list-item>
        <text:list-item>
          <text:p text:style-name="P83">Minden fel nem dolgozott kódot ({} jelek közti értéket) töröl.</text:p>
        </text:list-item>
      </text:list>
      <text:p text:style-name="Standard">Az így generált HTML kódot adja vissza szöveges értékként.</text:p>
      <text:h text:style-name="P99" text:outline-level="3"><text:bookmark text:name="__RefHeading__8588_348082181"/>get_variant($variable_name)<text:bookmark-end text:name="__RefHeading__8588_348082181"/></text:h>
      <text:p text:style-name="Standard">Ellenőrzi, hogy a megadott változónév szerepel-e a POST, illetve GET bemeneti tömbökben. Ha megtalálja azt, akkor átmásolja a munkamenetbe és az objektum tulajdonságai közé. Ha megtalálja a POST tömbben, akkor a változót már nem keresi a GET tömbben.</text:p>
      <text:p text:style-name="P42">FONTOS! Az eljárás neve miatt egyetlen objektum tulajdonsága sem lehet <text:span text:style-name="T2">variable</text:span> azonosítójú.</text:p>
      <text:h text:style-name="P97" text:outline-level="3"><text:bookmark text:name="__RefHeading__8598_348082181"/>have_property($name)<text:bookmark-end text:name="__RefHeading__8598_348082181"/></text:h>
      <text:p text:style-name="P6">Ezzel a funkcióval könnyedén ellenőrizhetjük, hogy az adott változó vagy tulajdonság be van-e állítva az objektumban. Ha be van állítva akkor TRUE értékkel tér vissza.</text:p>
      <text:h text:style-name="P99" text:outline-level="3"><text:bookmark text:name="__RefHeading__8590_348082181"/>include_moduls()<text:bookmark-end text:name="__RefHeading__8590_348082181"/></text:h>
      <text:p text:style-name="Standard">A funkció kiemeli a sablonba ágyazott modulokat, és megkísérli azokat objektumként létrehozni. A létrejött objektumokat azok neve (és esetenként paramétere lapján) az <text:span text:style-name="T2">inner_modules</text:span> tömbben tárolja el.</text:p>
      <text:h text:style-name="P99" text:outline-level="3"><text:bookmark text:name="__RefHeading__8574_348082181"/>load_template($<text:span text:style-name="T19">filename</text:span>)<text:bookmark-end text:name="__RefHeading__8574_348082181"/></text:h>
      <text:p text:style-name="Text_20_body"><text:span text:style-name="T4">A </text:span><text:span text:style-name="T6">load_template</text:span><text:span text:style-name="T4"> függvény a paraméterben megadott fájl tartamát betölti a </text:span><text:span text:style-name="T6">template</text:span><text:span text:style-name="T4"> változóba. Abban az esetben, ha nincs beállítva az oldal témája (</text:span><text:span text:style-name="T6">Core::$MAIN['THEME']</text:span><text:span text:style-name="T4"> statikus mező), akkor a </text:span><text:span text:style-name="T4">sablont a </text:span><text:span text:style-name="T6">/templates/default</text:span><text:span text:style-name="T4"> mappában keresi. Ellenkező esetben a témánál megadott mappában keresi a sablont.</text:span></text:p>
      <text:p text:style-name="P57"><text:soft-page-break/>A sablonok egyszerű HTML állományok, amelyekbe más modulok, változók és az objektum tulajdonságai illeszthetőek be az alábbi formában.</text:p>
      <text:h text:style-name="P106" text:outline-level="4">Nyelvi konstansok beillesztése</text:h>
      <text:p text:style-name="P46">{lang:AZONOSÍTÓ}</text:p>
      <text:p text:style-name="P37">A megadott helyre kikeresi a <text:span text:style-name="T2">Core::$LANG</text:span> tömbből a <text:span text:style-name="T2">AZONOSÍTÓ</text:span> nevű értéket. Ha nem talál ilyet, akkor nyomkövető módban a <text:span text:style-name="T2">AZONOSÍTÓ</text:span>-t írja be a sablonba, ellenkező esetben törli az értéket.</text:p>
      <text:h text:style-name="P106" text:outline-level="4">Munkamenet változók beillesztése</text:h>
      <text:p text:style-name="P40">{session:AZONOSÍTÓ}</text:p>
      <text:p text:style-name="P37">Kikeresi az <text:span text:style-name="T2">AZONOSÍTÓ</text:span> nevű változót a munkamenetből és beilleszti a sablonba. Ha nincs ilyen változó vagy az nem skaláris érték, akkor üres szöveget illeszt be.</text:p>
      <text:h text:style-name="P106" text:outline-level="4">Rendszerparaméter beillesztése</text:h>
      <text:p text:style-name="P40">{param:AZONOSÍTÓ}</text:p>
      <text:p text:style-name="P37">A megadott helyre kikeresi a <text:span text:style-name="T2">Core::$PARAMS</text:span> tömbből az <text:span text:style-name="T2">AZONOSÍTÓ</text:span> nevű értéket. Ha nem talál ilyet, akkor üres szöveget illeszt be a helyére.</text:p>
      <text:h text:style-name="P106" text:outline-level="4">Tulajdonságok beillesztése</text:h>
      <text:p text:style-name="P40">{this&gt;TULAJDONSAG_NEVE}</text:p>
      <text:p text:style-name="P37">Az adott objektum tulajdonságaiból <text:span text:style-name="T2">(props</text:span> tömbjéből) beemeli az adott értéket. Ha nem talál ilyet, akkor üres szöveget illeszt be.</text:p>
      <text:h text:style-name="P106" text:outline-level="4">Az osztály elemeinek beillesztése</text:h>
      <text:p text:style-name="P40">{this&gt;items}</text:p>
      <text:p text:style-name="P37">Az adott objektum <text:span text:style-name="T2">items</text:span> tulajdonságában található objektumokat generálja le, és illeszti be a sablonba. Ha az <text:span text:style-name="T2">items</text:span> értéke nem tömb (jellemzően NULL), akkor üres szöveget illeszt be a helyére.</text:p>
      <text:h text:style-name="P106" text:outline-level="4">Beágyazott modulok beillesztése</text:h>
      <text:p text:style-name="P40">{modul:MODUL_NEVE<text:span text:style-name="T12">[:ID]</text:span>}</text:p>
      <text:p text:style-name="P37">A megadott modul által generált tartalmat illeszti be a sablonba, illetve ha nincs ilyen modul vagy nincs értéke, akkor üres szöveget.</text:p>
      <text:h text:style-name="P99" text:outline-level="3"><text:bookmark text:name="__RefHeading__8586_348082181"/><text:soft-page-break/>log($method, $time_before)<text:bookmark-end text:name="__RefHeading__8586_348082181"/></text:h>
      <text:p text:style-name="Standard">A <text:span text:style-name="T2">Core::$TIMES</text:span> változójába beilleszt egy sort, amely segítségével nyomon követhető, hogy a program mely eljárása mennyi ideig futott. Ehhez azonban megfelelő paramétereket és megfelelő alkalmazást kell követni az alábbi szabályok szerint:</text:p>
      <text:p text:style-name="Standard">1. Minden nyomon követendő funkciót a futás kezdeti időpontjának elmentésével kell kezdeni:</text:p>
      <text:p text:style-name="Kód">$time_before = microtime();</text:p>
      <text:p text:style-name="Standard">2. A megfelelő használat érdekében a nyomon követendő funkció utolsó feladata legyen a log meghívása. Ha a funkciónak van visszatérési értéke, akkor annak visszaadása előtt hívjuk meg. Az eső paraméter egy közönséges szöveges változat, amellyel megjelölhetjük a futtatott funkciót. A funkció automatikusan hozzáfűzi a metódus nevét a hívó osztály nevéhez.</text:p>
      <text:h text:style-name="Heading_20_3" text:outline-level="3"><text:bookmark text:name="__RefHeading__8594_348082181"/>set_content()<text:bookmark-end text:name="__RefHeading__8594_348082181"/></text:h>
      <text:p text:style-name="Standard">A munkamenet vezérlő paramétere alapján (<text:span text:style-name="T2">a</text:span>) kicseréli a sablonban a <text:span text:style-name="T2">{content}</text:span> kódot a megfelelő modulra. Így biztosítva azt, hogy az oldal tartalmi része dinamikusan megváltoztatható legyen. Az alapcsomagban ezek az alábbi értékeket vehetik fel:</text:p>
      <text:p text:style-name="Standard"><text:span text:style-name="T2">{modul:user_profile}, {modul:user_regist}, {modul:page} </text:span>– Ezekre cseréli ha az adott modult kell megjeleníteni.</text:p>
      <text:p text:style-name="Standard"><text:span text:style-name="T2">{modul:logon}, {modul:user_lost_password} </text:span>– Ezeket hozzáfűzi a <text:span text:style-name="T2">content</text:span> elejéhez, mivel ezek a tartalom mellett általában csak üzenetet írnak ki az oldalra.</text:p>
      <text:p text:style-name="P41"><text:span text:style-name="T5">Előfeldolgozás</text:span><text:span text:style-name="T4"> (</text:span><text:span text:style-name="T6">core_set_content</text:span><text:span text:style-name="T4">): Az előfeldolgozáshoz kapcsolt funkcióknak az eljárás az előzőek által beállított </text:span><text:span text:style-name="T6">content</text:span><text:span text:style-name="T4"> értékét adja tovább paraméterként (</text:span><text:span text:style-name="T6">set_content($content)</text:span><text:span text:style-name="T4">). Ennek értéke alapértelmezésben üres (ilyenkor a középső tartalmi rész is üres lesz.</text:span></text:p>
      <text:p text:style-name="P41"><text:span text:style-name="T5">Utófeldolgozás</text:span><text:span text:style-name="T4"> (</text:span><text:span text:style-name="T6">core_set_disabled</text:span><text:span text:style-name="T4">): Az utófeldolgozáshoz kapcsolt funkciók a már előkészített </text:span><text:span text:style-name="T6">content</text:span><text:span text:style-name="T4"> tartalmát kapják meg és adják tovább (lásd az előfeldolgozásnál). A </text:span><text:span text:style-name="T6">content</text:span><text:span text:style-name="T4"> értéke ilyenkor nem feltétlenül üres.</text:span></text:p>
      <text:h text:style-name="Heading_20_3" text:outline-level="3"><text:bookmark text:name="__RefHeading__8580_348082181"/>set_disabled($condition)<text:bookmark-end text:name="__RefHeading__8580_348082181"/></text:h>
      <text:p text:style-name="Text_20_body">A kapott feltétel ($<text:span text:style-name="T2">condition</text:span> – logikai érték) alapján beállítja az alábbi tulajdonságokat:</text:p>
      <text:p text:style-name="Tulajdonság"><text:span text:style-name="T2">class_disabled</text:span><text:tab/>(szöveg)<text:tab/>Igaz értéknél <text:span text:style-name="T2">'disabled', </text:span>hamis értéknél üres.</text:p>
      <text:p text:style-name="Tulajdonság"><text:span text:style-name="T2">option_disabled</text:span><text:tab/>(szöveg)<text:tab/>Igaz értéknél<text:span text:style-name="T2"> 'disabled=”disabled”', </text:span>hamis értéknél üres.</text:p>
      <text:p text:style-name="P41"><text:span text:style-name="T5">Előfeldolgozás</text:span><text:span text:style-name="T4"> (</text:span><text:span text:style-name="T6">core_set_disabled</text:span><text:span text:style-name="T4">): Az előfeldolgozáshoz kapcsolt funkcióknak a </text:span><text:a xlink:type="simple" xlink:href="#5.2.5.Core::call_prefunctions($eljárás_neve)|outline"><text:span text:style-name="T6">Core::call_prefunctions()</text:span></text:a><text:span text:style-name="T6"> </text:span><text:span text:style-name="T4">meghívásával hajtja végre, az ott leírtaknak megfelelően.</text:span></text:p>
      <text:p text:style-name="P41"><text:span text:style-name="T5">Utófeldolgozás</text:span><text:span text:style-name="T4"> (</text:span><text:span text:style-name="T6">core_set_disabled</text:span><text:span text:style-name="T4">): Az utófeldolgozáshoz kapcsolt funkciókat a </text:span><text:a xlink:type="simple" xlink:href="#5.2.6.Core::call_postfunctions($eljárás_neve)|outline"><text:span text:style-name="T6">Core::call_postfunctions()</text:span></text:a><text:span text:style-name="T6"> </text:span><text:span text:style-name="T4">meghívásával hajtja végre, az ott leírtaknak megfelelően.</text:span></text:p>
      <text:h text:style-name="P102" text:outline-level="3"><text:bookmark text:name="__RefHeading__8582_348082181"/>set_selected($condition)<text:bookmark-end text:name="__RefHeading__8582_348082181"/></text:h>
      <text:p text:style-name="Text_20_body">A kapott feltétel ($<text:span text:style-name="T2">condition</text:span> – logikai érték) alapján beállítja az alábbi tulajdonságokat:</text:p>
      <text:p text:style-name="Tulajdonság">class_ <text:span text:style-name="T2">selected</text:span><text:tab/>(szöveg)<text:tab/>Igaz értéknél<text:span text:style-name="T2"> 'selected', </text:span>hamis értéknél üres.</text:p>
      <text:p text:style-name="Tulajdonság">option_ <text:span text:style-name="T2">selected</text:span><text:tab/>(szöveg)<text:tab/>Igaz értéknél <text:span text:style-name="T2">'selected=”selected”'</text:span>, hamis értéknél üres.</text:p>
      <text:p text:style-name="Tulajdonság"><text:span text:style-name="T2">check_selected</text:span><text:tab/>(szöveg)<text:tab/>Igaz értéknél<text:span text:style-name="T2"> 'checked=”checked”',</text:span> hamis értéknél üres.</text:p>
      <text:p text:style-name="P41"><text:span text:style-name="T5">Előfeldolgozás</text:span><text:span text:style-name="T4"> (</text:span><text:span text:style-name="T6">core_set_selected</text:span><text:span text:style-name="T4">): Az előfeldolgozáshoz kapcsolt funkcióknak a </text:span><text:a xlink:type="simple" xlink:href="#5.2.5.Core::call_prefunctions($eljárás_neve)|outline"><text:span text:style-name="T6">Core::call_prefunctions()</text:span></text:a><text:span text:style-name="T6"> </text:span><text:span text:style-name="T4">meghívásával hajtja végre, az ott leírtaknak megfelelően.</text:span></text:p>
      <text:p text:style-name="P41"><text:span text:style-name="T5">Utófeldolgozás</text:span><text:span text:style-name="T4"> (</text:span><text:span text:style-name="T6">core_set_selected</text:span><text:span text:style-name="T4">): Az utófeldolgozáshoz kapcsolt funkciókat a </text:span><text:a xlink:type="simple" xlink:href="#5.2.6.Core::call_postfunctions($eljárás_neve)|outline"><text:span text:style-name="T6">Core::call_postfunctions()</text:span></text:a><text:span text:style-name="T6"> </text:span><text:span text:style-name="T4">meghívásával hajtja végre, az ott leírtaknak megfelelően.</text:span></text:p>
      <text:h text:style-name="P99" text:outline-level="3"><text:bookmark text:name="__RefHeading__8596_348082181"/>show()<text:bookmark-end text:name="__RefHeading__8596_348082181"/></text:h>
      <text:p text:style-name="Standard">Alapvetően a kimenetre küldi az objektum HTML kódját. Ehhez az alábbi lépéseket hajtja végre:</text:p>
      <text:list xml:id="list34135621" text:style-name="L4">
        <text:list-item>
          <text:p text:style-name="P84">Előkészíti a tartalmi részt, meghívva a <text:a xlink:type="simple" xlink:href="#2.3.16.set_content()|outline">set</text:a><text:a xlink:type="simple" xlink:href="#2.3.16.set_content()|outline"><text:span text:style-name="T2">_content()</text:span></text:a> funkciót.</text:p>
        </text:list-item>
        <text:list-item>
          <text:p text:style-name="P84">Legenerálja a HTML kódot a <text:a xlink:type="simple" xlink:href="#2.3.10.generate()|outline"><text:span text:style-name="T2">generate()</text:span></text:a> funkció meghívásával.</text:p>
        </text:list-item>
        <text:list-item>
          <text:p text:style-name="P84">Ha a program nyomkövető módban van, akkor a nyomkövetési információkat beilleszti a generált HTML-ben a <text:span text:style-name="T2">{debug_info}</text:span> kód helyére.</text:p>
        </text:list-item>
        <text:list-item>
          <text:p text:style-name="P84">Ha a program éles módban van, akkor a legenerált HTML-t tömöríti: törli a HTML megjegyzéseket, többszörözött szóközöket és sorvégeket.</text:p>
        </text:list-item>
      </text:list>
      <text:p text:style-name="Standard">FONTOS! Mivel a program a futtatás során törli a sorvégeket, ezért a sablonokba ágyazott JavaScript kódokban kerülni kell a teljes soros megjegyzéseket (//). Helyette javasolt a kezdő-vég jelek közé zárt megjegyzések alkalmazása (/* */).</text:p>
      <text:p text:style-name="P41"><text:span text:style-name="T5">Utófeldolgozás</text:span><text:span text:style-name="T4"> (</text:span><text:span text:style-name="T6">core_show</text:span><text:span text:style-name="T4">): Az utófeldolgozáshoz kapcsolt funkciók a már előkészített HTML-t adja át, és várja visszatérési értékként.</text:span></text:p>
      <text:h text:style-name="P97" text:outline-level="3"><text:bookmark text:name="__RefHeading__8608_348082181"/>Core::date_to_unix($date)<text:bookmark-end text:name="__RefHeading__8608_348082181"/></text:h>
      <text:p text:style-name="P6">A kapott szövegesen megadott dátumot, illetve időpontot alakítja át UNIX időbélyeggé.</text:p>
      <text:h text:style-name="P99" text:outline-level="3"><text:bookmark text:name="__RefHeading__8576_348082181"/>Core::decode_html($text)<text:bookmark-end text:name="__RefHeading__8576_348082181"/></text:h>
      <text:p text:style-name="Standard">HTML szövegek dekódolása UTF–8 szöveggé<text:span text:style-name="T4">. A funkció lecseréli a HTML ékezetes betűket UTF–8-as változatukra, illetve az alábbi speciális karakterek HTML változatát azok UTF–8 megfelelőére: </text:span><text:span text:style-name="T6">&amp;rsquo;</text:span><text:span text:style-name="T4"> (aposztróf), </text:span><text:span text:style-name="T6">&lt;br&gt;</text:span><text:span text:style-name="T4"> (sortörés).</text:span></text:p>
      <text:p text:style-name="P41"><text:span text:style-name="T5">Előfeldolgozás</text:span><text:span text:style-name="T4"> (</text:span><text:span text:style-name="T6">core_decode_html</text:span><text:span text:style-name="T4">): Az előfeldolgozáshoz kapcsolt funkcióknak a paraméterezése megegyezik az eredetivel, és a visszatérési értéküket sorban továbbadja a következő funkciónak.</text:span></text:p>
      <text:p text:style-name="P41"><text:span text:style-name="T5">Utófeldolgozás</text:span><text:span text:style-name="T4"> (</text:span><text:span text:style-name="T6">core_decode_html</text:span><text:span text:style-name="T4">): Az utófeldolgozáshoz kapcsolt funkcióknak a paraméterezése megegyezik az eredetivel, és a visszatérési értéküket sorban továbbadja a következő funkciónak.</text:span></text:p>
      <text:h text:style-name="P97" text:outline-level="3"><text:bookmark text:name="__RefHeading__8600_348082181"/>Core::error_handler($severity, $msg, $filename, $linenum)<text:bookmark-end text:name="__RefHeading__8600_348082181"/></text:h>
      <text:p text:style-name="P6">A PHP alapértelmezett hibakezelését váltja fel ez a statikus funkció. Valójában csak annyit csinál, hogy a <text:span text:style-name="T2">Core::$MODE</text:span> és <text:span text:style-name="T2">Core::DEBUG_LEVEL</text:span> beállításai alapján a hibákat nem a képernyőre, hanem a <text:span text:style-name="T2">Core::$ERRORS</text:span> változóba listázza be.</text:p>
      <text:h text:style-name="P99" text:outline-level="3"><text:bookmark text:name="__RefHeading__8578_348082181"/><text:soft-page-break/>Core::unaccuate($text)<text:bookmark-end text:name="__RefHeading__8578_348082181"/></text:h>
      <text:p text:style-name="Standard">A szöveg ékezeteinek törlése, azaz az összes ékezetes betűt ékezet nélküli megfelelőjére cseréli. Lecseréli vagy törli a legtöbb speciális karakter is. Az eljárás tehát előkészít egy tetszőleges szöveget, hogy azt URL-ben paraméterként vagy permalink-nek használhassunk.</text:p>
      <text:p text:style-name="P41"><text:span text:style-name="T5">Előfeldolgozás</text:span><text:span text:style-name="T4"> (</text:span><text:span text:style-name="T6">core_unaccuate</text:span><text:span text:style-name="T4">): Az előfeldolgozáshoz kapcsolt funkcióknak a paraméterezése megegyezik az eredetivel, és a visszatérési értéküket sorban továbbadja a következő funkciónak.</text:span></text:p>
      <text:p text:style-name="P41"><text:span text:style-name="T5">Utófeldolgozás</text:span><text:span text:style-name="T4"> (</text:span><text:span text:style-name="T6">core_unaccuate</text:span><text:span text:style-name="T4">): Az utófeldolgozáshoz kapcsolt funkcióknak a paraméterezése megegyezik az eredetivel, és a visszatérési értéküket sorban továbbadja a következő funkciónak.</text:span></text:p>
      <text:h text:style-name="P97" text:outline-level="3"><text:bookmark text:name="__RefHeading__8604_348082181"/>Core::unix_to_date($date)<text:bookmark-end text:name="__RefHeading__8604_348082181"/></text:h>
      <text:p text:style-name="P6">A kapott UNIX időbélyeget formázza meg szövegesen a <text:span text:style-name="T2">Core::$LANG['DATE_FORMAT']-</text:span>ban beállított formátumnak megfelelően (a <text:a xlink:type="simple" xlink:href="http://hu.php.net/manual/en/function.strftime.php">PHP </text:a><text:a xlink:type="simple" xlink:href="http://hu.php.net/manual/en/function.strftime.php"><text:span text:style-name="T2">strftime</text:span></text:a> funkció szabályai szerint).</text:p>
      <text:h text:style-name="P97" text:outline-level="3"><text:bookmark text:name="__RefHeading__8606_348082181"/>Core::unix_to_datetime()<text:bookmark-end text:name="__RefHeading__8606_348082181"/></text:h>
      <text:p text:style-name="P6">A kapott UNIX időbélyeget formázza meg szövegesen a <text:span text:style-name="T2">Core::$LANG['DATETIME_FORMAT']-</text:span>ban beállított formátumnak megfelelően (a <text:a xlink:type="simple" xlink:href="http://hu.php.net/manual/en/function.strftime.php">PHP </text:a><text:a xlink:type="simple" xlink:href="http://hu.php.net/manual/en/function.strftime.php"><text:span text:style-name="T2">strftime</text:span></text:a> funkció szabályai szerint).</text:p>
      <text:p text:style-name="Text_20_body"><text:a xlink:type="simple" xlink:href="#6.2.A Core osztály bővítménykezelő funkciói|outline">A </text:a><text:a xlink:type="simple" xlink:href="#6.2.A Core osztály bővítménykezelő funkciói|outline">Core</text:a><text:a xlink:type="simple" xlink:href="#6.2.A Core osztály bővítménykezelő funkciói|outline"> osztály további funkciókat tartalmaz a bővítmények kezeléséhez.</text:a></text:p>
      <text:h text:style-name="P89" text:outline-level="2"><text:bookmark text:name="__RefHeading__8614_348082181"/>A Site osztály<text:bookmark-end text:name="__RefHeading__8614_348082181"/></text:h>
      <text:p text:style-name="Text_20_body"><text:span text:style-name="T5">Állomány</text:span><text:span text:style-name="T4">: site.class.php</text:span></text:p>
      <text:p text:style-name="Text_20_body"><text:span text:style-name="T4">A </text:span><text:span text:style-name="T6">Site</text:span><text:span text:style-name="T4"> osztály jelképezi a teljes oldalt magát. Ezt az osztályt hozza létre a program a belépési pontján, és így ez gondoskodik a teljes kód lefuttatásáról.</text:span></text:p>
      <text:h text:style-name="P99" text:outline-level="3"><text:bookmark text:name="__RefHeading__8616_348082181"/>konstruktor()<text:bookmark-end text:name="__RefHeading__8616_348082181"/></text:h>
      <text:p text:style-name="Text_20_body"><text:span text:style-name="T4">A </text:span><text:span text:style-name="T6">Site</text:span><text:span text:style-name="T4"> konstruktora számos fontos feladatot lát el. Ez veszi fel a munkamenetet, és állít be néhány fontos változót. A saját tulajdonságait az </text:span><text:a xlink:type="simple" xlink:href="#2.4.2.init()|outline"><text:span text:style-name="T6">init()</text:span></text:a><text:span text:style-name="T4"> és az </text:span><text:a xlink:type="simple" xlink:href="#2.4.3.include_moduls()|outline"><text:span text:style-name="T6">include_moduls()</text:span></text:a><text:span text:style-name="T4"> eljárás állítja be. Ez előtt azonban az alábbi műveleteket végzi el:</text:span></text:p>
      <text:list xml:id="list34126534" text:style-name="L5">
        <text:list-item>
          <text:p text:style-name="P116">Elindítja, illetve felveszi a futó munkamenetet.</text:p>
        </text:list-item>
        <text:list-item>
          <text:p text:style-name="P117">Betölti és inicializálja az aktív bővítményeket a <text:a xlink:type="simple" xlink:href="#2.4.7.load_plugins()|outline"><text:span text:style-name="T2">load_plugins()</text:span></text:a> funkcióval.</text:p>
        </text:list-item>
        <text:list-item>
          <text:p text:style-name="P117">Belépteti vagy betölti a belépett felhasználót a munkamenetbe, illetve kilépteti azt a <text:span text:style-name="T2">load_user()</text:span> funkcióval.</text:p>
        </text:list-item>
        <text:list-item>
          <text:p text:style-name="P118"><text:span text:style-name="T4">Feldolgozza a bemeneti paramétereket, melyhez a saját </text:span><text:a xlink:type="simple" xlink:href="#2.4.9.load_variants()|outline"><text:span text:style-name="T6">load_variants()</text:span></text:a><text:span text:style-name="T4"> funkcióját hívja meg.</text:span></text:p>
        </text:list-item>
        <text:list-item>
          <text:p text:style-name="P118"><text:span text:style-name="T4">Betölti a rendszer paramétereket, amelyhez a </text:span><text:a xlink:type="simple" xlink:href="#2.4.6.load_params()|outline"><text:span text:style-name="T6">load_params()</text:span></text:a><text:span text:style-name="T4"> funkciót hívja meg.</text:span></text:p>
        </text:list-item>
        <text:list-item>
          <text:p text:style-name="P118"><text:span text:style-name="T4">Betölti az alapértelmezett vagy beállított nyelvnek és valutának megfelelő értékeket, beállításokat. Ehhez a </text:span><text:a xlink:type="simple" xlink:href="#2.4.4.load_languages()|outline"><text:span text:style-name="T6">load_languages()</text:span></text:a><text:span text:style-name="T4"> funkciót hívja meg.</text:span></text:p>
        </text:list-item>
        <text:list-item>
          <text:p text:style-name="P118"><text:span text:style-name="T4">A bemeneti paraméterek alapján meghatározza az oldal sémáját. Ezt a </text:span><text:a xlink:type="simple" xlink:href="#2.4.8.load_theme()|outline"><text:span text:style-name="T6">load_theme()</text:span></text:a><text:span text:style-name="T4"> funkcióval állítja be.</text:span></text:p>
        </text:list-item>
        <text:list-item>
          <text:p text:style-name="P118"><text:soft-page-break/><text:span text:style-name="T4">Betölti a globális </text:span><text:span text:style-name="T6">Core::$MAIN</text:span><text:span text:style-name="T4"> változóba az alapértelmezett objektumokat. Gyakran ezek határozzák meg egyben a megjelenő tartalmat is. Az alapértelmezett objektumokat a </text:span><text:a xlink:type="simple" xlink:href="#2.4.5.load_mains()|outline"><text:span text:style-name="T6">load_mains()</text:span></text:a><text:span text:style-name="T4"> funkció tölti be.</text:span></text:p>
        </text:list-item>
        <text:list-item>
          <text:p text:style-name="P111"><text:span text:style-name="T4">Lefuttatja az </text:span><text:a xlink:type="simple" xlink:href="#2.4.2.init()|outline"><text:span text:style-name="T6">init()</text:span></text:a><text:span text:style-name="T4"> funkciót.</text:span></text:p>
        </text:list-item>
      </text:list>
      <text:h text:style-name="P99" text:outline-level="3"><text:bookmark text:name="__RefHeading__8618_348082181"/>init()<text:bookmark-end text:name="__RefHeading__8618_348082181"/></text:h>
      <text:p text:style-name="Standard"><text:span text:style-name="T4">Betölti a </text:span><text:span text:style-name="T6">Site</text:span><text:span text:style-name="T4"> alapértelmezett sablonját (</text:span><text:span text:style-name="T5">site.html</text:span><text:span text:style-name="T4">). A nyomkövetési módnak megfelelően lecseréli a sablonban a záró kódot (</text:span><text:span text:style-name="T6">{this&gt;finisher_code}</text:span><text:span text:style-name="T4">). Ennek helyére illeszti be a </text:span><text:span text:style-name="T6">{debug_info}</text:span><text:span text:style-name="T4"> kódot </text:span><text:span text:style-name="T4">nyomkövető módban, ellenkező esetben benne hagyja a sablonban. Beállítja továbbá az alábbi tulajdonságokat:</text:span></text:p>
      <text:p text:style-name="Tulajdonság"><text:span text:style-name="T6">svn_revison</text:span><text:span text:style-name="T4"><text:tab/>(szám)<text:tab/>A </text:span><text:span text:style-name="T6">Core::$MAIN['SVN']</text:span><text:span text:style-name="T4"> értékét illeszti ide be. Ez lehet egy konkrét szám, vagy az aktuális SVN repository verziószáma.</text:span></text:p>
      <text:p text:style-name="Tulajdonság"><text:span text:style-name="T6">message</text:span><text:span text:style-name="T4"><text:tab/>(szöveg)<text:tab/>Ide alapértelmezésben üres szöveget állít be. Ez cserélődik ki egy objektum generált kódra ha az oldal valamilyen módszerrel ideiglenes üzenetet ír ki az oldalra (lásd Twitter).</text:span></text:p>
      <text:p text:style-name="Tulajdonság"><text:span text:style-name="T6">meta_robot</text:span><text:span text:style-name="T4"><text:tab/>(szöveg)<text:tab/>Nyomkövető módban ide a </text:span><text:span text:style-name="T6">'noindex,nofollow'</text:span><text:span text:style-name="T4"> kerül, éles módban pedig az</text:span><text:span text:style-name="T6"> 'index,follow'.</text:span></text:p>
      <text:p text:style-name="P27"><text:span text:style-name="T6">http_host</text:span><text:span text:style-name="T10"><text:tab/>(szöveg)<text:tab/>Az oldal http címe, amit a </text:span><text:span text:style-name="T6">Core::$HTTP_HOST</text:span><text:span text:style-name="T10"> változóból másol át.</text:span></text:p>
      <text:h text:style-name="P97" text:outline-level="3"><text:bookmark text:name="__RefHeading__8634_348082181"/>include_moduls()<text:bookmark-end text:name="__RefHeading__8634_348082181"/></text:h>
      <text:p text:style-name="P6">A <text:a xlink:type="simple" xlink:href="#2.3.A Core osztály|outline"><text:span text:style-name="T6">Core</text:span></text:a><text:a xlink:type="simple" xlink:href="#2.3.A Core osztály|outline"><text:span text:style-name="T4"> osztály</text:span></text:a> <text:a xlink:type="simple" xlink:href="#2.3.13.include_moduls()|outline"><text:span text:style-name="T2">include_moduls()</text:span></text:a> meghívása után beállítja a feldolgozás során dinamikusan beállított értékeket a <text:span text:style-name="T2">Site</text:span> objektum alábbi tulajdonságaiba:</text:p>
      <text:p text:style-name="P25"><text:span text:style-name="T6">title</text:span><text:span text:style-name="T4"><text:tab/>(szöveg)<text:tab/>Az oldal címe, ami a böngésző ablakában (fülén) is megjelenik. Ebbe a tulajdonságba a </text:span><text:span text:style-name="T6">Core::$MAIN['THEME']</text:span><text:span text:style-name="T4"> értéke kerül be. Ha ez nem üres szöveg, akkor a végéhez hozzáfűzi még a </text:span><text:span text:style-name="T6">Core::$LANG['TITLE_SEPARATOR']</text:span><text:span text:style-name="T4"> értékét.</text:span></text:p>
      <text:p text:style-name="P27"><text:span text:style-name="T6">meta_keywords<text:tab/></text:span><text:span text:style-name="T10">(szöveg)<text:tab/>Az oldal keywords META tagjának értéke. Ebben a </text:span><text:span text:style-name="T6">Core::$MAIN['META_KEYWORDS']</text:span><text:span text:style-name="T10"> értéke kerül be, ha az nem üres. Ellenben a </text:span><text:span text:style-name="T6">Core::$PARAM['META_KEYWORDS_DEFAULT']</text:span><text:span text:style-name="T10"> értéke.</text:span></text:p>
      <text:p text:style-name="P27"><text:span text:style-name="T6">meta_description<text:tab/></text:span><text:span text:style-name="T10">(szöveg)<text:tab/>Az oldal description META tagjának értéke. Ebben a </text:span><text:span text:style-name="T6">Core::$MAIN['META_DESCRIPTION']</text:span><text:span text:style-name="T10"> értéke kerül be, ha az nem üres. Ellenben a </text:span><text:span text:style-name="T6">Core::$PARAM['META_DESCRIPTION_DEFAULT']</text:span><text:span text:style-name="T10"> értéke.</text:span></text:p>
      <text:p text:style-name="P27"><text:span text:style-name="T6">css</text:span><text:span text:style-name="T10"><text:tab/>(szöveg)<text:tab/>Az oldalhoz betöltendő CSS stíluslapok HTML kódja. A kódsor összeállításához a </text:span><text:span text:style-name="T6">Core::$CSS</text:span><text:span text:style-name="T10"> tömböt dolgozza fel a program.</text:span></text:p>
      <text:p text:style-name="P27"><text:span text:style-name="T6">scripts</text:span><text:span text:style-name="T10"><text:tab/>(szöveg)<text:tab/>Az oldalhoz betöltendő JavaScript-ek HTML kódja. A kódsor összeállításához a </text:span><text:span text:style-name="T6">Core::$SCRIPTS</text:span><text:span text:style-name="T10"> tömböt dolgozza fel a program.</text:span></text:p>
      <text:h text:style-name="P99" text:outline-level="3"><text:bookmark text:name="__RefHeading__8626_348082181"/>load_languages()<text:bookmark-end text:name="__RefHeading__8626_348082181"/></text:h>
      <text:p text:style-name="P4">Ha nincs még beállítva a nyelv, akkor megpróbálja beállítani azt a böngésző nyelve alapján. Amennyiben ez nincs benne az engedélyezett nyelvek között (<text:span text:style-name="T2">Core::$PARAMS['LANG_ENABLED']</text:span>), beállítja az alapértelmezett nyelvet (<text:span text:style-name="T2">Core::$PARAMS['LANG_DEFAULT']</text:span>). A megadott nyelvek természetesen az ISO639 kódokat jelentik.</text:p>
      <text:p text:style-name="P4">Az adatbázis <text:span text:style-name="T1">lang</text:span> tábláját betölti a <text:span text:style-name="T2">Core::$LANG</text:span> tömbbe. A tábla <text:span text:style-name="T2">name</text:span> mezője szolgál a tábla kulcsaként, amíg az értéket a <text:span text:style-name="T2">value</text:span> mezőből emeli ki. Amennyiben több nyelv van engedélyezve, akkor a tábla nevéhez hozzáfűzi a megfelelő tábla postfixet, amit szintén a beállításokból emel ki (<text:span text:style-name="T2">Core::$PARAMS['LANG_POSTFIX']</text:span>).</text:p>
      <text:p text:style-name="P4">Az aktuális nyelv kódja mindig könnyedén elérhető az objektum <text:span text:style-name="T2">lang</text:span> tulajdonságával, akárcsak az aktuális valuta kódja is a <text:span text:style-name="T2">currency</text:span> tulajdonsággal.</text:p>
      <text:p text:style-name="P41"><text:span text:style-name="T5">Előfeldolgozás</text:span><text:span text:style-name="T4"> (</text:span><text:span text:style-name="T6">site_load_languages</text:span><text:span text:style-name="T4">): Paraméterek nélkül meghívja az előfeldolgozáshoz rendelt funkciókat.</text:span></text:p>
      <text:p text:style-name="P43"><text:soft-page-break/><text:span text:style-name="T1">Utófeldolgozás</text:span> (<text:span text:style-name="T2">site_load_languages</text:span>): Paraméterek nélkül meghívja az utófeldolgozáshoz rendelt funkciókat.</text:p>
      <text:h text:style-name="P99" text:outline-level="3"><text:bookmark text:name="__RefHeading__8630_348082181"/>load_mains()<text:bookmark-end text:name="__RefHeading__8630_348082181"/></text:h>
      <text:p text:style-name="P4">Eh a funkció tölti be a <text:span text:style-name="T2">Core::$MAIN</text:span> tömb változóit. Az alapcsomagban ez a megjelenítendő oldalt jelöli. A <text:span text:style-name="T2">p</text:span> paraméter értéke – illetve ha nincs megadva, akkor a <text:span text:style-name="T2">Core::$PARAMS['OPEN_PAGE_ID']</text:span> értéke alapján – inicializál egy <text:span text:style-name="T2">Page</text:span> objektumot és betölti azt a <text:span text:style-name="T2">Core::$MAIN['PAGE'] </text:span>változóba.</text:p>
      <text:p text:style-name="P41"><text:span text:style-name="T5">Előfeldolgozás</text:span><text:span text:style-name="T4"> (</text:span><text:span text:style-name="T6">site_load_mains</text:span><text:span text:style-name="T4">): Paraméterek nélkül meghívja az előfeldolgozáshoz rendelt funkciókat.</text:span></text:p>
      <text:p text:style-name="P43"><text:span text:style-name="T1">Utófeldolgozás</text:span> (<text:span text:style-name="T2">site_load_mains</text:span>): Paraméterek nélkül meghívja az utófeldolgozáshoz rendelt funkciókat.</text:p>
      <text:h text:style-name="P99" text:outline-level="3"><text:bookmark text:name="__RefHeading__8624_348082181"/>load_params()<text:bookmark-end text:name="__RefHeading__8624_348082181"/></text:h>
      <text:p text:style-name="P4">Gyakorlatilag a <text:span text:style-name="T1">params</text:span> tábla tartalmát bemásolja a <text:span text:style-name="T2">Core::$PARAMS</text:span> tömbbe.</text:p>
      <text:p text:style-name="P41"><text:span text:style-name="T5">Előfeldolgozás</text:span><text:span text:style-name="T4"> (</text:span><text:span text:style-name="T6">site_load_params</text:span><text:span text:style-name="T4">): Paraméterek nélkül meghívja az előfeldolgozáshoz rendelt funkciókat.</text:span></text:p>
      <text:p text:style-name="P43"><text:span text:style-name="T1">Utófeldolgozás</text:span> (<text:span text:style-name="T2">site_load_params</text:span>): Paraméterek nélkül meghívja az utófeldolgozáshoz rendelt funkciókat.</text:p>
      <text:h text:style-name="P98" text:outline-level="3"><text:bookmark text:name="__RefHeading__8620_348082181"/>load_plugins()<text:bookmark-end text:name="__RefHeading__8620_348082181"/></text:h>
      <text:p text:style-name="P6"><text:span text:style-name="T4">Ez a funkció gondoskodik a bővítmények elérésének inicializálásáról. Ehhez először is az alapcsomag és az abban foglalt modulok elérését biztosítja: </text:span><text:span text:style-name="T6">page, mainmenu, submenu, basemenu, page_breadcrumb, page_related, userbox, user_regist, user_profile, user_lost_password</text:span><text:span text:style-name="T4">.</text:span></text:p>
      <text:p text:style-name="P6"><text:span text:style-name="T4">Ez után lekérdezi a </text:span><text:span text:style-name="T5">plugins</text:span><text:span text:style-name="T4"> táblából az aktív bővítményeket. Ezeken végighaladva az inicializálhatóakat inicializálja (meghívja azok </text:span><text:span text:style-name="T11">init.inc.php</text:span><text:span text:style-name="T4"> állományát) és kiegészíti az útvonalukkal az </text:span><text:span text:style-name="T6">Core::$PLUGINS['autload']</text:span><text:span text:style-name="T4"> tömböt.</text:span></text:p>
      <text:h text:style-name="P99" text:outline-level="3"><text:bookmark text:name="__RefHeading__8628_348082181"/>load_theme()<text:bookmark-end text:name="__RefHeading__8628_348082181"/></text:h>
      <text:p text:style-name="P4">Meghatározza a betöltendő oldal azonosító kulcsát. Ez az alapcsomagban a <text:span text:style-name="T2">p</text:span> paraméter alapján állapítható meg, illetve ha ez nincs meghatározva, akkor a <text:span text:style-name="T2">Core::$PARAMS['OPEN_PAGE_ID']</text:span> értékét használja.</text:p>
      <text:p text:style-name="P4">Az oldalhoz rendelt sablonkulcs alapján inicializál egy <text:span text:style-name="T2">Theme</text:span> objektumot, és betölti azt a <text:span text:style-name="T2">Core::$MAIN['THEME']</text:span> változóba.</text:p>
      <text:p text:style-name="P7">Az inicializált <text:span text:style-name="T2">Theme</text:span> objektum alapján beállítja az oldal alapértelmezett CSS és JavaScript állományait: <text:span text:style-name="T1">site.css, jquery-ui.css </text:span><text:span text:style-name="T23">és</text:span><text:span text:style-name="T1"> /js/jquery.ui/jquery-ui.min.js</text:span> . Mindegyiket csak akkor tölti be a <text:span text:style-name="T2">Core::$CSS</text:span>, illetve <text:span text:style-name="T2">Core::$SCRIPTS</text:span> tömbökbe, ha az állományokat fizikailag is megtalálja.</text:p>
      <text:p text:style-name="P41"><text:span text:style-name="T5">Előfeldolgozás</text:span><text:span text:style-name="T4"> (</text:span><text:span text:style-name="T6">site_load_theme</text:span><text:span text:style-name="T4">): Paraméterek nélkül meghívja az előfeldolgozáshoz rendelt funkciókat.</text:span></text:p>
      <text:p text:style-name="P43"><text:span text:style-name="T1">Utófeldolgozás</text:span> (<text:span text:style-name="T2">site_load_theme</text:span>): Paraméterek nélkül meghívja az utófeldolgozáshoz rendelt funkciókat.</text:p>
      <text:h text:style-name="P99" text:outline-level="3"><text:bookmark text:name="__RefHeading__8622_348082181"/><text:soft-page-break/>load_variants()<text:bookmark-end text:name="__RefHeading__8622_348082181"/></text:h>
      <text:p text:style-name="P4">Először is törli a munkamenetből azokat a változókat, amelyeket sosem kell megtartani: <text:span text:style-name="T2">a, p, todo, usr, psw, q, tags</text:span>. Ez után végigmegy a POST, majd a GET tömbökön és betölti onnan az összes változót.</text:p>
      <text:h text:style-name="P99" text:outline-level="3"><text:bookmark text:name="__RefHeading__8632_348082181"/>load_user()<text:bookmark-end text:name="__RefHeading__8632_348082181"/></text:h>
      <text:p text:style-name="P4">Ez a funkció inicializálja a felhasználó objektumát ha a belépés parancsot kapja, illetve lépteti ki azt. Elsőként ellenőrzi, hogy ha a vezérlőparaméterben (<text:span text:style-name="T2">a</text:span>) <text:span text:style-name="T2">login</text:span> parancsot talál, és nincs még inicializálva a felhasználó, akkor megkísérli a <text:span text:style-name="T2">usr</text:span> és <text:span text:style-name="T2">psw</text:span> paraméterek értékei alapján létrehozni a <text:a xlink:type="simple" xlink:href="#2.6.A User osztály|outline"><text:span text:style-name="T2">User</text:span></text:a><text:a xlink:type="simple" xlink:href="#2.6.A User osztály|outline"> objektumot</text:a>. Amennyiben a sütikben talál érvényes user bejegyzést, akkor az ott tárolt <text:span text:style-name="T2">user</text:span> (azonosító) és <text:span text:style-name="T2">usercode</text:span> (a jelszó ellenőrzőszáma) alapján hozza létre a <text:a xlink:type="simple" xlink:href="#2.6.A User osztály|outline"><text:span text:style-name="T2">User</text:span></text:a><text:a xlink:type="simple" xlink:href="#2.6.A User osztály|outline"> objektumot</text:a>.</text:p>
      <text:p text:style-name="P4">A létrejött <text:a xlink:type="simple" xlink:href="#2.6.A User osztály|outline"><text:span text:style-name="T2">User</text:span></text:a><text:a xlink:type="simple" xlink:href="#2.6.A User osztály|outline"> objektumot</text:a> bemásolja a munkamenet <text:span text:style-name="T2">user</text:span> változójába, és a beállításainak megfelelően inicializálja a program által az időpontok kezeléséhez szükséges időzónát.</text:p>
      <text:p text:style-name="P4">Ha a vezérlőparaméterben a <text:span text:style-name="T2">logoff</text:span> parancsot érzékeli, akkor törli a munkamenetet, a sütikből a <text:span text:style-name="T2">user</text:span> és <text:span text:style-name="T2">usercode</text:span> bejegyzéseket (a <text:a xlink:type="simple" xlink:href="#2.6.A User osztály|outline"><text:span text:style-name="T2">User</text:span></text:a><text:a xlink:type="simple" xlink:href="#2.6.A User osztály|outline"> osztály</text:a> <text:a xlink:type="simple" xlink:href="#2.6.4.delete_cookie()|outline"><text:span text:style-name="T2">delete_cookie()</text:span></text:a> funkciójával), és újraindítja a munkamenetet. A munkamenet <text:span text:style-name="T2">user</text:span> változójába egy üres <text:a xlink:type="simple" xlink:href="#2.6.A User osztály|outline"><text:span text:style-name="T2">User</text:span></text:a><text:a xlink:type="simple" xlink:href="#2.6.A User osztály|outline"> objektumot</text:a> másol.</text:p>
      <text:p text:style-name="P37"><text:span text:style-name="T1">Megjegyzés</text:span>: A belépéskor megjelenő hibák kezelése a <text:a xlink:type="simple" xlink:href="#2.6.A User osztály|outline"><text:span text:style-name="T2">User</text:span></text:a><text:a xlink:type="simple" xlink:href="#2.6.A User osztály|outline"> osztály</text:a> feladata.</text:p>
      <text:p text:style-name="P41"><text:span text:style-name="T5">Előfeldolgozás</text:span><text:span text:style-name="T4"> (</text:span><text:span text:style-name="T6">site_load_user</text:span><text:span text:style-name="T4">): Paraméterek nélkül meghívja az előfeldolgozáshoz rendelt funkciókat.</text:span></text:p>
      <text:p text:style-name="P43"><text:span text:style-name="T1">Utófeldolgozás</text:span> (<text:span text:style-name="T2">site_load_user</text:span>): Paraméterek nélkül meghívja az utófeldolgozáshoz rendelt funkciókat.</text:p>
      <text:h text:style-name="P89" text:outline-level="2"><text:bookmark text:name="__RefHeading__8636_348082181"/>A Theme osztály<text:bookmark-end text:name="__RefHeading__8636_348082181"/></text:h>
      <text:p text:style-name="Text_20_body"><text:span text:style-name="T5">Állomány</text:span><text:span text:style-name="T4">: theme.class.php</text:span></text:p>
      <text:p text:style-name="Text_20_body"><text:span text:style-name="T4">A </text:span><text:span text:style-name="T6">Theme</text:span><text:span text:style-name="T4"> osztály jelképezi az oldal sablonjainak gyűjteményét. Funkcióját tekintve az osztály </text:span><text:span text:style-name="T6">template_path</text:span><text:span text:style-name="T4"> tulajdonsága a legfontosabb értéke, amely megadja a </text:span><text:a xlink:type="simple" xlink:href="#2.3.14.load_template($filename)|outline"><text:span text:style-name="T6">load_template()</text:span></text:a><text:span text:style-name="T4"> funkciónak, hogy melyik mappából kell betöltenie a sablonfájlokat.</text:span></text:p>
      <text:h text:style-name="P99" text:outline-level="3"><text:bookmark text:name="__RefHeading__8638_348082181"/>konstruktor($theme_id)<text:bookmark-end text:name="__RefHeading__8638_348082181"/></text:h>
      <text:p text:style-name="Text_20_body"><text:span text:style-name="T4">A </text:span><text:span text:style-name="T6">Theme</text:span><text:span text:style-name="T4"> osztály konstruktora nem csinál semmi mást, csak a kapott azonosító kulcs alapján betölti az adatbázis mezőit a tulajdonságokba.</text:span></text:p>
      <text:h text:style-name="P89" text:outline-level="2"><text:bookmark text:name="__RefHeading__8640_348082181"/>A User osztály<text:bookmark-end text:name="__RefHeading__8640_348082181"/></text:h>
      <text:p text:style-name="Text_20_body"><text:span text:style-name="T5">Állomány</text:span><text:span text:style-name="T4">: user.class.php</text:span></text:p>
      <text:p text:style-name="Text_20_body"><text:span text:style-name="T4">A </text:span><text:span text:style-name="T6">User</text:span><text:span text:style-name="T4"> a felhasználót jelképező osztály.</text:span></text:p>
      <text:h text:style-name="P99" text:outline-level="3"><text:bookmark text:name="__RefHeading__8642_348082181"/>konstruktor($username, $password)<text:bookmark-end text:name="__RefHeading__8642_348082181"/></text:h>
      <text:p text:style-name="P4">Inicializálja a felhasználói objektumot a kapott felhasználónév és jelszó alapján. A jelszót valójában sosem kapja meg a konstruktor, minden esetben annak MD5 ellenőrzőszámát kell átadni. Erre azért van szükség, mert így az automatikus belépéshez az adatok (azonosító és jelszó) nem használhatóak fel, lévén a sütikben tárolt jelszó csak annak MD5 kódja.</text:p>
      <text:p text:style-name="Text_20_body"><text:span text:style-name="T4">A belépés sikerességét a </text:span><text:span text:style-name="T6">login_ok</text:span><text:span text:style-name="T4"> tulajdonság jelzi.</text:span></text:p>
      <text:p text:style-name="Text_20_body"><text:soft-page-break/><text:span text:style-name="T4">Ha a felhasználót nem sikerül beléptetni, akkor a </text:span><text:span text:style-name="T6">message</text:span><text:span text:style-name="T4"> változó értéke egy üzenet objektum lesz (lásd </text:span><text:a xlink:type="simple" xlink:href="#2.3.6.create_message($description, $class, $id)|outline"><text:span text:style-name="T6">create_message()</text:span></text:a><text:span text:style-name="T4">). Ebben van az elutasítás szövege: az azonosító nem létezik, a jelszó hibás, a felhasználót letiltották.</text:span></text:p>
      <text:p text:style-name="Text_20_body"><text:span text:style-name="T4">Ha sikerült beléptetni, akkor frissíti a </text:span><text:span text:style-name="T6">date_last_login</text:span><text:span text:style-name="T4"> mező értékét az adatbázisban, és a </text:span><text:span text:style-name="T6">message</text:span><text:span text:style-name="T4"> értékét is üres szövegre állítja.</text:span></text:p>
      <text:p text:style-name="P49"><text:span text:style-name="T2">login_ok</text:span><text:tab/>(logikai)<text:tab/>Jelzi, hogy a felhasználó hitelesített (TRUE) vagy nem hitelesített.</text:p>
      <text:p text:style-name="P49"><text:span text:style-name="T2">message</text:span><text:tab/>(változó)<text:tab/>A sikertelen hitelesítés hibaüzenete, vagy üres szöveg.</text:p>
      <text:h text:style-name="P99" text:outline-level="3"><text:bookmark text:name="__RefHeading__8644_348082181"/>read($user_id)<text:bookmark-end text:name="__RefHeading__8644_348082181"/></text:h>
      <text:p text:style-name="P4">Ez a funkció a konstruktorral azonos feladatokat lát el, de a felhasználót annak azonosító kulcsa (<text:span text:style-name="T2">id</text:span>) alapján inicializálja. Ezt a funkciót beágyazott objektumok inicializálásra használjuk, így például a <text:span text:style-name="T2">create_user_id</text:span> és <text:span text:style-name="T2">modify_user_id</text:span> tulajdonságok alapján egyszerűen lekérdezhető a felhasználó objektuma.</text:p>
      <text:p text:style-name="P4">Ez az eljárás mindig üres szöveget állít be a <text:span text:style-name="T2">message</text:span> tulajdonságba, és a <text:span text:style-name="T2">login_ok</text:span> értékét is FALSE értékre állítja.</text:p>
      <text:h text:style-name="P99" text:outline-level="3"><text:bookmark text:name="__RefHeading__8646_348082181"/>init()<text:bookmark-end text:name="__RefHeading__8646_348082181"/></text:h>
      <text:p text:style-name="P4">Inicializálja a felhasználó kiegészítő tulajdonságait. Ez a funkció kivételesen nem tölti be az osztály sablonját, mivel az a beágyazandó modultól függően eltérő lehet.</text:p>
      <text:p text:style-name="P49"><text:span text:style-name="T2">user_group</text:span><text:tab/>(<text:a xlink:type="simple" xlink:href="#2.7.UserGruop osztály|outline"><text:span text:style-name="T2">UserGroup</text:span></text:a>)<text:tab/>A felhasználó csoportja.</text:p>
      <text:p text:style-name="P49">user_rights<text:tab/>(<text:a xlink:type="simple" xlink:href="#2.8.UserRightList osztály|outline"><text:span text:style-name="T2">UserRightList</text:span></text:a>)<text:tab/>A CMS hozzáféréssel rendelkező felhasználónál a jogait tartalmazza.</text:p>
      <text:h text:style-name="P99" text:outline-level="3"><text:bookmark text:name="__RefHeading__9578_837608558"/>delete_cookie()<text:bookmark-end text:name="__RefHeading__9578_837608558"/></text:h>
      <text:p text:style-name="Text_20_body"><text:span text:style-name="T4">A böngésző sütijei közül azonnal törli a </text:span><text:span text:style-name="T6">user</text:span><text:span text:style-name="T4"> és </text:span><text:span text:style-name="T6">usercode</text:span><text:span text:style-name="T4"> értékeit.</text:span></text:p>
      <text:h text:style-name="P99" text:outline-level="3"><text:bookmark text:name="__RefHeading__9580_837608558"/>generate_random_password()<text:bookmark-end text:name="__RefHeading__9580_837608558"/></text:h>
      <text:p text:style-name="P4">Egy 16 karakter hosszú véletlenszerűen összeállított jelszót generál. A jelszó csak számokat, ékezet nélküli kis és nagybetűket tartalmaz. Nem tartalmaz nulla (0) és egyes (1) számot.</text:p>
      <text:h text:style-name="P99" text:outline-level="3"><text:bookmark text:name="__RefHeading__9582_837608558"/>lost_password()<text:bookmark-end text:name="__RefHeading__9582_837608558"/></text:h>
      <text:p text:style-name="Text_20_body"><text:span text:style-name="T4">A megadott e-mail cím alapján megkísérli azonosítani a felhasználót. Ha ez sikerült – és a felhasználó nincs letiltva –, akkor beállít neki egy véletlenül generált jelszót (lásd </text:span><text:a xlink:type="simple" xlink:href="#2.6.5.generate_random_password()|outline"><text:span text:style-name="T6">generate_random_password()</text:span></text:a><text:span text:style-name="T4">) és betölti az </text:span><text:span text:style-name="T6">User</text:span><text:span text:style-name="T4"> objektumnak az </text:span><text:span text:style-name="T5">email_lost_password.html </text:span><text:span text:style-name="T4">sablont. A sablon alapján összeállított e-mailt kiküldi a kapott e-mail címre.</text:span></text:p>
      <text:h text:style-name="P99" text:outline-level="3"><text:bookmark text:name="__RefHeading__9584_837608558"/>regist()<text:bookmark-end text:name="__RefHeading__9584_837608558"/></text:h>
      <text:p text:style-name="Text_20_body"><text:span text:style-name="T4">A </text:span><text:span text:style-name="T6">User::$COMPULSORY_FIELDS </text:span><text:span text:style-name="T4">(kötelezően megadandó mezők) és a </text:span><text:span text:style-name="T6">User::$NON_COMPULSORY_FIELDS </text:span><text:span text:style-name="T4">(opcionálisan megadható mezők) alapján ellenőrzi a bemeneti paramétereket. Ennek a két tömbnek az értékadása a </text:span><text:span text:style-name="T5">config.inc.php </text:span><text:span text:style-name="T4">állományban történik.</text:span></text:p>
      <text:p text:style-name="Text_20_body"><text:span text:style-name="T4">A megadható mezőnevek megegyeznek az </text:span><text:span text:style-name="T6">User</text:span><text:span text:style-name="T4"> tulajdonságaival, amelyeket adatbázisban is tárolunk. Az egyes mezők típusa és minimális hossza a </text:span><text:span text:style-name="T6">User</text:span><text:span text:style-name="T4"> privát tömbjeiben van beállítva (</text:span><text:span text:style-name="T6">User::$FIELD_TYPE</text:span><text:span text:style-name="T4"> és </text:span><text:span text:style-name="T6">User::$FIELD_LENGTH</text:span><text:span text:style-name="T4">):</text:span></text:p>
      <text:p text:style-name="P21"><text:span text:style-name="T6">id</text:span><text:span text:style-name="T4"><text:tab/></text:span><text:span text:style-name="T6">disabled</text:span><text:span text:style-name="T4"><text:tab/>0</text:span></text:p>
      <text:p text:style-name="P21"><text:span text:style-name="T6">username</text:span><text:span text:style-name="T4"><text:tab/></text:span><text:span text:style-name="T6">identify</text:span><text:span text:style-name="T4"><text:tab/>6</text:span></text:p>
      <text:p text:style-name="P21"><text:span text:style-name="T6">password</text:span><text:span text:style-name="T4"><text:tab/></text:span><text:span text:style-name="T6">password</text:span><text:span text:style-name="T4"><text:tab/>6</text:span></text:p>
      <text:p text:style-name="P21"><text:soft-page-break/><text:span text:style-name="T6">retype</text:span><text:span text:style-name="T4"><text:tab/></text:span><text:span text:style-name="T6">password</text:span><text:span text:style-name="T4"><text:tab/>6</text:span></text:p>
      <text:p text:style-name="P21"><text:span text:style-name="T6">surname</text:span><text:span text:style-name="T4"><text:tab/></text:span><text:span text:style-name="T6">letters</text:span><text:span text:style-name="T4"><text:tab/>2</text:span></text:p>
      <text:p text:style-name="P21"><text:span text:style-name="T6">forename</text:span><text:span text:style-name="T4"><text:tab/></text:span><text:span text:style-name="T6">letters</text:span><text:span text:style-name="T4"><text:tab/>3</text:span></text:p>
      <text:p text:style-name="P21"><text:span text:style-name="T6">email</text:span><text:span text:style-name="T4"><text:tab/></text:span><text:span text:style-name="T6">email</text:span><text:span text:style-name="T4"><text:tab/>6</text:span></text:p>
      <text:p text:style-name="P21"><text:span text:style-name="T6">company</text:span><text:span text:style-name="T4"><text:tab/></text:span><text:span text:style-name="T6">none</text:span><text:span text:style-name="T4"><text:tab/>5</text:span></text:p>
      <text:p text:style-name="P21"><text:span text:style-name="T6">taxnumber</text:span><text:span text:style-name="T4"><text:tab/></text:span><text:span text:style-name="T6">sequence</text:span><text:span text:style-name="T4"><text:tab/>0</text:span></text:p>
      <text:p text:style-name="P21"><text:span text:style-name="T6">phone</text:span><text:span text:style-name="T4"><text:tab/></text:span><text:span text:style-name="T6">phone</text:span><text:span text:style-name="T4"><text:tab/>6</text:span></text:p>
      <text:p text:style-name="P21"><text:span text:style-name="T6">fax</text:span><text:span text:style-name="T4"><text:tab/></text:span><text:span text:style-name="T6">phone</text:span><text:span text:style-name="T4"><text:tab/>6</text:span></text:p>
      <text:p text:style-name="P21"><text:span text:style-name="T6">lang</text:span><text:span text:style-name="T4"><text:tab/></text:span><text:span text:style-name="T6">identify</text:span><text:span text:style-name="T4"><text:tab/>3</text:span></text:p>
      <text:p text:style-name="P21"><text:span text:style-name="T6">date_birth</text:span><text:span text:style-name="T4"><text:tab/></text:span><text:span text:style-name="T6">date</text:span><text:span text:style-name="T4"><text:tab/>0</text:span></text:p>
      <text:p text:style-name="P22"><text:span text:style-name="T6">option_newsletter</text:span><text:span text:style-name="T4"><text:tab/></text:span><text:span text:style-name="T6">logic</text:span><text:span text:style-name="T4"><text:tab/>0</text:span></text:p>
      <text:p text:style-name="P4">Az egyes típusok ellenőrzési szabályai:</text:p>
      <text:p text:style-name="P23"><text:span text:style-name="T6">none</text:span><text:span text:style-name="T4">: Nincs ellenőrzés, a megadott szöveg bármilyen karakter tartalmazhat a megadott hosszig.</text:span></text:p>
      <text:p text:style-name="P23"><text:span text:style-name="T6">number</text:span><text:span text:style-name="T4">: A bemeneti érték csak számjegyeket tartalmazhat amely egész számot reprezentál.</text:span></text:p>
      <text:p text:style-name="P23"><text:span text:style-name="T6">password</text:span><text:span text:style-name="T4">: Nincs ellenőrzés, a megadott szöveg bármilyen karakter tartalmazhat a megadott hosszig.</text:span></text:p>
      <text:p text:style-name="P23"><text:span text:style-name="T6">letters</text:span><text:span text:style-name="T4">: A bemeneti érték csak betűket, kötőjelet és szóközt tartalmazhat.</text:span></text:p>
      <text:p text:style-name="P23"><text:span text:style-name="T6">identify</text:span><text:span text:style-name="T4">: A bemeneti érték csak ékezet nélküli betűket és számjegyeket tartalmazhat.</text:span></text:p>
      <text:p text:style-name="P23"><text:span text:style-name="T6">email</text:span><text:span text:style-name="T4">: A bemeneti értéknek szabályos e-mail címnek kell lennie.</text:span></text:p>
      <text:p text:style-name="P23"><text:span text:style-name="T6">sequence</text:span><text:span text:style-name="T4">: A bemeneti érték csak számjegyeket és kötőjeleket tartalmazhat.</text:span></text:p>
      <text:p text:style-name="P23"><text:span text:style-name="T6">phone</text:span><text:span text:style-name="T4">: A bemeneti érték csak számokat, kötőjeleket, zárójeleket és a plusz jelet tartalmazhatja.</text:span></text:p>
      <text:p text:style-name="P23"><text:span text:style-name="T6">date</text:span><text:span text:style-name="T4">: A bemeneti értéknek átalakíthatónak kell lennie dátum formátumra.</text:span></text:p>
      <text:p text:style-name="P23"><text:span text:style-name="T6">logic</text:span><text:span text:style-name="T4">: A bemeneti érték 1-es vagy 0 lehet (amely az IGAZ vagy HAMIS értékeket jelenti).</text:span></text:p>
      <text:p text:style-name="P4">A megadandó hosszaknál a 0 jelöli a végtelen (nem ellenőrzött hossz) értéket.</text:p>
      <text:p text:style-name="Text_20_body"><text:span text:style-name="T4">A regisztráció során a keletkezett hibákat az eljárás egyszerűen alakítja át a </text:span><text:span text:style-name="T6">Core::$LANG </text:span><text:span text:style-name="T4">egy-egy elemévé. A szövegben talált hibás karaktereknél a </text:span><text:span text:style-name="T6">REGIST_ERROR_mezőnév</text:span><text:span text:style-name="T4"> azonosítót keresi (pl. </text:span><text:span text:style-name="T6">REGIST_ERROR_EMAIL</text:span><text:span text:style-name="T4">). A szükséges minimális hossz hibájánál a </text:span><text:span text:style-name="T6">REGIST_ERROR_LENGTH_mezőnév</text:span><text:span text:style-name="T4"> azonosítót. </text:span></text:p>
      <text:p text:style-name="Text_20_body"><text:span text:style-name="T4">Ha az ellenőrzés során észlelt hibákat, akkor a funkció azokat egy szöveges tömbbe gyűjti és visszaadja visszatérési értékként. Az objektumnak pedig betölti a </text:span><text:span text:style-name="T5">user_regist.html </text:span><text:span text:style-name="T4">sablont. Ebből következően a sablonban érdemes a munkamenetben tárolt értékeket beilleszteni az űrlapba.</text:span></text:p>
      <text:p text:style-name="P4">Ha az ellenőrzés során nincs hiba, akkor a visszatérési érték FALSE. Ha nincs hiba, akkor elvégzi a regisztrációt:</text:p>
      <text:p text:style-name="P20"><text:span text:style-name="T4">1.<text:tab/>Bejegyzi az adatbázis </text:span><text:span text:style-name="T5">users</text:span><text:span text:style-name="T4"> táblájába a kapott adatokat.</text:span></text:p>
      <text:p text:style-name="P19"><text:span text:style-name="T4">2.<text:tab/>A visszakapott adatokat visszatölti egy ideiglenes </text:span><text:span text:style-name="T6">User</text:span><text:span text:style-name="T4"> objektumba.</text:span></text:p>
      <text:p text:style-name="P19"><text:span text:style-name="T4">3.<text:tab/>Az ideiglenes </text:span><text:span text:style-name="T6">User</text:span><text:span text:style-name="T4"> objektum segítségével kiküldi a regisztrációról az e-mailt a felhasználónak. Az e-mail összeállításához az </text:span><text:span text:style-name="T5">email_regist_user.html </text:span><text:span text:style-name="T4">sablont használja.</text:span></text:p>
      <text:p text:style-name="P19"><text:soft-page-break/><text:span text:style-name="T4">4.<text:tab/>Az ideiglenes </text:span><text:span text:style-name="T6">User</text:span><text:span text:style-name="T4"> objektum segítségével kiküldi a regisztrációról az e-mailt azoknak a felhasználóknak, akiknek az </text:span><text:span text:style-name="T6">option_email_from_registration</text:span><text:span text:style-name="T4"> mezője igaz. Az e-mail összeállításához az </text:span><text:span text:style-name="T5">email_regist_admin.html </text:span><text:span text:style-name="T4">sablont használja.</text:span></text:p>
      <text:p text:style-name="P19"><text:span text:style-name="T4">5.<text:tab/>Az objektumnak betölti a </text:span><text:span text:style-name="T5">user_regist_success.html </text:span><text:span text:style-name="T4">sablont.</text:span></text:p>
      <text:h text:style-name="P99" text:outline-level="3"><text:bookmark text:name="__RefHeading__9586_837608558"/>save_cookie($username,$passcode)<text:bookmark-end text:name="__RefHeading__9586_837608558"/></text:h>
      <text:p text:style-name="Text_20_body"><text:span text:style-name="T4">A kapott értékeket a </text:span><text:span text:style-name="T6">Core::$PARAM['AUTOLOGIN_EXPIRE_SECONDS']</text:span><text:span text:style-name="T4"> által meghatározott ideig letárolja a böngésző sütijei közé. A letárolt értékek azonosítója a </text:span><text:span text:style-name="T6">user</text:span><text:span text:style-name="T4"> és </text:span><text:span text:style-name="T6">usercode</text:span><text:span text:style-name="T4"> lesz. Fontos, hogy a kapott jelszó (</text:span><text:span text:style-name="T6">passcode</text:span><text:span text:style-name="T4">) mindenképp kódolva legyen MD5 eljárással!</text:span></text:p>
      <text:h text:style-name="P99" text:outline-level="3"><text:bookmark text:name="__RefHeading__9588_837608558"/>set_password($new_password)<text:bookmark-end text:name="__RefHeading__9588_837608558"/></text:h>
      <text:p text:style-name="P4">A kapott új jelszóra állítja be a felhasználó jelszavát az adatbázisban.</text:p>
      <text:h text:style-name="P99" text:outline-level="3"><text:bookmark text:name="__RefHeading__9590_837608558"/>update()<text:bookmark-end text:name="__RefHeading__9590_837608558"/></text:h>
      <text:p text:style-name="P4">A felhasználó beállításait kísérli meg módosítani a munkamenetben tárolt adatok alapján. Ezeket – a regisztrációhoz hasonlóan – először ellenőrzi.</text:p>
      <text:p text:style-name="P4">Ha a megadott adatokban hibát talált, akkor a visszatérési értéke egy hibaüzenet (a beállítások mentése sikertelen).</text:p>
      <text:p text:style-name="P4">Ha a megadott adatok nem tartalmaznak hibát, akkor módosítja a kívánt mezőket és újra inicializálja az aktuális felhasználó objektumát. Visszatérési értékként ilyenkor a beállítások mentésének sikerességét jelző üzenetet ad.</text:p>
      <text:h text:style-name="P97" text:outline-level="3"><text:bookmark text:name="__RefHeading__8662_348082181"/>User::modul_userbox()<text:bookmark-end text:name="__RefHeading__8662_348082181"/></text:h>
      <text:p text:style-name="P6">Létrehozza a <text:a xlink:type="simple" xlink:href="#2.12.8.modul:userbox – belépő panel/belépett panel|outline"><text:span text:style-name="T2">modul:userbox</text:span></text:a> helyére beillesztendő objektumot.</text:p>
      <text:h text:style-name="P97" text:outline-level="3"><text:bookmark text:name="__RefHeading__8668_348082181"/>User::modul_user_lost_password()<text:bookmark-end text:name="__RefHeading__8668_348082181"/></text:h>
      <text:p text:style-name="P6">Létrehozza a <text:a xlink:type="simple" xlink:href="#2.12.11.modul:user_lost_password – Elfelejtett jelszó kérő űrlap|outline"><text:span text:style-name="T2">modul:user_lost_password</text:span></text:a> helyére beillesztendő objektumot.</text:p>
      <text:h text:style-name="P97" text:outline-level="3"><text:bookmark text:name="__RefHeading__8666_348082181"/>User::modul_user_profile()<text:bookmark-end text:name="__RefHeading__8666_348082181"/></text:h>
      <text:p text:style-name="P6">Létrehozza a <text:a xlink:type="simple" xlink:href="#2.12.9.modul:user_profile – a felhasználó beállításai|outline"><text:span text:style-name="T2">modul:user_profile</text:span></text:a> helyére beillesztendő objektumot.</text:p>
      <text:h text:style-name="P97" text:outline-level="3"><text:bookmark text:name="__RefHeading__8664_348082181"/>User::modul_user_regist()<text:bookmark-end text:name="__RefHeading__8664_348082181"/></text:h>
      <text:p text:style-name="P6">Létrehozza a <text:a xlink:type="simple" xlink:href="#2.12.10.modul:user_regist – a regisztrációs űrlap|outline"><text:span text:style-name="T2">modul:user_regist</text:span></text:a> helyére beillesztendő objektumot.</text:p>
      <text:h text:style-name="Heading_20_2" text:outline-level="2"><text:bookmark text:name="__RefHeading__8670_348082181"/>UserGruop osztály<text:bookmark-end text:name="__RefHeading__8670_348082181"/></text:h>
      <text:p text:style-name="Text_20_body"><text:span text:style-name="T1">Állomány</text:span>: usergroup.class.php</text:p>
      <text:p text:style-name="Text_20_body">A felhasználói csoportot megjelölő osztály. A rendszer alapesetben két csoportot határoz meg: felhasználót és adminisztrátort. A két osztály közti különbség a <text:a xlink:type="simple" xlink:href="#6.CMS – Az adminisztrációs felület|outline"><text:span text:style-name="T4">CMS</text:span></text:a> hozzáférésben van.</text:p>
      <text:h text:style-name="Heading_20_3" text:outline-level="3"><text:bookmark text:name="__RefHeading__8672_348082181"/>konstruktor($data)<text:bookmark-end text:name="__RefHeading__8672_348082181"/></text:h>
      <text:p text:style-name="Text_20_body">Ha a <text:span text:style-name="T2">data</text:span> által megadott érték nem tömb, akkor azt a felhasználói csoport kulcsának tekinti és ezzel inicializálja az osztályt.</text:p>
      <text:h text:style-name="Heading_20_2" text:outline-level="2"><text:bookmark text:name="__RefHeading__8674_348082181"/><text:soft-page-break/>UserRightList osztály<text:bookmark-end text:name="__RefHeading__8674_348082181"/></text:h>
      <text:p text:style-name="Text_20_body"><text:span text:style-name="T1">Állomány</text:span>: userrightlist.class.php</text:p>
      <text:p text:style-name="Text_20_body">Ez az osztály tartalmazza a <text:a xlink:type="simple" xlink:href="#6.CMS – Az adminisztrációs felület|outline"><text:span text:style-name="T4">CMS</text:span></text:a> hozzáféréssel rendelkező felhasználók jogait.</text:p>
      <text:h text:style-name="Heading_20_3" text:outline-level="3"><text:bookmark text:name="__RefHeading__8676_348082181"/>konstruktor($user_group_id)<text:bookmark-end text:name="__RefHeading__8676_348082181"/></text:h>
      <text:p text:style-name="Text_20_body">Feltölti a saját <text:span text:style-name="T2">items</text:span> tömbjét az adott felhasználói csoporthoz tartozó rekordokkal a <text:span text:style-name="T20">user_right</text:span> táblából. Az egyes elemek azonosító kulcsa azok <text:span text:style-name="T2">menu</text:span>-je lesz, míg tartalmuk a <text:span text:style-name="T2">rights</text:span> által megadott jogok listája.</text:p>
      <text:h text:style-name="Heading_20_3" text:outline-level="3"><text:bookmark text:name="__RefHeading__8678_348082181"/>check($menu, $right)<text:bookmark-end text:name="__RefHeading__8678_348082181"/></text:h>
      <text:p text:style-name="Text_20_body">Igaz értéket ad vissza, ha az <text:span text:style-name="T2">items</text:span> tömb <text:span text:style-name="T2">menu</text:span> által meghatározott eleme tartalmazza a <text:span text:style-name="T2">right-ben</text:span> megadott jogot.</text:p>
      <text:h text:style-name="Heading_20_2" text:outline-level="2"><text:bookmark text:name="__RefHeading__8680_348082181"/>Page osztály<text:bookmark-end text:name="__RefHeading__8680_348082181"/></text:h>
      <text:p text:style-name="Text_20_body"><text:span text:style-name="T5">Állomány</text:span><text:span text:style-name="T4">: page.class.php</text:span></text:p>
      <text:p text:style-name="P4">Ez gyakorlatilag az általános tartalom megjelenítésére (szövegek, oldalak) használt osztály. </text:p>
      <text:p text:style-name="Text_20_body"><text:span text:style-name="T4">A </text:span><text:span text:style-name="T6">Page</text:span><text:span text:style-name="T4"> osztály legfontosabb és egyik leghasznosabb jellemzője, hogy a leírásban (</text:span><text:span text:style-name="T6">description</text:span><text:span text:style-name="T4">) tárolt szöveget is értelmezi a program. Ezért ebbe is be lehet illeszteni vezérlő kódokat, és így akár fejlesztés nélkül is el lehet érni a program funkcióit.</text:span></text:p>
      <text:h text:style-name="Heading_20_3" text:outline-level="3"><text:bookmark text:name="__RefHeading__8682_348082181"/>Tulajdonságok (init által generált)<text:bookmark-end text:name="__RefHeading__8682_348082181"/></text:h>
      <text:p text:style-name="P29"><text:span text:style-name="T2">command</text:span><text:tab/>(szöveg)<text:tab/>Ha a <text:span text:style-name="T2">Core::$PARAM['USE_PERMALINKS']</text:span> értéke igaz, akkor a generálás sablonja: http://<text:span text:style-name="T2">Core::$HTTP_HOST</text:span>/oldal/<text:span text:style-name="T2">permalink</text:span>. Ellenkező esetben: http://<text:span text:style-name="T2">Core::$HTTP_HOST</text:span>/?p=<text:span text:style-name="T2">id</text:span>.</text:p>
      <text:p text:style-name="Tulajdonság"><text:span text:style-name="T2">url</text:span><text:tab/>(szöveg)<text:tab/>Az oldal megjelenítéséhez generált teljes URL. Ha a link tulajdonság üres, akkor ez megegyezik a <text:span text:style-name="T2">command</text:span>-dal. Ellenkező esetben a</text:p>
      <text:p text:style-name="Tulajdonság"><text:span text:style-name="T2">level</text:span><text:tab/>(szám)<text:tab/>Az oldal szintjének a száma, amely jelöli, hogy az egymás alá rendelt oldalak farendszerében milyen mélységben van az aktuális oldal. A legfelső szint száma a 0.</text:p>
      <text:p text:style-name="Tulajdonság"><text:span text:style-name="T2">class_level</text:span><text:tab/>(szöveg)<text:tab/>Az oldal szintjének számából generált osztály neve. Valójában a <text:span text:style-name="T2">level</text:span> és a szint száma egymás mögé fűzve, pl.: <text:span text:style-name="T1">level0</text:span>.</text:p>
      <text:p text:style-name="Tulajdonság"><text:span text:style-name="T2">is_selected</text:span><text:tab/>(logikai)<text:tab/>Jelzi, hogy az oldal aktuálisan a megjelenített oldal. Ezt az URL-ben szereplő változók alapján dönti el, azaz ha a munkamenetben levő p változó értéke megegyezik az oldal kulcsával.</text:p>
      <text:p text:style-name="Tulajdonság"><text:span text:style-name="T2">class_selected</text:span><text:tab/>(szöveg)<text:tab/>Értéke <text:span text:style-name="T1">selected</text:span> ha az <text:span text:style-name="T2">is_selected</text:span> igaz. Ellenkező esetben üres.</text:p>
      <text:p text:style-name="Tulajdonság"><text:span text:style-name="T2">option_selected</text:span><text:tab/>(szöveg)<text:tab/>Értéke <text:span text:style-name="T1">selected=”selected”</text:span> ha az <text:span text:style-name="T2">is_selected</text:span> igaz. Ellenkező esetben üres.</text:p>
      <text:p text:style-name="Tulajdonság"><text:span text:style-name="T2">checked_selected</text:span><text:tab/>(szöveg)<text:tab/>Értéke <text:span text:style-name="T1">checked=”checked”</text:span> ha az <text:span text:style-name="T2">is_selected</text:span> igaz. Ellenkező esetben üres.</text:p>
      <text:p text:style-name="Tulajdonság"><text:span text:style-name="T2">roots</text:span><text:tab/>(tömb)<text:tab/>Az oldal szülőoldalainak azonosító kulcsai. A tömb első eleme magának az oldalnak a kulcsa, utolsó eleme pedig az az oldal, aminek nincs beállítva ősoldal.</text:p>
      <text:p text:style-name="Tulajdonság"><text:span text:style-name="T2">is_selected_root</text:span><text:tab/>(logikai)<text:tab/>Értéke igaz, ha az oldal bármely szinten álló szülője az aktuális oldalnak. Ehhez ellenőrzi, hogy az aktuális oldal (<text:span text:style-name="T2">Core::$MAIN['PAGE']</text:span>) <text:s/><text:span text:style-name="T2">roots</text:span> tömbjében megtalálható-e az oldal kulcsa.</text:p>
      <text:p text:style-name="Tulajdonság"><text:span text:style-name="T2">class_selected_root</text:span><text:tab/>(szöveg)<text:tab/>Értéke <text:span text:style-name="T1">selected</text:span> ha az <text:span text:style-name="T2">is_selected_root</text:span> igaz. Ellenkező esetben üres.</text:p>
      <text:p text:style-name="Tulajdonság"><text:span text:style-name="T2">option_selected_root</text:span><text:tab/>(szöveg)<text:tab/>Értéke <text:span text:style-name="T1">selected=”selected”</text:span> ha az <text:span text:style-name="T2">is_selected_root</text:span> igaz. Ellenkező esetben üres.</text:p>
      <text:p text:style-name="Tulajdonság"><text:span text:style-name="T2">checked_selected_root</text:span><text:tab/>(szöveg)<text:tab/>Értéke <text:span text:style-name="T1">checked=”checked” </text:span>ha az <text:span text:style-name="T2">is_selected_root</text:span> igaz. Ellenkező esetben üres.</text:p>
      <text:p text:style-name="Tulajdonság"><text:soft-page-break/><text:span text:style-name="T2">option_collapse</text:span><text:tab/>(szöveg)<text:tab/>Értéke üres, ha az oldalnak nincsenek megjelenítendő alárendelt oldalai. Ha vannak olyan oldalak, amelyek megjelennek az oldal, illetve főmenüben és a <text:span text:style-name="T2">date_publish</text:span> és <text:span text:style-name="T2">date_hide</text:span> mezőjük értéke is az aktuális időpontban van, akkor felveszi a <text:span text:style-name="T2">Core::$LANG[„OPTION_COLLAPSE”]</text:span> értékét (ami jellemzően egy kép, vagy egy karakter).</text:p>
      <text:h text:style-name="Heading_20_3" text:outline-level="3"><text:bookmark text:name="__RefHeading__8684_348082181"/>konstruktor($data, $template, $level, $check_collapse)<text:bookmark-end text:name="__RefHeading__8684_348082181"/></text:h>
      <text:p text:style-name="Text_20_body">A <text:span text:style-name="T2">Page</text:span> konstruktora a <text:span text:style-name="T2">data</text:span> paraméter alapján inicializálja az osztályt. Amennyiben ez egy tömb, úgy annak tartalmát bemásolja a tulajdonságai közé. Ha a <text:span text:style-name="T2">data</text:span> értéke egy egész szám, akkor pedig betölti az adatbázisból, a <text:span text:style-name="T2">data</text:span> értékét tekintve a rekord kulcsának. Ez után a kapott paramétereket továbbadja az <text:span text:style-name="T2">init()</text:span> funkciónak.</text:p>
      <text:h text:style-name="Heading_20_3" text:outline-level="3"><text:bookmark text:name="__RefHeading__8686_348082181"/>init($template, $level, $check_collapse)<text:bookmark-end text:name="__RefHeading__8686_348082181"/></text:h>
      <text:p text:style-name="Text_20_body">Betölti az oldal sablonját a <text:span text:style-name="T2">template</text:span> állományból.</text:p>
      <text:h text:style-name="P97" text:outline-level="3"><text:bookmark text:name="__RefHeading__8688_348082181"/>Page::modul_page()<text:bookmark-end text:name="__RefHeading__8688_348082181"/></text:h>
      <text:p text:style-name="P6">Létrehozza a <text:a xlink:type="simple" xlink:href="#2.12.2.modul:page - oldal|outline"><text:span text:style-name="T2">modul:page</text:span></text:a> helyére beillesztendő objektumot.</text:p>
      <text:h text:style-name="Heading_20_2" text:outline-level="2"><text:bookmark text:name="__RefHeading__8690_348082181"/>PageList osztály<text:bookmark-end text:name="__RefHeading__8690_348082181"/></text:h>
      <text:p text:style-name="Text_20_body"><text:span text:style-name="T1">Állomány</text:span>: pagelist.class.php</text:p>
      <text:p text:style-name="P4">A <text:span text:style-name="T2">PageList</text:span> több oldal listája. Ennek megfelelően az osztály <text:span text:style-name="T2">items</text:span> tömbje <text:a xlink:type="simple" xlink:href="#2.9.Page osztály|outline"><text:span text:style-name="T2">Page</text:span></text:a><text:a xlink:type="simple" xlink:href="#2.9.Page osztály|outline"> objektumokat</text:a> tartalmaz, amelyeket a konstruktor alapján inicializál.</text:p>
      <text:h text:style-name="Heading_20_3" text:outline-level="3"><text:bookmark text:name="__RefHeading__8692_348082181"/>konstuktor($data, $modul_template, $item_template, $expand, $level, $check_collapse)<text:bookmark-end text:name="__RefHeading__8692_348082181"/></text:h>
      <text:p text:style-name="Text_20_body">A kapott adatok (<text:span text:style-name="T2">data</text:span>) alapján inicializálja az osztályt. Ha a <text:span text:style-name="T2">data</text:span> egy tömb, akkor egyszerűen végighaladva rajta értelmezi az értékeket. Amennyiben a tömb elemei szintén tömbök, akkor azokat egy-egy oldal tulajdonságainak tekintve inicializálja az elemeket (létrehozva azok <text:a xlink:type="simple" xlink:href="#2.9.Page osztály|outline"><text:span text:style-name="T2">Page</text:span></text:a><text:a xlink:type="simple" xlink:href="#2.9.Page osztály|outline"> objektumait</text:a>). Ha a tömb elemei számok, akkor azokat tekinti a betöltendő oldalak azonosító kulcsainak és sorban végighaladva rajtuk inicializálja az elemeket. Ha a tömb elemei objektumok, akkor azokat <text:span text:style-name="T2">Page</text:span> osztálynak tekintve bemásolja a saját elemei közé.</text:p>
      <text:p text:style-name="Text_20_body">Fontos, hogy ha a <text:span text:style-name="T2">PageList</text:span> végzi az egyes <text:a xlink:type="simple" xlink:href="#2.9.Page osztály|outline"><text:span text:style-name="T2">Page</text:span></text:a><text:a xlink:type="simple" xlink:href="#2.9.Page osztály|outline"> objektumok</text:a> beolvasását az adatbázisból, akkor a beolvasás előtt ellenőrzi, hogy az adott kulcsú objektum nincs-e már letárolva a <text:span text:style-name="T2">Core::$CACHE['PAGES'] </text:span>változóban. Ha megtalálja, akkor azt inicializálja újra, ellenben a beolvasás után letárolja oda is. Az osztály ezzel az eljárással csökkenti a szükséges adatbázis műveletek számát.</text:p>
      <text:p text:style-name="Text_20_body">Amennyiben az elemek száma nem nulla, akkor inicializálja a <text:span text:style-name="T2">PageList</text:span> osztályt az <text:a xlink:type="simple" xlink:href="#2.10.2.init($modul_template, $item_template, $expand, $level, $check_collapse)|outline"><text:span text:style-name="T2">init()</text:span></text:a><text:span text:style-name="T2"> </text:span>funkcióval. Ezzel érve el azt, hogy ha üres lenne, akkor nem jelenik meg (mivel nem lesz betöltve a sablonja).</text:p>
      <text:h text:style-name="Heading_20_3" text:outline-level="3"><text:bookmark text:name="__RefHeading__8694_348082181"/>init($modul_template, $item_template, $expand, $level, $check_collapse)<text:bookmark-end text:name="__RefHeading__8694_348082181"/></text:h>
      <text:p text:style-name="Text_20_body">Betölti a megadott sablont, majd az <text:span text:style-name="T2">expand</text:span> értéke alapján további elemeket tölt be:</text:p>
      <text:p text:style-name="P36"><text:span text:style-name="T2">none</text:span>: Nem végez beolvasást, a megadott oldallista nem kerül bővítésre.</text:p>
      <text:p text:style-name="P36"><text:span text:style-name="T3">selected</text:span><text:span text:style-name="T1">:</text:span> Csak azt az oldalt bővíti tovább amelyik az aktuálisan kiválasztott oldal. Ez a jellemző használata az oldalmenünek, amelyiknél a kiválasztott elem szintjéig szeretnénk kijelezni az oldalakat hierarchikusan.</text:p>
      <text:p text:style-name="P36"><text:span text:style-name="T2">one:</text:span> Csak a főmenünek megjelölt oldalakat bontja tovább, és az alájuk rendelt oldalakat sorolja fel. Ez a funkció használható egyszerűen a főmenüben legördülők létrehozására.</text:p>
      <text:h text:style-name="Heading_20_3" text:outline-level="3"><text:bookmark text:name="__RefHeading__8696_348082181"/><text:soft-page-break/>init_item($item, $template, $level, $check_collapse)<text:bookmark-end text:name="__RefHeading__8696_348082181"/></text:h>
      <text:p text:style-name="Text_20_body">A megadott elemet inicializálja. Azaz a kapott adatokkal meghívja a <text:span text:style-name="T2">Page-&gt;init() </text:span>funkcióját.</text:p>
      <text:h text:style-name="P97" text:outline-level="3"><text:bookmark text:name="__RefHeading__8702_348082181"/>PageList::modul_basemenu()<text:bookmark-end text:name="__RefHeading__8702_348082181"/></text:h>
      <text:p text:style-name="P6">Létrehozza a <text:a xlink:type="simple" xlink:href="#2.12.5.modul:basemenu - az alapmenü|outline"><text:span text:style-name="T2">modul:basemenu</text:span></text:a> helyére beillesztendő objektumot.</text:p>
      <text:h text:style-name="P97" text:outline-level="3"><text:bookmark text:name="__RefHeading__8698_348082181"/>PageList::modul_mainmenu()<text:bookmark-end text:name="__RefHeading__8698_348082181"/></text:h>
      <text:p text:style-name="P6">Létrehozza a <text:a xlink:type="simple" xlink:href="#2.12.3.modul:mainmenu - a főmenü|outline"><text:span text:style-name="T2">modul:mainmenu</text:span></text:a> helyére beillesztendő objektumot.</text:p>
      <text:h text:style-name="P97" text:outline-level="3"><text:bookmark text:name="__RefHeading__8704_348082181"/>PageList::modul_page_breadcrumb()<text:bookmark-end text:name="__RefHeading__8704_348082181"/></text:h>
      <text:p text:style-name="P6">Létrehozza a <text:a xlink:type="simple" xlink:href="#2.12.6.modul:page_breadcrumb - az oldal-morzsák|outline"><text:span text:style-name="T2">modul:page_breadcrumb</text:span></text:a> helyére beillesztendő objektumot.</text:p>
      <text:h text:style-name="P97" text:outline-level="3"><text:bookmark text:name="__RefHeading__8706_348082181"/>PageList::modul_page_refered()<text:bookmark-end text:name="__RefHeading__8706_348082181"/></text:h>
      <text:p text:style-name="P6">Létrehozza a <text:a xlink:type="simple" xlink:href="#2.12.7.modul:page_refered - a hivatkozott oldalak listája|outline"><text:span text:style-name="T2">modul:page_refered</text:span></text:a> helyére beillesztendő objektumot.</text:p>
      <text:h text:style-name="P97" text:outline-level="3"><text:bookmark text:name="__RefHeading__8700_348082181"/>PageList::modul_submenu()<text:bookmark-end text:name="__RefHeading__8700_348082181"/></text:h>
      <text:p text:style-name="P6">Létrehozza a <text:a xlink:type="simple" xlink:href="#2.12.4.modul:submenu - az oldalmenü|outline"><text:span text:style-name="T2">modul:submenu</text:span></text:a> helyére beillesztendő objektumot.</text:p>
      <text:h text:style-name="Heading_20_2" text:outline-level="2"><text:bookmark text:name="__RefHeading__8708_348082181"/>Sql osztály<text:bookmark-end text:name="__RefHeading__8708_348082181"/></text:h>
      <text:p text:style-name="Text_20_body"><text:span text:style-name="T1">Állomány:</text:span> sql.class.php/sql(pdo).class.php</text:p>
      <text:p text:style-name="Text_20_body">Ez az osztály biztosítja az SQL adatbázis funkciók elérését. Használatával az egyes SQL lekérdezések naplózottan, ellenőrzött körülmények között futnak le.</text:p>
      <text:h text:style-name="Heading_20_3" text:outline-level="3"><text:bookmark text:name="__RefHeading__8710_348082181"/>Statikus tulajdonságok<text:bookmark-end text:name="__RefHeading__8710_348082181"/></text:h>
      <text:p text:style-name="Text_20_body"><text:span text:style-name="T4">A </text:span><text:span text:style-name="T6">Sql</text:span><text:span text:style-name="T4"> osztály csak statikus tulajdonságokkal és statikus funkcióval rendelkezik. Ezek mindegyike az SQL parancsok kezeléséhez, naplózásához vagy épp eléréséhez kapcsolódik.</text:span></text:p>
      <text:p text:style-name="Tulajdonság"><text:span text:style-name="T6">Sql::$HOST</text:span><text:span text:style-name="T4"><text:tab/>(szöveg)<text:tab/>Az adatbázis kiszolgáló neve.</text:span></text:p>
      <text:p text:style-name="Tulajdonság"><text:span text:style-name="T6">Sql::$DATABASE</text:span><text:span text:style-name="T4"><text:tab/>(szöveg)<text:tab/>Az adatbázis neve.</text:span></text:p>
      <text:p text:style-name="Tulajdonság"><text:span text:style-name="T6">Sql::$USERNAME</text:span><text:span text:style-name="T4"><text:tab/>(szöveg)<text:tab/>Az adatbázis felhasználó azonosítója.</text:span></text:p>
      <text:p text:style-name="Tulajdonság"><text:span text:style-name="T6">Sql::$PASSWORD</text:span><text:span text:style-name="T4"><text:tab/>(szöveg)<text:tab/>Az adatbázis felhasználó jelszava.</text:span></text:p>
      <text:p text:style-name="Tulajdonság"><text:span text:style-name="T6">Sql::$QUERIES</text:span><text:span text:style-name="T4"><text:tab/>(tömb)<text:tab/>A lefuttatott SQL parancsok tömbje.</text:span></text:p>
      <text:p text:style-name="P24"><text:span text:style-name="T2">Sql::$TOTAL_QUERY_TIME</text:span><text:tab/>(szám)<text:tab/>A lefuttatott SQL parancsok teljes futási ideje.</text:p>
      <text:h text:style-name="P99" text:outline-level="3"><text:bookmark text:name="__RefHeading__8712_348082181"/>konstruktor()<text:bookmark-end text:name="__RefHeading__8712_348082181"/></text:h>
      <text:p text:style-name="P4">Mindössze a kapcsolatot állítja be üres értékre, hogy az első használatnál szükséges legyen a kapcsolat felvétele.</text:p>
      <text:h text:style-name="P99" text:outline-level="3"><text:bookmark text:name="__RefHeading__8714_348082181"/>Sql::connect()<text:bookmark-end text:name="__RefHeading__8714_348082181"/></text:h>
      <text:p text:style-name="P4">Inicializálja az adatbázis kapcsolatot. Ha létrejön a kapcsolat, akkor a szükséges beállításokat módosítja, hogy a működés során minden szöveges adat UTF–8 kódolásban történjen átadásra.</text:p>
      <text:h text:style-name="P99" text:outline-level="3"><text:bookmark text:name="__RefHeading__8722_348082181"/><text:soft-page-break/>Sql::affected_rows()<text:bookmark-end text:name="__RefHeading__8722_348082181"/></text:h>
      <text:p text:style-name="Text_20_body"><text:span text:style-name="T4">Megadja az előző SQL parancs által érintett sorok számát. Ez az érték 0, ha a kiadott parancs a SELECT, SHOW, DESCRIPT, EXPLAIN – ezeknél a visszaadott sorokat a </text:span><text:a xlink:type="simple" xlink:href="#2.11.15.Sql::num_rows()|outline"><text:span text:style-name="T6">Sql::num_rows()</text:span></text:a><text:span text:style-name="T4"> funkcióval lehet lekérdezni.</text:span></text:p>
      <text:h text:style-name="P99" text:outline-level="3"><text:bookmark text:name="__RefHeading__8726_348082181"/>Sql::calc_fund_rows()<text:bookmark-end text:name="__RefHeading__8726_348082181"/></text:h>
      <text:p text:style-name="P4">Az előzőleg SQL_CALC_FOUND_ROWS opcióval megjelölt SELECT parancsok által érintett összes sorok számát adja vissza. Ha nem értelmezhető vagy nincs érintett sor, akkor 0 értéket ad.</text:p>
      <text:h text:style-name="P99" text:outline-level="3"><text:bookmark text:name="__RefHeading__8718_348082181"/>Sql::connected()<text:bookmark-end text:name="__RefHeading__8718_348082181"/></text:h>
      <text:p text:style-name="P4">Igaz értékkel tér vissza, ha már kapcsolódott az osztály az adatbázishoz.</text:p>
      <text:h text:style-name="P99" text:outline-level="3"><text:bookmark text:name="__RefHeading__8738_348082181"/>Sql::disconnect()<text:bookmark-end text:name="__RefHeading__8738_348082181"/></text:h>
      <text:p text:style-name="P4">Bontja az adatbázis kapcsolatot.</text:p>
      <text:h text:style-name="P99" text:outline-level="3"><text:bookmark text:name="__RefHeading__8740_348082181"/>Sql::echo_sql_error($query)<text:bookmark-end text:name="__RefHeading__8740_348082181"/></text:h>
      <text:p text:style-name="Text_20_body"><text:span text:style-name="T4">A parancs futtatása során fellépő hibákat (és a parancsot magát) másolja be a </text:span><text:span text:style-name="T6">Core::$ERRORS</text:span><text:span text:style-name="T4"> tömbjébe. Ezt a funkciót rendszerint a </text:span><text:a xlink:type="simple" xlink:href="#2.11.16.Sql::query($query)|outline"><text:span text:style-name="T6">Sql::query()</text:span></text:a><text:span text:style-name="T4"> funkció hívja meg.</text:span></text:p>
      <text:h text:style-name="P99" text:outline-level="3"><text:bookmark text:name="__RefHeading__8716_348082181"/>Sql::error($message)<text:bookmark-end text:name="__RefHeading__8716_348082181"/></text:h>
      <text:p text:style-name="P4">Megszakítja a program futását, és a megadott üzenetet jelenit meg a kimeneten. Akkor jelenik meg, ha kritikus hiba történik az adatbázis kapcsolat felépítése közben.</text:p>
      <text:h text:style-name="P99" text:outline-level="3"><text:bookmark text:name="__RefHeading__8730_348082181"/>Sql::fetch_array($result)<text:bookmark-end text:name="__RefHeading__8730_348082181"/></text:h>
      <text:p text:style-name="P4">A megadott lekérdezési eredmény következő sorát adja vissza asszociatív tömbként. Ebben az adott lekérdezés minden sora a nevének megegyező kulcsú elemben kerül leképezésre.</text:p>
      <text:h text:style-name="P99" text:outline-level="3"><text:bookmark text:name="__RefHeading__8728_348082181"/>Sql::fetch_object($result)<text:bookmark-end text:name="__RefHeading__8728_348082181"/></text:h>
      <text:p text:style-name="P4">A megadott lekérdezési eredmény következő sorát adja vissza objektumként leképezve. Ebben az adott lekérdezés minden sora külön tulajdonságként jelenik meg.</text:p>
      <text:h text:style-name="P99" text:outline-level="3"><text:bookmark text:name="__RefHeading__8732_348082181"/>Sql::free_result($result)<text:bookmark-end text:name="__RefHeading__8732_348082181"/></text:h>
      <text:p text:style-name="P4">Feloldja a megadott lekérdezési eredmény által lekötött erőforrásokat.</text:p>
      <text:h text:style-name="P99" text:outline-level="3"><text:bookmark text:name="__RefHeading__8742_348082181"/>Sql::get_database_size()<text:bookmark-end text:name="__RefHeading__8742_348082181"/></text:h>
      <text:p text:style-name="P4">Visszaadja az adatbázis teljes méretér byte-okban meghatározva. A teljes méret tartalmazza a táblák, azok felülírásának és az indexeknek a méretét.</text:p>
      <text:h text:style-name="Heading_20_3" text:outline-level="3"><text:bookmark text:name="__RefHeading__8736_348082181"/><text:span text:style-name="T4">Sql::</text:span><text:span text:style-name="T10">insert_id</text:span><text:span text:style-name="T4">()</text:span><text:bookmark-end text:name="__RefHeading__8736_348082181"/></text:h>
      <text:p text:style-name="P4">Az előzőleg lefuttatott INSERT parancs által beszúrt sor azonosító kulcsát adja vissza.</text:p>
      <text:h text:style-name="P99" text:outline-level="3"><text:bookmark text:name="__RefHeading__8724_348082181"/><text:soft-page-break/>Sql::num_rows()<text:bookmark-end text:name="__RefHeading__8724_348082181"/></text:h>
      <text:p text:style-name="Text_20_body"><text:span text:style-name="T4">Visszaadja a lekérdezésben visszaadott sorokat. Ez az érték 0, ha a kiadott parancs nem a SELECT, SHOW, DESCRIPT, EXPLAIN – ezeknél az érintett sorokat a </text:span><text:a xlink:type="simple" xlink:href="#2.11.4.Sql::affected_rows()|outline"><text:span text:style-name="T6">Sql::affected_rows()</text:span></text:a><text:span text:style-name="T4"> funkcióval lehet lekérdezni.</text:span></text:p>
      <text:h text:style-name="P99" text:outline-level="3"><text:bookmark text:name="__RefHeading__8720_348082181"/>Sql::query($query)<text:bookmark-end text:name="__RefHeading__8720_348082181"/></text:h>
      <text:p text:style-name="Text_20_body"><text:span text:style-name="T4">Lefuttatja a megadott SQL parancsot. Ha a program nyomkövető módban fut (DEBUG), akkor a kiadott parancsokat és azok futási idejét is rögzíti a </text:span><text:span text:style-name="T6">Sql::$QUERIES</text:span><text:span text:style-name="T4"> tömbben. Itt minden sor egy parancs, melynek a végén néhány fontos információ is megjelenik: az érintett sorok száma és a parancs futási ideje.</text:span></text:p>
      <text:p text:style-name="P4">Fontos, hogy az SQL parancs futtatása előtt ellenőrzi, hogy a kapcsolat biztosítva van-e az adatbázissal. Amennyiben nincs, úgy inicializálja a kapcsolatot. Ezáltal az első lekérdezés futtatása során az adatbázis kapcsolat automatikusan létre fog jönni.</text:p>
      <text:h text:style-name="P99" text:outline-level="3"><text:bookmark text:name="__RefHeading__8734_348082181"/>Sql::sql_error()<text:bookmark-end text:name="__RefHeading__8734_348082181"/></text:h>
      <text:p text:style-name="P4">Visszaadja az utoljára kiadott SQL parancs végrehajtás közben fellépet hiba szövegét. Ha hibátlan volt a futtatás, akkor üres szöveget ad vissza.</text:p>
      <text:h text:style-name="Heading_20_2" text:outline-level="2"><text:bookmark text:name="__RefHeading__8744_348082181"/>Az alapcsomag moduljai<text:bookmark-end text:name="__RefHeading__8744_348082181"/></text:h>
      <text:h text:style-name="Heading_20_3" text:outline-level="3"><text:bookmark text:name="__RefHeading__8746_348082181"/>modul:site<text:bookmark-end text:name="__RefHeading__8746_348082181"/></text:h>
      <text:p text:style-name="P4"><draw:g text:anchor-type="paragraph" draw:z-index="4" draw:style-name="gr7"><draw:rect draw:style-name="gr8" draw:text-style-name="P122" svg:width="6.002cm" svg:height="4.001cm" svg:x="10.998cm" svg:y="0cm"><text:p text:style-name="P120"><text:span text:style-name="T24">logó helye</text:span></text:p></draw:rect><draw:rect draw:style-name="gr9" draw:text-style-name="P122" svg:width="5.001cm" svg:height="0.75cm" svg:x="11.481cm" svg:y="0.845cm"><text:p text:style-name="P120"><text:span text:style-name="T24"><text:a xlink:href="#2.12.8.modul:userbox – belépő panel/belépett panel|outline">modul:userbox</text:a></text:span></text:p></draw:rect><draw:rect draw:style-name="gr9" draw:text-style-name="P122" svg:width="5.001cm" svg:height="0.75cm" svg:x="11.481cm" svg:y="1.836cm"><text:p text:style-name="P120"><text:span text:style-name="T24">content (változó)</text:span></text:p></draw:rect><draw:rect draw:style-name="gr9" draw:text-style-name="P122" svg:width="5.001cm" svg:height="0.75cm" svg:x="11.481cm" svg:y="2.831cm"><text:p text:style-name="P120"><text:span text:style-name="T24"><text:a xlink:href="#2.12.5.modul:basemenu - az alapmenü|outline">modul:basemenu</text:a></text:span></text:p></draw:rect></draw:g><text:span text:style-name="T1">Állomány</text:span>: site.html</text:p>
      <text:p text:style-name="P4"><text:span text:style-name="T1">Funkció:</text:span> speciális.</text:p>
      <text:p text:style-name="P4"><text:span text:style-name="T1">A modul tulajdonságai</text:span>: megegyeznek a <text:a xlink:type="simple" xlink:href="#2.4.A Site osztály|outline"><text:span text:style-name="T2">Site</text:span></text:a><text:a xlink:type="simple" xlink:href="#2.4.A Site osztály|outline"> osztály tulajdonságaival</text:a>.</text:p>
      <text:p text:style-name="P4">Valójában az egyetlen modul, amelyik valójában nem létezik, mivel ez a gyökere az összes többinek. Ennek megfelelően ez határozza meg az oldal megjelenítésének módját az alábbi feladatokkal egyetemben:</text:p>
      <text:list xml:id="list34151392" text:style-name="L6">
        <text:list-item>
          <text:p text:style-name="P109">Definiálja a HTML lap keretéül szolgáló kódot. Megadja a HTML dokumentum típusát, nyelvét és olvasási irányát.</text:p>
        </text:list-item>
        <text:list-item>
          <text:p text:style-name="P109">Megadja az oldal címét, ami a keresők számára (Google, Bing) elsődleges fontosságú.</text:p>
        </text:list-item>
        <text:list-item>
          <text:p text:style-name="P109">Beállítja a keresőknek szóló META információkat: a <text:span text:style-name="T2">keywords</text:span>, <text:span text:style-name="T2">description</text:span> és <text:span text:style-name="T2">robot</text:span> értékét.</text:p>
        </text:list-item>
        <text:list-item>
          <text:p text:style-name="P109">Definiálja az oldal ikonját.</text:p>
        </text:list-item>
        <text:list-item>
          <text:p text:style-name="P109">Meghatározza a betöltendő CSS állományokat. Szükség esetén betölti az <text:span text:style-name="T1">Internet Explorer 6</text:span> megjelenítéséhez szükséges CSS állományt is.</text:p>
        </text:list-item>
        <text:list-item>
          <text:p text:style-name="P109">Betölti az oldal futtatásához szükséges JavaScript állományokat. Ezekből az oldal alapvetően az alábbiakat használja:</text:p>
          <text:list>
            <text:list-item>
              <text:p text:style-name="P109">A <text:span text:style-name="T1">jQuery</text:span> keretrendszer aktuális változata.</text:p>
            </text:list-item>
            <text:list-item>
              <text:p text:style-name="P109">A <text:span text:style-name="T1">jQuery UI</text:span> aktuális változata.</text:p>
            </text:list-item>
          </text:list>
        </text:list-item>
        <text:list-item>
          <text:p text:style-name="P109"><text:soft-page-break/>Ez az állomány tartalmazza az <text:span text:style-name="T1">Internet Explorer 6</text:span> esetén megjelenő figyelmeztető üzenetet, amely felhívja a felhasználók figyelmét az elavult böngésző használatára.</text:p>
        </text:list-item>
        <text:list-item>
          <text:p text:style-name="P109">A HTML kód törzsében meghatározza az oldal felépítését, és a mindig beágyazandó modulokat.</text:p>
        </text:list-item>
        <text:list-item>
          <text:p text:style-name="P109">Meghatározza, hogy hova kerül a változó tartalom (<text:span text:style-name="T2">{content}</text:span>), amely az oldal legfőbb információhordozó felülete is egyben.</text:p>
        </text:list-item>
        <text:list-item>
          <text:p text:style-name="P109">Szükség esetén a mindig jelenlevő elemekhez kapcsolódó JavaScript kódokat tartalmazhat, amelyek gondoskodhatnak speciális hatások és funkciók elemekhez rendeléséhez.</text:p>
        </text:list-item>
        <text:list-item>
          <text:p text:style-name="P109">Végül tartalmazza a nyomkövetés, vagy analitika helyéül szolgáló kódot (<text:span text:style-name="T2">{this&gt;finisher_code}</text:span>).</text:p>
        </text:list-item>
      </text:list>
      <text:h text:style-name="Heading_20_3" text:outline-level="3"><text:bookmark text:name="__RefHeading__8748_348082181"/>modul:page - oldal<text:bookmark-end text:name="__RefHeading__8748_348082181"/></text:h>
      <text:p text:style-name="Text_20_body"><draw:g text:anchor-type="paragraph" draw:z-index="5" draw:style-name="gr4"><draw:rect draw:style-name="gr10" draw:text-style-name="P122" svg:width="6.002cm" svg:height="4.001cm" svg:x="10.998cm" svg:y="0cm"><text:p/></draw:rect><draw:rect draw:style-name="gr9" draw:text-style-name="P122" svg:width="5.001cm" svg:height="0.75cm" svg:x="11.481cm" svg:y="0.471cm"><text:p text:style-name="P120"><text:span text:style-name="T24">title</text:span></text:p></draw:rect><draw:rect draw:style-name="gr9" draw:text-style-name="P122" svg:width="5.001cm" svg:height="2.008cm" svg:x="11.481cm" svg:y="1.517cm"><text:p text:style-name="P120"><text:span text:style-name="T24">description</text:span></text:p></draw:rect></draw:g><text:span text:style-name="T1">Állomány</text:span>: page.html</text:p>
      <text:p text:style-name="P13"><text:span text:style-name="T5">A modul beillesztését végző funkció:</text:span><text:span text:style-name="T4"> </text:span><text:a xlink:type="simple" xlink:href="#2.9.4.Page::modul_page()|outline"><text:span text:style-name="T6">Page::modul_page()</text:span></text:a></text:p>
      <text:p text:style-name="P13"><text:span text:style-name="T1">A modul tulajdonságai</text:span>: megegyeznek a <text:a xlink:type="simple" xlink:href="#2.9.Page osztály|outline"><text:span text:style-name="T2">Page</text:span></text:a><text:a xlink:type="simple" xlink:href="#2.9.Page osztály|outline"> osztály tulajdonságaival</text:a>.</text:p>
      <text:p text:style-name="P13">A <text:span text:style-name="T2">modul:page</text:span> feladatai egyáltalán nem bonyolultak. Egyszerűen a tartalom formázása a feladata.</text:p>
      <text:h text:style-name="Heading_20_3" text:outline-level="3"><text:bookmark text:name="__RefHeading__8750_348082181"/>modul:mainmenu - a főmenü<text:bookmark-end text:name="__RefHeading__8750_348082181"/></text:h>
      <text:p text:style-name="P4"><text:span text:style-name="T1">Állományok</text:span>: maimenu.html és mainmenu_item.html</text:p>
      <text:p text:style-name="P4"><text:span text:style-name="T1">A modul beillesztését végző funkció:</text:span> <text:a xlink:type="simple" xlink:href="#2.10.5.PageList::modul_mainmenu()|outline"><text:span text:style-name="T2">PageList::modul_mainmenu()</text:span></text:a></text:p>
      <text:p text:style-name="P4"><text:span text:style-name="T1">A befogadó modul tulajdonságai</text:span>: <text:span text:style-name="T2">items</text:span>.</text:p>
      <text:p text:style-name="P4"><text:span text:style-name="T1">Az elemek tulajdonságai</text:span>: <text:span text:style-name="T2">title, url, class_selected. option_selected, class_level</text:span>.</text:p>
      <text:p text:style-name="P4">Ez a modul használható azoknak az oldalaknak a megjelenítésére, amelyeknél az <text:span text:style-name="T2">option_mainmenu</text:span> értéke TRUE. Az oldalakat elsődlegesen azok súlya alapján (a nagyobb súlyú oldal kerül előbbre), másodlagosan a megnevezése alapján ábécé rendbe rendezi.</text:p>
      <text:h text:style-name="Heading_20_3" text:outline-level="3"><text:bookmark text:name="__RefHeading__8752_348082181"/>modul:submenu - az oldalmenü<text:bookmark-end text:name="__RefHeading__8752_348082181"/></text:h>
      <text:p text:style-name="Text_20_body"><text:span text:style-name="T1">Állományok</text:span>: submenu.html és submenu_item.html</text:p>
      <text:p text:style-name="P4"><text:span text:style-name="T1">A modul beillesztését végző funkció:</text:span> <text:a xlink:type="simple" xlink:href="#2.10.8.PageList::modul_submenu()|outline"><text:span text:style-name="T2">PageList::modul_submenu()</text:span></text:a></text:p>
      <text:p text:style-name="P4"><text:span text:style-name="T1">A befogadó modul tulajdonságai</text:span>: <text:span text:style-name="T2">items</text:span>.</text:p>
      <text:p text:style-name="P4"><text:span text:style-name="T1">Az elemek tulajdonságai</text:span>: <text:span text:style-name="T2">title, url, class_selected. option_selected, class_level</text:span>.</text:p>
      <text:p text:style-name="P4">Ez a modul használható azoknak az oldalaknak a megjelenítésére, amelyeknél az <text:span text:style-name="T2">option_submenu</text:span>értéke TRUE. Az oldalakat elsődlegesen azok súlya alapján (a nagyobb súlyú oldal kerül előbbre), másodlagosan a megnevezése alapján ábécé rendbe rendezi.</text:p>
      <text:h text:style-name="P102" text:outline-level="3"><text:bookmark text:name="__RefHeading__8754_348082181"/>modul:basemenu - az alapmenü<text:bookmark-end text:name="__RefHeading__8754_348082181"/></text:h>
      <text:p text:style-name="Text_20_body"><draw:g text:anchor-type="paragraph" draw:z-index="6" draw:style-name="gr4"><draw:rect draw:style-name="gr11" draw:text-style-name="P122" svg:width="6.002cm" svg:height="1.206cm" svg:x="10.998cm" svg:y="0cm"><text:p text:style-name="P120"><text:span text:style-name="T24"><text:tab/></text:span><text:span text:style-name="T24">...</text:span></text:p></draw:rect><draw:rect draw:style-name="gr9" draw:text-style-name="P122" svg:width="1.001cm" svg:height="0.75cm" svg:x="11.254cm" svg:y="0.203cm"><text:p text:style-name="P120"><text:span text:style-name="T24">item</text:span></text:p></draw:rect><draw:rect draw:style-name="gr9" draw:text-style-name="P122" svg:width="1.001cm" svg:height="0.75cm" svg:x="12.436cm" svg:y="0.203cm"><text:p text:style-name="P120"><text:span text:style-name="T24">item</text:span></text:p></draw:rect><draw:rect draw:style-name="gr9" draw:text-style-name="P122" svg:width="1.001cm" svg:height="0.75cm" svg:x="15.757cm" svg:y="0.203cm"><text:p text:style-name="P120"><text:span text:style-name="T24">item</text:span></text:p></draw:rect><draw:rect draw:style-name="gr9" draw:text-style-name="P122" svg:width="3.938cm" svg:height="0.75cm" svg:x="12.323cm" svg:y="1.309cm"><text:p text:style-name="P120"><text:span text:style-name="T28">title</text:span><text:span text:style-name="T24"> (egyben hivatkozás)</text:span></text:p></draw:rect><draw:custom-shape draw:style-name="gr12" draw:text-style-name="P120" svg:width="0.863cm" svg:height="0.989cm" svg:x="11.573cm" svg:y="0.953cm"><text:p/><draw:enhanced-geometry svg:viewBox="0 0 841 854" draw:mirror-horizontal="false" draw:mirror-vertical="false" draw:type="non-primitive" draw:enhanced-path="M 517 247 L 517 415 264 415 264 0 0 0 0 680 517 680 517 854 841 547 517 247 Z N"/></draw:custom-shape></draw:g><text:span text:style-name="T1">Állományok</text:span>: basemenu.html és basemenu_item.html</text:p>
      <text:p text:style-name="P5"><text:span text:style-name="T1">A modul beillesztését végző funkció:</text:span> <text:a xlink:type="simple" xlink:href="#2.10.4.PageList::modul_basemenu()|outline"><text:span text:style-name="T2">PageList::modul_basemenu()</text:span></text:a></text:p>
      <text:p text:style-name="P4"><text:span text:style-name="T1">A befogadó modul tulajdonságai</text:span>: <text:span text:style-name="T2">items</text:span>.</text:p>
      <text:p text:style-name="P4"><text:span text:style-name="T1">Az elemek tulajdonságai</text:span>: <text:span text:style-name="T2">title, url, class_selected. option_selected, class_level</text:span>.</text:p>
      <text:p text:style-name="P4">Ez a modul használható azoknak az oldalaknak a megjelenítésére, amelyeknél az <text:span text:style-name="T2">option_basemenu</text:span> értéke TRUE. Az oldalakat elsődlegesen azok súlya alapján (a nagyobb súlyú oldal kerül előbbre), másodlagosan a megnevezése alapján ábécé rendbe rendezi.</text:p>
      <text:h text:style-name="Heading_20_3" text:outline-level="3"><text:bookmark text:name="__RefHeading__8756_348082181"/>modul:page_breadcrumb - az oldal-morzsák<text:bookmark-end text:name="__RefHeading__8756_348082181"/></text:h>
      <text:p text:style-name="P13"><draw:g text:anchor-type="paragraph" draw:z-index="7" draw:style-name="gr4"><draw:rect draw:style-name="gr11" draw:text-style-name="P122" svg:width="6.002cm" svg:height="1.206cm" svg:x="10.998cm" svg:y="0cm"><text:p text:style-name="P120"><text:span text:style-name="T24"><text:tab/></text:span><text:span text:style-name="T24">...</text:span></text:p></draw:rect><draw:rect draw:style-name="gr9" draw:text-style-name="P122" svg:width="1.001cm" svg:height="0.75cm" svg:x="11.254cm" svg:y="0.203cm"><text:p text:style-name="P120"><text:span text:style-name="T24">item</text:span></text:p></draw:rect><draw:rect draw:style-name="gr9" draw:text-style-name="P122" svg:width="1.001cm" svg:height="0.75cm" svg:x="12.436cm" svg:y="0.203cm"><text:p text:style-name="P120"><text:span text:style-name="T24">item</text:span></text:p></draw:rect><draw:rect draw:style-name="gr9" draw:text-style-name="P122" svg:width="1.001cm" svg:height="0.75cm" svg:x="15.757cm" svg:y="0.203cm"><text:p text:style-name="P120"><text:span text:style-name="T24">item</text:span></text:p></draw:rect><draw:rect draw:style-name="gr9" draw:text-style-name="P122" svg:width="3.938cm" svg:height="0.75cm" svg:x="12.323cm" svg:y="1.309cm"><text:p text:style-name="P120"><text:span text:style-name="T28">title</text:span><text:span text:style-name="T24"> (egyben hivatkozás)</text:span></text:p></draw:rect><draw:custom-shape draw:style-name="gr12" draw:text-style-name="P120" svg:width="0.863cm" svg:height="0.989cm" svg:x="11.573cm" svg:y="0.953cm"><text:p/><draw:enhanced-geometry svg:viewBox="0 0 841 854" draw:mirror-horizontal="false" draw:mirror-vertical="false" draw:type="non-primitive" draw:enhanced-path="M 517 247 L 517 415 264 415 264 0 0 0 0 680 517 680 517 854 841 547 517 247 Z N"/></draw:custom-shape></draw:g><text:span text:style-name="T1">Állományok</text:span>: page_breadcrumb.html és page_breadcrumb_item.html</text:p>
      <text:p text:style-name="P5"><text:span text:style-name="T1">A modul beillesztését végző funkció:</text:span> <text:a xlink:type="simple" xlink:href="#2.10.6.PageList::modul_page_breadcrumb()|outline"><text:span text:style-name="T2">PageList::modul_page_breadcrumb()</text:span></text:a></text:p>
      <text:p text:style-name="P4"><text:span text:style-name="T1">A befogadó modul tulajdonságai</text:span>: <text:span text:style-name="T2">items</text:span>.</text:p>
      <text:p text:style-name="P4"><text:span text:style-name="T1">Az elemek tulajdonságai</text:span>: <text:span text:style-name="T2">title, url, class_selected. option_selected, class_level</text:span>.</text:p>
      <text:p text:style-name="P4">Az eljárás megjeleníti az aktuális oldal alapján az oldal elérési útvonalát. Az egyik leggyakoribb navigációs eszköz, amellyel könnyedén lehet több mélységben is navigálni.</text:p>
      <text:h text:style-name="Heading_20_3" text:outline-level="3"><text:bookmark text:name="__RefHeading__8758_348082181"/>modul:page_refered - a hivatkozott oldalak listája<text:bookmark-end text:name="__RefHeading__8758_348082181"/></text:h>
      <text:p text:style-name="P13"><draw:g text:anchor-type="paragraph" draw:z-index="8" draw:style-name="gr7"><draw:rect draw:style-name="gr13" draw:text-style-name="P122" svg:width="6.002cm" svg:height="3.691cm" svg:x="10.998cm" svg:y="0cm"><text:p text:style-name="P120"><text:span text:style-name="T24"/></text:p><text:p text:style-name="P120"><text:span text:style-name="T24"/></text:p><text:p text:style-name="P120"><text:span text:style-name="T24"><text:tab/></text:span><text:span text:style-name="T24"><text:tab/></text:span><text:span text:style-name="T24"> <text:s text:c="2"/></text:span><text:span text:style-name="T24">...</text:span></text:p></draw:rect><draw:rect draw:style-name="gr9" draw:text-style-name="P122" svg:width="5.541cm" svg:height="0.75cm" svg:x="11.254cm" svg:y="0.203cm"><text:p text:style-name="P120"><text:span text:style-name="T24">item</text:span></text:p></draw:rect><draw:rect draw:style-name="gr9" draw:text-style-name="P122" svg:width="5.541cm" svg:height="0.75cm" svg:x="11.254cm" svg:y="1.085cm"><text:p text:style-name="P120"><text:span text:style-name="T24">item</text:span></text:p></draw:rect><draw:rect draw:style-name="gr9" draw:text-style-name="P122" svg:width="5.541cm" svg:height="0.75cm" svg:x="11.233cm" svg:y="2.736cm"><text:p text:style-name="P120"><text:span text:style-name="T24">item</text:span></text:p></draw:rect><draw:rect draw:style-name="gr9" draw:text-style-name="P122" svg:width="3.938cm" svg:height="0.75cm" svg:x="12.473cm" svg:y="3.842cm"><text:p text:style-name="P120"><text:span text:style-name="T28">title</text:span><text:span text:style-name="T24"> (egyben hivatkozás)</text:span></text:p></draw:rect><draw:custom-shape draw:style-name="gr12" draw:text-style-name="P120" svg:width="0.863cm" svg:height="0.989cm" svg:x="11.723cm" svg:y="3.485cm"><text:p/><draw:enhanced-geometry svg:viewBox="0 0 841 854" draw:mirror-horizontal="false" draw:mirror-vertical="false" draw:type="non-primitive" draw:enhanced-path="M 517 247 L 517 415 264 415 264 0 0 0 0 680 517 680 517 854 841 547 517 247 Z N"/></draw:custom-shape></draw:g><text:span text:style-name="T1">Állományok</text:span>: page_refered.html és page_refered_item.html</text:p>
      <text:p text:style-name="P5"><text:span text:style-name="T1">A modul beillesztését végző funkció:</text:span> <text:a xlink:type="simple" xlink:href="#2.10.7.PageList::modul_page_refered()|outline"><text:span text:style-name="T2">PageList::modul_page_refered()</text:span></text:a></text:p>
      <text:p text:style-name="P4"><text:span text:style-name="T1">A befogadó modul tulajdonságai</text:span>: <text:span text:style-name="T2">items</text:span>.</text:p>
      <text:p text:style-name="P5"><text:span text:style-name="T1">Az elemek tulajdonságai</text:span>: <text:span text:style-name="T2">title, url, class_selected. option_selected, class_level, image, quote</text:span>.</text:p>
      <text:p text:style-name="P4">Felsorolja az aktuális oldalhoz rendelt hivatkozott oldalakat. A hivatkozások lehetnek egyszerű felsorolások is, illetve az oldalak kiegészítő adatai alapján (kép és idézet) akár komplex szerkezetű indexek is.</text:p>
      <text:h text:style-name="P99" text:outline-level="3"><text:bookmark text:name="__RefHeading__8760_348082181"/>modul:userbox – belépő panel/belépett panel<text:bookmark-end text:name="__RefHeading__8760_348082181"/></text:h>
      <text:p text:style-name="P5"><draw:g text:anchor-type="paragraph" draw:z-index="11" draw:style-name="gr7"><draw:rect draw:style-name="gr8" draw:text-style-name="P122" svg:width="6.002cm" svg:height="4.001cm" svg:x="10.998cm" svg:y="0cm"><text:p text:style-name="P123"><text:span text:style-name="T29">Szeretne hirdetni nálunk?</text:span></text:p><text:p text:style-name="P123"><text:span text:style-name="T29">Lépjen be vagy </text:span><text:span text:style-name="T30">regisztráljon</text:span><text:span text:style-name="T29">!</text:span></text:p></draw:rect><draw:rect draw:style-name="gr15" draw:text-style-name="P125" svg:width="5.629cm" svg:height="2.664cm" svg:x="11.174cm" svg:y="1.152cm"><text:p text:style-name="P124"><text:span text:style-name="T31">Azonosító:</text:span></text:p><text:p text:style-name="P124"><text:span text:style-name="T31">Jelszó:</text:span></text:p><text:p text:style-name="P124"><text:span text:style-name="T32"><text:tab/></text:span><text:span text:style-name="T32"></text:span><text:span text:style-name="T31"> </text:span><text:span text:style-name="T31">Automatikus bejelentkezés</text:span></text:p><text:p text:style-name="P124"><text:span text:style-name="T28">Elfelejtette jelszavát?</text:span></text:p></draw:rect><draw:custom-shape draw:style-name="gr16" draw:text-style-name="P122" svg:width="2.084cm" svg:height="0.507cm" svg:x="14.533cm" svg:y="3.186cm"><text:p text:style-name="P120"><text:span text:style-name="T24">Belépé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span text:style-name="T1">Állományok</text:span>: userbox_login.html és userbox_logged.html</text:p>
      <text:p text:style-name="P5"><draw:rect text:anchor-type="paragraph" draw:z-index="9" draw:style-name="gr14" draw:text-style-name="P120" svg:width="3.416cm" svg:height="0.509cm" svg:x="13.201cm" svg:y="0.672cm"><text:p/></draw:rect><text:span text:style-name="T1">A modul beillesztését végző funkció:</text:span> <text:a xlink:type="simple" xlink:href="#2.6.11.User::modul_userbox()|outline"><text:span text:style-name="T2">User::modul_userbox()</text:span></text:a></text:p>
      <text:p text:style-name="P5"><draw:rect text:anchor-type="paragraph" draw:z-index="10" draw:style-name="gr14" draw:text-style-name="P120" svg:width="3.416cm" svg:height="0.509cm" svg:x="13.201cm" svg:y="0.146cm"><text:p/></draw:rect><text:span text:style-name="T1">A modul tulajdonságai: </text:span>nincs/megegyeznek az <text:span text:style-name="T2">User</text:span> osztály tulajdonságaival.</text:p>
      <text:p text:style-name="P4">A <text:span text:style-name="T2">modul:userbox</text:span> egy kettős funkciójú modul. Ezért van két eltérő sablonja. A belépő (<text:span text:style-name="T1">userbox_login.html</text:span>) sablonnak nincs más feladata, mint lehetőséget ad a felhasználónak a be<text:soft-page-break/>lépésre (űrlapon keresztül), regisztrációra és az elfelejtett jelszó lekérésére (szintén űrlapon keresztül).</text:p>
      <text:p text:style-name="P4"><draw:rect text:anchor-type="paragraph" draw:z-index="12" draw:style-name="gr17" draw:text-style-name="P126" svg:width="3.199cm" svg:height="0.999cm" svg:x="13.801cm" svg:y="0cm"><text:p text:style-name="P123"><text:span text:style-name="T30">Beállítások</text:span></text:p><text:p text:style-name="P123"><text:span text:style-name="T30">Kilépés</text:span></text:p></draw:rect>A belépett sablonnak (<text:span text:style-name="T1">userbox_logoff.html</text:span>) lehetőséget kell adnia a beállításokra való átlépésre és a kilépésre.</text:p>
      <text:p text:style-name="P4">A két sablon alkalmazása egyértelmű, a hitelesített felhasználó állapotától függ (<text:span text:style-name="T2">login_ok</text:span>: belépett/nem lépett be).</text:p>
      <text:h text:style-name="P99" text:outline-level="3"><text:bookmark text:name="__RefHeading__8762_348082181"/>modul:user_profile – a felhasználó beállításai<text:bookmark-end text:name="__RefHeading__8762_348082181"/></text:h>
      <text:p text:style-name="Text_20_body"><text:span text:style-name="T5">Állomány:</text:span><text:span text:style-name="T4"> user_profile.html</text:span></text:p>
      <text:p text:style-name="P4"><text:span text:style-name="T1">A modul beillesztését végző funkció:</text:span> <text:a xlink:type="simple" xlink:href="#2.6.13.User::modul_user_profile()|outline"><text:span text:style-name="T2">User::modul_user_profile()</text:span></text:a></text:p>
      <text:p text:style-name="P4"><text:span text:style-name="T1">A modul tulajdonságai: </text:span>megegyeznek az <text:span text:style-name="T2">User</text:span> osztály tulajdonságaival.</text:p>
      <text:p text:style-name="P4">A <text:span text:style-name="T2">modul:user_profile </text:span>lecseréli a központi tartalmat. Annak helyén a felhasználó beállításainak módosítását végző űrlapot jeleníti meg. Ha a bemeneten a <text:span text:style-name="T2">todo</text:span> értéke <text:span text:style-name="T2">update</text:span>, akkor az árlap megjelenítése előtt megkísérli rögzíteni az adatokat (módosításokat).</text:p>
      <text:p text:style-name="P4">Fentiekből fakadóan, ha a felhasználót tájékoztatni szeretnénk az adatok tárolásának sikeréről, akkor a sablonnak tartalmaznia kell a <text:span text:style-name="T2">message</text:span> tulajdonság beillesztését.</text:p>
      <text:h text:style-name="P99" text:outline-level="3"><text:bookmark text:name="__RefHeading__8764_348082181"/>modul:user_regist – a regisztrációs űrlap<text:bookmark-end text:name="__RefHeading__8764_348082181"/></text:h>
      <text:p text:style-name="Text_20_body"><text:span text:style-name="T5">Állomány:</text:span><text:span text:style-name="T4"> user_regist.html és user_regist_success</text:span></text:p>
      <text:p text:style-name="P4"><text:span text:style-name="T1">A modul beillesztését végző funkció:</text:span> <text:a xlink:type="simple" xlink:href="#2.6.14.User::modul_user_regist()|outline"><text:span text:style-name="T2">User::modul_user_regist()</text:span></text:a></text:p>
      <text:p text:style-name="P4"><text:span text:style-name="T1">A modul tulajdonságai: </text:span>megegyeznek az <text:span text:style-name="T2">User</text:span> osztály tulajdonságaival.</text:p>
      <text:p text:style-name="P4">A <text:span text:style-name="T2">modul:regist</text:span> alapértelmezésben megjeleníti a felhasználói regisztrációs űrlapot a központi tartalom helyén. A megjelenő űrlap mezőibe a munkamenetben tárolt adatok alapján kerülnek beállításra a bemeneti értékek.</text:p>
      <text:p text:style-name="P4">Amennyiben a bemeneti <text:span text:style-name="T2">todo</text:span> értéke <text:span text:style-name="T2">store</text:span>, akkor megkísérli az adatok alapján a regisztrációt elvégezni. Ha ez sikerült, akkor a modulnak a <text:span text:style-name="T1">user_regist_success.html</text:span> sablont tölti be. Ha sikertelen, akkor a <text:span text:style-name="T1">user_regist.html</text:span> sablont. Ez esetben a hibákat a sablonban levő <text:span text:style-name="T2">errors</text:span> tulajdonságban jeleníti meg, így célszerű azt a megfelelő helyre beilleszteni.</text:p>
      <text:h text:style-name="Heading_20_3" text:outline-level="3"><text:bookmark text:name="__RefHeading__8766_348082181"/>modul:user_lost_password – Elfelejtett jelszó kérő űrlap<text:bookmark-end text:name="__RefHeading__8766_348082181"/></text:h>
      <text:p text:style-name="Text_20_body"><text:span text:style-name="T5">Állomány:</text:span><text:span text:style-name="T4"> user_lost_password.html és user_lost_password_success</text:span></text:p>
      <text:p text:style-name="P4"><text:span text:style-name="T1">A modul beillesztését végző funkció:</text:span> <text:a xlink:type="simple" xlink:href="#2.6.12.User::modul_user_lost_password()|outline"><text:span text:style-name="T2">User::modul_user_lost_password()</text:span></text:a></text:p>
      <text:p text:style-name="P4"><text:span text:style-name="T1">A modul tulajdonságai: </text:span>megegyeznek az <text:span text:style-name="T2">User</text:span> osztály tulajdonságaival.</text:p>
      <text:p text:style-name="P4">A <text:span text:style-name="T2">modul:lost_password</text:span> alapértelmezésben megjeleníti az elfelejtett jelszó űrlapot a központi tartalom helyén.</text:p>
      <text:p text:style-name="P4">Amennyiben a bemeneti <text:span text:style-name="T2">todo</text:span> értéke <text:span text:style-name="T2">generate</text:span>, akkor az adatok alapján megpróbálja egyértelműen azonosítani a felhasználót. Ha ez sikerült, akkor a felhasználónak generál és tárol egy véletlenszerű 16 karakteres jelszót, és kiküldi azt e-mailben neki (sablonnak az <text:span text:style-name="T1">email_lost_password.html </text:span>sablont használja), majd tájékoztatja a sikeres jelszóváltoztatás utáni teendőkről a <text:span text:style-name="T1">user_lost_password_success.html </text:span>sablonban. Ha nem tudta azonosítani a felhasználót, akkor tájékoztatja erről és visszatölti az eredeti űrlapot.</text:p>
      <text:h text:style-name="P85" text:outline-level="1"><text:bookmark text:name="__RefHeading__8768_348082181"/>AJAX<text:bookmark-end text:name="__RefHeading__8768_348082181"/></text:h>
      <text:p text:style-name="Text_20_body"><text:span text:style-name="T4">Az AJAX funkciók alkalmazása roppant egyszerűen történik. Funkcionálisan az AJAX kiegészítése és bővítése azonos módon történik a </text:span><text:a xlink:type="simple" xlink:href="#5.Bővítmények|outline"><text:span text:style-name="T6">Site</text:span></text:a><text:a xlink:type="simple" xlink:href="#5.Bővítmények|outline"><text:span text:style-name="T4"> bővítményeivel</text:span></text:a><text:span text:style-name="T4">. Az egyetlen különbség a kimenetben van.</text:span></text:p>
      <text:p text:style-name="Text_20_body"><text:span text:style-name="T4">Az AJAX megvalósítását a </text:span><text:a xlink:type="simple" xlink:href="#2.4.A Site osztály|outline"><text:span text:style-name="T6">Site</text:span></text:a><text:span text:style-name="T4"> helyett az </text:span><text:a xlink:type="simple" xlink:href="#3.1.Az AjaxSite osztály|outline"><text:span text:style-name="T6">AjaxSite</text:span></text:a><text:a xlink:type="simple" xlink:href="#3.1.Az AjaxSite osztály|outline"><text:span text:style-name="T4"> osztály</text:span></text:a><text:span text:style-name="T4"> végzi. Mivel rendszerint nem teljes oldalt generál, csak egy bizonyos részét, ezért nincs saját sablonja. A </text:span><text:span text:style-name="T6">template</text:span><text:span text:style-name="T4"> mezőbe a </text:span><text:span text:style-name="T6">{content} </text:span><text:span text:style-name="T4">értéket állítja be, és használja fel.</text:span></text:p>
      <text:p text:style-name="Text_20_body"><text:span text:style-name="T4">Az egyes AJAX kimenetek beillesztéséhez minden esetben a </text:span><text:span text:style-name="T5">jQuery</text:span><text:span text:style-name="T4"> AJAX funkcióit használhatjuk (jellemzően ez a </text:span><text:a xlink:type="simple" xlink:href="http://api.jquery.com/load/"><text:span text:style-name="T6">load</text:span></text:a><text:span text:style-name="T4"> funkció). A meghívás a gyökér </text:span><text:span text:style-name="T5">ajax.php </text:span><text:span text:style-name="T4">hivatkozásával érhető el. A paraméterezés megegyezik az oldal paraméterezésével, de az alapértelmezett beállításokat is át kell adni. Ehhez az kell, hogy a parancsparamétert (</text:span><text:span text:style-name="T6">a</text:span><text:span text:style-name="T4">) mindig határozzuk meg. Az ide beállított modulnév fog beilleszkedni a tartalom helyére, jön létre, fut le (lásd </text:span><text:a xlink:type="simple" xlink:href="#2.3.16.set_content()|outline"><text:span text:style-name="T6">Core set_content()</text:span></text:a><text:span text:style-name="T4">).</text:span></text:p>
      <text:p text:style-name="Text_20_body"><text:span text:style-name="T4">Eltérés van még abban is, hogy a </text:span><text:span text:style-name="T6">Site</text:span><text:span text:style-name="T4"> minden esetben UTF–8 HTML fejlécet küld ki a böngészőnek. Az </text:span><text:span text:style-name="T6">AjaxSite</text:span><text:span text:style-name="T4"> alapértelmezésben szintén ugyanezt teszi, de ezt a </text:span><text:span text:style-name="T6">core_set_content</text:span><text:span text:style-name="T4"> utófunkcióval felül lehet írni úgy, hogy a </text:span><text:span text:style-name="T6">Core::$MAIN['HEADER']</text:span><text:span text:style-name="T4"> értékét módosítjuk a kiküldendő fejlécre.</text:span></text:p>
      <text:h text:style-name="P91" text:outline-level="2"><text:bookmark text:name="__RefHeading__8770_348082181"/>Az AjaxSite osztály<text:bookmark-end text:name="__RefHeading__8770_348082181"/></text:h>
      <text:p text:style-name="P6"><text:span text:style-name="T5">Állomány</text:span><text:span text:style-name="T4">: ajaxsite.class.php</text:span></text:p>
      <text:p text:style-name="P6"><text:span text:style-name="T4">A </text:span><text:span text:style-name="T6">Site</text:span><text:span text:style-name="T4"> osztály leszármazottja, amely az AJAX céljainak megfelelően felülírja néhány funkcióját.</text:span></text:p>
      <text:h text:style-name="P98" text:outline-level="3"><text:bookmark text:name="__RefHeading__8772_348082181"/>init()<text:bookmark-end text:name="__RefHeading__8772_348082181"/></text:h>
      <text:p text:style-name="P6"><text:span text:style-name="T4">Beállítja sablonnak a </text:span><text:span text:style-name="T6">„{content}”</text:span><text:span text:style-name="T4"> szöveget, az alapértelmezett UTF–8 fejlécet a </text:span><text:span text:style-name="T6">Core::$MAIN['HEADER']</text:span><text:span text:style-name="T4"> változóba, és inicializálja az alábbi tulajdonságokat.</text:span></text:p>
      <text:p text:style-name="Tulajdonság"><text:span text:style-name="T6">svn_revison</text:span><text:span text:style-name="T4"><text:tab/>(szám)<text:tab/>A </text:span><text:span text:style-name="T6">Core::$MAIN['SVN']</text:span><text:span text:style-name="T4"> értékét illeszti ide be. Ez lehet egy konkrét szám, vagy az aktuális SVN repository verziószáma.</text:span></text:p>
      <text:p text:style-name="P25"><text:span text:style-name="T6">message</text:span><text:span text:style-name="T4"><text:tab/>(szöveg)<text:tab/>Ide alapértelmezésben üres szöveget állít be. Ez cserélődik ki egy objektum generált kódra ha az oldal üzenetet ír ki az oldalra (lásd Twitter).</text:span></text:p>
      <text:p text:style-name="P26">message<text:tab/>(szöveg)<text:tab/>Az alapértelmezett üzenet: üres szöveg.</text:p>
      <text:p text:style-name="P41"><text:span text:style-name="T5">Előfeldolgozás</text:span><text:span text:style-name="T4"> (</text:span><text:span text:style-name="T6">ajaxsite_init</text:span><text:span text:style-name="T4">): Paraméterek nélkül meghívja az előfeldolgozáshoz rendelt funkciókat.</text:span></text:p>
      <text:p text:style-name="P45"><text:span text:style-name="T1">Utófeldolgozás</text:span><text:span text:style-name="T4"> (</text:span><text:span text:style-name="T2">ajaxsite_init</text:span><text:span text:style-name="T4">): Paraméterek nélkül meghívja az utófeldolgozáshoz rendelt funkciókat.</text:span></text:p>
      <text:h text:style-name="P98" text:outline-level="3"><text:bookmark text:name="__RefHeading__8774_348082181"/>load_mains()<text:bookmark-end text:name="__RefHeading__8774_348082181"/></text:h>
      <text:p text:style-name="P6"><text:span text:style-name="T4">Technikailag nem tölt be semmilyen objektumot a </text:span><text:span text:style-name="T6">Core::$CMS['MAIN'] </text:span><text:span text:style-name="T4">tömbbe.</text:span></text:p>
      <text:p text:style-name="P44"><text:span text:style-name="T5">Előfeldolgozás</text:span><text:span text:style-name="T4"> (</text:span><text:span text:style-name="T6">ajaxsite_load_params</text:span><text:span text:style-name="T4">): Paraméterek nélkül meghívja az előfeldolgozáshoz rendelt funkciókat.</text:span></text:p>
      <text:p text:style-name="P45"><text:span text:style-name="T1">Utófeldolgozás</text:span><text:span text:style-name="T4"> (</text:span><text:span text:style-name="T2">ajaxsite_load_params</text:span><text:span text:style-name="T4">): Paraméterek nélkül meghívja az utófeldolgozáshoz rendelt funkciókat.</text:span></text:p>
      <text:h text:style-name="P98" text:outline-level="3"><text:bookmark text:name="__RefHeading__8776_348082181"/>show()<text:bookmark-end text:name="__RefHeading__8776_348082181"/></text:h>
      <text:p text:style-name="Text_20_body"><text:span text:style-name="T13">A </text:span><text:a xlink:type="simple" xlink:href="#2.3.A Core osztály|outline"><text:span text:style-name="Internet_20_link"><text:span text:style-name="T2">Core</text:span></text:span></text:a><text:a xlink:type="simple" xlink:href="#2.3.A Core osztály|outline"><text:span text:style-name="Internet_20_link"><text:span text:style-name="T19"> osztály</text:span></text:span></text:a><text:span text:style-name="T13"> </text:span><text:a xlink:type="simple" xlink:href="#2.3.19.show()|outline"><text:span text:style-name="T14">show</text:span></text:a><text:a xlink:type="simple" xlink:href="#2.3.19.show()|outline"><text:span text:style-name="T13">()</text:span></text:a><text:span text:style-name="T13"> függvényének meghívása előtt kiküldi a kimenetre a </text:span><text:span text:style-name="T14">Core::$MAIN['HEADER']</text:span><text:span text:style-name="T13">-ben levő fejlécet.</text:span></text:p>
      <text:h text:style-name="P85" text:outline-level="1"><text:bookmark text:name="__RefHeading__8782_348082181"/>jQuery – A keretrendszer használata<text:bookmark-end text:name="__RefHeading__8782_348082181"/></text:h>
      <text:p text:style-name="Text_20_body"><text:span text:style-name="T13">Az egyes modulok böngészőbeli viselkedését a </text:span><text:span text:style-name="T15">jQuery</text:span><text:span text:style-name="T13"> keretrendszerrel tudjuk leegyszerűsíteni, illetve kiegészíteni. Ez a keretrendszer – és az erre épülő kiegészítők – tesznek lehetővé számos funkciót, amelyet az oldal vagy a mögötte üzemelő </text:span><text:a xlink:type="simple" xlink:href="#3.AJAX|outline">AJAX</text:a><text:span text:style-name="T13"> és </text:span><text:a xlink:type="simple" xlink:href="#6.CMS – Az adminisztrációs felület|outline">CMS</text:a><text:span text:style-name="T13"> használ. Az ezekkel kapcsolatos irányelvek és információk találhatóak ebben a fejezetben.</text:span></text:p>
      <text:h text:style-name="P91" text:outline-level="2"><text:bookmark text:name="__RefHeading__8784_348082181"/>A jQuery keretrendszer<text:bookmark-end text:name="__RefHeading__8784_348082181"/></text:h>
      <text:p text:style-name="Text_20_body"><text:span text:style-name="T13">A keretrendszer két alapelemet tartalmaz, magát a </text:span><text:span text:style-name="T15">jQuery</text:span><text:span text:style-name="T13"> keretrendszert, és ennek a vizuális kiegészítését: a </text:span><text:span text:style-name="T15">jQuery UI</text:span><text:span text:style-name="T13">-t. Ezekből a jelenlegi program az alábbi változatokat használja:</text:span></text:p>
      <text:list xml:id="list34125294" text:style-name="L7">
        <text:list-item>
          <text:p text:style-name="P112"><text:a xlink:type="simple" xlink:href="http://jquery.com/"><text:span text:style-name="Internet_20_link"><text:span text:style-name="T1">jQuery</text:span></text:span></text:a><text:span text:style-name="T13"> 1.4.2 (stabil)</text:span></text:p>
        </text:list-item>
        <text:list-item>
          <text:p text:style-name="P112"><text:a xlink:type="simple" xlink:href="http://jqueryui.com/home"><text:span text:style-name="Internet_20_link"><text:span text:style-name="T1">jQuery UI</text:span></text:span></text:a><text:span text:style-name="T13"> 1.8 (rc3)</text:span></text:p>
        </text:list-item>
      </text:list>
      <text:p text:style-name="Text_20_body"><text:span text:style-name="T13">A </text:span><text:span text:style-name="T15">jQuery</text:span><text:span text:style-name="T13"> keretrendszert a </text:span><text:span text:style-name="T15">/js/jquery</text:span><text:span text:style-name="T13"> mappában tartalmazza a rendszer, de ezt a későbbiekben lecseréljük a gyorsabb elérésű </text:span><text:a xlink:type="simple" xlink:href="http://code.google.com/intl/hu-HU/apis/ajaxlibs/documentation/index.html">Google AJAX Libraries API</text:a><text:span text:style-name="T13"> illeszkedő elérésére:</text:span></text:p>
      <text:p text:style-name="Kód"><text:a xlink:type="simple" xlink:href="http://ajax.googleapis.com/ajax/libs/jquery/1.3.2/jquery.min.js"><text:span text:style-name="T13">http://ajax.googleapis.com/ajax/libs/jquery/1.4.2/jquery.min.js</text:span></text:a></text:p>
      <text:p text:style-name="Text_20_body"><text:span text:style-name="T13">A </text:span><text:span text:style-name="T15">jQuery UI</text:span><text:span text:style-name="T13"> csomagot a </text:span><text:span text:style-name="T15">/js/jquery.ui</text:span><text:span text:style-name="T13"> mappában tartalmazza a rendszer, de ezt a későbbiekben lecseréljük a gyorsabb elérésű </text:span><text:a xlink:type="simple" xlink:href="http://code.google.com/intl/hu-HU/apis/ajaxlibs/documentation/index.html">Google AJAX Libraries API</text:a><text:span text:style-name="T13"> illeszkedő elérésére:</text:span></text:p>
      <text:p text:style-name="Kód"><text:a xlink:type="simple" xlink:href="http://ajax.googleapis.com/ajax/libs/jqueryui/1.7.2/jquery-ui.min.js"><text:span text:style-name="T13">http://ajax.googleapis.com/ajax/libs/jqueryui/1.7.2/jquery-ui.min.js</text:span></text:a></text:p>
      <text:h text:style-name="P91" text:outline-level="2"><text:bookmark text:name="__RefHeading__8786_348082181"/>jQuery kiegészítők (plug-ins)<text:bookmark-end text:name="__RefHeading__8786_348082181"/></text:h>
      <text:p text:style-name="Text_20_body"><text:span text:style-name="T13">Az oldal számos kiegészítőt használ aktívan funkciók elérésére. Az egyes kiegészítők a </text:span><text:span text:style-name="T15">/js/jquery.plugins</text:span><text:span text:style-name="T13"> mappában vannak. Ezekről álljon itt egy lista a teljesség igénye nélkül:</text:span></text:p>
      <text:h text:style-name="Heading_20_3" text:outline-level="3"><text:bookmark text:name="__RefHeading__8790_348082181"/><text:span text:style-name="T13">Sütik kezelése – jquery.cookies<text:tab/></text:span><text:a xlink:type="simple" xlink:href="http://code.google.com/p/cookies/">http://code.google.com/p/cookies/</text:a><text:span text:style-name="T13"> </text:span><text:bookmark-end text:name="__RefHeading__8790_348082181"/></text:h>
      <text:p text:style-name="P7">Ennek segítségével egyszerűen és gyorsan lehet a sütiket kezelni (menteni, módosítani, vagy törölni).</text:p>
      <text:h text:style-name="P98" text:outline-level="3"><text:bookmark text:name="__RefHeading__8792_348082181"/>Alapérték – jquery.default<text:bookmark-end text:name="__RefHeading__8792_348082181"/></text:h>
      <text:p text:style-name="P7">Segítségével az egyszerű szöveges beviteli mezőkben megjeleníthetünk egy alapértelmezett értéket, amely súgóként funkcionál.</text:p>
      <text:h text:style-name="Heading_20_3" text:outline-level="3"><text:bookmark text:name="__RefHeading__8794_348082181"/><text:span text:style-name="T13">Karakterszámláló – jquery.limit<text:tab/></text:span><text:a xlink:type="simple" xlink:href="http://code.google.com/p/jquery-limit/">http://code.google.com/p/jquery-limit/</text:a><text:span text:style-name="T13"> </text:span><text:bookmark-end text:name="__RefHeading__8794_348082181"/></text:h>
      <text:p text:style-name="Text_20_body"><text:span text:style-name="T13">Ezzel megjeleníthető az adott beviteli mezőbe még beírható karakterek száma. A </text:span><text:a xlink:type="simple" xlink:href="#6.CMS – Az adminisztrációs felület|outline">CMS</text:a><text:span text:style-name="T13"> kiegészítő aktívan használja a </text:span><text:a xlink:type="simple" xlink:href="#6.12.3.modul:cmseditor|outline"><text:span text:style-name="Internet_20_link"><text:span text:style-name="T2">modul:cmseditor</text:span></text:span></text:a><text:span text:style-name="T13"> modul adott sorainál.</text:span></text:p>
      <text:h text:style-name="Heading_20_3" text:outline-level="3"><text:bookmark text:name="__RefHeading__8796_348082181"/><text:soft-page-break/><text:span text:style-name="T13">Sor csonkoló – jquery.widthtruncate<text:line-break/><text:tab/></text:span><text:a xlink:type="simple" xlink:href="http://www.adamcoulombe.info/lab/jquery/width-truncate/">http://www.adamcoulombe.info/lab/jquery/width-truncate/</text:a><text:span text:style-name="T13"> </text:span><text:bookmark-end text:name="__RefHeading__8796_348082181"/></text:h>
      <text:p text:style-name="P7">Ezzel a hosszú sorok szövegét rövidíthetjük le. A megadott elem annak szélességéhez igazodva csonkolódik, a végén megjelenő „...” tartalommal. Segítségével elkerülhető, hogy a hosszú szöveges tartalom több sorra tördelve módosítsa a tervezett látványt.</text:p>
      <text:h text:style-name="Heading_20_3" text:outline-level="3"><text:bookmark text:name="__RefHeading__8798_348082181"/><text:span text:style-name="T13">jQuery Tools – jquery.tools<text:tab/></text:span><text:a xlink:type="simple" xlink:href="http://flowplayer.org/tools/index.html">http://flowplayer.org/tools/index.html</text:a><text:span text:style-name="T13"> </text:span><text:bookmark-end text:name="__RefHeading__8798_348082181"/></text:h>
      <text:p text:style-name="P7">Ez egy elég komplex kiegészítő csomag, amellyel sok önálló funkciót lehet megvalósítani:</text:p>
      <text:p text:style-name="Text_20_body"><text:span text:style-name="T15">tabs</text:span><text:span text:style-name="T13"> – Ez gyakorlatilag a </text:span><text:span text:style-name="T15">jQuery UI Tabs</text:span><text:span text:style-name="T13"> kiegészítésének alternatívája.</text:span></text:p>
      <text:p text:style-name="Text_20_body"><text:span text:style-name="T15">tooltips</text:span><text:span text:style-name="T13"> – Egy igen jól használható tipp eszköz, amely a grafikus háttérnek köszönhetően látványosabb a böngésző által biztosított eszköznél. Képes HTML-t is megjeleníteni (képeket is), így komplexebb tartalom megjelenítésére is használható.</text:span></text:p>
      <text:p text:style-name="Text_20_body"><text:span text:style-name="T15">overlay</text:span><text:span text:style-name="T13"> – Alkalmas képek megjelenítésére, felugró űrlapok kezelésére. Gyakorlatilag a </text:span><text:span text:style-name="T15">jQuery UI Dialog</text:span><text:span text:style-name="T13"> eszközét cseréli le egy látványosabb eszközre. Ennek segítségével az adott oldalra beágyazott űrlapok rejthetőek el és jeleníthetőek meg gyorsan és látványosan.</text:span></text:p>
      <text:p text:style-name="Text_20_body"><text:span text:style-name="T15">expose</text:span><text:span text:style-name="T13"> – A megadott régióra (űrlapra vagy más elemre) fókuszálja a szemet az által, hogy a környező területet egy adott módon elsötétíti/elvilágosítja.</text:span></text:p>
      <text:p text:style-name="Text_20_body"><text:span text:style-name="T15">scrollable</text:span><text:span text:style-name="T13"> – Az egyik legjobban használható eszköz, amellyel listák és más tartalmak oszthatóak és mozgathatóak automatikusan. Ezzel az eszközzel van lehetőségünk görgethető, lapozható formában megvalósítani felsorolásokat.</text:span></text:p>
      <text:p text:style-name="Text_20_body"><text:span text:style-name="T15">flashembed</text:span><text:span text:style-name="T13"> – Flash tartalom beágyazása nélkül, JavaScript-tel ágyazhatjuk be a kívánt Flasht-t.</text:span></text:p>
      <text:h text:style-name="Heading_20_3" text:outline-level="3"><text:bookmark text:name="__RefHeading__8800_348082181"/>Emlékeztető – jquery.notifybar<text:tab/><text:a xlink:type="simple" xlink:href="http://www.dmitri.me/blog/notify-bar/">http://www.dmitri.me/blog/notify-bar/</text:a><text:bookmark-end text:name="__RefHeading__8800_348082181"/></text:h>
      <text:p text:style-name="P7">A <text:a xlink:type="simple" xlink:href="https://twitter.com/">Twitter</text:a>-hez hasonló emlékeztetőt jelenít meg az ablak tetején. Az emlékeztető a képernyő tetején jelenik meg (a megadott sablon alapján), és adott időtartam után eltűnik.</text:p>
      <text:h text:style-name="Heading_20_3" text:outline-level="3"><text:bookmark text:name="__RefHeading__8802_348082181"/><text:span text:style-name="T13">Görgető – jquery.scrollto<text:tab/></text:span><text:a xlink:type="simple" xlink:href="http://flesler.blogspot.com/2007/10/jqueryscrollto.html">http://flesler.blogspot.com/2007/10/jqueryscrollto.html</text:a><text:span text:style-name="T13"> </text:span><text:bookmark-end text:name="__RefHeading__8802_348082181"/></text:h>
      <text:p text:style-name="P7">Egy egyszerű kiegészítő, amely látványos, finom görgetést tesz lehetővé.</text:p>
      <text:h text:style-name="P91" text:outline-level="2"><text:bookmark text:name="__RefHeading__8804_348082181"/>A jQuery alapkiegészítése – a jquery.core.js<text:bookmark-end text:name="__RefHeading__8804_348082181"/></text:h>
      <text:p text:style-name="Text_20_body"><text:span text:style-name="T13">Természetesen az alapcsomag már tartalmazza a </text:span><text:span text:style-name="T15">jQuery</text:span><text:span text:style-name="T13"> kiegészítéseként az alapcsomag is számos funkciót és így új lehetőségeket tartalmaz. Ezeket a </text:span><text:span text:style-name="T16">/js/jquery.core.js</text:span><text:span text:style-name="T13"> állomány definiálja és tartalmazza.</text:span></text:p>
      <text:h text:style-name="P98" text:outline-level="3"><text:bookmark text:name="__RefHeading__8806_348082181"/>jQuery(dom_selector).ptiSendForm(form_selector)<text:bookmark-end text:name="__RefHeading__8806_348082181"/></text:h>
      <text:p text:style-name="Text_20_body"><text:span text:style-name="T13">A </text:span><text:span text:style-name="T14">form</text:span><text:span text:style-name="T13">_selector által meghatározott űrlap tartalmát ráküldi a standard AJAX bemenetre (</text:span><text:span text:style-name="T15">/ajax.php</text:span><text:span text:style-name="T13">). A hívás eredményét pedig betölti a </text:span><text:span text:style-name="T14">dom</text:span><text:span text:style-name="T13">_</text:span><text:span text:style-name="T14">selector</text:span><text:span text:style-name="T13"> által megadott elembe. A funkció figyelmen kívül hagyja az adott űrlap FORM elemében beállított </text:span><text:span text:style-name="T14">action</text:span><text:span text:style-name="T13"> értékét.</text:span></text:p>
      <text:p text:style-name="P7">Mivel ennek segítségével az űrlap még nem feltétlenül lesz csak AJAX-al elküldhető, ezért érdemes az alábbi hívással az egyes űrlapokhoz kötni:</text:p>
      <text:p text:style-name="P69">$('#formid').submit(function() {$('#targetid').ptiSendForm('#'+$(this).attr('id'));});</text:p>
      <text:h text:style-name="P91" text:outline-level="2"><text:bookmark text:name="__RefHeading__8810_348082181"/><text:soft-page-break/>A kiegészítők bővítése és használata<text:bookmark-end text:name="__RefHeading__8810_348082181"/></text:h>
      <text:p text:style-name="P7">Bármely kiegészítő csomag használhatja a fent felsorolt csomagokat, illetve bővítheti azokat saját kiegészítőkkel az alábbi szabályok alapján:</text:p>
      <text:list xml:id="list34147693" text:style-name="L8">
        <text:list-item>
          <text:p text:style-name="P113"><text:span text:style-name="T13">A saját célra használt </text:span><text:span text:style-name="T15">jQuery</text:span><text:span text:style-name="T13"> bővítményeket a bővítmény mappájában kell tárolni.</text:span></text:p>
        </text:list-item>
        <text:list-item>
          <text:p text:style-name="P114">A hivatkozott JavaScript állományokat teljes relatív elérési úttal a <text:span text:style-name="T2">Core::$SCRIPTS</text:span> tömbbe kell beállítani, vagy a <text:a xlink:type="simple" xlink:href="#5.2.3.Core::insert_script($script)|outline"><text:span text:style-name="T2">Core::insert_script()</text:span></text:a> funkcióval beilleszteni. A <text:a xlink:type="simple" xlink:href="#2.4.3.include_moduls()|outline"><text:span text:style-name="T2">Site include_moduls()</text:span></text:a> eljárása ezeket automatikusan belistázza a <text:span text:style-name="T2">Site scripts</text:span> tulajdonságába, ellenőrizve és kiiktatva a duplikációkat.</text:p>
        </text:list-item>
        <text:list-item>
          <text:p text:style-name="P114">Az alapcsomag már tartalmazza a <text:span text:style-name="T1">/js/jquery.core.js</text:span> hivatkozását.</text:p>
        </text:list-item>
        <text:list-item>
          <text:p text:style-name="P113"><text:span text:style-name="T13">A </text:span><text:a xlink:type="simple" xlink:href="#6.CMS – Az adminisztrációs felület|outline">CMS</text:a><text:span text:style-name="T13"> bővítmény tartalmazza a </text:span><text:span text:style-name="T15">/plugins/cms/js/jquery.cms.js</text:span><text:span text:style-name="T13"> és </text:span><text:span text:style-name="T15">/js/jquery.cookies.js</text:span><text:span text:style-name="T13"> hivatkozását.</text:span></text:p>
        </text:list-item>
        <text:list-item>
          <text:p text:style-name="P114">A program automatikusan megpróbálja betölteni a <text:span text:style-name="T1">jQuery</text:span> és a <text:span text:style-name="T1">jQuery UI</text:span> aktuális változatit.</text:p>
        </text:list-item>
      </text:list>
      <text:p text:style-name="P15"/>
      <text:h text:style-name="P86" text:outline-level="1"><text:bookmark text:name="__RefHeading__8812_348082181"/>Bővítmények<text:bookmark-end text:name="__RefHeading__8812_348082181"/></text:h>
      <text:p text:style-name="P4">A bővítmények alapvetően a /<text:span text:style-name="T1">plugins</text:span> mappában levő programcsomagok, amelyek újabb modulok alkalmazását teszik lehetővé.</text:p>
      <text:p text:style-name="P4">Számos esetben fordul elő, hogy ugyanazokkal az adatokkal, ugyanazokkal az osztályokkal kell hasonló műveleteket elvégeznünk. Ezért fordulhat elő az, hogy ugyanaz az osztály több modulnak is az alapját képezi, rendszerint eltérő konstruktor paraméterekkel.</text:p>
      <text:p text:style-name="P4">A leggyakrabban ilyesmire a <text:a xlink:type="simple" xlink:href="#2.3.A Core osztály|outline"><text:span text:style-name="T2">Core</text:span></text:a><text:a xlink:type="simple" xlink:href="#2.3.A Core osztály|outline"> osztályt</text:a> használjuk, ezekre is számos modul épül, amelyeknek nincsenek speciális funkcióik, rendszerint csak más modulokat tartalmaznak amelyek a funkciók elvégzéséről gondoskodnak.</text:p>
      <text:h text:style-name="P89" text:outline-level="2"><text:bookmark text:name="__RefHeading__8814_348082181"/>A bővítmények inicializálása<text:bookmark-end text:name="__RefHeading__8814_348082181"/></text:h>
      <text:p text:style-name="Text_20_body"><text:span text:style-name="T4">Az aktív bővítményeket a program az indulás során tölti be. Ehhez a megadott mappában keresi és tölti be az </text:span><text:span text:style-name="T5">init.inc.php</text:span><text:span text:style-name="T4"> állományt. Ez az állomány végzi el az inicializálást, azaz állítja be a modulokat, és a meghívandó eljárásokat.</text:span></text:p>
      <text:h text:style-name="P99" text:outline-level="3"><text:bookmark text:name="__RefHeading__8816_348082181"/>A bővítmények tömbje<text:bookmark-end text:name="__RefHeading__8816_348082181"/></text:h>
      <text:p text:style-name="Text_20_body"><text:span text:style-name="T4">A modulok és a meghívandó eljárások egy statikus asszociatív tömbben – a </text:span><text:span text:style-name="T6">Core::$PLUGINS</text:span><text:span text:style-name="T4"> – kerülnek definiálásra. Az alábbi szabályok szerint:</text:span></text:p>
      <text:p text:style-name="P72"><text:span text:style-name="T4">1.<text:tab/></text:span><text:span text:style-name="T6">Core::$PLUGINS['autoload']</text:span><text:span text:style-name="T4"><text:tab/>Ez a változó tartalmazza azokat a mappákat, amelyeket az </text:span><text:span text:style-name="T6">autoload</text:span><text:span text:style-name="T4"> funkció átfésül a beillesztendő osztályok PHP állományaiért. Az alapcsomagban ebbe beállításra kerül az </text:span><text:span text:style-name="T8">inculde</text:span><text:span text:style-name="T4"> mappa. Az elérési utaknak minden esetben a teljes útvonalat tartalmaznia kell záró perjel nélkül (pl.: </text:span><text:span text:style-name="T6">Core::$DOCROOT.'/include'</text:span><text:span text:style-name="T4">).</text:span></text:p>
      <text:p text:style-name="P73"><text:span text:style-name="T4">2.<text:tab/></text:span><text:span text:style-name="T6">Core::$PLUGINS['moduls']</text:span><text:span text:style-name="T4"><text:tab/>Az egyes modulok beillesztéséhez szükséges eljárások neveinek tömbje. Ha egy új modult szeretnék definiálni, akkor a beillesztéséhez szükséges eljárás nevét kell beilleszteni egy asszociatív tömbbe. Pl.:</text:span></text:p>
      <text:p text:style-name="P70">Core::$PLUGINS[„moduls”][„page”] = „Page::modul_page”;</text:p>
      <text:p text:style-name="P73"><text:span text:style-name="T4"><text:tab/><text:tab/>A megadott eljárásnak mindig elérhetőnek kell lennie, azaz egy osztály statikus eljárása kell legyen. Egyetlen paramétere van, a beillesztendő modul teljes neve (opcionálisan az azonosítóval, pl.: </text:span><text:span text:style-name="T6">page:1</text:span><text:span text:style-name="T4">). Visszatérési értéke NULL vagy a beillesztendő és beállított objektum.</text:span></text:p>
      <text:p text:style-name="P73"><text:span text:style-name="T4">3.<text:tab/></text:span><text:span text:style-name="T6">Core::$PLUGINS['eljárás_pre']</text:span><text:span text:style-name="T4"><text:tab/>Számos funkció, eljárás, amit a rendszer automatikusan hív meg, igényelhet néhány előzetes beállítást. Ezekhez adott a tömb, amelyen az eljárás a futtatásának elején végigmegy. Így gyakorlatilag az eljárások elé illeszthetőek be feladatok.</text:span></text:p>
      <text:p text:style-name="P73"><text:span text:style-name="T4">4.<text:tab/></text:span><text:span text:style-name="T6">Core::$PLUGINS['eljárás_post']</text:span><text:span text:style-name="T4"><text:tab/>Számos funkció, eljárás, amit a rendszer automatikusan hív meg, igényelhet néhány utólagos beállítást. Ezekhez adott a tömb, amelyen az eljárás a futtatásának végén vé</text:span><text:soft-page-break/><text:span text:style-name="T4">gigmegy. Így gyakorlatilag az eljárások mögé illeszthetőek be feladatok.</text:span></text:p>
      <text:p text:style-name="P7">A 3-4 pontban megadható eljárások az alapcsomagban:</text:p>
      <text:p text:style-name="P48">core_decode_html<text:tab/><text:a xlink:type="simple" xlink:href="#2.3.21.Core::decode_html($text)|outline">Core::decode_html()</text:a></text:p>
      <text:p text:style-name="P48">core_set_content<text:tab/><text:a xlink:type="simple" xlink:href="#2.3.16.set_content()|outline">Core-&gt;set_content()</text:a></text:p>
      <text:p text:style-name="P48">core_set_disabled<text:tab/><text:a xlink:type="simple" xlink:href="#2.3.17.set_disabled($condition)|outline">Core-&gt;set_disabled()</text:a></text:p>
      <text:p text:style-name="P48">core_set_selected<text:tab/><text:a xlink:type="simple" xlink:href="#2.3.18.set_selected($condition)|outline">Core-&gt;set_selected()</text:a></text:p>
      <text:p text:style-name="P48">core_show<text:tab/><text:a xlink:type="simple" xlink:href="#2.3.19.show()|outline">Core-&gt;show()</text:a></text:p>
      <text:p text:style-name="P48">core_unaccuate<text:tab/><text:a xlink:type="simple" xlink:href="#2.3.23.Core::unaccuate($text)|outline">Core::unacuucate()</text:a></text:p>
      <text:p text:style-name="P48">site_init<text:tab/><text:a xlink:type="simple" xlink:href="#2.4.2.init()|outline">Site-&gt;init()</text:a></text:p>
      <text:p text:style-name="P48">site_load_languages<text:tab/><text:a xlink:type="simple" xlink:href="#2.4.4.load_languages()|outline">Site-&gt;load_languages()</text:a></text:p>
      <text:p text:style-name="P48">site_load_mains<text:tab/><text:a xlink:type="simple" xlink:href="#2.4.5.load_mains()|outline">Site-&gt;load_mains()</text:a></text:p>
      <text:p text:style-name="P48">site_load_params<text:tab/><text:a xlink:type="simple" xlink:href="#2.4.6.load_params()|outline">Site-&gt;load_params()</text:a></text:p>
      <text:p text:style-name="P48">site_load_theme<text:tab/><text:a xlink:type="simple" xlink:href="#2.4.8.load_theme()|outline">Site-&gt;load_theme()</text:a></text:p>
      <text:p text:style-name="P48">site_load_user<text:tab/><text:a xlink:type="simple" xlink:href="#2.4.10.load_user()|outline">Site-&gt;load_user()</text:a></text:p>
      <text:p text:style-name="P7">Mivel az egyes eljárásoknak eltérő a paraméterezése, és másképp kezelik a visszatérési értékeket, ezért itt csak az a szabály, hogy az összes elő- és utófuttatási lehetőséget kezelő eljárásnál meg van adva miként kezelik az eljárásokat. Ezeknél a leírásoknál kiemelten fontos, hogy mily módon kezelik a visszatérési értékeket.</text:p>
      <text:h text:style-name="Heading_20_2" text:outline-level="2"><text:bookmark text:name="__RefHeading__8818_348082181"/>A Core osztály bővítménykezelő funkciói<text:bookmark-end text:name="__RefHeading__8818_348082181"/></text:h>
      <text:p text:style-name="Text_20_body"><text:span text:style-name="T4">Az egyszerűség és a hibák elkerülése végett a </text:span><text:a xlink:type="simple" xlink:href="#2.3.A Core osztály|outline"><text:span text:style-name="T6">Core</text:span></text:a><text:a xlink:type="simple" xlink:href="#2.3.A Core osztály|outline"><text:span text:style-name="T4"> osztály</text:span></text:a><text:span text:style-name="T4"> több statikus funkciót tartalmaz a bővítmény tömb kezelésére, illetve elérésére.</text:span></text:p>
      <text:h text:style-name="P99" text:outline-level="3"><text:bookmark text:name="__RefHeading__8820_348082181"/>Core::check_plugin($plugin_neve)<text:bookmark-end text:name="__RefHeading__8820_348082181"/></text:h>
      <text:p text:style-name="P4">Ellenőrzi, hogy a megadott bővítmény aktív-e. Ezen funkcióval az egyes bővítmények, még az inicializálásuk alatt ellenőrizhetik a függőségeiket, és ennek megfelelően eltérő modulokat definiálhatnak (pl.: eltérő modulok az oldal és a <text:a xlink:type="simple" xlink:href="#6.CMS – Az adminisztrációs felület|outline">CMS</text:a> számára).</text:p>
      <text:h text:style-name="Heading_20_3" text:outline-level="3"><text:bookmark text:name="__RefHeading__9923_153989878"/>Core::insert_css($css)<text:bookmark-end text:name="__RefHeading__9923_153989878"/></text:h>
      <text:p text:style-name="P4">Beilleszti a megadott CSS útvonalát a <text:span text:style-name="T2">Core::$CSS </text:span>tömbbe.</text:p>
      <text:h text:style-name="Heading_20_3" text:outline-level="3"><text:bookmark text:name="__RefHeading__9925_153989878"/>Core::insert_script($script)<text:bookmark-end text:name="__RefHeading__9925_153989878"/></text:h>
      <text:p text:style-name="P4">Amennyiben a <text:span text:style-name="T2">Core::$SCRIPTS </text:span>tömb még nem tartalmaz azonos nevű (akár eltérő útvonalú) JavaScript hivatkozást, akkor beilleszti azt a tömbbe.</text:p>
      <text:h text:style-name="Heading_20_3" text:outline-level="3"><text:bookmark text:name="__RefHeading__8822_348082181"/><text:span text:style-name="T4">Core::</text:span>insert_modul($modul_neve, $osztály_neve, $funkció_neve)<text:bookmark-end text:name="__RefHeading__8822_348082181"/></text:h>
      <text:p text:style-name="Text_20_body">Az adott modult hozzárendeli a megadott osztály, megadott funkciójának nevéhez. Ha az osztály_neve NULL, akkor a beillesztett funkciónév elé nem illeszti be a statikus előtagot (::).</text:p>
      <text:h text:style-name="Heading_20_3" text:outline-level="3"><text:bookmark text:name="__RefHeading__8824_348082181"/><text:span text:style-name="T4">Core::</text:span>insert_prefunction($eljaras_neve, $osztály_neve, $funkció_neve)<text:bookmark-end text:name="__RefHeading__8824_348082181"/></text:h>
      <text:p text:style-name="Text_20_body">Az adott eljárást hozzárendeli a megadott osztály, megadott funkciójának nevéhez. Ha az osztály_neve NULL, akkor a beillesztett funkciónév elé nem illeszti be a statikus előtagot (::).</text:p>
      <text:h text:style-name="Heading_20_3" text:outline-level="3"><text:bookmark text:name="__RefHeading__8826_348082181"/><text:soft-page-break/><text:span text:style-name="T4">Core::</text:span>insert_postfunction($eljaras_neve, $osztály_neve, $funkció_neve)<text:bookmark-end text:name="__RefHeading__8826_348082181"/></text:h>
      <text:p text:style-name="Text_20_body">Az adott eljárást hozzárendeli a megadott osztály, megadott funkciójának nevéhez. Ha az osztály_neve NULL, akkor a beillesztett funkciónév elé nem illeszti be a statikus előtagot (::).</text:p>
      <text:h text:style-name="P97" text:outline-level="3"><text:bookmark text:name="__RefHeading__8828_348082181"/><text:span text:style-name="T4">Core::</text:span>call_prefunctions($eljárás_neve)<text:bookmark-end text:name="__RefHeading__8828_348082181"/></text:h>
      <text:p text:style-name="P6">Az adott eljáráshoz rendelt előfuttatási funkciókat hívja meg argumentumok nélkül. Az így módon meghívott előfuttatási funkcióknak nincs visszatérési értéke.</text:p>
      <text:h text:style-name="P97" text:outline-level="3"><text:bookmark text:name="__RefHeading__8830_348082181"/><text:span text:style-name="T4">Core::</text:span>call_postfunctions($eljárás_neve)<text:bookmark-end text:name="__RefHeading__8830_348082181"/></text:h>
      <text:p text:style-name="P6">Az adott eljáráshoz rendelt utólag futtatandó funkciókat hívja meg argumentumok nélkül. Az így módon meghívott utólag futtatandó funkcióknak nincs visszatérési értéke.</text:p>
      <text:h text:style-name="P98" text:outline-level="3"><text:bookmark text:name="__RefHeading__8832_348082181"/>Core::get_prefunctions($eljárás_neve)<text:bookmark-end text:name="__RefHeading__8832_348082181"/></text:h>
      <text:p text:style-name="P7">Az eljárás egy egyszerű szöveges tömbben visszaadja az előfuttatási funkciók neveit. Ezzel lehetőségünk adódik rá, hogy az eltérő visszatérési értékeket is korrektül kezeljék az egyes eljárások.</text:p>
      <text:h text:style-name="P98" text:outline-level="3"><text:bookmark text:name="__RefHeading__8834_348082181"/>Core::get_postfunctions($eljárás_neve)<text:bookmark-end text:name="__RefHeading__8834_348082181"/></text:h>
      <text:p text:style-name="P7">Az eljárás egy egyszerű szöveges tömbben visszaadja az utólag futtatandó funkciók neveit. Ezzel lehetőségünk adódik rá, hogy az eltérő visszatérési értékeket is korrektül kezeljék az egyes eljárások.</text:p>
      <text:h text:style-name="P88" text:outline-level="1"><text:bookmark text:name="__RefHeading__8836_348082181"/>CMS – Az adminisztrációs felület<text:bookmark-end text:name="__RefHeading__8836_348082181"/></text:h>
      <text:p text:style-name="Text_20_body"><text:span text:style-name="T5">Bővítmény helye</text:span><text:span text:style-name="T4">: /plugins/cms</text:span></text:p>
      <text:p text:style-name="Text_20_body"><text:span text:style-name="T4">Habár az adminisztrációs felület önálló kiegészítő csomag, az nem a megszokott módon aktiválódik. Helyette ez is egy saját </text:span><text:span text:style-name="T6">CMS</text:span><text:span text:style-name="T4"> osztályt használ a megvalósításra. Ez az eredeti </text:span><text:span text:style-name="T6">Site</text:span><text:span text:style-name="T4"> osztály </text:span><text:a xlink:type="simple" xlink:href="#2.4.7.load_plugins()|outline"><text:span text:style-name="T6">load_plugins</text:span></text:a><text:span text:style-name="T4"> funkcióját felülírva definiálja a szükséges osztályokat.</text:span></text:p>
      <text:p text:style-name="Text_20_body"><text:span text:style-name="T5">Az adminisztrációs felület belépési pontja: </text:span><text:span text:style-name="T4">/admin/index.php</text:span></text:p>
      <text:h text:style-name="P89" text:outline-level="2"><text:bookmark text:name="__RefHeading__8838_348082181"/>A CMS konfigurálása<text:bookmark-end text:name="__RefHeading__8838_348082181"/></text:h>
      <text:p text:style-name="P4">Az adminisztrációs felületet egyetlen többdimenziós asszociatív tömb konfigurálja. Érthető okokból a tömb bővítésével könnyedén adhatóak hozzá új funkciók, vagy használhatóak a jelenlegiek más célokra.</text:p>
      <text:h text:style-name="Heading_20_3" text:outline-level="3"><text:bookmark text:name="__RefHeading__8840_348082181"/>A konfigurációs állomány (config.inc.php)<text:bookmark-end text:name="__RefHeading__8840_348082181"/></text:h>
      <text:p text:style-name="P4">Az alapcsomaghoz tartozó funkciók inicializálását a <text:span text:style-name="T1">config.inc.php</text:span> állomány végzi el. Ez gondoskodik továbbá arról is, hogy a <text:a xlink:type="simple" xlink:href="#6.CMS – Az adminisztrációs felület|outline">CMS</text:a> osztályai elérhetőek legyenek.</text:p>
      <text:p text:style-name="P4">Mivel a <text:span text:style-name="T20">CKFinder</text:span> csomag aktiválása PHP alapokra is épül, így ezt is itt inicializáljuk.</text:p>
      <text:p text:style-name="P4">Itt kerül beállításra a <text:a xlink:type="simple" xlink:href="#6.CMS – Az adminisztrációs felület|outline">CMS</text:a> részére írt <text:span text:style-name="T1">jQuery</text:span> kiegészítés is, amelyhez a funkciók a <text:span text:style-name="T1">js/jquery.cms.js </text:span>fájlban kapnak helyet.</text:p>
      <text:h text:style-name="P99" text:outline-level="3"><text:bookmark text:name="__RefHeading__8842_348082181"/>A Core::$CMS['MENUS'] tömb<text:bookmark-end text:name="__RefHeading__8842_348082181"/></text:h>
      <text:p text:style-name="P4">Ez konfigurálja a bal oldalon megjelenő menüt. Minden elem egy főcsoportot definiál asszociatív tömbként az alábbi kulcsokkal:</text:p>
      <text:p text:style-name="P36"><text:span text:style-name="T7">title</text:span><text:span text:style-name="T4">: A főcsoport megnevezése.</text:span></text:p>
      <text:p text:style-name="P36"><text:span text:style-name="T7">items</text:span><text:span text:style-name="T4">: A főcsoport elemei. Minden elem egyben kulcs és megnevezés is. Az itt megadott kulcsok fognak a menüelemre kattintva az </text:span><text:span text:style-name="T6">m</text:span><text:span text:style-name="T4"> változóba bekerülni, míg a megnevezés jelenik meg a menüben.</text:span></text:p>
      <text:p text:style-name="P75">Az alap CMS az alábbi főcsoportokat és almenüket állítja be magának:</text:p>
      <text:p text:style-name="P47"><text:span text:style-name="T6">HOME</text:span><text:span text:style-name="T4"> – Tartalom</text:span></text:p>
      <text:p text:style-name="P47"><text:span text:style-name="T4"><text:tab/></text:span><text:span text:style-name="T6">PAGE</text:span><text:span text:style-name="T4"> – Oldalak</text:span></text:p>
      <text:p text:style-name="P47"><text:span text:style-name="T6">USERS</text:span><text:span text:style-name="T4"> – Felhasználók</text:span></text:p>
      <text:p text:style-name="P47"><text:span text:style-name="T4"><text:tab/></text:span><text:span text:style-name="T6">USER</text:span><text:span text:style-name="T4"> – Felhasználók</text:span></text:p>
      <text:p text:style-name="P47"><text:span text:style-name="T4"><text:tab/></text:span><text:span text:style-name="T6">USER_GROUP</text:span><text:span text:style-name="T4"> – Felhasználói csoportok</text:span></text:p>
      <text:p text:style-name="P47"><text:span text:style-name="T6">ADDONS</text:span><text:span text:style-name="T4"> – Kiegészítők</text:span></text:p>
      <text:p text:style-name="P47"><text:span text:style-name="T4"><text:tab/></text:span><text:span text:style-name="T6">PLUGIN</text:span><text:span text:style-name="T4"> – Bővítmények</text:span></text:p>
      <text:p text:style-name="P47"><text:span text:style-name="T4"><text:tab/></text:span><text:span text:style-name="T6">THEME</text:span><text:span text:style-name="T4"> – Sablonok</text:span></text:p>
      <text:p text:style-name="P47"><text:span text:style-name="T6">SYSTEM</text:span><text:span text:style-name="T4"> – Rendszer</text:span></text:p>
      <text:p text:style-name="P47"><text:span text:style-name="T4"><text:tab/></text:span><text:span text:style-name="T6">PARAM</text:span><text:span text:style-name="T4"> – Beállítások</text:span></text:p>
      <text:p text:style-name="P47"><text:span text:style-name="T4"><text:tab/></text:span><text:span text:style-name="T6">LANG</text:span><text:span text:style-name="T4"> – Nyelvi címkék</text:span></text:p>
      <text:p text:style-name="P47"><text:span text:style-name="T4"><text:tab/></text:span><text:span text:style-name="T6">LOG</text:span><text:span text:style-name="T4"> – Naplók</text:span></text:p>
      <text:h text:style-name="P98" text:outline-level="3"><text:bookmark text:name="__RefHeading__8844_348082181"/><text:soft-page-break/>A Core::$CMS['RIGHTS'] tömb<text:bookmark-end text:name="__RefHeading__8844_348082181"/></text:h>
      <text:p text:style-name="P4">Ez konfigurálja a jogok beállítási felületét a <text:a xlink:type="simple" xlink:href="#6.10.A CmsUserGroupEditor osztály|outline"><text:span text:style-name="T2">CmsUserGroupEditor</text:span></text:a> szerkesztője számára. Minden elem egy főcsoporthoz (menühöz) megadható jogok tömbjét tartalmazza, kulcs – megnevezés párosban. A jog azonosítója a kulcs, míg a <text:a xlink:type="simple" xlink:href="#6.10.A CmsUserGroupEditor osztály|outline"><text:span text:style-name="T2">CmsUserGroupEditor</text:span></text:a> jogok listájában pedig ehhez a megnevezés fog megjelenni.</text:p>
      <text:h text:style-name="P99" text:outline-level="3"><text:bookmark text:name="__RefHeading__8846_348082181"/>A Core::$CMS['ENUMERATIONS'] tömb<text:bookmark-end text:name="__RefHeading__8846_348082181"/></text:h>
      <text:p text:style-name="P4">Ebben a tömbben vannak az egyes táblákban, listákban megjelenő felsorolások. Ezek leggyakrabban logikai értékek (1 és 0), amelyek a listák és szerkesztők megjelenítésekor beszédesebb címkéket kaphatnak. Ilyen esetekhez ebben a tömbben kell megadni egy új elemet, ami tartalmazza a felsorolás elemeit asszociatív tömbként.</text:p>
      <text:p text:style-name="P4">Minden felsorolásnak az adott menüelem és oszlop nevéből kell állnia, ponttal elválasztva. Pl.: USERS.OPTION_BANNED.</text:p>
      <text:p text:style-name="P4">A tömb felsorolásait a listák és a szerkesztők megjelenítéséért felelős osztályok használják fel.</text:p>
      <text:h text:style-name="P99" text:outline-level="3"><text:bookmark text:name="__RefHeading__8848_348082181"/>A Core::$CMS['LISTS'] tömb<text:bookmark-end text:name="__RefHeading__8848_348082181"/></text:h>
      <text:p text:style-name="P4">Ez a tömb konfigurálja az egyes menüpontokban megjelenő listákat. Az egyes elemek mind asszociatív tömbök, az alábbi kulcsokkal:</text:p>
      <text:p text:style-name="P36"><text:span text:style-name="T7">title</text:span><text:span text:style-name="T4">: A lista felett megjelenő megnevezés.</text:span></text:p>
      <text:p text:style-name="P36"><text:span text:style-name="T7">class</text:span><text:span text:style-name="T4">: A lista megjelenítésért felelős osztály neve. Az alapcsomagban ez a </text:span><text:a xlink:type="simple" xlink:href="#6.5.A CmsList osztály|outline"><text:span text:style-name="T6">CmsList</text:span></text:a><text:a xlink:type="simple" xlink:href="#6.5.A CmsList osztály|outline"><text:span text:style-name="T4"> osztály</text:span></text:a><text:span text:style-name="T4">, de ezt könnyedén lecserélheti bármelyik bővítmény. A megadott osztálynak gondoskodnia kell a bementi paraméterek alapján (lásd </text:span><text:a xlink:type="simple" xlink:href="#6.5.A CmsList osztály|outline"><text:span text:style-name="T6">CmsList</text:span></text:a><text:a xlink:type="simple" xlink:href="#6.5.A CmsList osztály|outline"><text:span text:style-name="T4"> osztálynál</text:span></text:a><text:span text:style-name="T4">) a tömb </text:span><text:span text:style-name="T6">Core::CMS['LISTS']</text:span><text:span text:style-name="T4"> feldolgozásáról.</text:span></text:p>
      <text:p text:style-name="P36"><text:span text:style-name="T7">fields</text:span><text:span text:style-name="T4">: A listában megjelenítendő oszlopokhoz tartozó tábla mezők nevei, szöveg tömbben felsorolva.</text:span></text:p>
      <text:p text:style-name="P36"><text:span text:style-name="T7">headers</text:span><text:span text:style-name="T4">: A listában megjelenítendő oszlopokhoz fejléc szövegei, szöveg tömbben felsorolva.</text:span></text:p>
      <text:p text:style-name="P36"><text:span text:style-name="T7">types</text:span><text:span text:style-name="T4">: A listában megjelenítendő oszlopokhoz típusai, szöveg tömbben felsorolva. Értelmezésüket lásd a </text:span><text:a xlink:type="simple" xlink:href="#6.5.A CmsList osztály|outline"><text:span text:style-name="T6">CmsList</text:span></text:a><text:a xlink:type="simple" xlink:href="#6.5.A CmsList osztály|outline"><text:span text:style-name="T4"> osztálynál</text:span></text:a><text:span text:style-name="T4">.</text:span></text:p>
      <text:p text:style-name="P36"><text:span text:style-name="T7">default_field</text:span><text:span text:style-name="T4">: A megjelenő lista alapértelmezett rendezési oszlopa.</text:span></text:p>
      <text:p text:style-name="P36"><text:span text:style-name="T7">default_direction</text:span><text:span text:style-name="T4">: A megjelenő lista alapértelmezett rendezési iránya: </text:span><text:span text:style-name="T6">asc</text:span><text:span text:style-name="T4"> vagy </text:span><text:span text:style-name="T6">desc</text:span><text:span text:style-name="T4">.</text:span></text:p>
      <text:p text:style-name="P36"><text:span text:style-name="T7">extra_commands</text:span><text:span text:style-name="T4">: A lista bal alsó részében megjelenő extra funkciók listája. Minden extra funkciót egy asszociatív tömb definiál, amelyben az alábbi jelentése van a kulcsoknak:</text:span></text:p>
      <text:p text:style-name="P51"><text:span text:style-name="T7">right</text:span><text:span text:style-name="T5">:</text:span><text:span text:style-name="T4"> A funkció eléréséhez szükséges jog.</text:span></text:p>
      <text:p text:style-name="P51"><text:span text:style-name="T7">icon</text:span><text:span text:style-name="T4">: A megnevezés előtt megjelenítendő ikon.</text:span></text:p>
      <text:p text:style-name="P51"><text:span text:style-name="T7">title</text:span><text:span text:style-name="T4">: A megjelenő megnevezés.</text:span></text:p>
      <text:p text:style-name="P51"><text:span text:style-name="T7">url</text:span><text:span text:style-name="T5">:</text:span><text:span text:style-name="T4"> A funkció eléréséhez szükséges URL.</text:span></text:p>
      <text:p text:style-name="P38"><text:span text:style-name="T6">where_clause</text:span><text:span text:style-name="T4">: A kilistázandó értékek lekérdezéséhez hozzáadandó feltétel. A feltételnek meg kell felelnie az SQL szabályainak, de nem kell az AND kulcsszóval bevezetni.</text:span></text:p>
      <text:h text:style-name="P99" text:outline-level="3"><text:bookmark text:name="__RefHeading__8850_348082181"/><text:soft-page-break/>A Core::$CMS['EDITORS'] tömb<text:bookmark-end text:name="__RefHeading__8850_348082181"/></text:h>
      <text:p text:style-name="P4">Ez a tömb határozza meg az egyes menüelemek szerkesztőit. Elég komplikált felépítése van, mivel az általános adatok mellett a szerkesztő sorait is külön lehet beállítani. Az egyes elemek kulcsai az alábbi beállításokat jelentik:</text:p>
      <text:p text:style-name="P36"><text:span text:style-name="T7">title</text:span><text:span text:style-name="T4">: A szerkesztő felett megjelenő cím. Ez tartalmazhat bizonyos extra információkat a szabványos szöveg formázás szerint. Az első paraméter az azonosító kulcs, a második a </text:span><text:span text:style-name="T6">title</text:span><text:span text:style-name="T4"> mező tartalma.</text:span></text:p>
      <text:p text:style-name="P36"><text:span text:style-name="T7">class</text:span><text:span text:style-name="T4">: A szerkesztő megjelenítését megvalósító osztály. Ez az alapcsomagban mindig a </text:span><text:span text:style-name="T6">CmsEditor</text:span><text:span text:style-name="T4"> osztály.</text:span></text:p>
      <text:p text:style-name="P36"><text:span text:style-name="T7">clone_enabled</text:span><text:span text:style-name="T4">: Jelzi a </text:span><text:a xlink:type="simple" xlink:href="#6.7.A CmsEditor osztály|outline"><text:span text:style-name="T6">CmsEditor</text:span></text:a><text:a xlink:type="simple" xlink:href="#6.7.A CmsEditor osztály|outline"><text:span text:style-name="T4"> osztály</text:span></text:a><text:span text:style-name="T4"> számára, hogy a klónozás funkció engedélyezett-e, avagy nem.</text:span></text:p>
      <text:p text:style-name="P36"><text:span text:style-name="T7">rows</text:span><text:span text:style-name="T4">: A szerkesztő sorainak tömbje. A tömb minden eleme egy-egy sort állít be, azok kulcsai alapján:</text:span></text:p>
      <text:p text:style-name="P53"><text:span text:style-name="T3">title</text:span>: A sor címkéje.</text:p>
      <text:p text:style-name="P52"><text:span text:style-name="T3">field</text:span>: A sorban megjelenítendő mező neve.</text:p>
      <text:p text:style-name="P52"><text:span text:style-name="T3">name</text:span>: A beviteli elem neve, azonosítója és annak a változónak a neve, amelyikbe a mező értéke kerül. Mivel a mezőnevek ütközhetnek a program vezérlő paramétereivel, ezért érdemes egyszerűbb megnevezéseket használni, pl.: <text:span text:style-name="T2">edit1, edit2, edit3</text:span>...</text:p>
      <text:p text:style-name="P52"><text:span text:style-name="T3">type</text:span>: A sor, ezen belül a szerkesztő típusa. Itt nem a hagyományos megoldások vannak, mivel a <text:a xlink:type="simple" xlink:href="#6.7.A CmsEditor osztály|outline"><text:span text:style-name="T2">CmsEditor</text:span></text:a><text:a xlink:type="simple" xlink:href="#6.7.A CmsEditor osztály|outline"> osztály</text:a> számos lehetőséget biztosít komplexebb szerkesztők beágyazására.</text:p>
      <text:p text:style-name="P52"><text:span text:style-name="T3">default</text:span>: A mező alapértelmezett értéke, amely rendszerint csak új elem beszúrásakor kap szerepet.</text:p>
      <text:p text:style-name="Text_20_body"><text:span text:style-name="T4">A soroknál a legfontosabb érték a </text:span><text:span text:style-name="T6">type</text:span><text:span text:style-name="T4">. Ennek a leírását lásd a </text:span><text:a xlink:type="simple" xlink:href="#6.7.A CmsEditor osztály|outline"><text:span text:style-name="T6">CmsEditor</text:span></text:a><text:a xlink:type="simple" xlink:href="#6.7.A CmsEditor osztály|outline"><text:span text:style-name="T4"> osztálynál</text:span></text:a><text:span text:style-name="T4">. Számos sornak további beállításokat lehet megadni, melyek a sor típusától függően eltérőek lehetnek.</text:span></text:p>
      <text:h text:style-name="P91" text:outline-level="2"><text:bookmark text:name="__RefHeading__8852_348082181"/>A CMS osztály<text:bookmark-end text:name="__RefHeading__8852_348082181"/></text:h>
      <text:p text:style-name="P6"><text:span text:style-name="T5">Állomány</text:span><text:span text:style-name="T4">: cms.class.php</text:span></text:p>
      <text:p text:style-name="P7">A <text:a xlink:type="simple" xlink:href="#2.4.A Site osztály|outline"><text:span text:style-name="T2">Site</text:span></text:a><text:a xlink:type="simple" xlink:href="#2.4.A Site osztály|outline"> osztály</text:a> leszármazottja, amely néhány eljárást felülír a <text:a xlink:type="simple" xlink:href="#6.CMS – Az adminisztrációs felület|outline">CMS</text:a> igényeinek megfelelően.</text:p>
      <text:h text:style-name="P98" text:outline-level="3"><text:bookmark text:name="__RefHeading__8854_348082181"/>init()<text:bookmark-end text:name="__RefHeading__8854_348082181"/></text:h>
      <text:p text:style-name="P6"><text:span text:style-name="T4">Ha a felhasználó már hitelesítve van, akkor betölti sablonnak a </text:span><text:span text:style-name="T5">site.html </text:span><text:span text:style-name="T4">állományt, ellenkező esetben a </text:span><text:span text:style-name="T5">logon.html</text:span><text:span text:style-name="T4"> állományt. Kicseréli a </text:span><text:span text:style-name="T6">{finisher_code}</text:span><text:span text:style-name="T4">-ot a nyomkövetési infókra, ha az üzemmód DEBUG, ellenkező esetben törli az értéket. Végül beállítja az alábbi értékeket.</text:span></text:p>
      <text:p text:style-name="Tulajdonság"><text:span text:style-name="T6">svn_revison</text:span><text:span text:style-name="T4"><text:tab/>(szám)<text:tab/>A </text:span><text:span text:style-name="T6">Core::$MAIN['SVN']</text:span><text:span text:style-name="T4"> értékét illeszti ide be. Ez lehet egy konkrét szám, vagy az aktuális SVN repository verziószáma.</text:span></text:p>
      <text:p text:style-name="P25"><text:span text:style-name="T6">message</text:span><text:span text:style-name="T4"><text:tab/>(szöveg)<text:tab/>Ide alapértelmezésben üres szöveget állít be. Ez cserélődik ki egy objektum generált kódra ha az oldal valamilyen módszerrel ideiglenes üzenetet ír ki az oldalra (lásd Twitter).</text:span></text:p>
      <text:p text:style-name="P25"><text:span text:style-name="T6">http_host</text:span><text:span text:style-name="T4"><text:tab/>(szöveg)<text:tab/>Az oldal http címe, amit a </text:span><text:span text:style-name="T6">Core::$HTTP_HOST</text:span><text:span text:style-name="T4"> változóból másol át.</text:span></text:p>
      <text:p text:style-name="P44"><text:span text:style-name="T5">Előfeldolgozás</text:span><text:span text:style-name="T4"> (</text:span><text:span text:style-name="T6">cms_init</text:span><text:span text:style-name="T4">): Paraméterek nélkül meghívja az előfeldolgozáshoz rendelt funkciókat.</text:span></text:p>
      <text:p text:style-name="P45"><text:soft-page-break/><text:span text:style-name="T1">Utófeldolgozás</text:span> (<text:span text:style-name="T2">cms_init</text:span>): Paraméterek nélkül meghívja az utófeldolgozáshoz rendelt funkciókat.</text:p>
      <text:h text:style-name="P98" text:outline-level="3"><text:bookmark text:name="__RefHeading__8860_348082181"/>load_mains()<text:bookmark-end text:name="__RefHeading__8860_348082181"/></text:h>
      <text:p text:style-name="P7">Nem tölt be semmilyen objektumot a <text:span text:style-name="T2">Core::$CMS['MAIN']</text:span> tömbbe.</text:p>
      <text:p text:style-name="P44"><text:span text:style-name="T5">Előfeldolgozás</text:span><text:span text:style-name="T4"> (</text:span><text:span text:style-name="T6">cms_load_mains</text:span><text:span text:style-name="T4">): Paraméterek nélkül meghívja az előfeldolgozáshoz rendelt funkciókat.</text:span></text:p>
      <text:p text:style-name="P45"><text:span text:style-name="T1">Utófeldolgozás</text:span><text:span text:style-name="T4"> (</text:span><text:span text:style-name="T2">cms_load_mains</text:span><text:span text:style-name="T4">): Paraméterek nélkül meghívja az utófeldolgozáshoz rendelt funkciókat.</text:span></text:p>
      <text:h text:style-name="P98" text:outline-level="3"><text:bookmark text:name="__RefHeading__8856_348082181"/>load_plugins()<text:bookmark-end text:name="__RefHeading__8856_348082181"/></text:h>
      <text:p text:style-name="P6"><text:span text:style-name="T4">Az alapcsomag moduljai helyett a saját moduljait inicializálja: </text:span><text:span text:style-name="T6">cmsmenu, cmslist, cmseditor, cmsparams, cmsplugins</text:span><text:span text:style-name="T4">. Valamint az alap </text:span><text:a xlink:type="simple" xlink:href="#2.3.16.set_content()|outline"><text:span text:style-name="T6">set_content()</text:span></text:a><text:span text:style-name="T4"> mögé beilleszti a saját </text:span><text:a xlink:type="simple" xlink:href="#6.2.5.CMS::after_core_set_content($content)|outline"><text:span text:style-name="T6">after_core_set_content</text:span></text:a><text:a xlink:type="simple" xlink:href="#6.2.5.CMS::after_core_set_content($content)|outline"><text:span text:style-name="T4">()</text:span></text:a><text:span text:style-name="T4"> függvényét, amely gondoskodik a saját modulok beillesztéséről.</text:span></text:p>
      <text:h text:style-name="P98" text:outline-level="3"><text:bookmark text:name="__RefHeading__8858_348082181"/>load_theme()<text:bookmark-end text:name="__RefHeading__8858_348082181"/></text:h>
      <text:p text:style-name="P6"><text:span text:style-name="T4">Beállítja a sablonfájlok elérési útját a </text:span><text:span text:style-name="T5">/plugins/cms/templates</text:span><text:span text:style-name="T4"> mappára.</text:span></text:p>
      <text:h text:style-name="P98" text:outline-level="3"><text:bookmark text:name="__RefHeading__8862_348082181"/>CMS::after_core_set_content($content)<text:bookmark-end text:name="__RefHeading__8862_348082181"/></text:h>
      <text:p text:style-name="P6"><text:span text:style-name="T4">A </text:span><text:a xlink:type="simple" xlink:href="#2.3.16.set_content()|outline"><text:span text:style-name="T6">Core</text:span></text:a><text:a xlink:type="simple" xlink:href="#2.3.16.set_content()|outline"><text:span text:style-name="T4"> </text:span></text:a><text:a xlink:type="simple" xlink:href="#2.3.16.set_content()|outline"><text:span text:style-name="T6">set_content()</text:span></text:a><text:span text:style-name="T4"> eljárásánál leírtaknak megfelelően a kapott </text:span><text:span text:style-name="T6">content</text:span><text:span text:style-name="T4"> érték és a parancsváltozó alapján módosítja az értékét. Ez a függvény gondoskodik róla, hogy a megfelelő </text:span><text:a xlink:type="simple" xlink:href="#6.CMS – Az adminisztrációs felület|outline"><text:span text:style-name="T4">CMS</text:span></text:a><text:span text:style-name="T4"> modulok bekerüljenek a helyükre.</text:span></text:p>
      <text:h text:style-name="P98" text:outline-level="3"><text:bookmark text:name="__RefHeading__8868_348082181"/>CMS::modul_cmseditor()<text:bookmark-end text:name="__RefHeading__8868_348082181"/></text:h>
      <text:p text:style-name="P6"><text:span text:style-name="T4">Létrehozza a </text:span><text:a xlink:type="simple" xlink:href="#6.12.3.modul:cmseditor|outline"><text:span text:style-name="T6">modul:cmseditor</text:span></text:a><text:span text:style-name="T4"> helyére beillesztendő objektumot.</text:span></text:p>
      <text:h text:style-name="P98" text:outline-level="3"><text:bookmark text:name="__RefHeading__8866_348082181"/>CMS::modul_cmslist()<text:bookmark-end text:name="__RefHeading__8866_348082181"/></text:h>
      <text:p text:style-name="P6"><text:span text:style-name="T4">Létrehozza a </text:span><text:a xlink:type="simple" xlink:href="#6.12.2.modul:cmslist|outline"><text:span text:style-name="T6">modul:cmslist</text:span></text:a><text:span text:style-name="T4"> helyére beillesztendő objektumot.</text:span></text:p>
      <text:h text:style-name="P98" text:outline-level="3"><text:bookmark text:name="__RefHeading__8864_348082181"/>CMS::modul_cmsmenu()<text:bookmark-end text:name="__RefHeading__8864_348082181"/></text:h>
      <text:p text:style-name="P6"><text:span text:style-name="T4">Létrehozza a </text:span><text:a xlink:type="simple" xlink:href="#6.12.1.modul:cmsmenu – a menü|outline"><text:span text:style-name="T6">modul:cmsmenu</text:span></text:a><text:span text:style-name="T6"> </text:span><text:span text:style-name="T4">helyére beillesztendő objektumot.</text:span></text:p>
      <text:h text:style-name="P89" text:outline-level="2"><text:bookmark text:name="__RefHeading__8870_348082181"/>A CMS osztály konfiguráció kezelési funkciói<text:bookmark-end text:name="__RefHeading__8870_348082181"/></text:h>
      <text:p text:style-name="P4">Az egyszerűbb kezelés kedvéért az<text:span text:style-name="T2"> CMS</text:span> osztály több statikus metódust tartalmaz, melyeket megfelelően konfigurálva könnyedén kiegészíthető a <text:a xlink:type="simple" xlink:href="#6.CMS – Az adminisztrációs felület|outline">CMS</text:a> új funkciókkal.</text:p>
      <text:h text:style-name="P98" text:outline-level="3"><text:bookmark text:name="__RefHeading__8880_348082181"/>CMS::insert_cms_editor($menu,$class,$table,$clone_enabled,$rows)<text:bookmark-end text:name="__RefHeading__8880_348082181"/></text:h>
      <text:p text:style-name="P7"><text:span text:style-name="T4">A </text:span><text:span text:style-name="T2">Core::$CMS['EDITORS']</text:span><text:span text:style-name="T4"> tömbbe illeszti be a megadott szerkesztőt.</text:span></text:p>
      <text:h text:style-name="P98" text:outline-level="3"><text:bookmark text:name="__RefHeading__8876_348082181"/>CMS::insert_cms_enumeration($menu,$enumeration,$items)<text:bookmark-end text:name="__RefHeading__8876_348082181"/></text:h>
      <text:p text:style-name="P7">A <text:span text:style-name="T2">Core::$CMS['ENUMERATIONS']</text:span> tömbbe illeszti be a megadott felsorolást.</text:p>
      <text:h text:style-name="P98" text:outline-level="3"><text:bookmark text:name="__RefHeading__8878_348082181"/><text:soft-page-break/>CMS::insert_cms_list($menu,$title,$class,$table,$fields,$types,$headers,$default_orderfield,$default_orderdir,$where_clause)<text:bookmark-end text:name="__RefHeading__8878_348082181"/></text:h>
      <text:p text:style-name="P7">A <text:span text:style-name="T2">Core::$CMS['LISTS']</text:span> tömbbe illeszti be a megadott listát.</text:p>
      <text:h text:style-name="P98" text:outline-level="3"><text:bookmark text:name="__RefHeading__8872_348082181"/>CMS::insert_cms_menu($main,$menu,$title)<text:bookmark-end text:name="__RefHeading__8872_348082181"/></text:h>
      <text:p text:style-name="P7">A <text:span text:style-name="T2">Core::$CMS['MENUS']</text:span> tömbjébe illeszt be egy új menüpontot.</text:p>
      <text:p text:style-name="P7">Ha a main értéke NULL, akkor a menüt új főcsoportként illeszti be.</text:p>
      <text:h text:style-name="P97" text:outline-level="3"><text:bookmark text:name="__RefHeading__8874_348082181"/><text:span text:style-name="T4">CMS</text:span>::insert_cms_rights($menu,$rights)<text:bookmark-end text:name="__RefHeading__8874_348082181"/></text:h>
      <text:p text:style-name="P6">A <text:span text:style-name="T2">Core::$CMS['RIGHTS']</text:span> tömbjébe illeszti be az új menüsorhoz kapcsolódó jogokat.</text:p>
      <text:h text:style-name="P89" text:outline-level="2"><text:bookmark text:name="__RefHeading__8882_348082181"/>A CmsMenu osztály<text:bookmark-end text:name="__RefHeading__8882_348082181"/></text:h>
      <text:p text:style-name="Text_20_body"><text:span text:style-name="T5">Állomány</text:span><text:span text:style-name="T4">: cmsmenu.class.php</text:span></text:p>
      <text:p text:style-name="Text_20_body"><text:span text:style-name="T4">A </text:span><text:span text:style-name="T6">CmsMenu</text:span><text:span text:style-name="T4"> osztály gondoskodik a </text:span><text:span text:style-name="T6">Core::$CMS['MENUS']</text:span><text:span text:style-name="T4"> tömb feldolgozásáról.</text:span></text:p>
      <text:h text:style-name="P98" text:outline-level="3"><text:bookmark text:name="__RefHeading__8884_348082181"/>konstruktor()<text:bookmark-end text:name="__RefHeading__8884_348082181"/></text:h>
      <text:p text:style-name="P4">A <text:span text:style-name="T2">Core::$CMS['MENUS']</text:span> tömb alapján felépíti a <text:a xlink:type="simple" xlink:href="#6.CMS – Az adminisztrációs felület|outline">CMS</text:a> oldalsó menüjét. Ebben minden olyan menüpontot letilt, amelyekhez a felhasználónak nincs hozzáférése (<text:span text:style-name="T2">access</text:span> joga). A kiválasztott menüelemet pedig kiemeli.</text:p>
      <text:h text:style-name="Heading_20_2" text:outline-level="2"><text:bookmark text:name="__RefHeading__8886_348082181"/>A CmsList osztály<text:bookmark-end text:name="__RefHeading__8886_348082181"/></text:h>
      <text:p text:style-name="Text_20_body"><text:span text:style-name="T5">Állomány</text:span><text:span text:style-name="T4">: cmslist.class.php</text:span></text:p>
      <text:p text:style-name="Text_20_body"><text:span text:style-name="T4">Az alapcsomagban ez az osztály gondoskodik a kiválasztott menü alapján (</text:span><text:span text:style-name="T6">m</text:span><text:span text:style-name="T4"> változó) a kiválasztható elemek kilistázásáról.</text:span></text:p>
      <text:h text:style-name="P97" text:outline-level="3"><text:bookmark text:name="__RefHeading__8888_348082181"/>konstruktor()<text:bookmark-end text:name="__RefHeading__8888_348082181"/></text:h>
      <text:p text:style-name="P6">A konstruktor egyetlen igazán fontos feladata a törlés végrehajtása. Amennyiben a <text:span text:style-name="T2">todo</text:span> értéke <text:span text:style-name="T2">delete</text:span>, a lista elkészítése előtt meghívja a <text:span text:style-name="T2">delete</text:span>() funkciót.</text:p>
      <text:h text:style-name="P97" text:outline-level="3"><text:bookmark text:name="__RefHeading__8890_348082181"/>init()<text:bookmark-end text:name="__RefHeading__8890_348082181"/></text:h>
      <text:p text:style-name="P6">Beállítja a listák működését befolyásoló tulajdonságokat a munkamenet változók alapján.</text:p>
      <text:p text:style-name="P49"><text:span text:style-name="T2">menu</text:span><text:tab/>(szöveg)<text:tab/>A kiválasztott menü kulcsa.</text:p>
      <text:p text:style-name="P49"><text:span text:style-name="T2">rpp</text:span><text:tab/>(szám)<text:tab/>A listában megjelenítendő sorok száma. Alapértelmezésben ez...</text:p>
      <text:p text:style-name="P49"><text:span text:style-name="T2">page</text:span><text:tab/>(szám)<text:tab/>A lista megjelenítendő oldala.</text:p>
      <text:p text:style-name="P49"><text:span text:style-name="T2">order_field</text:span><text:tab/>(szöveg)<text:tab/>A lista rendezését meghatározó mező neve.</text:p>
      <text:p text:style-name="P49"><text:span text:style-name="T2">order_dir</text:span><text:tab/>(szöveg)<text:tab/>A lista rendezési iránya.</text:p>
      <text:p text:style-name="P50"><text:span text:style-name="T2">filter</text:span><text:tab/>(változó)<text:tab/>A lista szűrési értéke (érték).</text:p>
      <text:p text:style-name="P50"><text:span text:style-name="T2">fmin</text:span><text:tab/>(változó)<text:tab/>A lista szűrési feltétele (tartomány minimum).</text:p>
      <text:p text:style-name="P50"><text:span text:style-name="T2">fmax</text:span><text:tab/>(változó)<text:tab/>A lista szűrési feltétele (tartomány maximum).</text:p>
      <text:p text:style-name="P50"><text:span text:style-name="T2">col_nums</text:span><text:tab/>(szám)<text:tab/>A listában megjelenő oszlopok száma az aktuális lista <text:span text:style-name="T2">Core::$CMS['LISTS']</text:span> beállításai alapján.</text:p>
      <text:p text:style-name="Tulajdonság"><text:span text:style-name="T2">header</text:span><text:tab/>(<text:a xlink:type="simple" xlink:href="#2.3.A Core osztály|outline"><text:span text:style-name="T7">Core</text:span></text:a>)<text:tab/>A lista fejléce, amit a <text:span text:style-name="T2">set_header()</text:span> funkció állít be.</text:p>
      <text:p text:style-name="Tulajdonság"><text:soft-page-break/><text:span text:style-name="T2">searchbar</text:span><text:tab/>(<text:a xlink:type="simple" xlink:href="#2.3.A Core osztály|outline"><text:span text:style-name="T7">Core</text:span></text:a>)<text:tab/>A lista szűrője, amit a <text:span text:style-name="T2">set_searchbar</text:span>() funkció állít be.</text:p>
      <text:p text:style-name="Tulajdonság"><text:span text:style-name="T2">extra_commands</text:span><text:tab/>(<text:a xlink:type="simple" xlink:href="#2.3.A Core osztály|outline"><text:span text:style-name="T7">Core</text:span></text:a>)<text:tab/>A lista alatt megjelenő extra parancsok listája, amelyet a <text:span text:style-name="T2">set_extra_commands</text:span>() funkció állít be.</text:p>
      <text:p text:style-name="P28"><text:span text:style-name="T2">items</text:span><text:tab/>(<text:a xlink:type="simple" xlink:href="#6.6.A CmsListItem osztály|outline"><text:span text:style-name="T2">CmsListItem</text:span></text:a>)<text:tab/>A listában megjelenő elemek, melyeket a <text:span text:style-name="T2">load_items</text:span>() funkció tölt be.</text:p>
      <text:p text:style-name="Tulajdonság"><text:span text:style-name="T2">pager</text:span><text:tab/>(<text:a xlink:type="simple" xlink:href="#2.3.A Core osztály|outline"><text:span text:style-name="T7">Core</text:span></text:a>)<text:tab/>A lapozó, amelyet a betöltött elemek listája alapján a <text:span text:style-name="T2">load_items</text:span>() funkció állít be.</text:p>
      <text:p text:style-name="Tulajdonság"><text:span text:style-name="T2">jumper</text:span><text:tab/>(<text:a xlink:type="simple" xlink:href="#2.3.A Core osztály|outline"><text:span text:style-name="T7">Core</text:span></text:a>)<text:tab/>A gyorsugró, amelyet a betöltött elemek listája alapján a <text:span text:style-name="T2">load_items</text:span>() funkció állít be.</text:p>
      <text:h text:style-name="P97" text:outline-level="3"><text:bookmark text:name="__RefHeading__8900_348082181"/>delete()<text:bookmark-end text:name="__RefHeading__8900_348082181"/></text:h>
      <text:p text:style-name="P6">Ha a felhasználónak van az adott listához <text:span text:style-name="T2">delete</text:span> joga, és a megjelölt rekord <text:span text:style-name="T2">is_system</text:span> mezője nem 1-es, akkor a kiválasztott elemet tölti. A törlés sikerességérőről a <text:span text:style-name="T2">message</text:span> tulajdonságban tájékoztatja a felhasználót.</text:p>
      <text:h text:style-name="P97" text:outline-level="3"><text:bookmark text:name="__RefHeading__8896_348082181"/>set_extra_commands()<text:bookmark-end text:name="__RefHeading__8896_348082181"/></text:h>
      <text:p text:style-name="P6">A <text:span text:style-name="T2">Core::$CMS['LISTS'] </text:span>tömb <text:span text:style-name="T2">extra</text:span>_<text:span text:style-name="T2">commands</text:span> eleme alapján beállítja a listához kapcsolódó extra parancsokat. Ez leggyakrabban az új elem beillesztése. Az egyes parancsokat csak akkor engedélyezi, ha azokhoz a felhasználónak megvannak a jogai.</text:p>
      <text:p text:style-name="P6">Az új (<text:span text:style-name="T2">new</text:span>) parancsot leszámítva a többi extra parancs URL-jét egy felugró dialógus ablakban jeleníti meg.</text:p>
      <text:h text:style-name="P97" text:outline-level="3"><text:bookmark text:name="__RefHeading__8892_348082181"/>set_header()<text:bookmark-end text:name="__RefHeading__8892_348082181"/></text:h>
      <text:p text:style-name="P6">A <text:span text:style-name="T2">Core::CMS['LISTS'] </text:span>tömbben található tömb <text:span text:style-name="T2">headers</text:span> és <text:span text:style-name="T2">fields</text:span> tömbje alapján, valamint az aktuális navigációs értékek alapján (<text:span text:style-name="T2">order_field, order_dir, rpp, page</text:span>) inicializál egy <text:a xlink:type="simple" xlink:href="#2.3.A Core osztály|outline"><text:span text:style-name="T2">Core</text:span></text:a><text:a xlink:type="simple" xlink:href="#2.3.A Core osztály|outline"> objektumot</text:a>. Az objektum elemei az egyes oszlopok lesznek, amelyeknél azok <text:span text:style-name="T2">url</text:span> értéke az adott mező szerinti rendezésre vált, illetve fordítja meg a rendezés irányát.</text:p>
      <text:h text:style-name="P97" text:outline-level="3"><text:bookmark text:name="__RefHeading__8898_348082181"/>set_items()<text:bookmark-end text:name="__RefHeading__8898_348082181"/></text:h>
      <text:p text:style-name="P6">A <text:span text:style-name="T2">Core::CMS['LISTS'] </text:span>megfelelő tömbjének <text:span text:style-name="T2">table</text:span> és <text:span text:style-name="T2">fields</text:span> értékei alapján, valamint az aktuális <text:span text:style-name="T2">page</text:span> és <text:span text:style-name="T2">rpp</text:span> értékek alapján betölti a kiválasztott elemeket, és mindegyikhez létrehoz egy <text:a xlink:type="simple" xlink:href="#6.6.A CmsListItem osztály|outline"><text:span text:style-name="T2">CmsListItem</text:span></text:a><text:a xlink:type="simple" xlink:href="#6.6.A CmsListItem osztály|outline"> objektumot</text:a>.</text:p>
      <text:p text:style-name="P6">Az összes rekordszám alapján beállítja a lapozót és a gyorsugrót is, megjelölve az aktuálisan megjelenített oldalt.</text:p>
      <text:h text:style-name="P97" text:outline-level="3"><text:bookmark text:name="__RefHeading__8894_348082181"/>set_searchbar()<text:bookmark-end text:name="__RefHeading__8894_348082181"/></text:h>
      <text:p text:style-name="P6">A rendezési sorrendet meghatározó mező típusa és a szűrési feltételekben levő értékek alapján összeállítja a szűrési opciókat és lehetőségeket. Az egyes típusok eltérően viselkednek:</text:p>
      <text:p text:style-name="P36"><text:span text:style-name="T7">id, text, email</text:span><text:span text:style-name="T5">:</text:span><text:span text:style-name="T4"> Egyszerű szöveges beviteli mező jelenik meg amelyben a </text:span><text:span text:style-name="T6">filter</text:span><text:span text:style-name="T4"> értéke állítható be.</text:span></text:p>
      <text:p text:style-name="P36"><text:span text:style-name="T7">currency, int</text:span><text:span text:style-name="T4">: Egy tartomány kijelölő jelenik meg (</text:span><text:span text:style-name="T5">jQuery Slider</text:span><text:span text:style-name="T4">), amelyben a minimum és maximum értékek automatikusan a mezőben szereplő értékek minimumát és maximumár veszi fel.</text:span></text:p>
      <text:p text:style-name="P37"><text:span text:style-name="T3">enum</text:span><text:span text:style-name="T1">:</text:span> Egy egyszerű legördülő menüben lehet kiválasztani a keresett értéket.</text:p>
      <text:p text:style-name="P36"><text:span text:style-name="T7">date</text:span><text:span text:style-name="T4">: Két beviteli mező jelenik meg a kijelölendő tartomány kezdetéhez és végéhez. A beviteli mezőkre automatikusan rákerül a </text:span><text:span text:style-name="T5">jQuery Datepicker</text:span><text:span text:style-name="T4"> objektum.</text:span></text:p>
      <text:p text:style-name="P36"><text:soft-page-break/><text:span text:style-name="T7">included, parent, user</text:span><text:span text:style-name="T4">: Egy automatikusan kiegészülő beviteli mező jelenik meg. A szűrési feltétel a megadott szöveg szó eleji illesztéssel az oszlophoz kapcsolódó tábla </text:span><text:span text:style-name="T6">title</text:span><text:span text:style-name="T4"> mezőjében. Részszöveg megadásával több kulcsra is van lehetőség szűrni.</text:span></text:p>
      <text:p text:style-name="P38"><text:span text:style-name="T7">is_system</text:span><text:span text:style-name="T4">: Nincsenek szűrési lehetőségek.</text:span></text:p>
      <text:h text:style-name="Heading_20_2" text:outline-level="2"><text:bookmark text:name="__RefHeading__8902_348082181"/>A CmsListItem osztály<text:bookmark-end text:name="__RefHeading__8902_348082181"/></text:h>
      <text:p text:style-name="Text_20_body"><text:span text:style-name="T1">Állomány</text:span>: cmslistitem.class.php</text:p>
      <text:h text:style-name="P97" text:outline-level="3"><text:bookmark text:name="__RefHeading__8904_348082181"/>konstruktor($data)<text:bookmark-end text:name="__RefHeading__8904_348082181"/></text:h>
      <text:p text:style-name="P6">Meghívja a <text:a xlink:type="simple" xlink:href="#2.3.4.konstruktor($variables)|outline"><text:span text:style-name="T2">Core</text:span></text:a><text:a xlink:type="simple" xlink:href="#2.3.4.konstruktor($variables)|outline"> konstruktorát</text:a>, amely a kapott adatokat beállítja az objektum tulajdonságainak.</text:p>
      <text:h text:style-name="P97" text:outline-level="3"><text:bookmark text:name="__RefHeading__8906_348082181"/>init()<text:bookmark-end text:name="__RefHeading__8906_348082181"/></text:h>
      <text:p text:style-name="P6">Összeállítja a szerkesztéshez, törléshez és a visszalépéshez szükséges URL-eket. Ezen kívül a <text:span text:style-name="T2">Core::$CMS['LISTS']</text:span> aktuális tömbjének <text:span text:style-name="T2">types</text:span> tömbje alapján megjeleníti az egyes oszlopokat.</text:p>
      <text:p text:style-name="P36"><text:span text:style-name="T7">id</text:span><text:span text:style-name="T5">:</text:span><text:span text:style-name="T4"> A mező a rekord azonosító kulcsa. A kulcsra kattintva a rekordot betölti a szerkesztőbe ha a felhasználónak van az adott menühöz </text:span><text:span text:style-name="T6">edit</text:span><text:span text:style-name="T4"> joga.</text:span></text:p>
      <text:p text:style-name="P36"><text:span text:style-name="T7">text</text:span><text:span text:style-name="T5">:</text:span><text:span text:style-name="T4"> A mező szöveg, balra igazítva.</text:span></text:p>
      <text:p text:style-name="P36"><text:span text:style-name="T7">currency</text:span><text:span text:style-name="T4">: A mezőt pénzként formázza.</text:span></text:p>
      <text:p text:style-name="P37"><text:span text:style-name="T3">enum</text:span><text:span text:style-name="T1">:</text:span> A mezőt felsorolásnak tekinti, amelyhez tartozik egy tömb a <text:span text:style-name="T2">Core::$CMS['ENUMERATIONS']</text:span> elemei között. Az elem azonosítóját az aktuális menü és a mezőnév alapján állapítja meg.</text:p>
      <text:p text:style-name="P36"><text:span text:style-name="T7">email</text:span><text:span text:style-name="T4">: A mező egy e-mail cím. A címre kattintva lehetőségünk nyílik e-mailt küldeni a címre.</text:span></text:p>
      <text:p text:style-name="P36"><text:span text:style-name="T7">date</text:span><text:span text:style-name="T4">: Az adott érték egy dátum, középre igazítva.</text:span></text:p>
      <text:p text:style-name="P36"><text:span text:style-name="T7">int</text:span><text:span text:style-name="T5">:</text:span><text:span text:style-name="T4"> Az adott érték egy egész szám, jobbra igazítva.</text:span></text:p>
      <text:p text:style-name="P36"><text:span text:style-name="T7">included</text:span><text:span text:style-name="T4">: Az adott mezőt egy másik táblából beágyazott kulcsnak tekinti. A mező nevéből emeli ki a hivatkozott tábla nevét (levágva annak végéről az „_id” részt), és a táblá</text:span><text:span text:style-name="T4">ból kikeresi a </text:span><text:span text:style-name="T6">title</text:span><text:span text:style-name="T4"> mezőt. Ez jelenik meg az adott mezőben, balra igazítva. A szöveges érték mögött nyomkövetési módban megjelenik az azonosító kulcs is szögletes zárójelek között. Éles üzemmódban ez csak a szöveg fölé tolt tipp szövegében jelenik meg. Ha a megadott értékhez nem található rekord a hivatkozott táblában, akkor a szöveg helyén a „N/A” jelenik meg piros színnel.</text:span></text:p>
      <text:p text:style-name="P36"><text:span text:style-name="T7">parent</text:span><text:span text:style-name="T4">: Az adott mező egy a táblán belüli rekordra mutató azonosító kulcs. Ez hasonlóan jelenik meg az </text:span><text:span text:style-name="T6">included</text:span><text:span text:style-name="T4"> típusú mezőhöz.</text:span></text:p>
      <text:p text:style-name="P36"><text:span text:style-name="T7">user</text:span><text:span text:style-name="T5">:</text:span><text:span text:style-name="T4"> Az adott mező valójában a </text:span><text:span text:style-name="T11">users</text:span><text:span text:style-name="T4"> tábla egy rekordjára hivatkozik, hasonlóan az </text:span><text:span text:style-name="T6">included</text:span><text:span text:style-name="T4"> típusú mezőhöz. Az eltérés a megjelenésben van. A megjelenő szöveg egyben egy ugrópont, amelyre kattintva e-mail küldésére van lehetőségünk. Ezen kívül fölé tartva a felhasználó fontos adatai is megjelennek egy tippben.</text:span></text:p>
      <text:p text:style-name="P39"><text:span text:style-name="T3">is_system</text:span>: Ez az oszlop nem jelenik meg és mindig kötelezően az utolsó eleme a tömbnek. Amennyiben meg van adva, akkor az adott mező befolyásolja a törlési opciót. Ezért ha a hozzá tartozó mező (rendszerint szintén <text:span text:style-name="T2">is_system</text:span> néven) értéke IGAZ, akkor az adott rekord törlési funkcióját letiltja.</text:p>
      <text:h text:style-name="Heading_20_2" text:outline-level="2"><text:bookmark text:name="__RefHeading__8908_348082181"/><text:soft-page-break/>A CmsEditor osztály<text:bookmark-end text:name="__RefHeading__8908_348082181"/></text:h>
      <text:p text:style-name="Text_20_body"><text:span text:style-name="T5">Állomány</text:span><text:span text:style-name="T4">: cmseditor.class.php</text:span></text:p>
      <text:p text:style-name="P4">Egy általános szerkesztőfelület egyszerűbb rekordok módosítására és felvitelére. A rekord sorai a <text:span text:style-name="T2">Core::$CMS['EDITORS'] </text:span>megfelelő tömbjének <text:span text:style-name="T2">rows</text:span> elemében vannak definiálva.</text:p>
      <text:h text:style-name="P97" text:outline-level="3"><text:bookmark text:name="__RefHeading__8910_348082181"/>konstruktor()<text:bookmark-end text:name="__RefHeading__8910_348082181"/></text:h>
      <text:p text:style-name="P6">Az általános inicializálási feladatokat végzi el. Beállítja az objektum tulajdonságait.</text:p>
      <text:p text:style-name="P25"><text:span text:style-name="T2">title</text:span><text:tab/>(szöveg)<text:tab/>A <text:span text:style-name="T2">Core::$CMS['EDITORS'] </text:span>megfelelő tömbjének <text:span text:style-name="T2">title</text:span> mezője. <text:span text:style-name="T4">Ez tartalmazhat bizonyos extra információkat a szabványos szöveg formázás szerint. Az első paraméter a rekord <text:s/>azonosító kulcsa, a második a rekord </text:span><text:span text:style-name="T6">title</text:span><text:span text:style-name="T4"> mezőjének tartalma.</text:span></text:p>
      <text:p text:style-name="P25"><text:span text:style-name="T2">menu</text:span><text:tab/>(szöveg)<text:tab/>A munkamenet<text:span text:style-name="T2"> m</text:span> értéke, a kiválasztott menüpont.</text:p>
      <text:p text:style-name="P25"><text:span text:style-name="T2">backurl</text:span><text:tab/>(szöveg)<text:tab/>A munkamenet <text:span text:style-name="T2">backurl</text:span> értékét másolja ide, amellyel vissza lehet térni az előző oldalra.</text:p>
      <text:p text:style-name="P25"><text:span text:style-name="T2">clone_disabled</text:span><text:tab/>(szöveg)<text:tab/>A <text:span text:style-name="T2">Core::$CMS['EDITORS']</text:span> megfelelő tömbjének <text:span text:style-name="T2">clone_enabled</text:span> értéke alapján beállítja 'disabled=”disabled”' szövegre, vagy üres szövegre.</text:p>
      <text:p text:style-name="P3">Az értékek beállítása után a <text:a xlink:type="simple" xlink:href="#6.7.27.todo()|outline"><text:span text:style-name="T2">todo()</text:span></text:a> funkció meghívásával végrehajtja azokat a funkciókat amelyek szükségesek. A <text:a xlink:type="simple" xlink:href="#6.7.27.todo()|outline"><text:span text:style-name="T2">todo()</text:span></text:a> visszatérési értéke egyben a szerkesztőben megjelentendő üzenet is.</text:p>
      <text:p text:style-name="P3">Végül az <text:span text:style-name="T2">items</text:span> tömböt inicializálja az <text:a xlink:type="simple" xlink:href="#6.7.2.init()|outline"><text:span text:style-name="T2">init</text:span></text:a><text:a xlink:type="simple" xlink:href="#6.7.2.init()|outline">()</text:a> funkcióval.</text:p>
      <text:h text:style-name="Heading_20_3" text:outline-level="3"><text:bookmark text:name="__RefHeading__8918_348082181"/>init()<text:bookmark-end text:name="__RefHeading__8918_348082181"/></text:h>
      <text:p text:style-name="P3">Az <text:span text:style-name="T2">items</text:span> tömbbe <text:a xlink:type="simple" xlink:href="#2.3.A Core osztály|outline"><text:span text:style-name="T2">Core</text:span></text:a><text:a xlink:type="simple" xlink:href="#2.3.A Core osztály|outline"> objektumokat</text:a> inicializál, melyeket az egyes funkciói állítanak be a konfigurációs tömb megadott sora alapján. Minden sor <text:span text:style-name="T2">type</text:span> eleme definiálja melyik eljárást kell meghívnia.</text:p>
      <text:h text:style-name="P97" text:outline-level="3"><text:bookmark text:name="__RefHeading__8950_348082181"/>generate_editor_ckeditor($config)<text:bookmark-end text:name="__RefHeading__8950_348082181"/></text:h>
      <text:p text:style-name="Text_20_body"><text:span text:style-name="T18">type</text:span><text:span text:style-name="T12"> értéke: </text:span><text:span text:style-name="T18">editor_ckeditor</text:span></text:p>
      <text:p text:style-name="P7">A mező tartalmát klasszikus HTML szövegként kezeli, és a szerkesztéséhez egy <text:span text:style-name="T2">CKEditor</text:span> szerkesztőt illeszt be. A sor tömbjében meg kell adni az alábbi plusz paramétereket: </text:p>
      <text:p text:style-name="P7"><text:span text:style-name="T2">toolbar</text:span> – a szerkesztő eszköztárának neve. </text:p>
      <text:p text:style-name="P7">Ezen kívül, ha az adott rekordnak van <text:span text:style-name="T2">theme_id</text:span> mezője, akkor a szerkesztőbe megpróbálja betölteni stílusfájlt, ami a sablon mappájában kell legyen <text:span text:style-name="T1">ckeditor.css </text:span>néven.</text:p>
      <text:h text:style-name="P97" text:outline-level="3"><text:bookmark text:name="__RefHeading__8938_348082181"/>generate_editor_date($config)<text:bookmark-end text:name="__RefHeading__8938_348082181"/></text:h>
      <text:p text:style-name="Text_20_body"><text:span text:style-name="T18">type</text:span><text:span text:style-name="T12"> értéke: </text:span><text:span text:style-name="T18">editor_date</text:span></text:p>
      <text:p text:style-name="P7">Egy dátum választó mezőt jelenít meg.</text:p>
      <text:h text:style-name="P101" text:outline-level="3"><text:bookmark text:name="__RefHeading__8940_348082181"/>generate_editor_datetime($config)<text:bookmark-end text:name="__RefHeading__8940_348082181"/></text:h>
      <text:p text:style-name="P11"><text:span text:style-name="T6">type</text:span><text:span text:style-name="T4"> értéke: </text:span><text:span text:style-name="T6">editor_datetime</text:span></text:p>
      <text:p text:style-name="P12">Egy dátum és időpont választó mezőt jelenít meg. Ez a mező fejlesztés alatt áll.</text:p>
      <text:h text:style-name="P104" text:outline-level="3"><text:bookmark text:name="__RefHeading__8946_348082181"/><text:soft-page-break/>generate_editor_image($config)<text:bookmark-end text:name="__RefHeading__8946_348082181"/></text:h>
      <text:p text:style-name="P78"><text:span text:style-name="T18">type</text:span><text:span text:style-name="T12"> értéke: </text:span><text:span text:style-name="T18">editor_image</text:span></text:p>
      <text:p text:style-name="P7">Egy hagyományos szövegbeviteli mező. A mező mögött megjelenik a mezőben levő hivatkozáson található kép méretei és egy ugrópont, amely felugró ablakban megjeleníti a képet. Ezek mögött egy „böngészés” gomb jelenik meg, amellyel a webszerver /<text:span text:style-name="T1">items</text:span> mappáját lehet böngészni, új képet feltölteni – egy <text:span text:style-name="T2">CKFinder</text:span> ablakban.</text:p>
      <text:h text:style-name="P100" text:outline-level="3"><text:bookmark text:name="__RefHeading__8944_348082181"/>generate_editor_int($config)<text:bookmark-end text:name="__RefHeading__8944_348082181"/></text:h>
      <text:p text:style-name="P11"><text:span text:style-name="T2">type</text:span> értéke: <text:span text:style-name="T2">editor_int</text:span></text:p>
      <text:p text:style-name="P12">Egy hagyományos szövegbeviteli mező, egész számra beállított maszkolással.</text:p>
      <text:h text:style-name="P97" text:outline-level="3"><text:bookmark text:name="__RefHeading__8948_348082181"/>generate_editor_memo($config)<text:bookmark-end text:name="__RefHeading__8948_348082181"/></text:h>
      <text:p text:style-name="Text_20_body"><text:span text:style-name="T18">type</text:span><text:span text:style-name="T12"> értéke: </text:span><text:span text:style-name="T18">editor_memo</text:span></text:p>
      <text:p text:style-name="P7">Egy klasszikus, többsoros szövegbeviteli mező. A mezőnek az alábbi plusz értékeket lehet beállítani a sor tömbjében: </text:p>
      <text:p text:style-name="P7"><text:span text:style-name="T2">maxlength</text:span> – ami a szerkeszthető szöveg maximális hossza (ilyen esetben a mező alatt megjelenik a még beírható karakterek száma).</text:p>
      <text:p text:style-name="P7"><text:span text:style-name="T2">rownums</text:span> – ami a megjelenő szerkesztőmező magassága sorokban.</text:p>
      <text:h text:style-name="P97" text:outline-level="3"><text:bookmark text:name="__RefHeading__8936_348082181"/>generate_editor_password($config)<text:bookmark-end text:name="__RefHeading__8936_348082181"/></text:h>
      <text:p text:style-name="Text_20_body"><text:span text:style-name="T18">type</text:span><text:span text:style-name="T12"> értéke: </text:span><text:span text:style-name="T18">editor_password</text:span></text:p>
      <text:p text:style-name="P7">Hagyományos jelszó mező. Mivel az egyes felhasználók jelszavai titkosak (és nem is kerülnek tárolásra), ezért ez a szerkesztő sor speciálisan viselkedik. A szerkesztő mindig duplikáltan jelenik meg (jelszó és ismétlés mező), és mindig üresek. Az ide beírt értékeket a <text:span text:style-name="T2">CmsEditor</text:span> összeveti és egyezőség esetén tárolja azok MD5 ellenőrző számát a megadott mezőben. Ellenkező esetben a mező értéke nem kerül módosításra.</text:p>
      <text:h text:style-name="P100" text:outline-level="3"><text:bookmark text:name="__RefHeading__8952_348082181"/>generate_editor_permalink($config)<text:bookmark-end text:name="__RefHeading__8952_348082181"/></text:h>
      <text:p text:style-name="P11"><text:span text:style-name="T2">type</text:span> értéke: <text:span text:style-name="T2">editor_permalink</text:span></text:p>
      <text:p text:style-name="P12">Ez is egy egyszerű szövegbeviteli mező, de a mezőbe csak ékezet nélküli karakterek, számok és néhány speciális jel (kötőjel, aláhúzás) írható be. Ha a szerkesztőben van definiálva <text:span text:style-name="T2">title</text:span> mező, akkor megjelenik mögötte egy gomb amellyel annak tartalmát alakítja át és írja be magának, kiindulási értéknek.</text:p>
      <text:h text:style-name="P100" text:outline-level="3"><text:bookmark text:name="__RefHeading__8942_348082181"/>generate_editor_price($config)<text:bookmark-end text:name="__RefHeading__8942_348082181"/></text:h>
      <text:p text:style-name="P11"><text:span text:style-name="T2">type</text:span> értéke: <text:span text:style-name="T2">editor_price</text:span></text:p>
      <text:p text:style-name="P12">Egy hagyományos szövegbeviteli mező pénzügyi maszkolással. Ez a mező fejlesztés alatt áll.</text:p>
      <text:h text:style-name="P104" text:outline-level="3"><text:bookmark text:name="__RefHeading__8934_348082181"/><text:soft-page-break/>generate_editor_text($config)<text:bookmark-end text:name="__RefHeading__8934_348082181"/></text:h>
      <text:p text:style-name="P78"><text:span text:style-name="T18">type</text:span><text:span text:style-name="T12"> értéke: </text:span><text:span text:style-name="T18">editor_text</text:span></text:p>
      <text:p text:style-name="P79">Egyszerű szöveges szerkesztő. A mező értékét UTF-8 kódolás alapján kódolja, dekódolja. A szövegszerkesztőknek meg lehet adni egy plusz paramétert a sor tömbjében: </text:p>
      <text:p text:style-name="P7"><text:span text:style-name="T3">maxlength</text:span> – ami a szerkesztőmező maximális hossza.</text:p>
      <text:h text:style-name="P100" text:outline-level="3"><text:bookmark text:name="__RefHeading__8962_348082181"/>generate_dnd($config)<text:bookmark-end text:name="__RefHeading__8962_348082181"/></text:h>
      <text:p text:style-name="P11"><text:span text:style-name="T2">type</text:span> értéke: <text:span text:style-name="T2">dnd</text:span></text:p>
      <text:p text:style-name="P12">Egy fogd-és-dobd választót jelenít meg. Ez a szerkesztő még fejlesztés alatt van.</text:p>
      <text:p text:style-name="P12"><text:span text:style-name="T2">table</text:span> – a felsorolt elemekhez kapcsolódó tábla. Az egyes elemekhez tartozó megnevezést (<text:span text:style-name="T2">title</text:span>) ebből a táblából olvassa be.</text:p>
      <text:h text:style-name="P97" text:outline-level="3"><text:bookmark text:name="__RefHeading__8954_348082181"/>generate_keywords($config)<text:bookmark-end text:name="__RefHeading__8954_348082181"/></text:h>
      <text:p text:style-name="Text_20_body"><text:span text:style-name="T18">type</text:span><text:span text:style-name="T12"> értéke: </text:span><text:span text:style-name="T18">keywords</text:span></text:p>
      <text:p text:style-name="P7">Egy speciális mező. A szerkesztőben rendszerint egyszerűen megjelenik az értéke. A rekord tárolásakor azonban a sorhoz megadott extra tömbben (<text:span text:style-name="T2">keyfields</text:span>) megadott mezőkön végighaladva állítja össze a kulcsszavak listáját. </text:p>
      <text:p text:style-name="P7"><text:span text:style-name="T2">keyfields</text:span> – ha a tömbben olyan mezőnevet talál, amelyik egy másik táblára hivatkozik, akkor kikeresi annak <text:span text:style-name="T2">title</text:span> – és ha van akkor <text:span text:style-name="T2">extra_keywords</text:span> – mezőit, és azokat illeszti be a kulcsszavak közé.</text:p>
      <text:h text:style-name="P97" text:outline-level="3"><text:bookmark text:name="__RefHeading__8920_348082181"/>generate_label($config)<text:bookmark-end text:name="__RefHeading__8920_348082181"/></text:h>
      <text:p text:style-name="Text_20_body"><text:span text:style-name="T18">type</text:span><text:span text:style-name="T12"> értéke: </text:span><text:span text:style-name="T18">label</text:span></text:p>
      <text:p text:style-name="P7">A mező tartalma egyszerűen megjelenik a sorban.</text:p>
      <text:h text:style-name="P97" text:outline-level="3"><text:bookmark text:name="__RefHeading__8932_348082181"/>generate_label_cms($config)<text:bookmark-end text:name="__RefHeading__8932_348082181"/></text:h>
      <text:p text:style-name="Text_20_body"><text:span text:style-name="T18">type</text:span><text:span text:style-name="T12"> értéke: </text:span><text:span text:style-name="T18">label_cms</text:span></text:p>
      <text:p text:style-name="P7">Speciális szerkesztő mező, mivel nem tartoznak hozzá adatbázis mezők. A megjelenő információk beszédesebb formában jelenítik meg a rekord létrehozásának és utolsó módosításának adatait (felhasználót és dátumot, időpontot).</text:p>
      <text:h text:style-name="P97" text:outline-level="3"><text:bookmark text:name="__RefHeading__8924_348082181"/>generate_label_date($config)<text:bookmark-end text:name="__RefHeading__8924_348082181"/></text:h>
      <text:p text:style-name="P6"><text:span text:style-name="T2">type</text:span> értéke: <text:span text:style-name="T2">label_date</text:span></text:p>
      <text:p text:style-name="P9">Egyszerű címke amelyben a mező értékét a <text:a xlink:type="simple" xlink:href="#2.3.24.Core::unix_to_date($date)|outline"><text:span text:style-name="T2">Core::unix_to_date()</text:span></text:a><text:span text:style-name="T2"> </text:span>funkcióval formázza.</text:p>
      <text:h text:style-name="P97" text:outline-level="3"><text:bookmark text:name="__RefHeading__8926_348082181"/>generate_label_datetime($config)<text:bookmark-end text:name="__RefHeading__8926_348082181"/></text:h>
      <text:p text:style-name="Text_20_body"><text:span text:style-name="T18">type</text:span><text:span text:style-name="T12"> értéke: </text:span><text:span text:style-name="T18">label_datetime</text:span></text:p>
      <text:p text:style-name="P14"><text:span text:style-name="T12">Egyszerű címke amelyben a mező értékét a </text:span><text:a xlink:type="simple" xlink:href="#2.3.25.Core::unix_to_datetime()|outline">Core::unix_to_datetime()</text:a><text:span text:style-name="T18"> </text:span><text:span text:style-name="T12">funkcióval formázza.</text:span></text:p>
      <text:h text:style-name="P104" text:outline-level="3"><text:bookmark text:name="__RefHeading__8922_348082181"/><text:soft-page-break/>generate_label_hashed($config)<text:bookmark-end text:name="__RefHeading__8922_348082181"/></text:h>
      <text:p text:style-name="P78"><text:span text:style-name="T18">type</text:span><text:span text:style-name="T12"> értéke: </text:span><text:span text:style-name="T18">label_hashed</text:span></text:p>
      <text:p text:style-name="P7">Szintén egyszerű címke, amely azonban egy bevezető # jellel jelenik meg.</text:p>
      <text:h text:style-name="P97" text:outline-level="3"><text:bookmark text:name="__RefHeading__8930_348082181"/>generate_label_link($config)<text:bookmark-end text:name="__RefHeading__8930_348082181"/></text:h>
      <text:p text:style-name="Text_20_body"><text:span text:style-name="T18">type</text:span><text:span text:style-name="T12"> értéke: </text:span><text:span text:style-name="T18">label_link</text:span></text:p>
      <text:p text:style-name="P7">A mező értékét ugrópontként jeleníti meg.</text:p>
      <text:h text:style-name="P97" text:outline-level="3"><text:bookmark text:name="__RefHeading__8928_348082181"/>generate_label_user($config)<text:bookmark-end text:name="__RefHeading__8928_348082181"/></text:h>
      <text:p text:style-name="Text_20_body"><text:span text:style-name="T18">type</text:span><text:span text:style-name="T12"> értéke: </text:span><text:span text:style-name="T18">label_user</text:span></text:p>
      <text:p text:style-name="P7">A mező értékét felhasználói azonosítónak tekinti. Itt a felhasználó neve jelenik meg, amelyre kattintva e-mail küldhető neki (hasonlóan a listában való megjelenéshez). Ezen kívül a név fölé tartva az egeret megjelennek a felhasználó fontos adatai (szintén a listához hasonlóan).</text:p>
      <text:h text:style-name="P97" text:outline-level="3"><text:bookmark text:name="__RefHeading__8956_348082181"/>generate_radio($config)<text:bookmark-end text:name="__RefHeading__8956_348082181"/></text:h>
      <text:p text:style-name="Text_20_body"><text:span text:style-name="T18">type</text:span><text:span text:style-name="T12"> értéke: </text:span><text:span text:style-name="T18">radio</text:span></text:p>
      <text:p text:style-name="P7">A megadott mezőt felsorolásnak tekinti. Az aktuális menü és a mező neve alapján kikeresi az ehhez tartozó értékpárokat a <text:span text:style-name="T2">Core::$CMS['ENUMERATIONS'] </text:span>tömbből. Az ebben levő szövegeket jeleníti meg a rádiógombok mögött címkeként.</text:p>
      <text:h text:style-name="P97" text:outline-level="3"><text:bookmark text:name="__RefHeading__8960_348082181"/>generate_select_by_id($config)<text:bookmark-end text:name="__RefHeading__8960_348082181"/></text:h>
      <text:p text:style-name="Text_20_body"><text:span text:style-name="T18">type</text:span><text:span text:style-name="T12"> értéke: </text:span><text:span text:style-name="T18">select_by_id</text:span></text:p>
      <text:p text:style-name="P7">A megadott mezőt mint tábla kapcsolatot kezeli – a kapcsolódó táblát a <text:span text:style-name="T2">table</text:span> paraméter adja meg. A tábla <text:span text:style-name="T2">title</text:span> mezőit ábécé rendben felsorolja (mögöttük megjeleníti a rekord kulcsát is) egy legördülő választó mezőben.</text:p>
      <text:p text:style-name="P7"><text:span text:style-name="T2">table</text:span> – a felsorolt elemekhez kapcsolódó tábla. Az egyes elemekhez tartozó megnevezést (<text:span text:style-name="T2">title</text:span>) ebből a táblából olvassa be.</text:p>
      <text:h text:style-name="P97" text:outline-level="3"><text:bookmark text:name="__RefHeading__8958_348082181"/>generate_select_parent($config)<text:bookmark-end text:name="__RefHeading__8958_348082181"/></text:h>
      <text:p text:style-name="Text_20_body"><text:span text:style-name="T18">type</text:span><text:span text:style-name="T12"> értéke: </text:span><text:span text:style-name="T18">select_parent</text:span></text:p>
      <text:p text:style-name="P7">A mezőt a kezelt tábla (menü) saját kulcsának tekinti, megjelölve ezzel az adott rekord ősét. Itt egy legördülő kiválasztóban jelennek a tábla <text:span text:style-name="T2">title</text:span> mezői hierarchikusan elrendezve (azok <text:span text:style-name="T2">title</text:span> és <text:span text:style-name="T2">bearing</text:span> mezői alapján). Az aktuális rekord természetesen le van tiltva.</text:p>
      <text:p text:style-name="P7"><text:span text:style-name="T2">table</text:span> – a felsorolt elemekhez kapcsolódó tábla. Az egyes elemekhez tartozó megnevezést (<text:span text:style-name="T2">title</text:span>) ebből a táblából olvassa be.</text:p>
      <text:h text:style-name="P97" text:outline-level="3"><text:bookmark text:name="__RefHeading__8912_348082181"/>prepeare_sql()<text:bookmark-end text:name="__RefHeading__8912_348082181"/></text:h>
      <text:p text:style-name="P6">Előkészíti a SELECT, UPDATE és INSERT parancsokat futtatáshoz. Gyakorlatilag pár speciális esetet kezel le, és ezek alapján állítja össze az SQL parancsokat.</text:p>
      <text:h text:style-name="P97" text:outline-level="3"><text:bookmark text:name="__RefHeading__8916_348082181"/><text:soft-page-break/>select()<text:bookmark-end text:name="__RefHeading__8916_348082181"/></text:h>
      <text:p text:style-name="P6">Végrehajtja a SELECT parancsot és beolvassa a rekordot egy belső változóba, amelyből a szerkesztősorok megjelenítik az adatokat.</text:p>
      <text:h text:style-name="P97" text:outline-level="3"><text:bookmark text:name="__RefHeading__8914_348082181"/>todo()<text:bookmark-end text:name="__RefHeading__8914_348082181"/></text:h>
      <text:p text:style-name="P6">Először is a <text:a xlink:type="simple" xlink:href="#6.7.25.prepeare_sql()|outline"><text:span text:style-name="T2">prepare_sql</text:span></text:a><text:a xlink:type="simple" xlink:href="#6.7.25.prepeare_sql()|outline">()</text:a> funkcióval előkészíti az SQL parancsokat.</text:p>
      <text:p text:style-name="P6">A munkamenet <text:span text:style-name="T2">todo</text:span> értéke alapján végrehajtja az összeállított parancsokat és beállítja az <text:span text:style-name="T2">action</text:span> és <text:span text:style-name="T2">id</text:span> tulajdonságokat.</text:p>
      <text:p text:style-name="P6"><text:span text:style-name="T2">new</text:span>: Gyakorlatilag nem hajt végre SQL parancsot. Az <text:span text:style-name="T2">action</text:span> értékét <text:span text:style-name="T2">insert</text:span>-re állítja, az <text:span text:style-name="T2">id</text:span> értékét NULL-ra.</text:p>
      <text:p text:style-name="P6"><text:span text:style-name="T2">insert</text:span>: Végrehajtja az INSERT parancsot, majd egy SELECT-et. Az <text:span text:style-name="T2">action</text:span> értékét <text:span text:style-name="T2">update</text:span>-re állítja, az <text:span text:style-name="T2">id</text:span> értékét pedig a beillesztés után visszaadott értékre.</text:p>
      <text:p text:style-name="P6"><text:span text:style-name="T2">edit</text:span>: Egy egyszerű SELECT-et hajt végre. Az <text:span text:style-name="T2">action</text:span> értékét <text:span text:style-name="T2">update</text:span>-re állítja, az <text:span text:style-name="T2">id</text:span> értékét a kiválasztott rekord azonosító kulcsára.</text:p>
      <text:p text:style-name="P6"><text:span text:style-name="T2">update</text:span>: Végrehajtja az UPDATE parancsot, majd egy SELECT-et. Az <text:span text:style-name="T2">action</text:span> értékét <text:span text:style-name="T2">update</text:span>-re állítja, az <text:span text:style-name="T2">id</text:span> értékét a kiválasztott rekord azonosító kulcsára.</text:p>
      <text:p text:style-name="P6">A SELECT parancsok végrehajtásához minden esetben a <text:a xlink:type="simple" xlink:href="#6.7.26.select()|outline"><text:span text:style-name="T2">select</text:span></text:a><text:a xlink:type="simple" xlink:href="#6.7.26.select()|outline">()</text:a> funkciót hívja.</text:p>
      <text:p text:style-name="P6">A funkció visszatérési értéke a végrehajtás során fellépő hibaüzenet, vagy a sikerességet jelző üzenet.</text:p>
      <text:h text:style-name="P90" text:outline-level="2"><text:bookmark text:name="__RefHeading__8964_348082181"/>A CmsParams osztály<text:bookmark-end text:name="__RefHeading__8964_348082181"/></text:h>
      <text:p text:style-name="P6"><text:span text:style-name="T1">Állomány</text:span>: cmsparams.class.php</text:p>
      <text:p text:style-name="P6">A <text:a xlink:type="simple" xlink:href="#6.5.A CmsList osztály|outline"><text:span text:style-name="T2">CmsList</text:span></text:a><text:a xlink:type="simple" xlink:href="#6.5.A CmsList osztály|outline"> osztályt</text:a> váltja ki a beállítások és paraméterek könnyebb kezeléséért.</text:p>
      <text:h text:style-name="Heading_20_3" text:outline-level="3"><text:bookmark text:name="__RefHeading__8966_348082181"/>konstruktor()<text:bookmark-end text:name="__RefHeading__8966_348082181"/></text:h>
      <text:p text:style-name="P6">Feldolgozza a bemeneten érkező <text:span text:style-name="T2">todo</text:span> paramétert. Ha ott megkapja az <text:span text:style-name="T2">update</text:span> értéket, akkor elsőként menti a munkamenetben érkező értékeket a beállítások táblájába. Eztán inicializálja magát.</text:p>
      <text:h text:style-name="Heading_20_3" text:outline-level="3"><text:bookmark text:name="__RefHeading__8968_348082181"/>init()<text:bookmark-end text:name="__RefHeading__8968_348082181"/></text:h>
      <text:p text:style-name="P6">Betölti az objektum sablonját, majd annak tartalmát is inicializálja. A beállítások bővítményenként önálló sablonokból egy-egy külön fülön jelennek meg a <text:span text:style-name="T1">jQuery UI Tabs</text:span> kiegészítőnek köszönhetően.</text:p>
      <text:p text:style-name="P6">A <text:a xlink:type="simple" xlink:href="#6.CMS – Az adminisztrációs felület|outline"><text:span text:style-name="T4">CMS</text:span></text:a> bővítmény egyetlen fület határoz meg: <text:span text:style-name="T2">general</text:span> – <text:span text:style-name="T2">Általános</text:span> névvel és megnevezéssel. Ezt könnyedén bővíthetjük az egyes bővítményekben az alábbi rendszer szerint. A <text:span text:style-name="T2">Core::CMS['LISTS']['PARAMS']</text:span> tömbjének <text:span text:style-name="T2">tabs</text:span> tömbjéhez kell hozzáadni asszociatív tömbként az alábbi értékekkel:</text:p>
      <text:p text:style-name="P38"><text:span text:style-name="T2">title</text:span>: A fülön megjelenő megnevezés.</text:p>
      <text:p text:style-name="P38"><text:span text:style-name="T2">template:</text:span> A fül sablonja, teljes elérési úttal. Ebben a névvel megegyező azonosítójú DIV tagban lehet létrehozni az egyes paraméterek szerkesztőit.</text:p>
      <text:p text:style-name="P6">A szerkesztőkbe a beállítás nevével megegyező tulajdonságra hivatkozva lehet betölteni az aktuális értékeket.</text:p>
      <text:p text:style-name="P6"><text:soft-page-break/><text:span text:style-name="T22">Megjegyzés</text:span>: A későbbiek során szükség lehet az egyes beállítások típusának meghatározására és kezelésére. Egyelőre az összes beállítást csak szöveges szerkesztő mezőkben van lehetőségünk kezelni. Legördülő menük, választó listák, kapcsoló és választó gombok nem elérhetőek. Ezek a funkciók a későbbiekben szükség esetén elkészítendőek.</text:p>
      <text:h text:style-name="Heading_20_3" text:outline-level="3"><text:bookmark text:name="__RefHeading__8970_348082181"/>update_params()<text:bookmark-end text:name="__RefHeading__8970_348082181"/></text:h>
      <text:p text:style-name="P6">Ha a felhasználónak van joga a beállítások módosítására (<text:span text:style-name="T2">edit</text:span>), akkor végéig megy a <text:span text:style-name="T2">Core::$PARAM</text:span> tömb kulcsain és az azokhoz tartozó értékeket átmenti a munkamenetből az adatbázisba. Megjegyzendő, hogy az osztály automatikusan kezeli a kis- és nagybetűk különbségét, azaz az űrlapokba beillesztett szerkesztő mezők nevének nem kell nagybetűsnek lennie.</text:p>
      <text:h text:style-name="P90" text:outline-level="2"><text:bookmark text:name="__RefHeading__8972_348082181"/>A CmsPlugins osztály<text:bookmark-end text:name="__RefHeading__8972_348082181"/></text:h>
      <text:p text:style-name="P6"><text:span text:style-name="T1">Állomány</text:span>: cmsplugins.class.php</text:p>
      <text:p text:style-name="P6">A <text:a xlink:type="simple" xlink:href="#6.5.A CmsList osztály|outline"><text:span text:style-name="T2">CmsList</text:span></text:a><text:a xlink:type="simple" xlink:href="#6.5.A CmsList osztály|outline"> osztályt</text:a> váltja ki a bővítmények monitorozására és kezelésére. Feladata az új bővítmények megjelenítése, az aktiválás és deaktiválás, törlés.</text:p>
      <text:h text:style-name="Heading_20_3" text:outline-level="3"><text:bookmark text:name="__RefHeading__8974_348082181"/>konstruktor()<text:bookmark-end text:name="__RefHeading__8974_348082181"/></text:h>
      <text:p text:style-name="Text_20_body">Feldolgozza a bemeneten érkező <text:span text:style-name="T2">todo</text:span> paramétert. A parancsnak megfelelően bekapcsolja, kikapcsolja vagy törli a megjelölt bővítményt, majd inicializálja magát.</text:p>
      <text:h text:style-name="Heading_20_3" text:outline-level="3"><text:bookmark text:name="__RefHeading__8976_348082181"/>init()<text:bookmark-end text:name="__RefHeading__8976_348082181"/></text:h>
      <text:p text:style-name="Text_20_body">A <text:span text:style-name="T2">Core::$CMS['LISTS'] </text:span>tömb ide vonatkozó adatai alapján beállítja az objektum <text:span text:style-name="T2">title</text:span> és <text:span text:style-name="T2">menu</text:span> tulajdonságát, és meghívja a <text:a xlink:type="simple" xlink:href="#6.9.6.load_plugins()|outline"><text:span text:style-name="T2">load_plugins</text:span></text:a><text:a xlink:type="simple" xlink:href="#6.9.6.load_plugins()|outline">()</text:a> funkciót.</text:p>
      <text:h text:style-name="Heading_20_3" text:outline-level="3"><text:bookmark text:name="__RefHeading__8982_348082181"/>activate_plugin($id)<text:bookmark-end text:name="__RefHeading__8982_348082181"/></text:h>
      <text:p text:style-name="P6">Bekapcsolja a megjelölt bővítményt.</text:p>
      <text:h text:style-name="Heading_20_3" text:outline-level="3"><text:bookmark text:name="__RefHeading__8984_348082181"/>deactivate_plugin($id)<text:bookmark-end text:name="__RefHeading__8984_348082181"/></text:h>
      <text:p text:style-name="P6">Kikapcsolja a megjelölt bővítményt.</text:p>
      <text:h text:style-name="Heading_20_3" text:outline-level="3"><text:bookmark text:name="__RefHeading__8980_348082181"/>delete_plugin($id)<text:bookmark-end text:name="__RefHeading__8980_348082181"/></text:h>
      <text:p text:style-name="Text_20_body">Törli a megadott bővítmény mappáját a /<text:span text:style-name="T1">plugins</text:span> alól (annak összes almappájával együtt), és törli a bővítményre vonatkozó információkat az adatbázisból.</text:p>
      <text:h text:style-name="Heading_20_3" text:outline-level="3"><text:bookmark text:name="__RefHeading__8978_348082181"/>load_plugins()<text:bookmark-end text:name="__RefHeading__8978_348082181"/></text:h>
      <text:p text:style-name="Text_20_body">Gyakorlatilag első lépésben összeveti a <text:span text:style-name="T1">/plugins</text:span> könyvtár tartalmát az adatbázissal. Ha talál olyan mappát, amiben megvan a <text:span text:style-name="T1">readme.txt </text:span>és nem tartalmazza az adatbázis, akkor beilleszti azt.</text:p>
      <text:p text:style-name="Text_20_body">Második lépésként az <text:span text:style-name="T2">items</text:span> tömbbe betölti az adatbázisban szereplő bővítményeket, előre rendezve az aktív bővítményeket.</text:p>
      <text:p text:style-name="Text_20_body">Mivel a <text:a xlink:type="simple" xlink:href="#6.CMS – Az adminisztrációs felület|outline"><text:span text:style-name="T4">CMS</text:span></text:a> bővítmény nem tartalmaz <text:span text:style-name="T1">readme.txt </text:span>állományt, így az sosem fog bemásolódni a táblába.</text:p>
      <text:h text:style-name="P90" text:outline-level="2"><text:bookmark text:name="__RefHeading__10092_837608558"/><text:soft-page-break/>A CmsUserGroupEditor osztály<text:bookmark-end text:name="__RefHeading__10092_837608558"/></text:h>
      <text:p text:style-name="Text_20_body"><text:span text:style-name="T17">Állomány</text:span><text:span text:style-name="T12">: cmsusergroupeditor.class.php</text:span></text:p>
      <text:p text:style-name="Text_20_body"><text:span text:style-name="T12">A </text:span><text:a xlink:type="simple" xlink:href="#6.7.A CmsEditor osztály|outline"><text:span text:style-name="Internet_20_link"><text:span text:style-name="T2">CmsEditor</text:span></text:span></text:a><text:span text:style-name="T12"> specializált leszármazottja, amely egy új szerkesztőmezővel bővült a jogok kezeléséhez.</text:span></text:p>
      <text:h text:style-name="P97" text:outline-level="3"><text:bookmark text:name="__RefHeading__10094_837608558"/>init()<text:bookmark-end text:name="__RefHeading__10094_837608558"/></text:h>
      <text:p text:style-name="Text_20_body"><text:span text:style-name="T12">A </text:span><text:a xlink:type="simple" xlink:href="#6.7.A CmsEditor osztály|outline"><text:span text:style-name="Internet_20_link"><text:span text:style-name="T2">CmsEditor</text:span></text:span></text:a><text:span text:style-name="T12"> azonos funkciójával megegyezően működik, de lekezeli a </text:span><text:span text:style-name="T18">rightlist</text:span><text:span text:style-name="T12"> sortípust is.</text:span></text:p>
      <text:h text:style-name="P97" text:outline-level="3"><text:bookmark text:name="__RefHeading__10096_837608558"/>prepare_sql()<text:bookmark-end text:name="__RefHeading__10096_837608558"/></text:h>
      <text:p text:style-name="Text_20_body"><text:span text:style-name="T12">A </text:span><text:a xlink:type="simple" xlink:href="#6.7.A CmsEditor osztály|outline"><text:span text:style-name="Internet_20_link"><text:span text:style-name="T2">CmsEditor</text:span></text:span></text:a><text:span text:style-name="T12"> azonos nevű funkciójának végrehajtása után (és ezzel a felhasználói csoport adatainak beolvasása után) előkészíti a jogok lekérdezéséhez, frissítéséhez szükséges SQL parancsokat is.</text:span></text:p>
      <text:h text:style-name="P97" text:outline-level="3"><text:bookmark text:name="__RefHeading__10098_837608558"/>generate_rightlist($config)<text:bookmark-end text:name="__RefHeading__10098_837608558"/></text:h>
      <text:p text:style-name="Text_20_body"><text:span text:style-name="T18">type</text:span><text:span text:style-name="T12"> értéke: </text:span><text:span text:style-name="T18">rightlist</text:span></text:p>
      <text:p text:style-name="Text_20_body"><text:span text:style-name="T12">Amennyiben az adott rekord </text:span><text:span text:style-name="T18">is_admin</text:span><text:span text:style-name="T12"> mezőjének az értéke IGAZ, kilistázza és lekérdezi a rendszerben aktív jogokat. Ehhez a </text:span><text:span text:style-name="T18">Core::$CMS['MENUS'] </text:span><text:span text:style-name="T12">tömb alapján – és annak megfelelően – végigmegy a </text:span><text:span text:style-name="T18">Core::$CMS['RIGHTS'] </text:span><text:span text:style-name="T12">tömbön. Az egyes menüpontokhoz kapcsolódó rekordokat lekérdezi az adatbázis </text:span><text:span text:style-name="T17">user_right</text:span><text:span text:style-name="T12"> táblájából, és ezek alapján állítja be az értékeket.</text:span></text:p>
      <text:h text:style-name="P92" text:outline-level="2"><text:bookmark text:name="__RefHeading__8986_348082181"/>A CmsAjax osztály<text:bookmark-end text:name="__RefHeading__8986_348082181"/></text:h>
      <text:p text:style-name="P6">Ez az osztály egy speciális esetet képvisel. Technikailag beágyazódik az AJAX funkciók közé, és ezzel lehetőséget biztosít rá, hogy a <text:a xlink:type="simple" xlink:href="#6.CMS – Az adminisztrációs felület|outline"><text:span text:style-name="T4">CMS</text:span></text:a> is éljen az AJAX által biztosított funkciókkal.</text:p>
      <text:h text:style-name="Heading_20_3" text:outline-level="3"><text:bookmark text:name="__RefHeading__8988_348082181"/>CmsAjax::after_core_set_content($content)<text:bookmark-end text:name="__RefHeading__8988_348082181"/></text:h>
      <text:p text:style-name="P6">Ez a funkció gondoskodik arról, hogy a csomaghoz tartozó AJAX modulok feldolgozásra kerüljenek.</text:p>
      <text:h text:style-name="Heading_20_3" text:outline-level="3"><text:bookmark text:name="__RefHeading__8990_348082181"/>CmsAjax::modul_autocomplete()<text:bookmark-end text:name="__RefHeading__8990_348082181"/></text:h>
      <text:p text:style-name="P6">Az alap <text:a xlink:type="simple" xlink:href="#6.CMS – Az adminisztrációs felület|outline"><text:span text:style-name="T4">CMS</text:span></text:a> egyetlen AJAX kiegészítése. Ezzel a funkcióval lehetőségünk van a <text:span text:style-name="T2">table</text:span> értékében átadott táblából. A találatoknál az adott tábla <text:span text:style-name="T2">title</text:span> mezőjének az elejére illeszti a <text:span text:style-name="T2">term</text:span> értékben kapott szöveget. </text:p>
      <text:p text:style-name="P6">A visszatérés értékben átadott <text:a xlink:type="simple" xlink:href="#2.3.A Core osztály|outline"><text:span text:style-name="T6">Core</text:span></text:a><text:a xlink:type="simple" xlink:href="#2.3.A Core osztály|outline"><text:span text:style-name="T4"> osztály</text:span></text:a> <text:span text:style-name="T2">template</text:span> tagja közvetlenül tartalmazza a <text:span text:style-name="T1">jQuery Autocomlpete </text:span>számára feldolgozható adatokat.</text:p>
      <text:h text:style-name="P93" text:outline-level="2"><text:bookmark text:name="__RefHeading__8992_348082181"/>A CMS moduljai<text:bookmark-end text:name="__RefHeading__8992_348082181"/></text:h>
      <text:h text:style-name="P97" text:outline-level="3"><text:bookmark text:name="__RefHeading__8994_348082181"/>modul:cmsmenu<text:bookmark-end text:name="__RefHeading__8994_348082181"/></text:h>
      <text:p text:style-name="Text_20_body"><text:span text:style-name="T1">Állomány</text:span>: cmsmenu.html, cmsmenu_item.html és cmsmenu_item_subitem.html, illetve cmsmenu_item_subitems(disabled).html</text:p>
      <text:p text:style-name="P4"><text:span text:style-name="T1">A modul beillesztését végző funkció:</text:span> <text:a xlink:type="simple" xlink:href="#6.2.8.CMS::modul_cmsmenu()|outline"><text:span text:style-name="Internet_20_link"><text:span text:style-name="T2">CMS::modul_cmsmenu()</text:span></text:span></text:a></text:p>
      <text:p text:style-name="Text_20_body"><text:span text:style-name="T1">A modul tulajdonságai</text:span>: megegyeznek a <text:a xlink:type="simple" xlink:href="#6.4.A CmsMenu osztály|outline"><text:span text:style-name="T3">CmsMenu</text:span></text:a><text:a xlink:type="simple" xlink:href="#6.4.A CmsMenu osztály|outline"> osztály</text:a> tulajdonságaival.</text:p>
      <text:p text:style-name="P6">A <text:span text:style-name="T2">modul:cmsmenu</text:span> feladata a <text:span text:style-name="T2">Core::$CMS['MENUS'] </text:span>alapján felépíthető oldalmenü megjelenítése, a kiválasztott menüelem kiemelése és az engedélyezett menüelemek működése (egyszerű ugrópontként).</text:p>
      <text:h text:style-name="P97" text:outline-level="3"><text:bookmark text:name="__RefHeading__8996_348082181"/>modul:cmslist<text:bookmark-end text:name="__RefHeading__8996_348082181"/></text:h>
      <text:p text:style-name="Text_20_body"><text:span text:style-name="T12">A </text:span><text:span text:style-name="T18">modul:cmslist </text:span><text:span text:style-name="T12">egy speciális modul, mivel a </text:span><text:span text:style-name="T18">CMS::['LISTS']</text:span><text:span text:style-name="T12"> tömbben megadott és aktuális tömb </text:span><text:span text:style-name="T18">class</text:span><text:span text:style-name="T12"> értéke alapján eltérő funkciókra és feladatokra használható.</text:span></text:p>
      <text:h text:style-name="P105" text:outline-level="4">CmsList: A listák</text:h>
      <text:p text:style-name="P13"><text:span text:style-name="T1">Állomány</text:span>: cmslist.html, cmslist_item.html, cmslist_header.html és cmslist_header_item.html, cmslist_pager.html és cmslist_pager_item.html, cmslist_jumper.html és cmslist_jumer_item.html.</text:p>
      <text:p text:style-name="P4"><text:span text:style-name="T1">A modul beillesztését végző funkció:</text:span> <text:a xlink:type="simple" xlink:href="#6.2.7.CMS::modul_cmslist()|outline"><text:span text:style-name="Internet_20_link"><text:span text:style-name="T2">CMS::modul_cmslist()</text:span></text:span></text:a></text:p>
      <text:p text:style-name="Text_20_body"><text:span text:style-name="T1">A modul tulajdonságai</text:span>: megegyeznek a <text:a xlink:type="simple" xlink:href="#6.5.A CmsList osztály|outline"><text:span text:style-name="T2">CmsList</text:span></text:a><text:a xlink:type="simple" xlink:href="#6.5.A CmsList osztály|outline"> osztály</text:a> tulajdonságaival.</text:p>
      <text:p text:style-name="P6">Megjeleníti az aktuálisan kiválasztott menüpontban levő rekordok listáját. Lehetőséget ad a listák rendezési szempontjainak megváltoztatására, a listájában való navigálásra (lapozás és az oldalanként megjelenő sorok számának módosítása). Legfőbb feladata természetesen a listaelemek szerkesztési és törlési funkcióinak megvalósítása.</text:p>
      <text:h text:style-name="Heading_20_4" text:outline-level="4"><text:span text:style-name="T12">CmsParams: </text:span>A beállítások szerkesztője</text:h>
      <text:p text:style-name="P6"><text:span text:style-name="T1">Állományok</text:span>: cmsparams.html és cmsparams_general.html</text:p>
      <text:p text:style-name="P7"><text:span text:style-name="T1">A modul beillesztését végző funkció:</text:span> <text:a xlink:type="simple" xlink:href="#6.2.7.CMS::modul_cmslist()|outline"><text:span text:style-name="Internet_20_link"><text:span text:style-name="T2">CMS::modul_cmslist()</text:span></text:span></text:a></text:p>
      <text:p text:style-name="P6"><text:span text:style-name="T1">A modul tulajdonságai</text:span>: <text:span text:style-name="T2">title</text:span>, <text:span text:style-name="T2">tabs</text:span> és <text:span text:style-name="T2">description.</text:span></text:p>
      <text:p text:style-name="P9">Egy fülekre bontott szerkesztőfelületet biztosít a rendszer <text:span text:style-name="T1">params</text:span> táblában tárolt értékei számára. Az egyes értékekhez beszédes magyarázattal biztosít segítséget, melyek a sablonokban kapnak helyet.</text:p>
      <text:h text:style-name="Heading_20_4" text:outline-level="4"><text:span text:style-name="T12">CmsPlugins: </text:span>A bővítmények szerkesztője</text:h>
      <text:p text:style-name="P6"><text:span text:style-name="T1">Állományok</text:span>: cmsplugins.html és cmsplugins_item.html</text:p>
      <text:p text:style-name="P7"><text:span text:style-name="T1">A modul beillesztését végző funkció:</text:span> <text:a xlink:type="simple" xlink:href="#6.2.7.CMS::modul_cmslist()|outline"><text:span text:style-name="Internet_20_link"><text:span text:style-name="T2">CMS::modul_cmslist()</text:span></text:span></text:a></text:p>
      <text:p text:style-name="P6"><text:span text:style-name="T1">A modul tulajdonságai</text:span>: megegyeznek a <text:a xlink:type="simple" xlink:href="#6.9.A CmsPlugins osztály|outline"><text:span text:style-name="T2">CmsPlugins</text:span></text:a><text:a xlink:type="simple" xlink:href="#6.9.A CmsPlugins osztály|outline"> osztály</text:a> tulajdonságaival.</text:p>
      <text:p text:style-name="P9">Ez<text:span text:style-name="T2"> </text:span>listázza ki a /<text:span text:style-name="T1">plugins</text:span> mappában tárolt bővítményeket. Lehetőséget ad az új bővítmények bekapcsolására, a korábbiak kikapcsolására, illetve törlésére is.</text:p>
      <text:h text:style-name="P97" text:outline-level="3"><text:bookmark text:name="__RefHeading__8998_348082181"/><text:soft-page-break/>modul:cmseditor<text:bookmark-end text:name="__RefHeading__8998_348082181"/></text:h>
      <text:p text:style-name="Text_20_body"><text:span text:style-name="T12">A </text:span><text:span text:style-name="T18">modul:cmseditor </text:span><text:span text:style-name="T12">egy speciális modul, mivel a </text:span><text:span text:style-name="T18">CMS::['EDITORS']</text:span><text:span text:style-name="T12"> tömbben megadott és aktuális tömb </text:span><text:span text:style-name="T18">class</text:span><text:span text:style-name="T12"> értéke alapján eltérő funkciókra és feladatokra használható.</text:span></text:p>
      <text:h text:style-name="Heading_20_4" text:outline-level="4">CmsEditor: Az alap szerkesztő</text:h>
      <text:p text:style-name="P8"><text:span text:style-name="T1">Állomány</text:span>: cmseditor.html és cmseditor_dnd.html, cmseditor_editor_ckeditor.html, cmseditor_editor_date.html, cmseditor_editor_datetime.html, cmseditor_editor_image.html, cmseditor_editor_int.html, cmseditor_editor_memo.html, cmseditor_editor_password.html, cmseditor_editor_permalink.html, cmseditor_editor_price.html, cmseditor_editor_text.html, cmseditor_label.html, cmseditor_label_cms.html, cmseditor_label_hashed.html, cmseditor_label_link.html, cmseditor_label_user.html, cmseditor_radio.html, cmseditor_select_by_id.html.html, cmseditor_label_select_parent.html.</text:p>
      <text:p text:style-name="P7"><text:span text:style-name="T1">A modul beillesztését végző funkció:</text:span> <text:a xlink:type="simple" xlink:href="#6.2.6.CMS::modul_cmseditor()|outline"><text:span text:style-name="T2">CMS::modul_cmseditor()</text:span></text:a></text:p>
      <text:p text:style-name="P6"><text:span text:style-name="T1">A modul tulajdonságai</text:span>: megegyeznek a <text:a xlink:type="simple" xlink:href="#6.7.A CmsEditor osztály|outline"><text:span text:style-name="T2">CmsEditor</text:span></text:a><text:a xlink:type="simple" xlink:href="#6.7.A CmsEditor osztály|outline"> osztály</text:a> tulajdonságaival.</text:p>
      <text:p text:style-name="P6">Az aktuálisan kiválasztott rekord egyszerű szerkesztőjét. Ebben miden mezőt külön sorban megjelenítve lehetőségünk van az alapvető funkciók elvégzésére.</text:p>
      <text:p text:style-name="P6">A modul minden sora a típusával összhangban álló sablont használ.</text:p>
      <text:h text:style-name="Heading_20_4" text:outline-level="4"><text:span text:style-name="T12">CmsUserGroupEditor: </text:span>A bővítmények szerkesztője</text:h>
      <text:p text:style-name="P6"><text:span text:style-name="T1">Állományok</text:span>: azonos a <text:span text:style-name="T2">CmsEditor</text:span> sablonjaival, plusz cmsusergroupeditor_rightlist.html</text:p>
      <text:p text:style-name="P7"><text:span text:style-name="T1">A modul beillesztését végző funkció:</text:span> <text:a xlink:type="simple" xlink:href="#6.2.6.CMS::modul_cmseditor()|outline"><text:span text:style-name="T2">CMS::modul_cmseditor()</text:span></text:a></text:p>
      <text:p text:style-name="P6"><text:span text:style-name="T1">A modul tulajdonságai</text:span>: megegyeznek a <text:a xlink:type="simple" xlink:href="#6.7.A CmsEditor osztály|outline"><text:span text:style-name="T2">CmsEditor</text:span></text:a><text:a xlink:type="simple" xlink:href="#6.7.A CmsEditor osztály|outline"> osztály</text:a> tulajdonságaival.</text:p>
      <text:p text:style-name="P6">A <text:span text:style-name="T2">CmsEditor</text:span> kibővített változata, amely alkalmas a felhasználó csoporthoz rendelt jogok beállítására.</text:p>
      <text:h text:style-name="P97" text:outline-level="3"><text:bookmark text:name="__RefHeading__9000_348082181"/>modul:autocomplete – lekérdezett listák előkeresése<text:bookmark-end text:name="__RefHeading__9000_348082181"/></text:h>
      <text:p text:style-name="Text_20_body"><text:span text:style-name="T17">Állomány</text:span><text:span text:style-name="T12">: nincs.</text:span></text:p>
      <text:p text:style-name="Text_20_body"><text:span text:style-name="T17">A modul beillesztését végző funkció:</text:span><text:span text:style-name="T12"> </text:span><text:a xlink:type="simple" xlink:href="#6.11.2.CmsAjax::modul_autocomplete()|outline"><text:span text:style-name="Internet_20_link"><text:span text:style-name="T2">CmsAjax::modul_autocomplete()</text:span></text:span></text:a></text:p>
      <text:p text:style-name="Text_20_body"><text:span text:style-name="T17">A modul tulajdonságai: </text:span><text:span text:style-name="T12">nincsenek.</text:span></text:p>
      <text:p text:style-name="P6">A <text:span text:style-name="T2">modul:autocomplete</text:span> helyére egy egyszerű szöveg kerül be, melyben minden listaelem külön sorban szerepel.</text:p>
      <text:h text:style-name="P94" text:outline-level="2"><text:bookmark text:name="__RefHeading__9592_837608558"/>jQuery kiegészítés – jquery.cms.js<text:bookmark-end text:name="__RefHeading__9592_837608558"/></text:h>
      <text:p text:style-name="Text_20_body"><text:span text:style-name="T15">Állomány</text:span><text:span text:style-name="T13">: /plugins/cms/js/jquery.cms.js</text:span></text:p>
      <text:h text:style-name="P97" text:outline-level="3"><text:bookmark text:name="__RefHeading__9594_837608558"/>jQuery(selector).ptiBrowseServer()<text:bookmark-end text:name="__RefHeading__9594_837608558"/></text:h>
      <text:p text:style-name="P6">Egy új felugró ablakban – nem <text:span text:style-name="T1">jQuery Dialog</text:span>-ban – megjeleníti a <text:span text:style-name="T1">CKFinder-t</text:span>. A <text:span text:style-name="T1">CKFinder-rel</text:span> kiválasztott állomány relatív elérési útvonalát a <text:span text:style-name="T2">selector</text:span> által megadott beviteli mezőbe másolja.</text:p>
      <text:h text:style-name="P97" text:outline-level="3"><text:bookmark text:name="__RefHeading__10149_837608558"/>jQuery(selector).ptiShowDialog(url, dlg_title)<text:bookmark-end text:name="__RefHeading__10149_837608558"/></text:h>
      <text:p text:style-name="P6">Az ablak közepén megjelenít egy <text:span text:style-name="T1">jQuery Dialog</text:span>-ot, amelybe egyúttal betölti az <text:span text:style-name="T2">url</text:span> által megadott tartalmat. A megjelenő párbeszédablak 640 képpont szélességű, magassága automatikus. Az ablak címe a <text:span text:style-name="T2">dlg</text:span>_title értéke.</text:p>
      <text:p text:style-name="P6">Az ablak alján egy [Mégsem] és egy [OK] gomb jelenik meg. A [Mégsem] egyszerűen bezárja az ablakot. Az [OK] gomb elküldi az ablakban levő űrlapot, és az eredményét megjeleníti az ablakban. Ha nem talál az ablakban űrlapot, akkor az [OK] gomb is bezárja az ablakot.</text:p>
      <text:h text:style-name="P97" text:outline-level="3"><text:bookmark text:name="__RefHeading__9600_837608558"/>jQuery(selector).ptiExpander()<text:bookmark-end text:name="__RefHeading__9600_837608558"/></text:h>
      <text:p text:style-name="P6">A <text:span text:style-name="T2">CmsMenu</text:span> kezelését egészíti ki az egyes főmenük mellett megjelenő kibontás/összecsukás funkcióval. Ezzel a menürendszer optimális megjelenéssel, helytakarékos és esztétikus megoldással kezelhető. Az egyes főmenük állapotát a <text:span text:style-name="T1">jquery.cookies </text:span>bővítmény segítségével sütikben is tárolja.</text:p>
      <text:h text:style-name="Heading_20_1" text:outline-level="1"><text:bookmark text:name="__RefHeading__9002_348082181"/>A bővítmények programozási irányelvei<text:bookmark-end text:name="__RefHeading__9002_348082181"/></text:h>
      <text:p text:style-name="Text_20_body"><text:span text:style-name="T4">Először is minden bővítménynek létre kell hozni az almappáját a </text:span><text:span text:style-name="T11">plugins</text:span><text:span text:style-name="T4"> mappában. Ebben elő kell készíteni a </text:span><text:span text:style-name="T5">readme.txt</text:span><text:span text:style-name="T4"> és az </text:span><text:span text:style-name="T5">init.inc.php</text:span><text:span text:style-name="T4"> állományokat.</text:span></text:p>
      <text:h text:style-name="Heading_20_2" text:outline-level="2"><text:bookmark text:name="__RefHeading__9004_348082181"/>Az init.inc.php tartalma<text:bookmark-end text:name="__RefHeading__9004_348082181"/></text:h>
      <text:p text:style-name="Text_20_body"><text:span text:style-name="T4">Az inicializálás folyamata nagyban hasonlít a </text:span><text:span text:style-name="T6">Site</text:span><text:span text:style-name="T4"> osztály </text:span><text:a xlink:type="simple" xlink:href="#2.4.7.load_plugins()|outline"><text:span text:style-name="T6">load_plugins()</text:span></text:a><text:span text:style-name="T4"> eljárásában látható módszerhez.</text:span></text:p>
      <text:p text:style-name="P4">1. Elsőként mindenképp az egyes modulok beillesztéséhez szükséges eljárásokat állítsuk be. A modulnevekben ne használjuk speciális jeleket és nagybetűket.</text:p>
      <text:p text:style-name="P4">2. Második lépésben az egyes elő- és utófunkciókat állítsuk be az alapcsomagban, vagy más bővítményekben szereplő eljárásokhoz.</text:p>
      <text:p text:style-name="P4">A második lépésben a leggyakrabban az alábbi eljárásokat fogjuk módosítani, kiegészíteni:</text:p>
      <text:p text:style-name="P10"><text:span text:style-name="T6">core_set_content</text:span><text:span text:style-name="T4">: az eltérő főtartalom megjelenítéséről, kiegészítő funkciókról gondoskodik azok feldolgozása által.</text:span></text:p>
      <text:p text:style-name="P10"><text:span text:style-name="T6">site_init</text:span><text:span text:style-name="T4">: az oldalon mindig megjelenő (vagy a háttérben mindig szereplő) információk beillesztését végzi.</text:span></text:p>
      <text:p text:style-name="P10"><text:span text:style-name="T6">site_load_mains</text:span><text:span text:style-name="T4">: a bemeneti paraméterek alapján eltérő főobjektumok beállítását végzi (pl. hirdetés).</text:span></text:p>
      <text:p text:style-name="P10"><text:span text:style-name="T6">site_load_theme</text:span><text:span text:style-name="T4">: a betöltött főobjektumok alapján meghatározza a sablont.</text:span></text:p>
      <text:p text:style-name="P10"><text:span text:style-name="T6">site_load_user</text:span><text:span text:style-name="T4">: a paraméterek alapján betölti a felhasználót.</text:span></text:p>
      <text:p text:style-name="P4">3. Elő kell készíteni a modulok működéséhez szükséges sablonokat.</text:p>
      <text:h text:style-name="Heading_20_2" text:outline-level="2"><text:bookmark text:name="__RefHeading__9006_348082181"/>Az osztályok működése<text:bookmark-end text:name="__RefHeading__9006_348082181"/></text:h>
      <text:p text:style-name="P54">Az osztályok működési elve teljesen megegyezik:</text:p>
      <text:p text:style-name="P17">1.<text:tab/><text:tab/><text:tab/>Az oldal elkészítésének 5.2.3-as lépésénél az osztály konstruktorának futtatása.</text:p>
      <text:p text:style-name="P17"><text:tab/>1.1.<text:tab/>A bemeneti paraméterek alapján a tulajdonságok beállítása, illetve a szükséges SQL lekérdezések elvégzése.</text:p>
      <text:p text:style-name="P18"><text:span text:style-name="T4"><text:tab/>1.2.<text:tab/>Az objektum számolt tulajdonságainak beállítása az </text:span><text:span text:style-name="T6">init()</text:span><text:span text:style-name="T4"> funkcióval.</text:span></text:p>
      <text:p text:style-name="P17"><text:tab/><text:tab/>1.2.1.<text:tab/>Az objektum sablonjának betöltése.</text:p>
      <text:p text:style-name="P17"><text:tab/><text:tab/>1.2.2.<text:tab/>A számolt és lekérdezendő tulajdonságok beállítása.</text:p>
      <text:p text:style-name="P18"><text:span text:style-name="T4">2.<text:tab/><text:tab/><text:tab/>Az oldal elkészítésének 5.2.4-es lépésénél az objektum </text:span><text:span text:style-name="T6">generate()</text:span><text:span text:style-name="T4"> funkciójának meghívása a HTML kód elkészítésének céljából. A visszaadott HTML kód beillesztése a modul helyére.</text:span></text:p>
      <text:p text:style-name="P18"><text:span text:style-name="T4"><text:tab/>2.1.<text:tab/>Az osztály </text:span><text:span text:style-name="T6">items</text:span><text:span text:style-name="T4"> elemeinek </text:span><text:span text:style-name="T6">generate()</text:span><text:span text:style-name="T4"> meghívása.</text:span></text:p>
      <text:p text:style-name="P18"><text:span text:style-name="T4"><text:tab/>2.2.<text:tab/>A </text:span><text:span text:style-name="T6">description</text:span><text:span text:style-name="T4"> értékének beillesztése a sablonba.</text:span></text:p>
      <text:p text:style-name="P18"><text:span text:style-name="T4"><text:tab/>2.3.<text:tab/>A sablonban levő modulok előkészítése az </text:span><text:span text:style-name="T6">include_moduls()</text:span><text:span text:style-name="T4"> funkció meghívásával.</text:span></text:p>
      <text:p text:style-name="P17"><text:tab/>2.4.<text:tab/>A sablonban levő változók és modulok lecserélése a <text:s/>tulajdonságokra.</text:p>
      <text:p text:style-name="P16"><text:tab/>2.5.<text:tab/>A be nem helyettesített tulajdonságok törlése a sablonból.</text:p>
      <text:h text:style-name="Heading_20_2" text:outline-level="2"><text:bookmark text:name="__RefHeading__9008_348082181"/><text:soft-page-break/>A modulok beágyazása<text:bookmark-end text:name="__RefHeading__9008_348082181"/></text:h>
      <text:p text:style-name="P4">Az osztályok működésének leírásából egyértelműen látszik, hogy mindig csak azok a modulok fognak lefutni és létrejönni, amik a sablonokban (amik így egymásba ágyazódnak) és az aktív bővítményekben is definiálva vannak.</text:p>
      <text:p text:style-name="P4">Ennek megfelelően az oldalba ágyazott modulok valójában a sablonoknak megfelelően fognak megjelenni. Így lehetőség van eltérő megjelenések esetén eltérő szerkezetet és eltérő funkciókat is beágyazni.</text:p>
      <text:h text:style-name="P90" text:outline-level="2"><text:bookmark text:name="__RefHeading__9010_348082181"/>Dokumentáció<text:bookmark-end text:name="__RefHeading__9010_348082181"/></text:h>
      <text:p text:style-name="P6">Minden bővítményt dokumentálni kell. Lehetőség szerint a tervezett dokumentációt az alábbi alapelvek és szerkesztési elvek szerint kell összeállítani:</text:p>
      <text:list xml:id="list34127554" text:style-name="L9">
        <text:list-item>
          <text:p text:style-name="P115">A dokumentáció felépítése lehetőség szerint az alábbi sorrendet kövesse: </text:p>
        </text:list-item>
        <text:list-item>
          <text:p text:style-name="P119">a bővítmény feladatai</text:p>
        </text:list-item>
        <text:list-item>
          <text:p text:style-name="P119">az adatbázis leírása</text:p>
        </text:list-item>
        <text:list-item>
          <text:p text:style-name="P119">az inicializálás leírása</text:p>
        </text:list-item>
        <text:list-item>
          <text:p text:style-name="P119">osztályok leírása</text:p>
        </text:list-item>
        <text:list-item>
          <text:p text:style-name="P119">modulok leírása</text:p>
        </text:list-item>
        <text:list-item>
          <text:p text:style-name="P119"><text:span text:style-name="T1">jQuery</text:span> kiegészítések leírása.</text:p>
        </text:list-item>
        <text:list-item>
          <text:p text:style-name="P115">A dokumentációnak tartania kell lehetőleg az alábbi formai elveket is:</text:p>
        </text:list-item>
        <text:list-item>
          <text:p text:style-name="P119"><text:span text:style-name="T2">dölt betűvel </text:span>írjuk ki az azonosítókat, funkció és osztályneveket</text:p>
        </text:list-item>
        <text:list-item>
          <text:p text:style-name="P119"><text:span text:style-name="T1">vastag betűvel</text:span> szedjük az állományneveket és útvonalakat</text:p>
        </text:list-item>
        <text:list-item>
          <text:p text:style-name="P119">A kódmintákat kód formázásra állítjuk.</text:p>
        </text:list-item>
      </text:list>
      <text:p text:style-name="P74">A dokumentációt a bővítmény mappájában kell elhelyezni, <text:a xlink:type="simple" xlink:href="http://en.wikipedia.org/wiki/OpenDocument">ODF Text</text:a> formátumban, lehetőség szerint a bővítménnyel megegyező néven (pl.: <text:span text:style-name="T1">keresek.hu (bővítmény).odt</text:span>)</text:p>
      <text:h text:style-name="P95" text:outline-level="2"><text:bookmark text:name="__RefHeading__9012_348082181"/>A tervezett bővítmények és feladatuk<text:bookmark-end text:name="__RefHeading__9012_348082181"/></text:h>
      <table:table table:name="Táblázat1" table:style-name="Táblázat1">
        <table:table-column table:style-name="Táblázat1.A"/>
        <table:table-column table:style-name="Táblázat1.B"/>
        <table:table-column table:style-name="Táblázat1.C"/>
        <table:table-row table:style-name="Táblázat1.1">
          <table:table-cell table:style-name="Táblázat1.A1" office:value-type="string">
            <text:p text:style-name="P58"><text:a xlink:type="simple" xlink:href="#2.Az alapcsomag|outline"><text:span text:style-name="T24">Alapcsomag</text:span></text:a></text:p>
            <text:p text:style-name="P64"><text:span text:style-name="T4">(</text:span><text:span text:style-name="T6">core</text:span><text:span text:style-name="T4">)</text:span></text:p>
          </table:table-cell>
          <table:table-cell table:style-name="Táblázat1.A1" office:value-type="string">
            <text:p text:style-name="P59"><text:span text:style-name="T25">Valójában nem bővítmény. Ez tartalmazza az alaposztályokat (</text:span><text:a xlink:type="simple" xlink:href="#2.3.A Core osztály|outline"><text:span text:style-name="T26">Core</text:span></text:a><text:span text:style-name="T26">, </text:span><text:a xlink:type="simple" xlink:href="#2.4.A Site osztály|outline"><text:span text:style-name="T26">Site</text:span></text:a><text:span text:style-name="T26">, </text:span><text:a xlink:type="simple" xlink:href="#2.5.A Theme osztály|outline"><text:span text:style-name="T26">Theme</text:span></text:a><text:span text:style-name="T26">, </text:span><text:a xlink:type="simple" xlink:href="#2.6.A User osztály|outline"><text:span text:style-name="T26">User</text:span></text:a><text:span text:style-name="T25">), és egészíti ki azokat az alapvető tartalomkezelés osztályaival és moduljaival (</text:span><text:a xlink:type="simple" xlink:href="#2.9.Page osztály|outline"><text:span text:style-name="T26">Page</text:span></text:a><text:span text:style-name="T26">, </text:span><text:a xlink:type="simple" xlink:href="#2.10.PageList osztály|outline"><text:span text:style-name="T26">PageList</text:span></text:a><text:span text:style-name="T25">).</text:span></text:p>
          </table:table-cell>
          <table:table-cell table:style-name="Táblázat1.C1" office:value-type="float" office:value="1">
            <text:p text:style-name="P60">1</text:p>
          </table:table-cell>
        </table:table-row>
        <table:table-row table:style-name="Táblázat1.1">
          <table:table-cell table:style-name="Táblázat1.A1" office:value-type="string">
            <text:p text:style-name="P58"><text:a xlink:type="simple" xlink:href="#6.CMS – Az adminisztrációs felület|outline"><text:span text:style-name="T24">CMS</text:span></text:a></text:p>
            <text:p text:style-name="P64"><text:span text:style-name="T4">(</text:span><text:span text:style-name="T6">cms</text:span><text:span text:style-name="T4">)</text:span></text:p>
          </table:table-cell>
          <table:table-cell table:style-name="Táblázat1.A1" office:value-type="string">
            <text:p text:style-name="P61">A tartalom menedzsmentjének alapjai. Valójában ez sem bővítmény, de az alapcsomagra épül számos képessége. Az alap CMS könnyedén bővíthető az egyes táblák és tartalmuk kezelésére. </text:p>
            <text:p text:style-name="P63"><text:span text:style-name="T4">Függőség: </text:span><text:span text:style-name="T6">core</text:span><text:span text:style-name="T4">.</text:span></text:p>
          </table:table-cell>
          <table:table-cell table:style-name="Táblázat1.C1" office:value-type="float" office:value="1">
            <text:p text:style-name="P60">1</text:p>
          </table:table-cell>
        </table:table-row>
        <table:table-row table:style-name="Táblázat1.1">
          <table:table-cell table:style-name="Táblázat1.A1" office:value-type="string">
            <text:p text:style-name="P62">Szerződés menedzser</text:p>
            <text:p text:style-name="P64"><text:span text:style-name="T4">(</text:span><text:span text:style-name="T6">contract_management</text:span><text:span text:style-name="T4">)</text:span></text:p>
          </table:table-cell>
          <table:table-cell table:style-name="Táblázat1.A1" office:value-type="string">
            <text:p text:style-name="P61">Kiegészíti a CMS-t a szerződések kezeléséhez szükséges eszközökkel, illetve a számlázáshoz szükséges adatok kezelésével: szolgáltatások listája és az árai, illetve a felhasználók által igénybe vett szolgáltatások listázása, nyomon követése. </text:p>
            <text:p text:style-name="P63"><text:span text:style-name="T4">Függőség: </text:span><text:span text:style-name="T6">core</text:span><text:span text:style-name="T4">, </text:span><text:span text:style-name="T6">cms</text:span><text:span text:style-name="T4">.</text:span></text:p>
          </table:table-cell>
          <table:table-cell table:style-name="Táblázat1.C1" office:value-type="float" office:value="1">
            <text:p text:style-name="P60">1</text:p>
          </table:table-cell>
        </table:table-row>
        <table:table-row table:style-name="Táblázat1.1">
          <table:table-cell table:style-name="Táblázat1.A1" office:value-type="string">
            <text:p text:style-name="P62">Hirdetések</text:p>
            <text:p text:style-name="P64"><text:span text:style-name="T4">(</text:span><text:span text:style-name="T6">adverts</text:span><text:span text:style-name="T4">)</text:span></text:p>
          </table:table-cell>
          <table:table-cell table:style-name="Táblázat1.A1" office:value-type="string">
            <text:p text:style-name="P61">Ez tartalmazza a hirdetések megjelenítéséhez szükséges alaposztályokat. Lehetőséget ad az egyszerű navigációs módon a hirdetések elérésére, de nem tartalmazza azok menedzsmentjét és keresését. A hirdetési listáknál biztosítja a navigálást (kategóriák között, lapozást, átrendezést) és a nézetváltást is. </text:p>
            <text:p text:style-name="P63"><text:span text:style-name="T4">Függőség: </text:span><text:span text:style-name="T6">core, cms, contract_management</text:span><text:span text:style-name="T4">.</text:span></text:p>
          </table:table-cell>
          <table:table-cell table:style-name="Táblázat1.C4" office:value-type="float" office:value="2">
            <text:p text:style-name="P60">2</text:p>
          </table:table-cell>
        </table:table-row>
        <table:table-row table:style-name="Táblázat1.1">
          <table:table-cell table:style-name="Táblázat1.A1" office:value-type="string">
            <text:p text:style-name="P64"><text:span text:style-name="T5">Hírolvasó</text:span><text:span text:style-name="T4"> </text:span></text:p>
            <text:p text:style-name="P64"><text:span text:style-name="T4">(</text:span><text:span text:style-name="T6">rss_feeds</text:span><text:span text:style-name="T4">)</text:span></text:p>
          </table:table-cell>
          <table:table-cell table:style-name="Táblázat1.A1" office:value-type="string">
            <text:p text:style-name="P61">Megadott hírfolyamokat tud megjelentetni a kívánt extra tartalommal (cím, leírás). Képes több ilyen hírfolyamot egymás alatt felsorolni is.</text:p>
            <text:p text:style-name="P63"><text:span text:style-name="T4">Függőség: </text:span><text:span text:style-name="T6">core, cms</text:span><text:span text:style-name="T4">.</text:span></text:p>
          </table:table-cell>
          <table:table-cell table:style-name="Táblázat1.C4" office:value-type="float" office:value="2">
            <text:p text:style-name="P60">2</text:p>
          </table:table-cell>
        </table:table-row>
        <table:table-row table:style-name="Táblázat1.1">
          <table:table-cell table:style-name="Táblázat1.A1" office:value-type="string">
            <text:p text:style-name="P64"><text:span text:style-name="T5">Hírtallozó</text:span><text:span text:style-name="T4"> </text:span></text:p>
            <text:p text:style-name="P64"><text:span text:style-name="T4">(</text:span><text:span text:style-name="T6">rss_comb</text:span><text:span text:style-name="T4">)</text:span></text:p>
          </table:table-cell>
          <table:table-cell table:style-name="Táblázat1.A1" office:value-type="string">
            <text:p text:style-name="P61">A megadott hírfolyamokat tudja összefésülni és a beállításainak megfelelően megjeleníteni.</text:p>
            <text:p text:style-name="P63"><text:span text:style-name="T4">Függőség: </text:span><text:span text:style-name="T6">core, cms</text:span><text:span text:style-name="T4">.</text:span></text:p>
          </table:table-cell>
          <table:table-cell table:style-name="Táblázat1.C4" office:value-type="float" office:value="2">
            <text:p text:style-name="P60">2</text:p>
          </table:table-cell>
        </table:table-row>
        <table:table-row table:style-name="Táblázat1.1">
          <table:table-cell table:style-name="Táblázat1.A1" office:value-type="string">
            <text:p text:style-name="P64"><text:span text:style-name="T5">Időzített feladatok</text:span><text:span text:style-name="T4"> </text:span></text:p>
            <text:p text:style-name="P64"><text:span text:style-name="T4">(</text:span><text:span text:style-name="T6">timer</text:span><text:span text:style-name="T4">)</text:span></text:p>
          </table:table-cell>
          <table:table-cell table:style-name="Táblázat1.A1" office:value-type="string">
            <text:p text:style-name="P61">Kiegészíti az alapcsomagot egy olyan opcióval, amely lehetővé teszi időzített feladatok végrehajtását is, más kiegészítők számára.</text:p>
            <text:p text:style-name="P63"><text:span text:style-name="T4">Függőség: </text:span><text:span text:style-name="T6">core.</text:span></text:p>
          </table:table-cell>
          <table:table-cell table:style-name="Táblázat1.C4" office:value-type="float" office:value="2">
            <text:p text:style-name="P60">2</text:p>
          </table:table-cell>
        </table:table-row>
        <table:table-row table:style-name="Táblázat1.1">
          <table:table-cell table:style-name="Táblázat1.A1" office:value-type="string">
            <text:p text:style-name="P62">Fizetett hirdetések</text:p>
            <text:p text:style-name="P64"><text:span text:style-name="T4">(</text:span><text:span text:style-name="T6">banners</text:span><text:span text:style-name="T4">)</text:span></text:p>
          </table:table-cell>
          <table:table-cell table:style-name="Táblázat1.A1" office:value-type="string">
            <text:p text:style-name="P61">A fizetett hirdetések megjelenítése a megadott pozíciókban, és azok menedzselése a CMS-en keresztül. </text:p>
            <text:p text:style-name="P63"><text:span text:style-name="T4">Függőség: </text:span><text:span text:style-name="T6">core</text:span><text:span text:style-name="T4">, </text:span><text:span text:style-name="T6">cms</text:span><text:span text:style-name="T4">.</text:span></text:p>
          </table:table-cell>
          <table:table-cell table:style-name="Táblázat1.C4" office:value-type="float" office:value="2">
            <text:p text:style-name="P67">2</text:p>
          </table:table-cell>
        </table:table-row>
        <table:table-row table:style-name="Táblázat1.1">
          <table:table-cell table:style-name="Táblázat1.A1" office:value-type="string">
            <text:p text:style-name="P64"><text:span text:style-name="T5">Hirdetés feladás</text:span><text:span text:style-name="T4"> </text:span></text:p>
            <text:p text:style-name="P64"><text:span text:style-name="T4">(</text:span><text:span text:style-name="T6">advert_publisher</text:span><text:span text:style-name="T4">)</text:span></text:p>
          </table:table-cell>
          <table:table-cell table:style-name="Táblázat1.A1" office:value-type="string">
            <text:p text:style-name="P61">Az egyszerű hirdetések feladását megvalósító eszköz. Segítségével a kiválasztott kategóriának megfelelő tulajdonságokat lehet megadni, feltölteni a hirdetés képeit és végül ellenőrizni a feladott adatokat (előnézet).</text:p>
            <text:p text:style-name="P63"><text:span text:style-name="T4">Függőség:</text:span><text:span text:style-name="T6"> adverts.</text:span></text:p>
          </table:table-cell>
          <table:table-cell table:style-name="Táblázat1.C9" office:value-type="float" office:value="3">
            <text:p text:style-name="P60">3</text:p>
          </table:table-cell>
        </table:table-row>
        <table:table-row table:style-name="Táblázat1.1">
          <table:table-cell table:style-name="Táblázat1.A1" office:value-type="string">
            <text:p text:style-name="P64"><text:span text:style-name="T5">Kedvenc hirdetők</text:span><text:span text:style-name="T4"> </text:span></text:p>
            <text:p text:style-name="P64"><text:span text:style-name="T4">(</text:span><text:span text:style-name="T6">favorite_advertiser</text:span><text:span text:style-name="T4">)</text:span></text:p>
          </table:table-cell>
          <table:table-cell table:style-name="Táblázat1.A1" office:value-type="string">
            <text:p text:style-name="P61">Összeállíthatjuk saját kedvenc hirdetőink listáját, amelyen keresztül gyorsan kigyűjthetőek a hirdetők friss hirdetései. Kiegészítésképpen ezekről hírlevél is kérhető.</text:p>
            <text:p text:style-name="P63"><text:span text:style-name="T4">Függőség: </text:span><text:span text:style-name="T6">advert, timer</text:span><text:span text:style-name="T4">.</text:span></text:p>
          </table:table-cell>
          <table:table-cell table:style-name="Táblázat1.C9" office:value-type="float" office:value="3">
            <text:p text:style-name="P60">3</text:p>
          </table:table-cell>
        </table:table-row>
        <table:table-row table:style-name="Táblázat1.1">
          <table:table-cell table:style-name="Táblázat1.A1" office:value-type="string">
            <text:p text:style-name="P64"><text:span text:style-name="T5">Szaknévsor</text:span><text:span text:style-name="T4"> </text:span></text:p>
            <text:p text:style-name="P64"><text:span text:style-name="T4">(</text:span><text:span text:style-name="T6">cdir</text:span><text:span text:style-name="T4">)</text:span></text:p>
          </table:table-cell>
          <table:table-cell table:style-name="Táblázat1.A1" office:value-type="string">
            <text:p text:style-name="P61">Ez valósítja meg a szaknévsori hirdetések megjelenítését. Feladatai nagymértékben megegyeznek a hirdetés kiegészítővel, illetve részben azonos osztályokat is használ. </text:p>
            <text:p text:style-name="P63"><text:span text:style-name="T4">Függőség: </text:span><text:span text:style-name="T6">adverts</text:span><text:span text:style-name="T4">.</text:span></text:p>
          </table:table-cell>
          <table:table-cell table:style-name="Táblázat1.C9" office:value-type="float" office:value="3">
            <text:p text:style-name="P60">3</text:p>
          </table:table-cell>
        </table:table-row>
        <table:table-row table:style-name="Táblázat1.1">
          <table:table-cell table:style-name="Táblázat1.A1" office:value-type="string">
            <text:p text:style-name="P64"><text:span text:style-name="T5">Dokumentum menedzser</text:span><text:span text:style-name="T4"> </text:span></text:p>
            <text:p text:style-name="P64"><text:span text:style-name="T4">(</text:span><text:span text:style-name="T6">document_management</text:span><text:span text:style-name="T4">)</text:span></text:p>
          </table:table-cell>
          <table:table-cell table:style-name="Táblázat1.A1" office:value-type="string">
            <text:p text:style-name="P61">A hirdetésekhez kapcsolódó extra tartalmat biztosító állományok feltöltését és menedzselését teszi lehetővé. A feltöltő modulja beépül a hirdetés feladásba. A kiegészítő feladata továbbá a letöltések menedzselése is, és az azokról készíthető statisztikák elérése is.</text:p>
            <text:p text:style-name="P63"><text:span text:style-name="T4">Függőség: </text:span><text:span text:style-name="T6">adverts, cdir</text:span><text:span text:style-name="T4">.</text:span></text:p>
          </table:table-cell>
          <table:table-cell table:style-name="Táblázat1.C12" office:value-type="float" office:value="4">
            <text:p text:style-name="P60">4</text:p>
          </table:table-cell>
        </table:table-row>
        <text:soft-page-break/>
        <table:table-row table:style-name="Táblázat1.1">
          <table:table-cell table:style-name="Táblázat1.A1" office:value-type="string">
            <text:p text:style-name="P64"><text:span text:style-name="T5">Hirdetés értékelés</text:span><text:span text:style-name="T4"> </text:span></text:p>
            <text:p text:style-name="P64"><text:span text:style-name="T4">(</text:span><text:span text:style-name="T6">advert_rating</text:span><text:span text:style-name="T4">)</text:span></text:p>
          </table:table-cell>
          <table:table-cell table:style-name="Táblázat1.A1" office:value-type="string">
            <text:p text:style-name="P61">Lehetőséget biztosít a bejelentkezett felhasználóknak a hirdetett termék (konkrétan a hirdetés) értékelésére 1-5-ös skálán. Az értékeléseket ezen kívül meg is jeleníti.</text:p>
            <text:p text:style-name="P63"><text:span text:style-name="T4">Függőség: </text:span><text:span text:style-name="T6">adverts, cdir</text:span><text:span text:style-name="T4">.</text:span></text:p>
          </table:table-cell>
          <table:table-cell table:style-name="Táblázat1.C12" office:value-type="float" office:value="4">
            <text:p text:style-name="P60">4</text:p>
          </table:table-cell>
        </table:table-row>
        <table:table-row table:style-name="Táblázat1.1">
          <table:table-cell table:style-name="Táblázat1.A1" office:value-type="string">
            <text:p text:style-name="P64"><text:span text:style-name="T5">Hirdetés gyűjtő</text:span><text:span text:style-name="T4"> </text:span></text:p>
            <text:p text:style-name="P64"><text:span text:style-name="T4">(</text:span><text:span text:style-name="T6">advert_collector</text:span><text:span text:style-name="T4">)</text:span></text:p>
          </table:table-cell>
          <table:table-cell table:style-name="Táblázat1.A1" office:value-type="string">
            <text:p text:style-name="P61">A felhasználók ezzel a kiegészítéssel egy gyűjtőbe gyűjthetik a hirdetéseket. A gyűjtő a megszokott módon megjeleníthető, így a kiválasztott hirdetések összehasonlíthatóak, megjegyezhetőek a későbbiekre.</text:p>
            <text:p text:style-name="P63"><text:span text:style-name="T4">Függőség: </text:span><text:span text:style-name="T6">adverts, cdir</text:span><text:span text:style-name="T4">.</text:span></text:p>
          </table:table-cell>
          <table:table-cell table:style-name="Táblázat1.C12" office:value-type="float" office:value="4">
            <text:p text:style-name="P60">4</text:p>
          </table:table-cell>
        </table:table-row>
        <table:table-row table:style-name="Táblázat1.1">
          <table:table-cell table:style-name="Táblázat1.A1" office:value-type="string">
            <text:p text:style-name="P64"><text:span text:style-name="T5">Hirdetés megosztás</text:span><text:span text:style-name="T4"> </text:span></text:p>
            <text:p text:style-name="P64"><text:span text:style-name="T4">(</text:span><text:span text:style-name="T6">advert_share</text:span><text:span text:style-name="T4">)</text:span></text:p>
          </table:table-cell>
          <table:table-cell table:style-name="Táblázat1.A1" office:value-type="string">
            <text:p text:style-name="P61">Egyszerű kiegészítő, amellyel bővíthető formában van lehetőség megosztani az adott hirdetést a legnépszerűbb közösségi oldalakon: IWIW, Facebook, Twitter, Google Reader, Startlap. Feladata az adott oldal kiajánlási lehetőségének megvalósítása is (e-mail küldés a hirdetésről).</text:p>
            <text:p text:style-name="P63"><text:span text:style-name="T4">Függőség: </text:span><text:span text:style-name="T6">adverts, cdir</text:span><text:span text:style-name="T4">.</text:span></text:p>
          </table:table-cell>
          <table:table-cell table:style-name="Táblázat1.C12" office:value-type="float" office:value="4">
            <text:p text:style-name="P60">4</text:p>
          </table:table-cell>
        </table:table-row>
        <table:table-row table:style-name="Táblázat1.1">
          <table:table-cell table:style-name="Táblázat1.A1" office:value-type="string">
            <text:p text:style-name="P64"><text:span text:style-name="T5">Hirdetés menedzser</text:span><text:span text:style-name="T4"> </text:span></text:p>
            <text:p text:style-name="P64"><text:span text:style-name="T4">(</text:span><text:span text:style-name="T6">advert_management</text:span><text:span text:style-name="T4">)</text:span></text:p>
          </table:table-cell>
          <table:table-cell table:style-name="Táblázat1.A1" office:value-type="string">
            <text:p text:style-name="P61">Lehetőséget ad a hirdetések módosítására (a hirdetés feladás kiegészítésével), törlésére, meghosszabbítására. Gondoskodik továbbá a saját hirdetések eléréséről is.</text:p>
            <text:p text:style-name="P63"><text:span text:style-name="T4">Függőség: </text:span><text:span text:style-name="T6">advert_publisher</text:span><text:span text:style-name="T4">.</text:span></text:p>
          </table:table-cell>
          <table:table-cell table:style-name="Táblázat1.C12" office:value-type="float" office:value="4">
            <text:p text:style-name="P60">4</text:p>
          </table:table-cell>
        </table:table-row>
        <table:table-row table:style-name="Táblázat1.1">
          <table:table-cell table:style-name="Táblázat1.A1" office:value-type="string">
            <text:p text:style-name="P64"><text:span text:style-name="T5">Kereső</text:span><text:span text:style-name="T4"> </text:span></text:p>
            <text:p text:style-name="P64"><text:span text:style-name="T4">(</text:span><text:span text:style-name="T6">searchbox</text:span><text:span text:style-name="T4">)</text:span></text:p>
          </table:table-cell>
          <table:table-cell table:style-name="Táblázat1.A1" office:value-type="string">
            <text:p text:style-name="P61">Ez az egyszerű kulcsszavas keresőt valósítja meg. Feladata a keresések rögzítése is, illetve azok szisztematikus alkalmazása (pl. keresési előzmények) és a találati listák megjelenítését is (lapozóval, rendezővel, nézetváltóval). </text:p>
            <text:p text:style-name="P63"><text:span text:style-name="T4">Függőség: </text:span><text:span text:style-name="T6">advert, cdir</text:span><text:span text:style-name="T4">.</text:span></text:p>
          </table:table-cell>
          <table:table-cell table:style-name="Táblázat1.C12" office:value-type="float" office:value="4">
            <text:p text:style-name="P60">4</text:p>
          </table:table-cell>
        </table:table-row>
        <table:table-row table:style-name="Táblázat1.1">
          <table:table-cell table:style-name="Táblázat1.A1" office:value-type="string">
            <text:p text:style-name="P65">Referenskezelés</text:p>
            <text:p text:style-name="P64">(agents)</text:p>
          </table:table-cell>
          <table:table-cell table:style-name="Táblázat1.A1" office:value-type="string">
            <text:p text:style-name="P61">Kiegészíti a szerződéses ügyfelek hirdetés feladási modulját a referensekbeállítási opciójával. Ez hirdetés feladás közben is lehetőséget biztosít a referensek kezelésére, illetve ugyanilyen funkciókat biztosít a vezérlőpulthoz. Gondoskodik továbbá a hirdetésnél a referens megjelenítéséről.</text:p>
            <text:p text:style-name="P63"><text:span text:style-name="T4">Függőség: </text:span><text:span text:style-name="T6">advert</text:span><text:span text:style-name="T4">, </text:span><text:span text:style-name="T6">advert_publisher</text:span><text:span text:style-name="T4">.</text:span></text:p>
          </table:table-cell>
          <table:table-cell table:style-name="Táblázat1.C12" office:value-type="float" office:value="4">
            <text:p text:style-name="P60">4</text:p>
          </table:table-cell>
        </table:table-row>
        <table:table-row table:style-name="Táblázat1.1">
          <table:table-cell table:style-name="Táblázat1.A1" office:value-type="string">
            <text:p text:style-name="P64"><text:span text:style-name="T5">Szaknévsor feladás</text:span><text:span text:style-name="T4"> </text:span></text:p>
            <text:p text:style-name="P64"><text:span text:style-name="T4">(</text:span><text:span text:style-name="T6">cdir_publisher</text:span><text:span text:style-name="T4">)</text:span></text:p>
          </table:table-cell>
          <table:table-cell table:style-name="Táblázat1.A1" office:value-type="string">
            <text:p text:style-name="P61">A hirdetés feladáshoz hasonlóan lehetőséget biztosít a szaknévsori hirdetések feltöltésére, adatainak megadására és korrekt kitöltésére, illetve képek csatolására.</text:p>
            <text:p text:style-name="P63"><text:span text:style-name="T4">Függőség: </text:span><text:span text:style-name="T6">cdir</text:span><text:span text:style-name="T4">.</text:span></text:p>
          </table:table-cell>
          <table:table-cell table:style-name="Táblázat1.C12" office:value-type="float" office:value="4">
            <text:p text:style-name="P60">4</text:p>
          </table:table-cell>
        </table:table-row>
        <table:table-row table:style-name="Táblázat1.1">
          <table:table-cell table:style-name="Táblázat1.A1" office:value-type="string">
            <text:p text:style-name="P64"><text:span text:style-name="T5">Videó menedzser</text:span><text:span text:style-name="T4"> </text:span></text:p>
            <text:p text:style-name="P64"><text:span text:style-name="T4">(</text:span><text:span text:style-name="T6">video_management</text:span><text:span text:style-name="T4">)</text:span></text:p>
          </table:table-cell>
          <table:table-cell table:style-name="Táblázat1.A1" office:value-type="string">
            <text:p text:style-name="P61">A hirdetésekhez kapcsolódó extra tartalmat biztosító videók feltöltését és menedzselését teszi lehetővé. A feltöltő modulja beépül a hirdetés feladásba. A kiegészítő feladata továbbá a lejátszás beépülése a hirdetések megjelenítésébe, és a lejátszásokról elérhető statisztikák elkészítése is.</text:p>
            <text:p text:style-name="P63"><text:span text:style-name="T4">Függőség: </text:span><text:span text:style-name="T6">adverts, cdir</text:span><text:span text:style-name="T4">.</text:span></text:p>
          </table:table-cell>
          <table:table-cell table:style-name="Táblázat1.C12" office:value-type="float" office:value="4">
            <text:p text:style-name="P60">4</text:p>
          </table:table-cell>
        </table:table-row>
        <table:table-row table:style-name="Táblázat1.1">
          <table:table-cell table:style-name="Táblázat1.A1" office:value-type="string">
            <text:p text:style-name="P64"><text:span text:style-name="T5">Bővített kereső</text:span><text:span text:style-name="T4"> </text:span></text:p>
            <text:p text:style-name="P64"><text:span text:style-name="T4">(</text:span><text:span text:style-name="T6">advanced_search</text:span><text:span text:style-name="T4">)</text:span></text:p>
          </table:table-cell>
          <table:table-cell table:style-name="Táblázat1.A1" office:value-type="string">
            <text:p text:style-name="P61">A kategóriánként eltérő keresési feltételek megjelenítését és beállítását kezelő modul. A kiegészítő nem csak az eltérő keresőket, de azok CMS kezelését is biztosítja.</text:p>
            <text:p text:style-name="P63"><text:span text:style-name="T4">Függőség: </text:span><text:span text:style-name="T6">searchbox</text:span><text:span text:style-name="T4">.</text:span></text:p>
          </table:table-cell>
          <table:table-cell table:style-name="Táblázat1.C21" office:value-type="float" office:value="5">
            <text:p text:style-name="P60">5</text:p>
          </table:table-cell>
        </table:table-row>
        <table:table-row table:style-name="Táblázat1.1">
          <table:table-cell table:style-name="Táblázat1.A1" office:value-type="string">
            <text:p text:style-name="P64"><text:span text:style-name="T5">Előkeresés</text:span><text:span text:style-name="T4"> </text:span></text:p>
            <text:p text:style-name="P64"><text:span text:style-name="T4">(</text:span><text:span text:style-name="T6">autocomplete</text:span><text:span text:style-name="T4">)</text:span></text:p>
          </table:table-cell>
          <table:table-cell table:style-name="Táblázat1.A1" office:value-type="string">
            <text:p text:style-name="P61">Kiegészíti az AJAX-ot egy egyszerű előkereséssel, amely a kulcsszavas keresőhöz hasonlóan működik.</text:p>
            <text:p text:style-name="P63"><text:span text:style-name="T4">Függőség: </text:span><text:span text:style-name="T6">searchbox</text:span><text:span text:style-name="T4">.</text:span></text:p>
          </table:table-cell>
          <table:table-cell table:style-name="Táblázat1.C21" office:value-type="float" office:value="5">
            <text:p text:style-name="P60">5</text:p>
          </table:table-cell>
        </table:table-row>
        <table:table-row table:style-name="Táblázat1.1">
          <table:table-cell table:style-name="Táblázat1.A1" office:value-type="string">
            <text:p text:style-name="P64"><text:span text:style-name="T5">Fejlesztett regisztráció</text:span><text:span text:style-name="T4"> </text:span></text:p>
            <text:p text:style-name="P64"><text:span text:style-name="T4">(</text:span><text:span text:style-name="T6">advanced_regist</text:span><text:span text:style-name="T4">)</text:span></text:p>
          </table:table-cell>
          <table:table-cell table:style-name="Táblázat1.A1" office:value-type="string">
            <text:p text:style-name="P61">A tervezett három (négy) opciós regisztrációra cseréli le az alapcsomag user_regist modulját. Ez lehetőséget ad a felhasználónak egy több opciós regisztrációra, és a választott felhasználási módnak megfelelő regisztrálásra, illetve kiegészítő feladatokra (pl. szaknévsori hirdetés feladás). A kiegészítő a legtöbb esetben e-mail értesítőket küld az adminisztrátoroknak.</text:p>
            <text:p text:style-name="P63"><text:span text:style-name="T4">Függőség: </text:span><text:span text:style-name="T6">cdir_publisher</text:span><text:span text:style-name="T4">.</text:span></text:p>
          </table:table-cell>
          <table:table-cell table:style-name="Táblázat1.C21" office:value-type="float" office:value="5">
            <text:p text:style-name="P68">5</text:p>
          </table:table-cell>
        </table:table-row>
        <text:soft-page-break/>
        <table:table-row table:style-name="Táblázat1.1">
          <table:table-cell table:style-name="Táblázat1.A1" office:value-type="string">
            <text:p text:style-name="P64"><text:span text:style-name="T5">Hirdetés klónozás</text:span><text:span text:style-name="T4"> </text:span></text:p>
            <text:p text:style-name="P64"><text:span text:style-name="T4">(</text:span><text:span text:style-name="T6">advert_cloner</text:span><text:span text:style-name="T4">)</text:span></text:p>
          </table:table-cell>
          <table:table-cell table:style-name="Táblázat1.A1" office:value-type="string">
            <text:p text:style-name="P61">Kiegészíti a hirdetés menedzsmentet a hirdetések klónozási, másolási lehetőségével.</text:p>
            <text:p text:style-name="P63"><text:span text:style-name="T4">Függőség: </text:span><text:span text:style-name="T6">advert_management</text:span><text:span text:style-name="T4">.</text:span></text:p>
          </table:table-cell>
          <table:table-cell table:style-name="Táblázat1.C21" office:value-type="float" office:value="5">
            <text:p text:style-name="P60">5</text:p>
          </table:table-cell>
        </table:table-row>
        <table:table-row table:style-name="Táblázat1.1">
          <table:table-cell table:style-name="Táblázat1.A1" office:value-type="string">
            <text:p text:style-name="P64"><text:span text:style-name="T5">Keresőszolgáltatás</text:span><text:span text:style-name="T4"> </text:span></text:p>
            <text:p text:style-name="P64"><text:span text:style-name="T4">(</text:span><text:span text:style-name="T6">browser_addon</text:span><text:span text:style-name="T4">)</text:span></text:p>
          </table:table-cell>
          <table:table-cell table:style-name="Táblázat1.A1" office:value-type="string">
            <text:p text:style-name="P61">Kibővíti az oldal hátterében futó szolgáltatásokat egy – a kulcsszavas kereső alapján működő szolgáltatással, amely beépíthető a bpngészőkbe.</text:p>
            <text:p text:style-name="P63"><text:span text:style-name="T4">Függőség: </text:span><text:span text:style-name="T6">searchbox</text:span><text:span text:style-name="T4">.</text:span></text:p>
          </table:table-cell>
          <table:table-cell table:style-name="Táblázat1.C21" office:value-type="float" office:value="5">
            <text:p text:style-name="P60">5</text:p>
          </table:table-cell>
        </table:table-row>
        <table:table-row table:style-name="Táblázat1.1">
          <table:table-cell table:style-name="Táblázat1.A1" office:value-type="string">
            <text:p text:style-name="P64"><text:span text:style-name="T5">Mentett keresések</text:span><text:span text:style-name="T4"> </text:span></text:p>
            <text:p text:style-name="P64"><text:span text:style-name="T4">(</text:span><text:span text:style-name="T6">saved_searches</text:span><text:span text:style-name="T4">)</text:span></text:p>
          </table:table-cell>
          <table:table-cell table:style-name="Táblázat1.A1" office:value-type="string">
            <text:p text:style-name="P61">Lehetőséget biztosít a keresési feltételek mentésére, és így a keresések gyors visszahívására. A mentett keresésekhez biztosít egy hírlevélküldési lehetőséget is.</text:p>
            <text:p text:style-name="P63"><text:span text:style-name="T4">Függőség: </text:span><text:span text:style-name="T6">searchbox, timer</text:span><text:span text:style-name="T4">.</text:span></text:p>
          </table:table-cell>
          <table:table-cell table:style-name="Táblázat1.C21" office:value-type="float" office:value="5">
            <text:p text:style-name="P60">5</text:p>
          </table:table-cell>
        </table:table-row>
        <table:table-row table:style-name="Táblázat1.1">
          <table:table-cell table:style-name="Táblázat1.A1" office:value-type="string">
            <text:p text:style-name="P64"><text:span text:style-name="T5">RSS</text:span><text:span text:style-name="T4"> </text:span></text:p>
            <text:p text:style-name="P64"><text:span text:style-name="T4">(</text:span><text:span text:style-name="T6">rss</text:span><text:span text:style-name="T4">)</text:span></text:p>
          </table:table-cell>
          <table:table-cell table:style-name="Táblázat1.A1" office:value-type="string">
            <text:p text:style-name="P61">Az adott keresés tartalmát formázza meg RSS folyammá. A kimenetet átirányítja egy saját belépési pontra, amely szabvány XML formátumban adja vissza a találati listát.</text:p>
            <text:p text:style-name="P63"><text:span text:style-name="T4">Függőség: </text:span><text:span text:style-name="T6">core, adverts, searchbox.</text:span></text:p>
          </table:table-cell>
          <table:table-cell table:style-name="Táblázat1.C21" office:value-type="float" office:value="5">
            <text:p text:style-name="P60">5</text:p>
          </table:table-cell>
        </table:table-row>
        <table:table-row table:style-name="Táblázat1.1">
          <table:table-cell table:style-name="Táblázat1.A1" office:value-type="string">
            <text:p text:style-name="P64"><text:span text:style-name="T5">Szaknévsor menedzser</text:span><text:span text:style-name="T4"> </text:span></text:p>
            <text:p text:style-name="P64"><text:span text:style-name="T4">(</text:span><text:span text:style-name="T6">cdir_management</text:span><text:span text:style-name="T4">)</text:span></text:p>
          </table:table-cell>
          <table:table-cell table:style-name="Táblázat1.A1" office:value-type="string">
            <text:p text:style-name="P61">A hirdetés menedzserhez hasonlóan ez is arra ad lehetőséget, hogy a felhasználó módosíthassa a szaknévsori hirdetést.</text:p>
            <text:p text:style-name="P63"><text:span text:style-name="T4">Függőség: </text:span><text:span text:style-name="T6">cdir_publisher</text:span><text:span text:style-name="T4">.</text:span></text:p>
          </table:table-cell>
          <table:table-cell table:style-name="Táblázat1.C21" office:value-type="float" office:value="5">
            <text:p text:style-name="P60">5</text:p>
          </table:table-cell>
        </table:table-row>
        <table:table-row table:style-name="Táblázat1.1">
          <table:table-cell table:style-name="Táblázat1.A1" office:value-type="string">
            <text:p text:style-name="P64"><text:span text:style-name="T5">API</text:span><text:span text:style-name="T4"> </text:span></text:p>
            <text:p text:style-name="P64"><text:span text:style-name="T4">(</text:span><text:span text:style-name="T6">api</text:span><text:span text:style-name="T4">)</text:span></text:p>
          </table:table-cell>
          <table:table-cell table:style-name="Táblázat1.A1" office:value-type="string">
            <text:p text:style-name="P61">Komplex lehetőséget biztosít a találati listák és hirdetések, hirdetők és szerződések elérésére, kezelésére.</text:p>
            <text:p text:style-name="P63"><text:span text:style-name="T4">Függőség: </text:span><text:span text:style-name="T6">adverts, cdir, advert_management, cdir_management, search, contract_management, agents</text:span><text:span text:style-name="T4">.</text:span></text:p>
          </table:table-cell>
          <table:table-cell table:style-name="Táblázat1.C29" office:value-type="float" office:value="6">
            <text:p text:style-name="P60">6</text:p>
          </table:table-cell>
        </table:table-row>
        <table:table-row table:style-name="Táblázat1.1">
          <table:table-cell table:style-name="Táblázat1.A1" office:value-type="string">
            <text:p text:style-name="P64"><text:span text:style-name="T5">Keresési szűrők</text:span><text:span text:style-name="T4"> </text:span></text:p>
            <text:p text:style-name="P64"><text:span text:style-name="T4">(</text:span><text:span text:style-name="T6">search_filters</text:span><text:span text:style-name="T4">)</text:span></text:p>
          </table:table-cell>
          <table:table-cell table:style-name="Táblázat1.A1" office:value-type="string">
            <text:p text:style-name="P61">A kategóriánként eltérő egyszerű kattintással működő szűrők összeállítását és megjelenítését megvalósító kiegészítő.</text:p>
            <text:p text:style-name="P63"><text:span text:style-name="T4">Függőség: </text:span><text:span text:style-name="T6">advanced_search</text:span><text:span text:style-name="T4">.</text:span></text:p>
          </table:table-cell>
          <table:table-cell table:style-name="Táblázat1.C29" office:value-type="float" office:value="6">
            <text:p text:style-name="P60">6</text:p>
          </table:table-cell>
        </table:table-row>
        <table:table-row table:style-name="Táblázat1.1">
          <table:table-cell table:style-name="Táblázat1.A1" office:value-type="string">
            <text:p text:style-name="P64"><text:span text:style-name="T5">Hirdetés beágyazás</text:span><text:span text:style-name="T4"> </text:span></text:p>
            <text:p text:style-name="P64"><text:span text:style-name="T4">(</text:span><text:span text:style-name="T6">advert_embed</text:span><text:span text:style-name="T4">)</text:span></text:p>
          </table:table-cell>
          <table:table-cell table:style-name="Táblázat1.A1" office:value-type="string">
            <text:p text:style-name="P61">Segítségével pár kattintással beágyazható az adott hirdetés más weboldalakba.</text:p>
            <text:p text:style-name="P63"><text:span text:style-name="T4">Függőség: </text:span><text:span text:style-name="T6">api</text:span><text:span text:style-name="T4">.</text:span></text:p>
          </table:table-cell>
          <table:table-cell table:style-name="Táblázat1.C31" office:value-type="float" office:value="7">
            <text:p text:style-name="P60">7</text:p>
          </table:table-cell>
        </table:table-row>
        <table:table-row table:style-name="Táblázat1.1">
          <table:table-cell table:style-name="Táblázat1.A1" office:value-type="string">
            <text:p text:style-name="P65">Vízjelező</text:p>
            <text:p text:style-name="P64">(<text:span text:style-name="T2">watermarker</text:span>)</text:p>
          </table:table-cell>
          <table:table-cell table:style-name="Táblázat1.A1" office:value-type="string">
            <text:p text:style-name="P61">A felhasználók saját vízjelét helyezi el a teljes felbontású képekre.</text:p>
            <text:p text:style-name="P61">Függőség: <text:span text:style-name="T2">advert_publisher, cdir_publisher</text:span>.</text:p>
          </table:table-cell>
          <table:table-cell table:style-name="Táblázat1.C32">
            <text:p text:style-name="P60"/>
          </table:table-cell>
        </table:table-row>
        <table:table-row table:style-name="Táblázat1.1">
          <table:table-cell table:style-name="Táblázat1.A1" office:value-type="string">
            <text:p text:style-name="P65">Térkép</text:p>
            <text:p text:style-name="P66">(maps)</text:p>
          </table:table-cell>
          <table:table-cell table:style-name="Táblázat1.A1" office:value-type="string">
            <text:p text:style-name="P61"/>
          </table:table-cell>
          <table:table-cell table:style-name="Táblázat1.C32">
            <text:p text:style-name="P60"/>
          </table:table-cell>
        </table:table-row>
        <table:table-row table:style-name="Táblázat1.1">
          <table:table-cell table:style-name="Táblázat1.A1" office:value-type="string">
            <text:p text:style-name="P65">Vezérlőpult</text:p>
            <text:p text:style-name="P66">(my_panel)</text:p>
          </table:table-cell>
          <table:table-cell table:style-name="Táblázat1.A1" office:value-type="string">
            <text:p text:style-name="P61"/>
          </table:table-cell>
          <table:table-cell table:style-name="Táblázat1.C32">
            <text:p text:style-name="P60"/>
          </table:table-cell>
        </table:table-row>
        <table:table-row table:style-name="Táblázat1.1">
          <table:table-cell table:style-name="Táblázat1.A1" office:value-type="string">
            <text:p text:style-name="P65">Captcha</text:p>
            <text:p text:style-name="P66">(captcha)</text:p>
          </table:table-cell>
          <table:table-cell table:style-name="Táblázat1.A1" office:value-type="string">
            <text:p text:style-name="P61"/>
          </table:table-cell>
          <table:table-cell table:style-name="Táblázat1.C32">
            <text:p text:style-name="P60"/>
          </table:table-cell>
        </table:table-row>
      </table:table>
      <text:h text:style-name="Heading_20_1" text:outline-level="1"><text:bookmark text:name="__RefHeading__10047_153989878"/>Az osztályok hierarchiája<text:bookmark-end text:name="__RefHeading__10047_153989878"/></text:h>
      <text:p text:style-name="Text_20_body"><draw:g text:anchor-type="paragraph" draw:z-index="3" draw:style-name="gr4"><draw:rect draw:style-name="gr5" draw:text-style-name="P121" svg:width="5.001cm" svg:height="1.001cm" svg:x="1.05cm" svg:y="1.215cm"><text:p text:style-name="P120"><text:span text:style-name="T27">Sql</text:span></text:p></draw:rect><draw:rect draw:style-name="gr5" draw:text-style-name="P121" svg:width="5.001cm" svg:height="1.001cm" svg:x="1.05cm" svg:y="9.996cm"><text:p text:style-name="P120"><text:span text:style-name="T27">CmsAjax</text:span></text:p></draw:rect><draw:rect draw:style-name="gr5" draw:text-style-name="P121" svg:width="5.001cm" svg:height="1.001cm" svg:x="1.05cm" svg:y="16.06cm"><text:p text:style-name="P120"><text:span text:style-name="T27">ContractManagement</text:span></text:p></draw:rect><draw:line draw:style-name="gr6" draw:text-style-name="P120" svg:x1="6.194cm" svg:y1="2.977cm" svg:x2="7.528cm" svg:y2="2.977cm"><text:p/></draw:line><draw:line draw:style-name="gr6" draw:text-style-name="P120" svg:x1="6.194cm" svg:y1="4.198cm" svg:x2="7.528cm" svg:y2="4.198cm"><text:p/></draw:line><draw:line draw:style-name="gr6" draw:text-style-name="P120" svg:x1="6.194cm" svg:y1="5.475cm" svg:x2="7.528cm" svg:y2="5.475cm"><text:p/></draw:line><draw:line draw:style-name="gr6" draw:text-style-name="P120" svg:x1="6.194cm" svg:y1="6.768cm" svg:x2="7.528cm" svg:y2="6.768cm"><text:p/></draw:line><draw:line draw:style-name="gr6" draw:text-style-name="P120" svg:x1="6.246cm" svg:y1="8.026cm" svg:x2="7.58cm" svg:y2="8.026cm"><text:p/></draw:line><draw:line draw:style-name="gr6" draw:text-style-name="P120" svg:x1="6.194cm" svg:y1="10.522cm" svg:x2="7.528cm" svg:y2="10.522cm"><text:p/></draw:line><draw:line draw:style-name="gr6" draw:text-style-name="P120" svg:x1="6.194cm" svg:y1="11.799cm" svg:x2="7.528cm" svg:y2="11.799cm"><text:p/></draw:line><draw:line draw:style-name="gr6" draw:text-style-name="P120" svg:x1="6.194cm" svg:y1="13.092cm" svg:x2="7.528cm" svg:y2="13.092cm"><text:p/></draw:line><draw:line draw:style-name="gr6" draw:text-style-name="P120" svg:x1="6.246cm" svg:y1="13.949cm" svg:x2="7.58cm" svg:y2="13.949cm"><text:p/></draw:line><draw:line draw:style-name="gr6" draw:text-style-name="P120" svg:x1="6.194cm" svg:y1="15.224cm" svg:x2="7.528cm" svg:y2="15.224cm"><text:p/></draw:line><draw:line draw:style-name="gr6" draw:text-style-name="P120" svg:x1="6.194cm" svg:y1="16.445cm" svg:x2="7.528cm" svg:y2="16.445cm"><text:p/></draw:line><draw:line draw:style-name="gr6" draw:text-style-name="P120" svg:x1="6.194cm" svg:y1="17.722cm" svg:x2="7.528cm" svg:y2="17.722cm"><text:p/></draw:line><draw:line draw:style-name="gr6" draw:text-style-name="P120" svg:x1="6.194cm" svg:y1="19.015cm" svg:x2="7.528cm" svg:y2="19.015cm"><text:p/></draw:line><draw:line draw:style-name="gr6" draw:text-style-name="P120" svg:x1="6.246cm" svg:y1="1.702cm" svg:x2="7.58cm" svg:y2="1.702cm"><text:p/></draw:line><draw:line draw:style-name="gr6" draw:text-style-name="P120" svg:x1="5.59cm" svg:y1="0.369cm" svg:x2="6.924cm" svg:y2="0.369cm"><text:p/></draw:line><draw:line draw:style-name="gr6" draw:text-style-name="P120" svg:x1="11.543cm" svg:y1="9.245cm" svg:x2="12.294cm" svg:y2="9.245cm"><text:p/></draw:line><draw:line draw:style-name="gr6" draw:text-style-name="P120" svg:x1="11.012cm" svg:y1="7.969cm" svg:x2="12.346cm" svg:y2="7.969cm"><text:p/></draw:line><draw:line draw:style-name="gr6" draw:text-style-name="P120" svg:x1="10.997cm" svg:y1="14.123cm" svg:x2="12.331cm" svg:y2="14.123cm"><text:p/></draw:line><draw:line draw:style-name="gr6" draw:text-style-name="P120" svg:x1="10.9cm" svg:y1="11.703cm" svg:x2="12.234cm" svg:y2="11.703cm"><text:p/></draw:line><draw:line draw:style-name="gr6" draw:text-style-name="P120" svg:x1="6.225cm" svg:y1="0.369cm" svg:x2="6.225cm" svg:y2="19.015cm"><text:p/></draw:line><draw:line draw:style-name="gr6" draw:text-style-name="P120" svg:x1="11.595cm" svg:y1="7.969cm" svg:x2="11.595cm" svg:y2="9.244cm"><text:p/></draw:line><draw:rect draw:style-name="gr5" draw:text-style-name="P121" svg:width="5.001cm" svg:height="1.001cm" svg:x="1.05cm" svg:y="-0.06cm"><text:p text:style-name="P120"><text:span text:style-name="T27">Core</text:span></text:p></draw:rect><draw:rect draw:style-name="gr5" draw:text-style-name="P121" svg:width="5.001cm" svg:height="1.001cm" svg:x="6.435cm" svg:y="1.235cm"><text:p text:style-name="P120"><text:span text:style-name="T27">UserGroup</text:span></text:p></draw:rect><draw:rect draw:style-name="gr5" draw:text-style-name="P121" svg:width="5.001cm" svg:height="1.001cm" svg:x="6.435cm" svg:y="-0.06cm"><text:p text:style-name="P120"><text:span text:style-name="T27">User</text:span></text:p></draw:rect><draw:rect draw:style-name="gr5" draw:text-style-name="P121" svg:width="5.001cm" svg:height="1.001cm" svg:x="6.435cm" svg:y="2.473cm"><text:p text:style-name="P120"><text:span text:style-name="T27">UserRighList</text:span></text:p></draw:rect><draw:rect draw:style-name="gr5" draw:text-style-name="P121" svg:width="5.001cm" svg:height="1.001cm" svg:x="6.435cm" svg:y="3.694cm"><text:p text:style-name="P120"><text:span text:style-name="T27">Theme</text:span></text:p></draw:rect><draw:rect draw:style-name="gr5" draw:text-style-name="P121" svg:width="5.001cm" svg:height="1.001cm" svg:x="6.435cm" svg:y="4.986cm"><text:p text:style-name="P120"><text:span text:style-name="T27">Page</text:span></text:p></draw:rect><draw:rect draw:style-name="gr5" draw:text-style-name="P121" svg:width="5.001cm" svg:height="1.001cm" svg:x="6.435cm" svg:y="6.246cm"><text:p text:style-name="P120"><text:span text:style-name="T27">PageList</text:span></text:p></draw:rect><draw:rect draw:style-name="gr5" draw:text-style-name="P121" svg:width="5.001cm" svg:height="1.001cm" svg:x="6.435cm" svg:y="7.484cm"><text:p text:style-name="P120"><text:span text:style-name="T27">Site</text:span></text:p></draw:rect><draw:rect draw:style-name="gr5" draw:text-style-name="P121" svg:width="5.001cm" svg:height="1.001cm" svg:x="11.744cm" svg:y="7.484cm"><text:p text:style-name="P120"><text:span text:style-name="T27">AjaxSite</text:span></text:p></draw:rect><draw:rect draw:style-name="gr5" draw:text-style-name="P121" svg:width="5.001cm" svg:height="1.001cm" svg:x="11.746cm" svg:y="8.722cm"><text:p text:style-name="P120"><text:span text:style-name="T27">CMS</text:span></text:p></draw:rect><draw:rect draw:style-name="gr5" draw:text-style-name="P121" svg:width="5.001cm" svg:height="1.001cm" svg:x="6.435cm" svg:y="9.941cm"><text:p text:style-name="P120"><text:span text:style-name="T27">CmsMenu</text:span></text:p></draw:rect><draw:rect draw:style-name="gr5" draw:text-style-name="P121" svg:width="5.001cm" svg:height="1.001cm" svg:x="6.435cm" svg:y="11.18cm"><text:p text:style-name="P120"><text:span text:style-name="T27">CmsList</text:span></text:p></draw:rect><draw:rect draw:style-name="gr5" draw:text-style-name="P121" svg:width="5.001cm" svg:height="1.001cm" svg:x="6.435cm" svg:y="12.4cm"><text:p text:style-name="P120"><text:span text:style-name="T27">CmsListItem</text:span></text:p></draw:rect><draw:rect draw:style-name="gr5" draw:text-style-name="P121" svg:width="5.001cm" svg:height="1.001cm" svg:x="6.435cm" svg:y="13.64cm"><text:p text:style-name="P120"><text:span text:style-name="T27">CmsEditor</text:span></text:p></draw:rect><draw:rect draw:style-name="gr5" draw:text-style-name="P121" svg:width="5.001cm" svg:height="1.001cm" svg:x="6.435cm" svg:y="16.062cm"><text:p text:style-name="P120"><text:span text:style-name="T27">Contract</text:span></text:p></draw:rect><draw:rect draw:style-name="gr5" draw:text-style-name="P121" svg:width="5.001cm" svg:height="1.001cm" svg:x="6.435cm" svg:y="17.244cm"><text:p text:style-name="P120"><text:span text:style-name="T27">ContractList</text:span></text:p></draw:rect><draw:rect draw:style-name="gr5" draw:text-style-name="P121" svg:width="5.001cm" svg:height="1.001cm" svg:x="6.435cm" svg:y="18.482cm"><text:p text:style-name="P120"><text:span text:style-name="T27">ServiceList</text:span></text:p></draw:rect><draw:rect draw:style-name="gr5" draw:text-style-name="P121" svg:width="5.001cm" svg:height="1.001cm" svg:x="6.435cm" svg:y="14.82cm"><text:p text:style-name="P120"><text:span text:style-name="T27">CmsParams</text:span></text:p></draw:rect><draw:rect draw:style-name="gr5" draw:text-style-name="P121" svg:width="5.001cm" svg:height="1.001cm" svg:x="11.783cm" svg:y="13.64cm"><text:p text:style-name="P120"><text:span text:style-name="T27">CmsUserGroupEditor</text:span></text:p></draw:rect><draw:rect draw:style-name="gr5" draw:text-style-name="P121" svg:width="5.001cm" svg:height="1.001cm" svg:x="11.783cm" svg:y="11.18cm"><text:p text:style-name="P120"><text:span text:style-name="T27">CmsPlugins</text:span></text:p></draw:rect></draw:g><draw:rect text:anchor-type="paragraph" draw:z-index="2" draw:style-name="gr3" draw:text-style-name="P120" svg:width="16.026cm" svg:height="8.801cm" svg:x="0.891cm" svg:y="-0.21cm"><text:p text:style-name="P120">Alapcsomag</text:p></draw:rect><draw:rect text:anchor-type="paragraph" draw:z-index="1" draw:style-name="gr2" draw:text-style-name="P120" svg:width="16.026cm" svg:height="7.321cm" svg:x="0.891cm" svg:y="8.59cm"><text:p text:style-name="P120">cms</text:p></draw:rect><draw:rect text:anchor-type="paragraph" draw:z-index="0" draw:style-name="gr1" draw:text-style-name="P120" svg:width="16.026cm" svg:height="3.716cm" svg:x="0.891cm" svg:y="15.91cm"><text:p text:style-name="P120">contract_management</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2" svg:font-family="'Times New Roman'" style:font-pitch="variable" style:font-charset="x-symbol"/>
    <style:font-face style:name="Wingdings" svg:font-family="Wingdings" style:font-pitch="variable" style:font-charset="x-symbol"/>
    <style:font-face style:name="Times New Roman1" svg:font-family="'Times New Roman'" style:font-family-generic="roman" style:font-pitch="variable" style:font-charset="x-symbol"/>
    <style:font-face style:name="OpenSymbol" svg:font-family="OpenSymbol"/>
    <style:font-face style:name="Lucida Console" svg:font-family="'Lucida Console'" style:font-adornments="Normál" style:font-family-generic="modern" style:font-pitch="fixed"/>
    <style:font-face style:name="Georgia1" svg:font-family="Georgia" style:font-adornments="Félkövér" style:font-family-generic="roman" style:font-pitch="variable"/>
    <style:font-face style:name="Georgia" svg:font-family="Georgia" style:font-adornments="Normá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25cm" fo:text-align="justify" style:justify-single-word="false" fo:orphans="2" fo:widows="2" fo:hyphenation-ladder-count="no-limit" style:page-number="auto" style:shadow="none"/>
      <style:text-properties style:font-name="Georgia" fo:font-size="11pt" fo:language="hu" fo:country="HU" fo:hyphenate="true" fo:hyphenation-remain-char-count="2" fo:hyphenation-push-char-count="2"/>
    </style:style>
    <style:style style:name="Table_20_Contents" style:display-name="Table Contents" style:family="paragraph" style:parent-style-name="Standard" style:class="extra">
      <style:paragraph-properties fo:margin-top="0cm" fo:margin-bottom="0cm" fo:text-align="start" style:justify-single-word="false" text:number-lines="false" text:line-number="0"/>
      <style:text-properties fo:font-size="10pt"/>
    </style:style>
    <style:style style:name="Table_20_Heading" style:display-name="Table Heading" style:family="paragraph" style:parent-style-name="Table_20_Contents" style:class="extra" style:master-page-name="">
      <style:paragraph-properties fo:margin-top="0cm" fo:margin-bottom="0cm" fo:text-align="center" style:justify-single-word="false" style:page-number="auto"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5cm" style:page-number="auto"/>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499cm" fo:keep-together="always" fo:text-indent="0cm" style:auto-text-indent="false" style:page-number="auto" fo:break-before="page" fo:padding="0cm" fo:border-left="none" fo:border-right="none" fo:border-top="none" fo:border-bottom="0.088cm solid #000000"/>
      <style:text-properties fo:text-transform="uppercase"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25cm" fo:hyphenation-ladder-count="no-limit" fo:text-indent="0cm" style:auto-text-indent="false" style:page-number="auto" fo:padding="0cm" fo:border-left="none" fo:border-right="none" fo:border-top="none" fo:border-bottom="0.018cm solid #000000" style:shadow="none"/>
      <style:text-properties fo:font-variant="small-caps" fo:font-size="16pt" fo:font-style="normal" fo:font-weight="bold" style:font-size-asian="14pt" style:font-style-asian="italic" style:font-weight-asian="bold" style:font-size-complex="14pt" style:font-style-complex="italic" style:font-weight-complex="bold" fo:hyphenate="false" fo:hyphenation-remain-char-count="2" fo:hyphenation-push-char-count="2"/>
    </style:style>
    <style:style style:name="Footer" style:family="paragraph" style:parent-style-name="Standard" style:class="extra" style:master-page-name="">
      <style:paragraph-properties style:page-number="auto" fo:background-color="transparent" fo:padding="0cm" fo:border-left="none" fo:border-right="none" fo:border-top="0.018cm solid #808080" fo:border-bottom="none" style:shadow="none" text:number-lines="false" text:line-number="0">
        <style:tab-stops>
          <style:tab-stop style:position="8.498cm" style:type="center"/>
          <style:tab-stop style:position="16.999cm" style:type="right"/>
        </style:tab-stops>
        <style:background-image/>
      </style:paragraph-properties>
      <style:text-properties style:font-name="Arial1" fo:font-size="9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kisebb" style:family="paragraph" style:parent-style-name="Table_20_Contents"/>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margin-top="0cm" fo:margin-bottom="0.101cm" fo:text-indent="-0.499cm" style:auto-text-indent="false" text:number-lines="false" text:line-number="0">
        <style:tab-stops/>
      </style:paragraph-properties>
      <style:text-properties fo:font-size="8pt" style:font-size-asian="10pt" style:font-size-complex="10pt"/>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5cm" fo:margin-bottom="0.25cm" fo:text-align="start" style:justify-single-word="false" fo:keep-together="always" fo:orphans="0" fo:widows="0" fo:hyphenation-ladder-count="no-limit" fo:text-indent="0cm" style:auto-text-indent="false" style:page-number="auto" fo:padding="0cm" fo:border-left="none" fo:border-right="none" fo:border-top="none" fo:border-bottom="0.002cm solid #808080">
        <style:tab-stops>
          <style:tab-stop style:position="17cm" style:type="right"/>
        </style:tab-stops>
      </style:paragraph-properties>
      <style:text-properties fo:font-size="11pt" fo:font-weight="bold" style:font-size-asian="14pt" style:font-weight-asian="bold" style:font-size-complex="14pt" style:font-weight-complex="bold" fo:hyphenate="false" fo:hyphenation-remain-char-count="2" fo:hyphenation-push-char-count="2"/>
    </style:style>
    <style:style style:name="Kód" style:family="paragraph" style:parent-style-name="Text_20_body" style:list-style-name="" style:master-page-name="">
      <style:paragraph-properties fo:margin-top="0cm" fo:margin-bottom="0.25cm" fo:text-align="start" style:justify-single-word="false" fo:hyphenation-ladder-count="no-limit" style:page-number="auto" fo:background-color="#e6e6e6" fo:padding="0.25cm" fo:border-left="0.141cm solid #808080" fo:border-right="0.002cm solid #808080" fo:border-top="0.002cm solid #808080" fo:border-bottom="0.002cm solid #808080" style:shadow="none" text:number-lines="false" text:line-number="1">
        <style:tab-stops/>
        <style:drop-cap/>
        <style:background-image/>
      </style:paragraph-properties>
      <style:text-properties style:font-name="Lucida Console" fo:font-size="10pt" fo:hyphenate="false" fo:hyphenation-remain-char-count="2" fo:hyphenation-push-char-count="2"/>
    </style:style>
    <style:style style:name="Tulajdonság" style:family="paragraph" style:parent-style-name="Text_20_body" style:master-page-name="">
      <style:paragraph-properties fo:margin-left="6.001cm" fo:margin-right="0cm" fo:margin-top="0cm" fo:margin-bottom="0.101cm" fo:text-align="start" style:justify-single-word="false" fo:keep-together="always" fo:orphans="0" fo:widows="0" fo:text-indent="-6.001cm" style:auto-text-indent="false" style:page-number="auto">
        <style:tab-stops>
          <style:tab-stop style:position="-0.499cm" style:type="right"/>
        </style:tab-stops>
      </style:paragraph-properties>
      <style:text-properties fo:font-size="9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25cm" fo:margin-bottom="0.25cm" fo:text-align="start" style:justify-single-word="false" fo:keep-together="always" fo:orphans="0" fo:widows="0" fo:hyphenation-ladder-count="no-limit" fo:text-indent="0cm" style:auto-text-indent="false" style:page-number="auto"/>
      <style:text-properties style:font-name="Georgia1" fo:font-size="11pt" fo:font-style="italic" fo:font-weight="bold" style:font-size-asian="85%" style:font-style-asian="italic" style:font-weight-asian="bold" style:font-size-complex="85%" style:font-style-complex="italic" style:font-weight-complex="bold" fo:hyphenate="false" fo:hyphenation-remain-char-count="2" fo:hyphenation-push-char-count="2"/>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master-page-name="">
      <style:paragraph-properties fo:margin-left="0cm" fo:margin-right="0cm" fo:margin-top="0cm" fo:margin-bottom="0.25cm" fo:text-align="start" style:justify-single-word="false" fo:hyphenation-ladder-count="no-limit" fo:text-indent="0cm" style:auto-text-indent="false" style:page-number="auto" fo:padding="0cm" fo:border-left="none" fo:border-right="none" fo:border-top="none" fo:border-bottom="0.088cm solid #000000" style:shadow="none" text:number-lines="false" text:line-number="0">
        <style:tab-stops/>
      </style:paragraph-properties>
      <style:text-properties fo:text-transform="uppercase" fo:font-size="20pt" fo:font-weight="bold" style:font-size-asian="16pt" style:font-weight-asian="bold" style:font-size-complex="16pt" style:font-weight-complex="bold" fo:hyphenate="false" fo:hyphenation-remain-char-count="2" fo:hyphenation-push-char-count="2"/>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master-page-name="">
      <style:paragraph-properties fo:margin-left="0cm" fo:margin-right="0cm" fo:margin-top="0cm" fo:margin-bottom="0.101cm" fo:text-indent="0cm" style:auto-text-indent="false" style:page-number="auto" fo:keep-with-next="always">
        <style:tab-stops>
          <style:tab-stop style:position="17cm" style:type="right" style:leader-style="dotted" style:leader-text="."/>
        </style:tab-stops>
      </style:paragraph-properties>
      <style:text-properties fo:text-transform="uppercase" fo:font-size="8pt"/>
    </style:style>
    <style:style style:name="Contents_20_2" style:display-name="Contents 2" style:family="paragraph" style:parent-style-name="Index" style:class="index" style:master-page-name="">
      <style:paragraph-properties fo:margin-left="0.499cm" fo:margin-right="0cm" fo:margin-top="0cm" fo:margin-bottom="0.101cm" fo:text-indent="0cm" style:auto-text-indent="false" style:page-number="auto" fo:keep-with-next="always">
        <style:tab-stops>
          <style:tab-stop style:position="16.501cm" style:type="right" style:leader-style="dotted" style:leader-text="."/>
        </style:tab-stops>
      </style:paragraph-properties>
      <style:text-properties fo:font-size="8pt"/>
    </style:style>
    <style:style style:name="Contents_20_3" style:display-name="Contents 3" style:family="paragraph" style:parent-style-name="Index" style:class="index" style:master-page-name="">
      <style:paragraph-properties fo:margin-left="0.998cm" fo:margin-right="0cm" fo:margin-top="0cm" fo:margin-bottom="0.101cm" fo:text-align="start" style:justify-single-word="false" fo:hyphenation-ladder-count="no-limit" fo:text-indent="0cm" style:auto-text-indent="false" style:page-number="auto">
        <style:tab-stops>
          <style:tab-stop style:position="16.002cm" style:type="right" style:leader-style="dotted" style:leader-text="."/>
        </style:tab-stops>
      </style:paragraph-properties>
      <style:text-properties fo:font-size="8pt" fo:hyphenate="false" fo:hyphenation-remain-char-count="2" fo:hyphenation-push-char-count="2"/>
    </style:style>
    <style:style style:name="List" style:family="paragraph" style:parent-style-name="Text_20_body" style:class="list"/>
    <style:style style:name="Numbering_20_1" style:display-name="Numbering 1" style:family="paragraph" style:parent-style-name="List" style:class="list">
      <style:paragraph-properties fo:margin-left="1cm" fo:margin-right="0cm" fo:margin-top="0cm" fo:margin-bottom="0cm" fo:text-indent="-1cm" style:auto-text-indent="false">
        <style:tab-stops/>
      </style:paragraph-properties>
    </style:style>
    <style:style style:name="Kisebb" style:family="text">
      <style:text-properties style:font-name="Georgia" fo:font-size="8pt"/>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ff" fo:language="hu" fo:country="HU" style:text-underline-style="none" fo:background-color="transparent"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kép1" text:anchor-type="as-char" svg:width="6.003cm" svg:height="0.998cm" draw:z-index="73"><draw:image xlink:href="Pictures/10000000000002C500000076AECAB4E0.jpg" xlink:type="simple" xlink:show="embed" xlink:actuate="onLoad"/></draw:frame></text:p>
      </style:header>
      <style:footer>
        <text:p text:style-name="MP1"><text:file-name text:display="name">core and cms</text:file-name> [rev.<text:editing-cycles>887</text:editing-cycles>]<text:tab/><text:tab/><text:page-number text:select-page="current">4</text:page-number>. oldal</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0-03-25T14:02:56.58</dc:date>
    <meta:editing-duration>PT345H22M45S</meta:editing-duration>
    <meta:editing-cycles>887</meta:editing-cycles>
    <meta:generator>OpenOffice.org/3.2$Win32 OpenOffice.org_project/320m12$Build-9483</meta:generator>
    <meta:print-date>2010-03-05T11:09:08.94</meta:print-date>
    <meta:document-statistic meta:table-count="1" meta:image-count="1" meta:object-count="0" meta:page-count="61" meta:paragraph-count="1598" meta:word-count="16271" meta:character-count="131120"/>
    <meta:user-defined meta:name="Információ 1"/>
    <meta:user-defined meta:name="Információ 2"/>
    <meta:user-defined meta:name="Információ 3"/>
    <meta:user-defined meta:name="Információ 4"/>
  </office:meta>
</office:document-meta>
</file>